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Light1" svg:font-family="'Calibri Light'"/>
    <style:font-face style:name="Arial1" svg:font-family="Arial" style:font-pitch="variable"/>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Tahoma1" svg:font-family="Tahoma" style:font-pitch="variable"/>
    <style:font-face style:name="ＭＳ Ｐゴシック2" svg:font-family="'ＭＳ Ｐゴシック'" style:font-pitch="variable"/>
    <style:font-face style:name="ＭＳ Ｐ明朝2" svg:font-family="'ＭＳ Ｐ明朝'" style:font-pitch="variable"/>
    <style:font-face style:name="ＭＳ Ｐゴシック1" svg:font-family="'ＭＳ Ｐゴシック'" style:font-family-generic="modern" style:font-pitch="variable"/>
    <style:font-face style:name="ＭＳ Ｐ明朝1" svg:font-family="'ＭＳ Ｐ明朝'"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ffffff" draw:fill-image-width="0cm" draw:fill-image-height="0cm"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01cm" svg:stroke-color="#000000" svg:stroke-opacity="100%" draw:stroke-linejoin="round" svg:stroke-linecap="butt" draw:fill="none" draw:textarea-horizontal-align="center" draw:textarea-vertical-align="middle" draw:auto-grow-height="false" draw:auto-grow-width="false" fo:min-height="4.35cm" fo:min-width="4.1cm" fo:padding-top="0.125cm" fo:padding-bottom="0.125cm" fo:padding-left="0.25cm" fo:padding-right="0.25cm" fo:wrap-option="no-wrap"/>
    </style:style>
    <style:style style:name="gr2" style:family="graphic" style:parent-style-name="standard">
      <style:graphic-properties draw:stroke="solid" svg:stroke-width="0.001cm" svg:stroke-color="#000000" svg:stroke-opacity="100%" draw:stroke-linejoin="round" svg:stroke-linecap="butt" draw:fill="none" draw:textarea-horizontal-align="center" draw:textarea-vertical-align="middle" draw:auto-grow-height="false" draw:auto-grow-width="false" fo:min-height="2.163cm" fo:min-width="2.443cm" fo:padding-top="0.125cm" fo:padding-bottom="0.125cm" fo:padding-left="0.25cm" fo:padding-right="0.25cm" fo:wrap-option="no-wrap"/>
    </style:style>
    <style:style style:name="gr3" style:family="graphic" style:parent-style-name="standard">
      <style:graphic-properties draw:stroke="solid" svg:stroke-width="0.001cm" svg:stroke-color="#000000" svg:stroke-opacity="100%" draw:stroke-linejoin="round" svg:stroke-linecap="butt" draw:fill="none" draw:textarea-horizontal-align="center" draw:textarea-vertical-align="middle" draw:auto-grow-height="false" draw:auto-grow-width="false" fo:min-height="0cm" fo:min-width="0cm" fo:padding-top="0.125cm" fo:padding-bottom="0.125cm" fo:padding-left="0.25cm" fo:padding-right="0.25cm" fo:wrap-option="no-wrap"/>
    </style:style>
    <style:style style:name="gr4"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pr1" style:family="presentation" style:parent-style-name="Master2-Layout7-blank-白紙-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style>
    <style:style style:name="P1" style:family="paragraph">
      <style:paragraph-properties style:writing-mode="lr-tb" style:font-independent-line-spacing="false"/>
    </style:style>
    <style:style style:name="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P3" style:family="paragraph">
      <style:paragraph-properties style:writing-mode="lr-tb" style:font-independent-line-spacing="true"/>
    </style:style>
    <style:style style:name="T1" style:family="text">
      <style:text-properties fo:font-variant="normal" fo:text-transform="none" fo:color="#000000" style:text-line-through-style="none" style:text-line-through-type="none" style:text-position="0% 100%" style:font-name="Times New Roman" fo:font-size="14pt" fo:letter-spacing="normal" fo:language="en" fo:country="US" fo:font-style="normal" style:text-underline-style="none" fo:font-weight="normal" style:text-underline-mode="continuous" style:text-overline-mode="continuous" style:text-line-through-mode="continuous" style:letter-kerning="true" style:font-name-asian="ＭＳ Ｐ明朝2" style:font-size-asian="14pt" style:font-style-asian="normal" style:font-weight-asian="normal" style:font-name-complex="Tahoma1"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2-Layout7-blank-白紙" presentation:presentation-page-layout-name="AL1T13">
        <draw:g>
          <draw:custom-shape draw:name="フリーフォーム 23" draw:style-name="gr1" draw:text-style-name="P1" draw:layer="layout" svg:width="4.599cm" svg:height="4.599cm" svg:x="1.1cm" svg:y="3.001cm">
            <text:p/>
            <draw:enhanced-geometry svg:viewBox="0 0 4600 4600" draw:text-areas="?f8 ?f10 ?f9 ?f11" draw:type="non-primitive" draw:enhanced-path="M 4600 2300 C 4600 3570 3571 4600 2300 4600 1029 4600 0 3570 0 2300 0 1029 1030 0 2300 0 3570 0 4600 1029 4600 23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00"/>
              <draw:equation draw:name="f7" draw:formula="?f4 / 4600"/>
              <draw:equation draw:name="f8" draw:formula="?f0 / ?f6"/>
              <draw:equation draw:name="f9" draw:formula="?f1 / ?f6"/>
              <draw:equation draw:name="f10" draw:formula="?f2 / ?f7"/>
              <draw:equation draw:name="f11" draw:formula="?f3 / ?f7"/>
            </draw:enhanced-geometry>
          </draw:custom-shape>
          <draw:custom-shape draw:name="フリーフォーム 24" draw:style-name="gr2" draw:text-style-name="P1" draw:layer="layout" svg:width="2.942cm" svg:height="2.412cm" svg:x="1.929cm" svg:y="4.831cm">
            <text:p/>
            <draw:enhanced-geometry svg:viewBox="0 0 2943 2413" draw:text-areas="?f8 ?f10 ?f9 ?f11" draw:type="non-primitive" draw:enhanced-path="M 2941 1202 C 2940 1210 2940 1219 2939 1227 2938 1236 2937 1245 2936 1253 2935 1262 2934 1270 2933 1279 2932 1288 2930 1297 2929 1305 2928 1315 2926 1324 2925 1333 2923 1342 2921 1351 2919 1359 2917 1369 2915 1378 2913 1387 2910 1397 2908 1406 2906 1415 2903 1425 2900 1434 2897 1444 2894 1454 2891 1464 2888 1473 2885 1483 2881 1492 2878 1502 2874 1512 2870 1522 2867 1532 2863 1542 2859 1551 2855 1561 2850 1571 2846 1582 2841 1592 2837 1602 2832 1612 2827 1622 2822 1633 2817 1643 2811 1653 2806 1663 2800 1674 2794 1684 2788 1694 2782 1705 2776 1715 2770 1725 2763 1736 2757 1747 2750 1757 2743 1767 2736 1778 2728 1788 2721 1799 2713 1809 2705 1820 2697 1830 2690 1841 2681 1851 2673 1862 2664 1872 2655 1883 2646 1893 2638 1904 2628 1915 2619 1925 2609 1935 2599 1946 2589 1956 2579 1967 2569 1977 2558 1987 2548 1997 2537 2007 2525 2018 2514 2028 2502 2038 2491 2048 2479 2058 2467 2067 2455 2077 2442 2087 2430 2097 2417 2106 2404 2116 2391 2125 2377 2134 2364 2144 2350 2153 2336 2162 2322 2171 2307 2180 2293 2189 2278 2198 2263 2206 2248 2214 2233 2222 2218 2231 2202 2239 2187 2247 2171 2255 2155 2262 2138 2270 2122 2277 2105 2284 2089 2291 2072 2298 2055 2305 2038 2311 2020 2318 2002 2324 1985 2330 1967 2335 1949 2341 1932 2347 1913 2352 1895 2357 1876 2362 1858 2366 1839 2371 1821 2375 1802 2379 1783 2383 1764 2386 1745 2390 1725 2393 1706 2396 1687 2398 1667 2401 1648 2403 1628 2405 1609 2407 1589 2408 1570 2410 1550 2411 1531 2412 1511 2412 1491 2413 1471 2413 1452 2413 1432 2412 1412 2412 1392 2411 1373 2410 1353 2408 1333 2407 1314 2405 1294 2403 1275 2401 1256 2398 1236 2396 1217 2393 1198 2390 1179 2386 1160 2383 1141 2379 1122 2375 1103 2371 1085 2366 1066 2362 1048 2357 1030 2352 1011 2347 993 2341 975 2335 957 2330 940 2324 922 2318 905 2311 888 2305 871 2298 854 2291 837 2284 821 2277 804 2270 788 2262 772 2255 756 2247 740 2239 724 2231 709 2222 694 2214 679 2206 664 2198 649 2189 635 2180 620 2171 606 2162 592 2153 579 2144 565 2134 552 2125 538 2116 526 2106 513 2097 500 2087 488 2077 476 2067 463 2058 452 2048 440 2038 428 2028 417 2018 406 2007 395 1997 384 1987 374 1977 363 1967 353 1956 343 1946 333 1935 324 1925 315 1915 305 1904 296 1893 287 1883 278 1872 269 1862 261 1851 253 1841 245 1830 237 1820 229 1809 222 1799 214 1788 207 1778 200 1767 193 1757 185 1747 179 1736 172 1725 166 1715 160 1705 154 1694 148 1684 143 1674 137 1663 131 1653 126 1643 120 1633 115 1622 110 1612 106 1602 101 1592 97 1582 92 1571 88 1561 84 1551 80 1542 75 1532 72 1522 68 1512 64 1502 61 1492 57 1483 54 1473 51 1464 48 1454 45 1444 42 1434 40 1425 37 1415 35 1406 32 1397 30 1387 28 1378 26 1369 23 1359 21 1351 20 1342 18 1333 16 1324 15 1315 13 1305 12 1297 10 1288 9 1279 8 1270 7 1262 6 1253 5 1245 5 1236 4 1227 3 1219 3 1210 2 1202 2 1194 1 1185 1 1177 0 1169 0 1161 0 1152 0 1144 0 1136 0 1128 0 1121 0 1113 1 1105 1 1097 2 1089 2 1082 2 1074 3 1066 3 1059 4 1051 5 1044 5 1037 6 1029 7 1022 8 1015 9 1007 10 1000 11 992 12 985 13 979 14 972 16 965 17 958 18 951 20 944 21 937 23 930 24 923 26 916 27 910 29 903 31 897 33 890 34 884 36 877 38 870 40 864 42 857 44 851 46 845 48 839 49 832 52 826 54 820 56 814 58 808 60 802 62 796 65 790 67 784 70 778 72 772 74 766 77 760 79 754 82 749 85 743 87 738 89 732 92 726 95 721 97 715 100 710 103 704 105 699 108 693 111 688 114 683 116 677 120 672 123 667 126 662 128 657 131 651 134 646 137 641 140 636 143 631 146 626 149 621 152 616 156 611 159 607 162 602 165 597 168 592 171 588 174 583 178 578 181 573 184 569 188 564 191 560 195 555 198 551 201 546 205 542 208 537 212 533 215 528 218 524 222 519 225 515 229 511 232 506 236 502 239 498 243 494 246 490 250 486 254 482 257 477 261 473 265 469 269 465 272 461 276 457 280 453 283 450 287 446 291 442 295 438 299 434 302 430 306 427 310 423 313 419 317 415 321 411 325 408 329 404 333 401 336 397 340 393 344 390 348 386 352 383 356 379 360 376 364 372 368 369 372 366 376 362 380 359 384 356 388 352 392 349 396 346 400 342 404 339 408 336 412 333 416 329 421 326 425 323 429 320 433 317 437 314 441 311 445 308 449 305 453 302 457 299 462 296 466 293 470 290 474 287 478 284 483 282 487 279 491 276 495 273 500 270 504 267 508 265 512 262 517 259 521 256 525 254 529 251 533 249 538 246 542 243 546 240 551 238 555 236 559 233 564 230 568 228 572 225 577 223 581 221 585 218 590 215 594 213 598 210 603 208 607 206 612 203 616 201 620 198 625 196 629 194 634 192 638 190 643 187 647 185 651 183 656 181 661 179 665 177 669 175 674 172 679 169 682 168 687 166 691 164 696 162 700 160 705 158 709 156 714 154 718 152 723 150 728 148 733 146 737 144 741 142 746 140 750 138 754 137 759 135 763 133 768 131 772 129 777 127 782 126 786 124 791 122 795 120 800 119 804 117 809 115 813 113 818 112 823 110 827 108 832 107 836 105 840 103 845 102 850 101 855 99 859 97 864 96 869 94 873 93 878 91 882 90 887 89 892 87 896 86 901 84 905 83 910 81 915 80 920 79 924 77 929 76 933 74 938 73 942 72 947 70 952 69 956 68 961 66 966 65 970 64 975 63 980 62 984 61 989 59 994 58 998 57 1003 56 1008 55 1012 53 1017 52 1022 51 1027 50 1031 49 1036 48 1041 47 1045 46 1050 45 1054 44 1059 43 1064 42 1068 41 1073 40 1078 39 1083 38 1087 37 1092 36 1097 35 1102 34 1106 34 1111 33 1115 32 1120 31 1125 30 1130 29 1135 29 1139 28 1144 27 1149 26 1153 26 1158 25 1163 24 1167 23 1172 23 1177 23 1182 21 1186 21 1191 20 1196 19 1201 18 1205 18 1210 17 1215 17 1220 16 1224 16 1229 15 1233 14 1238 14 1243 13 1248 13 1253 12 1257 12 1262 11 1267 11 1272 10 1276 10 1281 9 1286 8 1291 8 1295 8 1300 8 1305 7 1310 7 1315 7 1319 6 1324 6 1328 5 1333 5 1338 5 1343 5 1347 4 1352 4 1357 3 1362 3 1366 3 1371 3 1376 2 1381 2 1386 2 1390 2 1395 2 1400 1 1405 1 1409 1 1414 1 1419 1 1424 1 1428 1 1433 1 1438 1 1443 1 1448 0 1452 0 1457 0 1462 0 1467 0 1471 0 1476 0 1481 0 1486 0 1490 0 1495 0 1500 1 1505 1 1510 1 1514 1 1519 1 1524 1 1529 1 1533 1 1538 1 1543 1 1548 2 1552 2 1557 2 1561 2 1566 2 1571 3 1576 3 1581 3 1585 3 1590 4 1595 4 1600 5 1604 5 1609 5 1614 5 1619 6 1623 6 1628 7 1633 7 1638 7 1643 8 1647 8 1652 8 1657 8 1662 9 1666 10 1671 10 1676 11 1681 11 1686 12 1690 12 1695 13 1699 13 1704 14 1709 14 1713 15 1718 16 1723 16 1728 17 1733 17 1737 18 1742 18 1747 19 1752 20 1756 21 1761 21 1766 22 1770 23 1775 23 1780 24 1784 25 1789 26 1794 26 1799 27 1804 28 1808 29 1813 29 1818 30 1822 31 1827 32 1832 33 1836 34 1841 34 1846 35 1851 36 1855 37 1860 38 1864 39 1869 40 1874 41 1879 42 1883 43 1888 44 1893 45 1898 46 1902 47 1907 48 1911 49 1916 50 1921 51 1926 52 1930 53 1935 55 1939 56 1944 57 1949 58 1954 59 1958 61 1963 62 1967 63 1972 64 1976 65 1981 66 1986 68 1991 69 1995 70 2000 72 2004 73 2009 74 2014 76 2018 77 2023 79 2028 80 2032 81 2037 83 2042 84 2046 86 2051 87 2056 89 2060 90 2065 91 2069 93 2074 94 2079 96 2083 97 2088 99 2092 101 2097 102 2101 104 2106 105 2111 107 2115 108 2120 110 2125 112 2129 113 2133 115 2138 117 2142 119 2147 120 2151 122 2156 124 2161 126 2165 127 2170 129 2175 131 2179 133 2184 135 2188 137 2192 138 2197 140 2202 142 2206 144 2211 146 2215 148 2219 150 2224 152 2229 154 2233 156 2238 158 2242 160 2246 162 2251 164 2256 166 2260 168 2265 170 2269 172 2274 175 2278 177 2282 179 2287 181 2291 183 2295 185 2300 187 2304 190 2309 192 2313 194 2318 196 2322 198 2326 201 2331 203 2335 206 2339 208 2344 210 2348 213 2352 215 2357 218 2361 221 2365 223 2370 225 2374 228 2379 230 2383 233 2388 236 2392 238 2396 241 2400 243 2404 246 2409 249 2413 251 2417 253 2422 256 2426 259 2430 262 2434 265 2438 267 2443 270 2447 273 2451 276 2456 279 2460 282 2464 284 2468 287 2473 290 2477 293 2481 296 2485 299 2489 302 2493 305 2497 308 2502 311 2507 314 2510 317 2514 320 2518 323 2522 326 2526 329 2530 333 2534 336 2538 339 2542 342 2546 346 2550 349 2555 352 2559 356 2563 359 2567 362 2571 366 2574 369 2578 372 2582 376 2586 379 2590 382 2594 386 2598 390 2602 393 2606 397 2610 401 2614 404 2617 408 2621 411 2625 415 2629 419 2633 423 2637 427 2640 430 2644 434 2648 438 2651 442 2655 446 2659 450 2663 454 2667 457 2671 461 2674 465 2678 469 2681 473 2685 477 2688 482 2692 486 2696 490 2699 494 2703 498 2706 502 2710 506 2713 511 2717 515 2720 519 2724 524 2727 528 2731 533 2734 537 2738 542 2741 546 2745 551 2748 555 2751 560 2755 564 2758 569 2761 573 2764 578 2768 583 2771 588 2774 592 2778 597 2781 602 2784 607 2787 611 2790 616 2793 621 2796 626 2799 631 2802 636 2805 641 2808 646 2811 651 2814 657 2817 662 2820 667 2823 672 2826 677 2829 682 2831 688 2834 693 2837 699 2840 704 2843 710 2845 715 2848 721 2850 726 2853 732 2856 738 2858 743 2861 749 2863 754 2865 760 2868 766 2870 772 2873 778 2875 784 2877 790 2880 796 2882 802 2884 808 2886 814 2888 820 2891 826 2893 832 2895 839 2897 845 2899 851 2901 857 2903 864 2905 870 2907 877 2909 884 2910 890 2912 897 2914 903 2915 910 2917 916 2919 923 2920 930 2922 937 2923 944 2925 951 2926 958 2927 965 2928 972 2929 979 2930 985 2931 992 2932 1000 2933 1007 2934 1015 2935 1022 2936 1029 2937 1037 2938 1044 2938 1051 2939 1059 2940 1066 2940 1074 2941 1082 2941 1089 2942 1097 2942 1105 2942 1113 2943 1121 2943 1128 2943 1136 2943 1144 2943 1152 2943 1161 2942 1169 2942 1177 2942 1185 2941 1194 2941 120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3"/>
              <draw:equation draw:name="f7" draw:formula="?f4 / 2413"/>
              <draw:equation draw:name="f8" draw:formula="?f0 / ?f6"/>
              <draw:equation draw:name="f9" draw:formula="?f1 / ?f6"/>
              <draw:equation draw:name="f10" draw:formula="?f2 / ?f7"/>
              <draw:equation draw:name="f11" draw:formula="?f3 / ?f7"/>
            </draw:enhanced-geometry>
          </draw:custom-shape>
          <draw:custom-shape draw:name="フリーフォーム 25" draw:style-name="gr3" draw:text-style-name="P1" draw:layer="layout" svg:width="0.11cm" svg:height="0.15cm" svg:x="3.343cm" svg:y="4.578cm">
            <text:p/>
            <draw:enhanced-geometry svg:viewBox="0 0 75 100" draw:text-areas="?f8 ?f10 ?f9 ?f11" draw:mirror-horizontal="false" draw:mirror-vertical="false" draw:type="non-primitive" draw:enhanced-path="M 0 0 C 6 0 12 0 18 0 33 28 48 56 62 84 62 56 62 28 62 0 67 0 71 0 75 0 75 33 75 67 75 100 69 100 63 100 57 100 43 72 28 45 13 17 13 45 13 72 13 100 9 100 4 100 0 100 0 67 0 3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
              <draw:equation draw:name="f7" draw:formula="?f4 / 100"/>
              <draw:equation draw:name="f8" draw:formula="?f0 / ?f6"/>
              <draw:equation draw:name="f9" draw:formula="?f1 / ?f6"/>
              <draw:equation draw:name="f10" draw:formula="?f2 / ?f7"/>
              <draw:equation draw:name="f11" draw:formula="?f3 / ?f7"/>
            </draw:enhanced-geometry>
          </draw:custom-shape>
          <draw:custom-shape draw:name="フリーフォーム 26" draw:style-name="gr3" draw:text-style-name="P1" draw:layer="layout" svg:width="0.18cm" svg:height="0.17cm" svg:x="1.962cm" svg:y="5.081cm">
            <text:p/>
            <draw:enhanced-geometry svg:viewBox="0 0 118 113" draw:text-areas="?f8 ?f10 ?f9 ?f11" draw:mirror-horizontal="false" draw:mirror-vertical="false" draw:type="non-primitive" draw:enhanced-path="M 118 64 C 105 80 91 97 77 113 75 110 72 108 69 105 80 93 90 80 101 67 93 61 86 54 78 48 68 60 58 72 48 85 45 82 42 80 39 77 49 65 59 53 70 41 60 33 51 25 42 18 31 31 20 44 9 57 6 54 3 52 0 49 14 33 28 16 42 0 67 21 93 43 118 6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8"/>
              <draw:equation draw:name="f7" draw:formula="?f4 / 113"/>
              <draw:equation draw:name="f8" draw:formula="?f0 / ?f6"/>
              <draw:equation draw:name="f9" draw:formula="?f1 / ?f6"/>
              <draw:equation draw:name="f10" draw:formula="?f2 / ?f7"/>
              <draw:equation draw:name="f11" draw:formula="?f3 / ?f7"/>
            </draw:enhanced-geometry>
          </draw:custom-shape>
          <draw:custom-shape draw:name="フリーフォーム 27" draw:style-name="gr3" draw:text-style-name="P1" draw:layer="layout" svg:width="0.1cm" svg:height="0.15cm" svg:x="3.357cm" svg:y="7.349cm">
            <text:p/>
            <draw:enhanced-geometry svg:viewBox="0 0 70 104" draw:text-areas="?f8 ?f10 ?f9 ?f11" draw:mirror-horizontal="false" draw:mirror-vertical="false" draw:type="non-primitive" draw:enhanced-path="M 64 5 C 64 10 64 14 64 18 59 16 55 14 50 13 45 12 41 11 37 11 29 11 23 12 20 16 16 18 14 23 14 28 14 32 15 36 18 38 20 40 25 42 33 43 35 44 38 44 41 45 51 47 59 50 63 55 68 60 70 66 70 75 70 84 67 92 61 96 54 102 45 104 33 104 27 104 22 103 17 103 12 102 7 100 1 98 1 93 1 89 1 84 6 87 12 89 17 90 22 92 27 93 33 93 40 93 46 92 50 89 54 86 57 81 57 75 57 71 55 67 52 64 49 61 44 59 37 58 34 57 31 57 29 56 19 54 12 51 7 47 3 42 0 36 0 29 0 20 3 13 9 8 16 3 24 0 35 0 40 0 45 1 49 1 55 3 59 4 64 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
              <draw:equation draw:name="f7" draw:formula="?f4 / 104"/>
              <draw:equation draw:name="f8" draw:formula="?f0 / ?f6"/>
              <draw:equation draw:name="f9" draw:formula="?f1 / ?f6"/>
              <draw:equation draw:name="f10" draw:formula="?f2 / ?f7"/>
              <draw:equation draw:name="f11" draw:formula="?f3 / ?f7"/>
            </draw:enhanced-geometry>
          </draw:custom-shape>
          <draw:custom-shape draw:name="フリーフォーム 28" draw:style-name="gr3" draw:text-style-name="P1" draw:layer="layout" svg:width="0.21cm" svg:height="0.21cm" svg:x="4.632cm" svg:y="5.08cm">
            <text:p/>
            <draw:enhanced-geometry svg:viewBox="0 0 143 142" draw:text-areas="?f8 ?f10 ?f9 ?f11" draw:mirror-horizontal="false" draw:mirror-vertical="false" draw:type="non-primitive" draw:enhanced-path="M 82 142 C 79 138 76 135 73 131 90 108 107 85 124 61 98 74 72 87 46 100 42 96 39 92 36 88 53 64 70 41 87 17 61 30 35 43 9 55 6 52 3 48 0 45 31 30 62 15 93 0 97 4 100 9 104 13 86 37 69 61 51 85 78 72 105 59 131 46 135 50 139 54 143 59 122 86 102 114 82 14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3"/>
              <draw:equation draw:name="f7" draw:formula="?f4 / 142"/>
              <draw:equation draw:name="f8" draw:formula="?f0 / ?f6"/>
              <draw:equation draw:name="f9" draw:formula="?f1 / ?f6"/>
              <draw:equation draw:name="f10" draw:formula="?f2 / ?f7"/>
              <draw:equation draw:name="f11" draw:formula="?f3 / ?f7"/>
            </draw:enhanced-geometry>
          </draw:custom-shape>
        </draw:g>
        <draw:g>
          <draw:custom-shape draw:name="フリーフォーム 23" draw:style-name="gr1" draw:text-style-name="P1" draw:layer="layout" svg:width="4.599cm" svg:height="4.599cm" svg:x="5.833cm" svg:y="3.001cm">
            <text:p/>
            <draw:enhanced-geometry svg:viewBox="0 0 4600 4600" draw:text-areas="?f8 ?f10 ?f9 ?f11" draw:type="non-primitive" draw:enhanced-path="M 4600 2300 C 4600 3570 3571 4600 2300 4600 1029 4600 0 3570 0 2300 0 1029 1030 0 2300 0 3570 0 4600 1029 4600 23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00"/>
              <draw:equation draw:name="f7" draw:formula="?f4 / 4600"/>
              <draw:equation draw:name="f8" draw:formula="?f0 / ?f6"/>
              <draw:equation draw:name="f9" draw:formula="?f1 / ?f6"/>
              <draw:equation draw:name="f10" draw:formula="?f2 / ?f7"/>
              <draw:equation draw:name="f11" draw:formula="?f3 / ?f7"/>
            </draw:enhanced-geometry>
          </draw:custom-shape>
          <draw:custom-shape draw:name="フリーフォーム 24" draw:style-name="gr2" draw:text-style-name="P1" draw:layer="layout" svg:width="2.942cm" svg:height="2.412cm" svg:x="6.662cm" svg:y="4.831cm">
            <text:p/>
            <draw:enhanced-geometry svg:viewBox="0 0 2943 2413" draw:text-areas="?f8 ?f10 ?f9 ?f11" draw:type="non-primitive" draw:enhanced-path="M 2941 1202 C 2940 1210 2940 1219 2939 1227 2938 1236 2937 1245 2936 1253 2935 1262 2934 1270 2933 1279 2932 1288 2930 1297 2929 1305 2928 1315 2926 1324 2925 1333 2923 1342 2921 1351 2919 1359 2917 1369 2915 1378 2913 1387 2910 1397 2908 1406 2906 1415 2903 1425 2900 1434 2897 1444 2894 1454 2891 1464 2888 1473 2885 1483 2881 1492 2878 1502 2874 1512 2870 1522 2867 1532 2863 1542 2859 1551 2855 1561 2850 1571 2846 1582 2841 1592 2837 1602 2832 1612 2827 1622 2822 1633 2817 1643 2811 1653 2806 1663 2800 1674 2794 1684 2788 1694 2782 1705 2776 1715 2770 1725 2763 1736 2757 1747 2750 1757 2743 1767 2736 1778 2728 1788 2721 1799 2713 1809 2705 1820 2697 1830 2690 1841 2681 1851 2673 1862 2664 1872 2655 1883 2646 1893 2638 1904 2628 1915 2619 1925 2609 1935 2599 1946 2589 1956 2579 1967 2569 1977 2558 1987 2548 1997 2537 2007 2525 2018 2514 2028 2502 2038 2491 2048 2479 2058 2467 2067 2455 2077 2442 2087 2430 2097 2417 2106 2404 2116 2391 2125 2377 2134 2364 2144 2350 2153 2336 2162 2322 2171 2307 2180 2293 2189 2278 2198 2263 2206 2248 2214 2233 2222 2218 2231 2202 2239 2187 2247 2171 2255 2155 2262 2138 2270 2122 2277 2105 2284 2089 2291 2072 2298 2055 2305 2038 2311 2020 2318 2002 2324 1985 2330 1967 2335 1949 2341 1932 2347 1913 2352 1895 2357 1876 2362 1858 2366 1839 2371 1821 2375 1802 2379 1783 2383 1764 2386 1745 2390 1725 2393 1706 2396 1687 2398 1667 2401 1648 2403 1628 2405 1609 2407 1589 2408 1570 2410 1550 2411 1531 2412 1511 2412 1491 2413 1471 2413 1452 2413 1432 2412 1412 2412 1392 2411 1373 2410 1353 2408 1333 2407 1314 2405 1294 2403 1275 2401 1256 2398 1236 2396 1217 2393 1198 2390 1179 2386 1160 2383 1141 2379 1122 2375 1103 2371 1085 2366 1066 2362 1048 2357 1030 2352 1011 2347 993 2341 975 2335 957 2330 940 2324 922 2318 905 2311 888 2305 871 2298 854 2291 837 2284 821 2277 804 2270 788 2262 772 2255 756 2247 740 2239 724 2231 709 2222 694 2214 679 2206 664 2198 649 2189 635 2180 620 2171 606 2162 592 2153 579 2144 565 2134 552 2125 538 2116 526 2106 513 2097 500 2087 488 2077 476 2067 463 2058 452 2048 440 2038 428 2028 417 2018 406 2007 395 1997 384 1987 374 1977 363 1967 353 1956 343 1946 333 1935 324 1925 315 1915 305 1904 296 1893 287 1883 278 1872 269 1862 261 1851 253 1841 245 1830 237 1820 229 1809 222 1799 214 1788 207 1778 200 1767 193 1757 185 1747 179 1736 172 1725 166 1715 160 1705 154 1694 148 1684 143 1674 137 1663 131 1653 126 1643 120 1633 115 1622 110 1612 106 1602 101 1592 97 1582 92 1571 88 1561 84 1551 80 1542 75 1532 72 1522 68 1512 64 1502 61 1492 57 1483 54 1473 51 1464 48 1454 45 1444 42 1434 40 1425 37 1415 35 1406 32 1397 30 1387 28 1378 26 1369 23 1359 21 1351 20 1342 18 1333 16 1324 15 1315 13 1305 12 1297 10 1288 9 1279 8 1270 7 1262 6 1253 5 1245 5 1236 4 1227 3 1219 3 1210 2 1202 2 1194 1 1185 1 1177 0 1169 0 1161 0 1152 0 1144 0 1136 0 1128 0 1121 0 1113 1 1105 1 1097 2 1089 2 1082 2 1074 3 1066 3 1059 4 1051 5 1044 5 1037 6 1029 7 1022 8 1015 9 1007 10 1000 11 992 12 985 13 979 14 972 16 965 17 958 18 951 20 944 21 937 23 930 24 923 26 916 27 910 29 903 31 897 33 890 34 884 36 877 38 870 40 864 42 857 44 851 46 845 48 839 49 832 52 826 54 820 56 814 58 808 60 802 62 796 65 790 67 784 70 778 72 772 74 766 77 760 79 754 82 749 85 743 87 738 89 732 92 726 95 721 97 715 100 710 103 704 105 699 108 693 111 688 114 683 116 677 120 672 123 667 126 662 128 657 131 651 134 646 137 641 140 636 143 631 146 626 149 621 152 616 156 611 159 607 162 602 165 597 168 592 171 588 174 583 178 578 181 573 184 569 188 564 191 560 195 555 198 551 201 546 205 542 208 537 212 533 215 528 218 524 222 519 225 515 229 511 232 506 236 502 239 498 243 494 246 490 250 486 254 482 257 477 261 473 265 469 269 465 272 461 276 457 280 453 283 450 287 446 291 442 295 438 299 434 302 430 306 427 310 423 313 419 317 415 321 411 325 408 329 404 333 401 336 397 340 393 344 390 348 386 352 383 356 379 360 376 364 372 368 369 372 366 376 362 380 359 384 356 388 352 392 349 396 346 400 342 404 339 408 336 412 333 416 329 421 326 425 323 429 320 433 317 437 314 441 311 445 308 449 305 453 302 457 299 462 296 466 293 470 290 474 287 478 284 483 282 487 279 491 276 495 273 500 270 504 267 508 265 512 262 517 259 521 256 525 254 529 251 533 249 538 246 542 243 546 240 551 238 555 236 559 233 564 230 568 228 572 225 577 223 581 221 585 218 590 215 594 213 598 210 603 208 607 206 612 203 616 201 620 198 625 196 629 194 634 192 638 190 643 187 647 185 651 183 656 181 661 179 665 177 669 175 674 172 679 169 682 168 687 166 691 164 696 162 700 160 705 158 709 156 714 154 718 152 723 150 728 148 733 146 737 144 741 142 746 140 750 138 754 137 759 135 763 133 768 131 772 129 777 127 782 126 786 124 791 122 795 120 800 119 804 117 809 115 813 113 818 112 823 110 827 108 832 107 836 105 840 103 845 102 850 101 855 99 859 97 864 96 869 94 873 93 878 91 882 90 887 89 892 87 896 86 901 84 905 83 910 81 915 80 920 79 924 77 929 76 933 74 938 73 942 72 947 70 952 69 956 68 961 66 966 65 970 64 975 63 980 62 984 61 989 59 994 58 998 57 1003 56 1008 55 1012 53 1017 52 1022 51 1027 50 1031 49 1036 48 1041 47 1045 46 1050 45 1054 44 1059 43 1064 42 1068 41 1073 40 1078 39 1083 38 1087 37 1092 36 1097 35 1102 34 1106 34 1111 33 1115 32 1120 31 1125 30 1130 29 1135 29 1139 28 1144 27 1149 26 1153 26 1158 25 1163 24 1167 23 1172 23 1177 23 1182 21 1186 21 1191 20 1196 19 1201 18 1205 18 1210 17 1215 17 1220 16 1224 16 1229 15 1233 14 1238 14 1243 13 1248 13 1253 12 1257 12 1262 11 1267 11 1272 10 1276 10 1281 9 1286 8 1291 8 1295 8 1300 8 1305 7 1310 7 1315 7 1319 6 1324 6 1328 5 1333 5 1338 5 1343 5 1347 4 1352 4 1357 3 1362 3 1366 3 1371 3 1376 2 1381 2 1386 2 1390 2 1395 2 1400 1 1405 1 1409 1 1414 1 1419 1 1424 1 1428 1 1433 1 1438 1 1443 1 1448 0 1452 0 1457 0 1462 0 1467 0 1471 0 1476 0 1481 0 1486 0 1490 0 1495 0 1500 1 1505 1 1510 1 1514 1 1519 1 1524 1 1529 1 1533 1 1538 1 1543 1 1548 2 1552 2 1557 2 1561 2 1566 2 1571 3 1576 3 1581 3 1585 3 1590 4 1595 4 1600 5 1604 5 1609 5 1614 5 1619 6 1623 6 1628 7 1633 7 1638 7 1643 8 1647 8 1652 8 1657 8 1662 9 1666 10 1671 10 1676 11 1681 11 1686 12 1690 12 1695 13 1699 13 1704 14 1709 14 1713 15 1718 16 1723 16 1728 17 1733 17 1737 18 1742 18 1747 19 1752 20 1756 21 1761 21 1766 22 1770 23 1775 23 1780 24 1784 25 1789 26 1794 26 1799 27 1804 28 1808 29 1813 29 1818 30 1822 31 1827 32 1832 33 1836 34 1841 34 1846 35 1851 36 1855 37 1860 38 1864 39 1869 40 1874 41 1879 42 1883 43 1888 44 1893 45 1898 46 1902 47 1907 48 1911 49 1916 50 1921 51 1926 52 1930 53 1935 55 1939 56 1944 57 1949 58 1954 59 1958 61 1963 62 1967 63 1972 64 1976 65 1981 66 1986 68 1991 69 1995 70 2000 72 2004 73 2009 74 2014 76 2018 77 2023 79 2028 80 2032 81 2037 83 2042 84 2046 86 2051 87 2056 89 2060 90 2065 91 2069 93 2074 94 2079 96 2083 97 2088 99 2092 101 2097 102 2101 104 2106 105 2111 107 2115 108 2120 110 2125 112 2129 113 2133 115 2138 117 2142 119 2147 120 2151 122 2156 124 2161 126 2165 127 2170 129 2175 131 2179 133 2184 135 2188 137 2192 138 2197 140 2202 142 2206 144 2211 146 2215 148 2219 150 2224 152 2229 154 2233 156 2238 158 2242 160 2246 162 2251 164 2256 166 2260 168 2265 170 2269 172 2274 175 2278 177 2282 179 2287 181 2291 183 2295 185 2300 187 2304 190 2309 192 2313 194 2318 196 2322 198 2326 201 2331 203 2335 206 2339 208 2344 210 2348 213 2352 215 2357 218 2361 221 2365 223 2370 225 2374 228 2379 230 2383 233 2388 236 2392 238 2396 241 2400 243 2404 246 2409 249 2413 251 2417 253 2422 256 2426 259 2430 262 2434 265 2438 267 2443 270 2447 273 2451 276 2456 279 2460 282 2464 284 2468 287 2473 290 2477 293 2481 296 2485 299 2489 302 2493 305 2497 308 2502 311 2507 314 2510 317 2514 320 2518 323 2522 326 2526 329 2530 333 2534 336 2538 339 2542 342 2546 346 2550 349 2555 352 2559 356 2563 359 2567 362 2571 366 2574 369 2578 372 2582 376 2586 379 2590 382 2594 386 2598 390 2602 393 2606 397 2610 401 2614 404 2617 408 2621 411 2625 415 2629 419 2633 423 2637 427 2640 430 2644 434 2648 438 2651 442 2655 446 2659 450 2663 454 2667 457 2671 461 2674 465 2678 469 2681 473 2685 477 2688 482 2692 486 2696 490 2699 494 2703 498 2706 502 2710 506 2713 511 2717 515 2720 519 2724 524 2727 528 2731 533 2734 537 2738 542 2741 546 2745 551 2748 555 2751 560 2755 564 2758 569 2761 573 2764 578 2768 583 2771 588 2774 592 2778 597 2781 602 2784 607 2787 611 2790 616 2793 621 2796 626 2799 631 2802 636 2805 641 2808 646 2811 651 2814 657 2817 662 2820 667 2823 672 2826 677 2829 682 2831 688 2834 693 2837 699 2840 704 2843 710 2845 715 2848 721 2850 726 2853 732 2856 738 2858 743 2861 749 2863 754 2865 760 2868 766 2870 772 2873 778 2875 784 2877 790 2880 796 2882 802 2884 808 2886 814 2888 820 2891 826 2893 832 2895 839 2897 845 2899 851 2901 857 2903 864 2905 870 2907 877 2909 884 2910 890 2912 897 2914 903 2915 910 2917 916 2919 923 2920 930 2922 937 2923 944 2925 951 2926 958 2927 965 2928 972 2929 979 2930 985 2931 992 2932 1000 2933 1007 2934 1015 2935 1022 2936 1029 2937 1037 2938 1044 2938 1051 2939 1059 2940 1066 2940 1074 2941 1082 2941 1089 2942 1097 2942 1105 2942 1113 2943 1121 2943 1128 2943 1136 2943 1144 2943 1152 2943 1161 2942 1169 2942 1177 2942 1185 2941 1194 2941 120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3"/>
              <draw:equation draw:name="f7" draw:formula="?f4 / 2413"/>
              <draw:equation draw:name="f8" draw:formula="?f0 / ?f6"/>
              <draw:equation draw:name="f9" draw:formula="?f1 / ?f6"/>
              <draw:equation draw:name="f10" draw:formula="?f2 / ?f7"/>
              <draw:equation draw:name="f11" draw:formula="?f3 / ?f7"/>
            </draw:enhanced-geometry>
          </draw:custom-shape>
          <draw:custom-shape draw:name="フリーフォーム 25" draw:style-name="gr3" draw:text-style-name="P1" draw:layer="layout" svg:width="0.11cm" svg:height="0.15cm" svg:x="8.076cm" svg:y="4.578cm">
            <text:p/>
            <draw:enhanced-geometry svg:viewBox="0 0 75 100" draw:text-areas="?f8 ?f10 ?f9 ?f11" draw:mirror-horizontal="false" draw:mirror-vertical="false" draw:type="non-primitive" draw:enhanced-path="M 0 0 C 6 0 12 0 18 0 33 28 48 56 62 84 62 56 62 28 62 0 67 0 71 0 75 0 75 33 75 67 75 100 69 100 63 100 57 100 43 72 28 45 13 17 13 45 13 72 13 100 9 100 4 100 0 100 0 67 0 3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
              <draw:equation draw:name="f7" draw:formula="?f4 / 100"/>
              <draw:equation draw:name="f8" draw:formula="?f0 / ?f6"/>
              <draw:equation draw:name="f9" draw:formula="?f1 / ?f6"/>
              <draw:equation draw:name="f10" draw:formula="?f2 / ?f7"/>
              <draw:equation draw:name="f11" draw:formula="?f3 / ?f7"/>
            </draw:enhanced-geometry>
          </draw:custom-shape>
          <draw:custom-shape draw:name="フリーフォーム 26" draw:style-name="gr3" draw:text-style-name="P1" draw:layer="layout" svg:width="0.18cm" svg:height="0.17cm" svg:x="6.695cm" svg:y="5.081cm">
            <text:p/>
            <draw:enhanced-geometry svg:viewBox="0 0 118 113" draw:text-areas="?f8 ?f10 ?f9 ?f11" draw:mirror-horizontal="false" draw:mirror-vertical="false" draw:type="non-primitive" draw:enhanced-path="M 118 64 C 105 80 91 97 77 113 75 110 72 108 69 105 80 93 90 80 101 67 93 61 86 54 78 48 68 60 58 72 48 85 45 82 42 80 39 77 49 65 59 53 70 41 60 33 51 25 42 18 31 31 20 44 9 57 6 54 3 52 0 49 14 33 28 16 42 0 67 21 93 43 118 6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8"/>
              <draw:equation draw:name="f7" draw:formula="?f4 / 113"/>
              <draw:equation draw:name="f8" draw:formula="?f0 / ?f6"/>
              <draw:equation draw:name="f9" draw:formula="?f1 / ?f6"/>
              <draw:equation draw:name="f10" draw:formula="?f2 / ?f7"/>
              <draw:equation draw:name="f11" draw:formula="?f3 / ?f7"/>
            </draw:enhanced-geometry>
          </draw:custom-shape>
          <draw:custom-shape draw:name="フリーフォーム 27" draw:style-name="gr3" draw:text-style-name="P1" draw:layer="layout" svg:width="0.1cm" svg:height="0.15cm" svg:x="8.09cm" svg:y="7.349cm">
            <text:p/>
            <draw:enhanced-geometry svg:viewBox="0 0 70 104" draw:text-areas="?f8 ?f10 ?f9 ?f11" draw:mirror-horizontal="false" draw:mirror-vertical="false" draw:type="non-primitive" draw:enhanced-path="M 64 5 C 64 10 64 14 64 18 59 16 55 14 50 13 45 12 41 11 37 11 29 11 23 12 20 16 16 18 14 23 14 28 14 32 15 36 18 38 20 40 25 42 33 43 35 44 38 44 41 45 51 47 59 50 63 55 68 60 70 66 70 75 70 84 67 92 61 96 54 102 45 104 33 104 27 104 22 103 17 103 12 102 7 100 1 98 1 93 1 89 1 84 6 87 12 89 17 90 22 92 27 93 33 93 40 93 46 92 50 89 54 86 57 81 57 75 57 71 55 67 52 64 49 61 44 59 37 58 34 57 31 57 29 56 19 54 12 51 7 47 3 42 0 36 0 29 0 20 3 13 9 8 16 3 24 0 35 0 40 0 45 1 49 1 55 3 59 4 64 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
              <draw:equation draw:name="f7" draw:formula="?f4 / 104"/>
              <draw:equation draw:name="f8" draw:formula="?f0 / ?f6"/>
              <draw:equation draw:name="f9" draw:formula="?f1 / ?f6"/>
              <draw:equation draw:name="f10" draw:formula="?f2 / ?f7"/>
              <draw:equation draw:name="f11" draw:formula="?f3 / ?f7"/>
            </draw:enhanced-geometry>
          </draw:custom-shape>
          <draw:custom-shape draw:name="フリーフォーム 28" draw:style-name="gr3" draw:text-style-name="P1" draw:layer="layout" svg:width="0.21cm" svg:height="0.21cm" svg:x="9.365cm" svg:y="5.08cm">
            <text:p/>
            <draw:enhanced-geometry svg:viewBox="0 0 143 142" draw:text-areas="?f8 ?f10 ?f9 ?f11" draw:mirror-horizontal="false" draw:mirror-vertical="false" draw:type="non-primitive" draw:enhanced-path="M 82 142 C 79 138 76 135 73 131 90 108 107 85 124 61 98 74 72 87 46 100 42 96 39 92 36 88 53 64 70 41 87 17 61 30 35 43 9 55 6 52 3 48 0 45 31 30 62 15 93 0 97 4 100 9 104 13 86 37 69 61 51 85 78 72 105 59 131 46 135 50 139 54 143 59 122 86 102 114 82 14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3"/>
              <draw:equation draw:name="f7" draw:formula="?f4 / 142"/>
              <draw:equation draw:name="f8" draw:formula="?f0 / ?f6"/>
              <draw:equation draw:name="f9" draw:formula="?f1 / ?f6"/>
              <draw:equation draw:name="f10" draw:formula="?f2 / ?f7"/>
              <draw:equation draw:name="f11" draw:formula="?f3 / ?f7"/>
            </draw:enhanced-geometry>
          </draw:custom-shape>
        </draw:g>
        <draw:g>
          <draw:custom-shape draw:name="フリーフォーム 23" draw:style-name="gr1" draw:text-style-name="P1" draw:layer="layout" svg:width="4.599cm" svg:height="4.599cm" svg:x="10.567cm" svg:y="3.001cm">
            <text:p/>
            <draw:enhanced-geometry svg:viewBox="0 0 4600 4600" draw:text-areas="?f8 ?f10 ?f9 ?f11" draw:type="non-primitive" draw:enhanced-path="M 4600 2300 C 4600 3570 3571 4600 2300 4600 1029 4600 0 3570 0 2300 0 1029 1030 0 2300 0 3570 0 4600 1029 4600 23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00"/>
              <draw:equation draw:name="f7" draw:formula="?f4 / 4600"/>
              <draw:equation draw:name="f8" draw:formula="?f0 / ?f6"/>
              <draw:equation draw:name="f9" draw:formula="?f1 / ?f6"/>
              <draw:equation draw:name="f10" draw:formula="?f2 / ?f7"/>
              <draw:equation draw:name="f11" draw:formula="?f3 / ?f7"/>
            </draw:enhanced-geometry>
          </draw:custom-shape>
          <draw:custom-shape draw:name="フリーフォーム 24" draw:style-name="gr2" draw:text-style-name="P1" draw:layer="layout" svg:width="2.942cm" svg:height="2.412cm" svg:x="11.396cm" svg:y="4.831cm">
            <text:p/>
            <draw:enhanced-geometry svg:viewBox="0 0 2943 2413" draw:text-areas="?f8 ?f10 ?f9 ?f11" draw:type="non-primitive" draw:enhanced-path="M 2941 1202 C 2940 1210 2940 1219 2939 1227 2938 1236 2937 1245 2936 1253 2935 1262 2934 1270 2933 1279 2932 1288 2930 1297 2929 1305 2928 1315 2926 1324 2925 1333 2923 1342 2921 1351 2919 1359 2917 1369 2915 1378 2913 1387 2910 1397 2908 1406 2906 1415 2903 1425 2900 1434 2897 1444 2894 1454 2891 1464 2888 1473 2885 1483 2881 1492 2878 1502 2874 1512 2870 1522 2867 1532 2863 1542 2859 1551 2855 1561 2850 1571 2846 1582 2841 1592 2837 1602 2832 1612 2827 1622 2822 1633 2817 1643 2811 1653 2806 1663 2800 1674 2794 1684 2788 1694 2782 1705 2776 1715 2770 1725 2763 1736 2757 1747 2750 1757 2743 1767 2736 1778 2728 1788 2721 1799 2713 1809 2705 1820 2697 1830 2690 1841 2681 1851 2673 1862 2664 1872 2655 1883 2646 1893 2638 1904 2628 1915 2619 1925 2609 1935 2599 1946 2589 1956 2579 1967 2569 1977 2558 1987 2548 1997 2537 2007 2525 2018 2514 2028 2502 2038 2491 2048 2479 2058 2467 2067 2455 2077 2442 2087 2430 2097 2417 2106 2404 2116 2391 2125 2377 2134 2364 2144 2350 2153 2336 2162 2322 2171 2307 2180 2293 2189 2278 2198 2263 2206 2248 2214 2233 2222 2218 2231 2202 2239 2187 2247 2171 2255 2155 2262 2138 2270 2122 2277 2105 2284 2089 2291 2072 2298 2055 2305 2038 2311 2020 2318 2002 2324 1985 2330 1967 2335 1949 2341 1932 2347 1913 2352 1895 2357 1876 2362 1858 2366 1839 2371 1821 2375 1802 2379 1783 2383 1764 2386 1745 2390 1725 2393 1706 2396 1687 2398 1667 2401 1648 2403 1628 2405 1609 2407 1589 2408 1570 2410 1550 2411 1531 2412 1511 2412 1491 2413 1471 2413 1452 2413 1432 2412 1412 2412 1392 2411 1373 2410 1353 2408 1333 2407 1314 2405 1294 2403 1275 2401 1256 2398 1236 2396 1217 2393 1198 2390 1179 2386 1160 2383 1141 2379 1122 2375 1103 2371 1085 2366 1066 2362 1048 2357 1030 2352 1011 2347 993 2341 975 2335 957 2330 940 2324 922 2318 905 2311 888 2305 871 2298 854 2291 837 2284 821 2277 804 2270 788 2262 772 2255 756 2247 740 2239 724 2231 709 2222 694 2214 679 2206 664 2198 649 2189 635 2180 620 2171 606 2162 592 2153 579 2144 565 2134 552 2125 538 2116 526 2106 513 2097 500 2087 488 2077 476 2067 463 2058 452 2048 440 2038 428 2028 417 2018 406 2007 395 1997 384 1987 374 1977 363 1967 353 1956 343 1946 333 1935 324 1925 315 1915 305 1904 296 1893 287 1883 278 1872 269 1862 261 1851 253 1841 245 1830 237 1820 229 1809 222 1799 214 1788 207 1778 200 1767 193 1757 185 1747 179 1736 172 1725 166 1715 160 1705 154 1694 148 1684 143 1674 137 1663 131 1653 126 1643 120 1633 115 1622 110 1612 106 1602 101 1592 97 1582 92 1571 88 1561 84 1551 80 1542 75 1532 72 1522 68 1512 64 1502 61 1492 57 1483 54 1473 51 1464 48 1454 45 1444 42 1434 40 1425 37 1415 35 1406 32 1397 30 1387 28 1378 26 1369 23 1359 21 1351 20 1342 18 1333 16 1324 15 1315 13 1305 12 1297 10 1288 9 1279 8 1270 7 1262 6 1253 5 1245 5 1236 4 1227 3 1219 3 1210 2 1202 2 1194 1 1185 1 1177 0 1169 0 1161 0 1152 0 1144 0 1136 0 1128 0 1121 0 1113 1 1105 1 1097 2 1089 2 1082 2 1074 3 1066 3 1059 4 1051 5 1044 5 1037 6 1029 7 1022 8 1015 9 1007 10 1000 11 992 12 985 13 979 14 972 16 965 17 958 18 951 20 944 21 937 23 930 24 923 26 916 27 910 29 903 31 897 33 890 34 884 36 877 38 870 40 864 42 857 44 851 46 845 48 839 49 832 52 826 54 820 56 814 58 808 60 802 62 796 65 790 67 784 70 778 72 772 74 766 77 760 79 754 82 749 85 743 87 738 89 732 92 726 95 721 97 715 100 710 103 704 105 699 108 693 111 688 114 683 116 677 120 672 123 667 126 662 128 657 131 651 134 646 137 641 140 636 143 631 146 626 149 621 152 616 156 611 159 607 162 602 165 597 168 592 171 588 174 583 178 578 181 573 184 569 188 564 191 560 195 555 198 551 201 546 205 542 208 537 212 533 215 528 218 524 222 519 225 515 229 511 232 506 236 502 239 498 243 494 246 490 250 486 254 482 257 477 261 473 265 469 269 465 272 461 276 457 280 453 283 450 287 446 291 442 295 438 299 434 302 430 306 427 310 423 313 419 317 415 321 411 325 408 329 404 333 401 336 397 340 393 344 390 348 386 352 383 356 379 360 376 364 372 368 369 372 366 376 362 380 359 384 356 388 352 392 349 396 346 400 342 404 339 408 336 412 333 416 329 421 326 425 323 429 320 433 317 437 314 441 311 445 308 449 305 453 302 457 299 462 296 466 293 470 290 474 287 478 284 483 282 487 279 491 276 495 273 500 270 504 267 508 265 512 262 517 259 521 256 525 254 529 251 533 249 538 246 542 243 546 240 551 238 555 236 559 233 564 230 568 228 572 225 577 223 581 221 585 218 590 215 594 213 598 210 603 208 607 206 612 203 616 201 620 198 625 196 629 194 634 192 638 190 643 187 647 185 651 183 656 181 661 179 665 177 669 175 674 172 679 169 682 168 687 166 691 164 696 162 700 160 705 158 709 156 714 154 718 152 723 150 728 148 733 146 737 144 741 142 746 140 750 138 754 137 759 135 763 133 768 131 772 129 777 127 782 126 786 124 791 122 795 120 800 119 804 117 809 115 813 113 818 112 823 110 827 108 832 107 836 105 840 103 845 102 850 101 855 99 859 97 864 96 869 94 873 93 878 91 882 90 887 89 892 87 896 86 901 84 905 83 910 81 915 80 920 79 924 77 929 76 933 74 938 73 942 72 947 70 952 69 956 68 961 66 966 65 970 64 975 63 980 62 984 61 989 59 994 58 998 57 1003 56 1008 55 1012 53 1017 52 1022 51 1027 50 1031 49 1036 48 1041 47 1045 46 1050 45 1054 44 1059 43 1064 42 1068 41 1073 40 1078 39 1083 38 1087 37 1092 36 1097 35 1102 34 1106 34 1111 33 1115 32 1120 31 1125 30 1130 29 1135 29 1139 28 1144 27 1149 26 1153 26 1158 25 1163 24 1167 23 1172 23 1177 23 1182 21 1186 21 1191 20 1196 19 1201 18 1205 18 1210 17 1215 17 1220 16 1224 16 1229 15 1233 14 1238 14 1243 13 1248 13 1253 12 1257 12 1262 11 1267 11 1272 10 1276 10 1281 9 1286 8 1291 8 1295 8 1300 8 1305 7 1310 7 1315 7 1319 6 1324 6 1328 5 1333 5 1338 5 1343 5 1347 4 1352 4 1357 3 1362 3 1366 3 1371 3 1376 2 1381 2 1386 2 1390 2 1395 2 1400 1 1405 1 1409 1 1414 1 1419 1 1424 1 1428 1 1433 1 1438 1 1443 1 1448 0 1452 0 1457 0 1462 0 1467 0 1471 0 1476 0 1481 0 1486 0 1490 0 1495 0 1500 1 1505 1 1510 1 1514 1 1519 1 1524 1 1529 1 1533 1 1538 1 1543 1 1548 2 1552 2 1557 2 1561 2 1566 2 1571 3 1576 3 1581 3 1585 3 1590 4 1595 4 1600 5 1604 5 1609 5 1614 5 1619 6 1623 6 1628 7 1633 7 1638 7 1643 8 1647 8 1652 8 1657 8 1662 9 1666 10 1671 10 1676 11 1681 11 1686 12 1690 12 1695 13 1699 13 1704 14 1709 14 1713 15 1718 16 1723 16 1728 17 1733 17 1737 18 1742 18 1747 19 1752 20 1756 21 1761 21 1766 22 1770 23 1775 23 1780 24 1784 25 1789 26 1794 26 1799 27 1804 28 1808 29 1813 29 1818 30 1822 31 1827 32 1832 33 1836 34 1841 34 1846 35 1851 36 1855 37 1860 38 1864 39 1869 40 1874 41 1879 42 1883 43 1888 44 1893 45 1898 46 1902 47 1907 48 1911 49 1916 50 1921 51 1926 52 1930 53 1935 55 1939 56 1944 57 1949 58 1954 59 1958 61 1963 62 1967 63 1972 64 1976 65 1981 66 1986 68 1991 69 1995 70 2000 72 2004 73 2009 74 2014 76 2018 77 2023 79 2028 80 2032 81 2037 83 2042 84 2046 86 2051 87 2056 89 2060 90 2065 91 2069 93 2074 94 2079 96 2083 97 2088 99 2092 101 2097 102 2101 104 2106 105 2111 107 2115 108 2120 110 2125 112 2129 113 2133 115 2138 117 2142 119 2147 120 2151 122 2156 124 2161 126 2165 127 2170 129 2175 131 2179 133 2184 135 2188 137 2192 138 2197 140 2202 142 2206 144 2211 146 2215 148 2219 150 2224 152 2229 154 2233 156 2238 158 2242 160 2246 162 2251 164 2256 166 2260 168 2265 170 2269 172 2274 175 2278 177 2282 179 2287 181 2291 183 2295 185 2300 187 2304 190 2309 192 2313 194 2318 196 2322 198 2326 201 2331 203 2335 206 2339 208 2344 210 2348 213 2352 215 2357 218 2361 221 2365 223 2370 225 2374 228 2379 230 2383 233 2388 236 2392 238 2396 241 2400 243 2404 246 2409 249 2413 251 2417 253 2422 256 2426 259 2430 262 2434 265 2438 267 2443 270 2447 273 2451 276 2456 279 2460 282 2464 284 2468 287 2473 290 2477 293 2481 296 2485 299 2489 302 2493 305 2497 308 2502 311 2507 314 2510 317 2514 320 2518 323 2522 326 2526 329 2530 333 2534 336 2538 339 2542 342 2546 346 2550 349 2555 352 2559 356 2563 359 2567 362 2571 366 2574 369 2578 372 2582 376 2586 379 2590 382 2594 386 2598 390 2602 393 2606 397 2610 401 2614 404 2617 408 2621 411 2625 415 2629 419 2633 423 2637 427 2640 430 2644 434 2648 438 2651 442 2655 446 2659 450 2663 454 2667 457 2671 461 2674 465 2678 469 2681 473 2685 477 2688 482 2692 486 2696 490 2699 494 2703 498 2706 502 2710 506 2713 511 2717 515 2720 519 2724 524 2727 528 2731 533 2734 537 2738 542 2741 546 2745 551 2748 555 2751 560 2755 564 2758 569 2761 573 2764 578 2768 583 2771 588 2774 592 2778 597 2781 602 2784 607 2787 611 2790 616 2793 621 2796 626 2799 631 2802 636 2805 641 2808 646 2811 651 2814 657 2817 662 2820 667 2823 672 2826 677 2829 682 2831 688 2834 693 2837 699 2840 704 2843 710 2845 715 2848 721 2850 726 2853 732 2856 738 2858 743 2861 749 2863 754 2865 760 2868 766 2870 772 2873 778 2875 784 2877 790 2880 796 2882 802 2884 808 2886 814 2888 820 2891 826 2893 832 2895 839 2897 845 2899 851 2901 857 2903 864 2905 870 2907 877 2909 884 2910 890 2912 897 2914 903 2915 910 2917 916 2919 923 2920 930 2922 937 2923 944 2925 951 2926 958 2927 965 2928 972 2929 979 2930 985 2931 992 2932 1000 2933 1007 2934 1015 2935 1022 2936 1029 2937 1037 2938 1044 2938 1051 2939 1059 2940 1066 2940 1074 2941 1082 2941 1089 2942 1097 2942 1105 2942 1113 2943 1121 2943 1128 2943 1136 2943 1144 2943 1152 2943 1161 2942 1169 2942 1177 2942 1185 2941 1194 2941 120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3"/>
              <draw:equation draw:name="f7" draw:formula="?f4 / 2413"/>
              <draw:equation draw:name="f8" draw:formula="?f0 / ?f6"/>
              <draw:equation draw:name="f9" draw:formula="?f1 / ?f6"/>
              <draw:equation draw:name="f10" draw:formula="?f2 / ?f7"/>
              <draw:equation draw:name="f11" draw:formula="?f3 / ?f7"/>
            </draw:enhanced-geometry>
          </draw:custom-shape>
          <draw:custom-shape draw:name="フリーフォーム 25" draw:style-name="gr3" draw:text-style-name="P1" draw:layer="layout" svg:width="0.11cm" svg:height="0.15cm" svg:x="12.81cm" svg:y="4.578cm">
            <text:p/>
            <draw:enhanced-geometry svg:viewBox="0 0 75 100" draw:text-areas="?f8 ?f10 ?f9 ?f11" draw:mirror-horizontal="false" draw:mirror-vertical="false" draw:type="non-primitive" draw:enhanced-path="M 0 0 C 6 0 12 0 18 0 33 28 48 56 62 84 62 56 62 28 62 0 67 0 71 0 75 0 75 33 75 67 75 100 69 100 63 100 57 100 43 72 28 45 13 17 13 45 13 72 13 100 9 100 4 100 0 100 0 67 0 3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
              <draw:equation draw:name="f7" draw:formula="?f4 / 100"/>
              <draw:equation draw:name="f8" draw:formula="?f0 / ?f6"/>
              <draw:equation draw:name="f9" draw:formula="?f1 / ?f6"/>
              <draw:equation draw:name="f10" draw:formula="?f2 / ?f7"/>
              <draw:equation draw:name="f11" draw:formula="?f3 / ?f7"/>
            </draw:enhanced-geometry>
          </draw:custom-shape>
          <draw:custom-shape draw:name="フリーフォーム 26" draw:style-name="gr3" draw:text-style-name="P1" draw:layer="layout" svg:width="0.18cm" svg:height="0.17cm" svg:x="11.429cm" svg:y="5.081cm">
            <text:p/>
            <draw:enhanced-geometry svg:viewBox="0 0 118 113" draw:text-areas="?f8 ?f10 ?f9 ?f11" draw:mirror-horizontal="false" draw:mirror-vertical="false" draw:type="non-primitive" draw:enhanced-path="M 118 64 C 105 80 91 97 77 113 75 110 72 108 69 105 80 93 90 80 101 67 93 61 86 54 78 48 68 60 58 72 48 85 45 82 42 80 39 77 49 65 59 53 70 41 60 33 51 25 42 18 31 31 20 44 9 57 6 54 3 52 0 49 14 33 28 16 42 0 67 21 93 43 118 6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8"/>
              <draw:equation draw:name="f7" draw:formula="?f4 / 113"/>
              <draw:equation draw:name="f8" draw:formula="?f0 / ?f6"/>
              <draw:equation draw:name="f9" draw:formula="?f1 / ?f6"/>
              <draw:equation draw:name="f10" draw:formula="?f2 / ?f7"/>
              <draw:equation draw:name="f11" draw:formula="?f3 / ?f7"/>
            </draw:enhanced-geometry>
          </draw:custom-shape>
          <draw:custom-shape draw:name="フリーフォーム 27" draw:style-name="gr3" draw:text-style-name="P1" draw:layer="layout" svg:width="0.1cm" svg:height="0.15cm" svg:x="12.824cm" svg:y="7.349cm">
            <text:p/>
            <draw:enhanced-geometry svg:viewBox="0 0 70 104" draw:text-areas="?f8 ?f10 ?f9 ?f11" draw:mirror-horizontal="false" draw:mirror-vertical="false" draw:type="non-primitive" draw:enhanced-path="M 64 5 C 64 10 64 14 64 18 59 16 55 14 50 13 45 12 41 11 37 11 29 11 23 12 20 16 16 18 14 23 14 28 14 32 15 36 18 38 20 40 25 42 33 43 35 44 38 44 41 45 51 47 59 50 63 55 68 60 70 66 70 75 70 84 67 92 61 96 54 102 45 104 33 104 27 104 22 103 17 103 12 102 7 100 1 98 1 93 1 89 1 84 6 87 12 89 17 90 22 92 27 93 33 93 40 93 46 92 50 89 54 86 57 81 57 75 57 71 55 67 52 64 49 61 44 59 37 58 34 57 31 57 29 56 19 54 12 51 7 47 3 42 0 36 0 29 0 20 3 13 9 8 16 3 24 0 35 0 40 0 45 1 49 1 55 3 59 4 64 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
              <draw:equation draw:name="f7" draw:formula="?f4 / 104"/>
              <draw:equation draw:name="f8" draw:formula="?f0 / ?f6"/>
              <draw:equation draw:name="f9" draw:formula="?f1 / ?f6"/>
              <draw:equation draw:name="f10" draw:formula="?f2 / ?f7"/>
              <draw:equation draw:name="f11" draw:formula="?f3 / ?f7"/>
            </draw:enhanced-geometry>
          </draw:custom-shape>
          <draw:custom-shape draw:name="フリーフォーム 28" draw:style-name="gr3" draw:text-style-name="P1" draw:layer="layout" svg:width="0.21cm" svg:height="0.21cm" svg:x="14.099cm" svg:y="5.08cm">
            <text:p/>
            <draw:enhanced-geometry svg:viewBox="0 0 143 142" draw:text-areas="?f8 ?f10 ?f9 ?f11" draw:mirror-horizontal="false" draw:mirror-vertical="false" draw:type="non-primitive" draw:enhanced-path="M 82 142 C 79 138 76 135 73 131 90 108 107 85 124 61 98 74 72 87 46 100 42 96 39 92 36 88 53 64 70 41 87 17 61 30 35 43 9 55 6 52 3 48 0 45 31 30 62 15 93 0 97 4 100 9 104 13 86 37 69 61 51 85 78 72 105 59 131 46 135 50 139 54 143 59 122 86 102 114 82 14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3"/>
              <draw:equation draw:name="f7" draw:formula="?f4 / 142"/>
              <draw:equation draw:name="f8" draw:formula="?f0 / ?f6"/>
              <draw:equation draw:name="f9" draw:formula="?f1 / ?f6"/>
              <draw:equation draw:name="f10" draw:formula="?f2 / ?f7"/>
              <draw:equation draw:name="f11" draw:formula="?f3 / ?f7"/>
            </draw:enhanced-geometry>
          </draw:custom-shape>
        </draw:g>
        <draw:g>
          <draw:custom-shape draw:name="フリーフォーム 23" draw:style-name="gr1" draw:text-style-name="P1" draw:layer="layout" svg:width="4.599cm" svg:height="4.599cm" svg:x="15.3cm" svg:y="3.001cm">
            <text:p/>
            <draw:enhanced-geometry svg:viewBox="0 0 4600 4600" draw:text-areas="?f8 ?f10 ?f9 ?f11" draw:type="non-primitive" draw:enhanced-path="M 4600 2300 C 4600 3570 3571 4600 2300 4600 1029 4600 0 3570 0 2300 0 1029 1030 0 2300 0 3570 0 4600 1029 4600 23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00"/>
              <draw:equation draw:name="f7" draw:formula="?f4 / 4600"/>
              <draw:equation draw:name="f8" draw:formula="?f0 / ?f6"/>
              <draw:equation draw:name="f9" draw:formula="?f1 / ?f6"/>
              <draw:equation draw:name="f10" draw:formula="?f2 / ?f7"/>
              <draw:equation draw:name="f11" draw:formula="?f3 / ?f7"/>
            </draw:enhanced-geometry>
          </draw:custom-shape>
          <draw:custom-shape draw:name="フリーフォーム 24" draw:style-name="gr2" draw:text-style-name="P1" draw:layer="layout" svg:width="2.942cm" svg:height="2.412cm" svg:x="16.129cm" svg:y="4.831cm">
            <text:p/>
            <draw:enhanced-geometry svg:viewBox="0 0 2943 2413" draw:text-areas="?f8 ?f10 ?f9 ?f11" draw:type="non-primitive" draw:enhanced-path="M 2941 1202 C 2940 1210 2940 1219 2939 1227 2938 1236 2937 1245 2936 1253 2935 1262 2934 1270 2933 1279 2932 1288 2930 1297 2929 1305 2928 1315 2926 1324 2925 1333 2923 1342 2921 1351 2919 1359 2917 1369 2915 1378 2913 1387 2910 1397 2908 1406 2906 1415 2903 1425 2900 1434 2897 1444 2894 1454 2891 1464 2888 1473 2885 1483 2881 1492 2878 1502 2874 1512 2870 1522 2867 1532 2863 1542 2859 1551 2855 1561 2850 1571 2846 1582 2841 1592 2837 1602 2832 1612 2827 1622 2822 1633 2817 1643 2811 1653 2806 1663 2800 1674 2794 1684 2788 1694 2782 1705 2776 1715 2770 1725 2763 1736 2757 1747 2750 1757 2743 1767 2736 1778 2728 1788 2721 1799 2713 1809 2705 1820 2697 1830 2690 1841 2681 1851 2673 1862 2664 1872 2655 1883 2646 1893 2638 1904 2628 1915 2619 1925 2609 1935 2599 1946 2589 1956 2579 1967 2569 1977 2558 1987 2548 1997 2537 2007 2525 2018 2514 2028 2502 2038 2491 2048 2479 2058 2467 2067 2455 2077 2442 2087 2430 2097 2417 2106 2404 2116 2391 2125 2377 2134 2364 2144 2350 2153 2336 2162 2322 2171 2307 2180 2293 2189 2278 2198 2263 2206 2248 2214 2233 2222 2218 2231 2202 2239 2187 2247 2171 2255 2155 2262 2138 2270 2122 2277 2105 2284 2089 2291 2072 2298 2055 2305 2038 2311 2020 2318 2002 2324 1985 2330 1967 2335 1949 2341 1932 2347 1913 2352 1895 2357 1876 2362 1858 2366 1839 2371 1821 2375 1802 2379 1783 2383 1764 2386 1745 2390 1725 2393 1706 2396 1687 2398 1667 2401 1648 2403 1628 2405 1609 2407 1589 2408 1570 2410 1550 2411 1531 2412 1511 2412 1491 2413 1471 2413 1452 2413 1432 2412 1412 2412 1392 2411 1373 2410 1353 2408 1333 2407 1314 2405 1294 2403 1275 2401 1256 2398 1236 2396 1217 2393 1198 2390 1179 2386 1160 2383 1141 2379 1122 2375 1103 2371 1085 2366 1066 2362 1048 2357 1030 2352 1011 2347 993 2341 975 2335 957 2330 940 2324 922 2318 905 2311 888 2305 871 2298 854 2291 837 2284 821 2277 804 2270 788 2262 772 2255 756 2247 740 2239 724 2231 709 2222 694 2214 679 2206 664 2198 649 2189 635 2180 620 2171 606 2162 592 2153 579 2144 565 2134 552 2125 538 2116 526 2106 513 2097 500 2087 488 2077 476 2067 463 2058 452 2048 440 2038 428 2028 417 2018 406 2007 395 1997 384 1987 374 1977 363 1967 353 1956 343 1946 333 1935 324 1925 315 1915 305 1904 296 1893 287 1883 278 1872 269 1862 261 1851 253 1841 245 1830 237 1820 229 1809 222 1799 214 1788 207 1778 200 1767 193 1757 185 1747 179 1736 172 1725 166 1715 160 1705 154 1694 148 1684 143 1674 137 1663 131 1653 126 1643 120 1633 115 1622 110 1612 106 1602 101 1592 97 1582 92 1571 88 1561 84 1551 80 1542 75 1532 72 1522 68 1512 64 1502 61 1492 57 1483 54 1473 51 1464 48 1454 45 1444 42 1434 40 1425 37 1415 35 1406 32 1397 30 1387 28 1378 26 1369 23 1359 21 1351 20 1342 18 1333 16 1324 15 1315 13 1305 12 1297 10 1288 9 1279 8 1270 7 1262 6 1253 5 1245 5 1236 4 1227 3 1219 3 1210 2 1202 2 1194 1 1185 1 1177 0 1169 0 1161 0 1152 0 1144 0 1136 0 1128 0 1121 0 1113 1 1105 1 1097 2 1089 2 1082 2 1074 3 1066 3 1059 4 1051 5 1044 5 1037 6 1029 7 1022 8 1015 9 1007 10 1000 11 992 12 985 13 979 14 972 16 965 17 958 18 951 20 944 21 937 23 930 24 923 26 916 27 910 29 903 31 897 33 890 34 884 36 877 38 870 40 864 42 857 44 851 46 845 48 839 49 832 52 826 54 820 56 814 58 808 60 802 62 796 65 790 67 784 70 778 72 772 74 766 77 760 79 754 82 749 85 743 87 738 89 732 92 726 95 721 97 715 100 710 103 704 105 699 108 693 111 688 114 683 116 677 120 672 123 667 126 662 128 657 131 651 134 646 137 641 140 636 143 631 146 626 149 621 152 616 156 611 159 607 162 602 165 597 168 592 171 588 174 583 178 578 181 573 184 569 188 564 191 560 195 555 198 551 201 546 205 542 208 537 212 533 215 528 218 524 222 519 225 515 229 511 232 506 236 502 239 498 243 494 246 490 250 486 254 482 257 477 261 473 265 469 269 465 272 461 276 457 280 453 283 450 287 446 291 442 295 438 299 434 302 430 306 427 310 423 313 419 317 415 321 411 325 408 329 404 333 401 336 397 340 393 344 390 348 386 352 383 356 379 360 376 364 372 368 369 372 366 376 362 380 359 384 356 388 352 392 349 396 346 400 342 404 339 408 336 412 333 416 329 421 326 425 323 429 320 433 317 437 314 441 311 445 308 449 305 453 302 457 299 462 296 466 293 470 290 474 287 478 284 483 282 487 279 491 276 495 273 500 270 504 267 508 265 512 262 517 259 521 256 525 254 529 251 533 249 538 246 542 243 546 240 551 238 555 236 559 233 564 230 568 228 572 225 577 223 581 221 585 218 590 215 594 213 598 210 603 208 607 206 612 203 616 201 620 198 625 196 629 194 634 192 638 190 643 187 647 185 651 183 656 181 661 179 665 177 669 175 674 172 679 169 682 168 687 166 691 164 696 162 700 160 705 158 709 156 714 154 718 152 723 150 728 148 733 146 737 144 741 142 746 140 750 138 754 137 759 135 763 133 768 131 772 129 777 127 782 126 786 124 791 122 795 120 800 119 804 117 809 115 813 113 818 112 823 110 827 108 832 107 836 105 840 103 845 102 850 101 855 99 859 97 864 96 869 94 873 93 878 91 882 90 887 89 892 87 896 86 901 84 905 83 910 81 915 80 920 79 924 77 929 76 933 74 938 73 942 72 947 70 952 69 956 68 961 66 966 65 970 64 975 63 980 62 984 61 989 59 994 58 998 57 1003 56 1008 55 1012 53 1017 52 1022 51 1027 50 1031 49 1036 48 1041 47 1045 46 1050 45 1054 44 1059 43 1064 42 1068 41 1073 40 1078 39 1083 38 1087 37 1092 36 1097 35 1102 34 1106 34 1111 33 1115 32 1120 31 1125 30 1130 29 1135 29 1139 28 1144 27 1149 26 1153 26 1158 25 1163 24 1167 23 1172 23 1177 23 1182 21 1186 21 1191 20 1196 19 1201 18 1205 18 1210 17 1215 17 1220 16 1224 16 1229 15 1233 14 1238 14 1243 13 1248 13 1253 12 1257 12 1262 11 1267 11 1272 10 1276 10 1281 9 1286 8 1291 8 1295 8 1300 8 1305 7 1310 7 1315 7 1319 6 1324 6 1328 5 1333 5 1338 5 1343 5 1347 4 1352 4 1357 3 1362 3 1366 3 1371 3 1376 2 1381 2 1386 2 1390 2 1395 2 1400 1 1405 1 1409 1 1414 1 1419 1 1424 1 1428 1 1433 1 1438 1 1443 1 1448 0 1452 0 1457 0 1462 0 1467 0 1471 0 1476 0 1481 0 1486 0 1490 0 1495 0 1500 1 1505 1 1510 1 1514 1 1519 1 1524 1 1529 1 1533 1 1538 1 1543 1 1548 2 1552 2 1557 2 1561 2 1566 2 1571 3 1576 3 1581 3 1585 3 1590 4 1595 4 1600 5 1604 5 1609 5 1614 5 1619 6 1623 6 1628 7 1633 7 1638 7 1643 8 1647 8 1652 8 1657 8 1662 9 1666 10 1671 10 1676 11 1681 11 1686 12 1690 12 1695 13 1699 13 1704 14 1709 14 1713 15 1718 16 1723 16 1728 17 1733 17 1737 18 1742 18 1747 19 1752 20 1756 21 1761 21 1766 22 1770 23 1775 23 1780 24 1784 25 1789 26 1794 26 1799 27 1804 28 1808 29 1813 29 1818 30 1822 31 1827 32 1832 33 1836 34 1841 34 1846 35 1851 36 1855 37 1860 38 1864 39 1869 40 1874 41 1879 42 1883 43 1888 44 1893 45 1898 46 1902 47 1907 48 1911 49 1916 50 1921 51 1926 52 1930 53 1935 55 1939 56 1944 57 1949 58 1954 59 1958 61 1963 62 1967 63 1972 64 1976 65 1981 66 1986 68 1991 69 1995 70 2000 72 2004 73 2009 74 2014 76 2018 77 2023 79 2028 80 2032 81 2037 83 2042 84 2046 86 2051 87 2056 89 2060 90 2065 91 2069 93 2074 94 2079 96 2083 97 2088 99 2092 101 2097 102 2101 104 2106 105 2111 107 2115 108 2120 110 2125 112 2129 113 2133 115 2138 117 2142 119 2147 120 2151 122 2156 124 2161 126 2165 127 2170 129 2175 131 2179 133 2184 135 2188 137 2192 138 2197 140 2202 142 2206 144 2211 146 2215 148 2219 150 2224 152 2229 154 2233 156 2238 158 2242 160 2246 162 2251 164 2256 166 2260 168 2265 170 2269 172 2274 175 2278 177 2282 179 2287 181 2291 183 2295 185 2300 187 2304 190 2309 192 2313 194 2318 196 2322 198 2326 201 2331 203 2335 206 2339 208 2344 210 2348 213 2352 215 2357 218 2361 221 2365 223 2370 225 2374 228 2379 230 2383 233 2388 236 2392 238 2396 241 2400 243 2404 246 2409 249 2413 251 2417 253 2422 256 2426 259 2430 262 2434 265 2438 267 2443 270 2447 273 2451 276 2456 279 2460 282 2464 284 2468 287 2473 290 2477 293 2481 296 2485 299 2489 302 2493 305 2497 308 2502 311 2507 314 2510 317 2514 320 2518 323 2522 326 2526 329 2530 333 2534 336 2538 339 2542 342 2546 346 2550 349 2555 352 2559 356 2563 359 2567 362 2571 366 2574 369 2578 372 2582 376 2586 379 2590 382 2594 386 2598 390 2602 393 2606 397 2610 401 2614 404 2617 408 2621 411 2625 415 2629 419 2633 423 2637 427 2640 430 2644 434 2648 438 2651 442 2655 446 2659 450 2663 454 2667 457 2671 461 2674 465 2678 469 2681 473 2685 477 2688 482 2692 486 2696 490 2699 494 2703 498 2706 502 2710 506 2713 511 2717 515 2720 519 2724 524 2727 528 2731 533 2734 537 2738 542 2741 546 2745 551 2748 555 2751 560 2755 564 2758 569 2761 573 2764 578 2768 583 2771 588 2774 592 2778 597 2781 602 2784 607 2787 611 2790 616 2793 621 2796 626 2799 631 2802 636 2805 641 2808 646 2811 651 2814 657 2817 662 2820 667 2823 672 2826 677 2829 682 2831 688 2834 693 2837 699 2840 704 2843 710 2845 715 2848 721 2850 726 2853 732 2856 738 2858 743 2861 749 2863 754 2865 760 2868 766 2870 772 2873 778 2875 784 2877 790 2880 796 2882 802 2884 808 2886 814 2888 820 2891 826 2893 832 2895 839 2897 845 2899 851 2901 857 2903 864 2905 870 2907 877 2909 884 2910 890 2912 897 2914 903 2915 910 2917 916 2919 923 2920 930 2922 937 2923 944 2925 951 2926 958 2927 965 2928 972 2929 979 2930 985 2931 992 2932 1000 2933 1007 2934 1015 2935 1022 2936 1029 2937 1037 2938 1044 2938 1051 2939 1059 2940 1066 2940 1074 2941 1082 2941 1089 2942 1097 2942 1105 2942 1113 2943 1121 2943 1128 2943 1136 2943 1144 2943 1152 2943 1161 2942 1169 2942 1177 2942 1185 2941 1194 2941 120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3"/>
              <draw:equation draw:name="f7" draw:formula="?f4 / 2413"/>
              <draw:equation draw:name="f8" draw:formula="?f0 / ?f6"/>
              <draw:equation draw:name="f9" draw:formula="?f1 / ?f6"/>
              <draw:equation draw:name="f10" draw:formula="?f2 / ?f7"/>
              <draw:equation draw:name="f11" draw:formula="?f3 / ?f7"/>
            </draw:enhanced-geometry>
          </draw:custom-shape>
          <draw:custom-shape draw:name="フリーフォーム 25" draw:style-name="gr3" draw:text-style-name="P1" draw:layer="layout" svg:width="0.11cm" svg:height="0.15cm" svg:x="17.543cm" svg:y="4.578cm">
            <text:p/>
            <draw:enhanced-geometry svg:viewBox="0 0 75 100" draw:text-areas="?f8 ?f10 ?f9 ?f11" draw:mirror-horizontal="false" draw:mirror-vertical="false" draw:type="non-primitive" draw:enhanced-path="M 0 0 C 6 0 12 0 18 0 33 28 48 56 62 84 62 56 62 28 62 0 67 0 71 0 75 0 75 33 75 67 75 100 69 100 63 100 57 100 43 72 28 45 13 17 13 45 13 72 13 100 9 100 4 100 0 100 0 67 0 3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
              <draw:equation draw:name="f7" draw:formula="?f4 / 100"/>
              <draw:equation draw:name="f8" draw:formula="?f0 / ?f6"/>
              <draw:equation draw:name="f9" draw:formula="?f1 / ?f6"/>
              <draw:equation draw:name="f10" draw:formula="?f2 / ?f7"/>
              <draw:equation draw:name="f11" draw:formula="?f3 / ?f7"/>
            </draw:enhanced-geometry>
          </draw:custom-shape>
          <draw:custom-shape draw:name="フリーフォーム 26" draw:style-name="gr3" draw:text-style-name="P1" draw:layer="layout" svg:width="0.18cm" svg:height="0.17cm" svg:x="16.162cm" svg:y="5.081cm">
            <text:p/>
            <draw:enhanced-geometry svg:viewBox="0 0 118 113" draw:text-areas="?f8 ?f10 ?f9 ?f11" draw:mirror-horizontal="false" draw:mirror-vertical="false" draw:type="non-primitive" draw:enhanced-path="M 118 64 C 105 80 91 97 77 113 75 110 72 108 69 105 80 93 90 80 101 67 93 61 86 54 78 48 68 60 58 72 48 85 45 82 42 80 39 77 49 65 59 53 70 41 60 33 51 25 42 18 31 31 20 44 9 57 6 54 3 52 0 49 14 33 28 16 42 0 67 21 93 43 118 6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8"/>
              <draw:equation draw:name="f7" draw:formula="?f4 / 113"/>
              <draw:equation draw:name="f8" draw:formula="?f0 / ?f6"/>
              <draw:equation draw:name="f9" draw:formula="?f1 / ?f6"/>
              <draw:equation draw:name="f10" draw:formula="?f2 / ?f7"/>
              <draw:equation draw:name="f11" draw:formula="?f3 / ?f7"/>
            </draw:enhanced-geometry>
          </draw:custom-shape>
          <draw:custom-shape draw:name="フリーフォーム 27" draw:style-name="gr3" draw:text-style-name="P1" draw:layer="layout" svg:width="0.1cm" svg:height="0.15cm" svg:x="17.557cm" svg:y="7.349cm">
            <text:p/>
            <draw:enhanced-geometry svg:viewBox="0 0 70 104" draw:text-areas="?f8 ?f10 ?f9 ?f11" draw:mirror-horizontal="false" draw:mirror-vertical="false" draw:type="non-primitive" draw:enhanced-path="M 64 5 C 64 10 64 14 64 18 59 16 55 14 50 13 45 12 41 11 37 11 29 11 23 12 20 16 16 18 14 23 14 28 14 32 15 36 18 38 20 40 25 42 33 43 35 44 38 44 41 45 51 47 59 50 63 55 68 60 70 66 70 75 70 84 67 92 61 96 54 102 45 104 33 104 27 104 22 103 17 103 12 102 7 100 1 98 1 93 1 89 1 84 6 87 12 89 17 90 22 92 27 93 33 93 40 93 46 92 50 89 54 86 57 81 57 75 57 71 55 67 52 64 49 61 44 59 37 58 34 57 31 57 29 56 19 54 12 51 7 47 3 42 0 36 0 29 0 20 3 13 9 8 16 3 24 0 35 0 40 0 45 1 49 1 55 3 59 4 64 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
              <draw:equation draw:name="f7" draw:formula="?f4 / 104"/>
              <draw:equation draw:name="f8" draw:formula="?f0 / ?f6"/>
              <draw:equation draw:name="f9" draw:formula="?f1 / ?f6"/>
              <draw:equation draw:name="f10" draw:formula="?f2 / ?f7"/>
              <draw:equation draw:name="f11" draw:formula="?f3 / ?f7"/>
            </draw:enhanced-geometry>
          </draw:custom-shape>
          <draw:custom-shape draw:name="フリーフォーム 28" draw:style-name="gr3" draw:text-style-name="P1" draw:layer="layout" svg:width="0.21cm" svg:height="0.21cm" svg:x="18.832cm" svg:y="5.08cm">
            <text:p/>
            <draw:enhanced-geometry svg:viewBox="0 0 143 142" draw:text-areas="?f8 ?f10 ?f9 ?f11" draw:mirror-horizontal="false" draw:mirror-vertical="false" draw:type="non-primitive" draw:enhanced-path="M 82 142 C 79 138 76 135 73 131 90 108 107 85 124 61 98 74 72 87 46 100 42 96 39 92 36 88 53 64 70 41 87 17 61 30 35 43 9 55 6 52 3 48 0 45 31 30 62 15 93 0 97 4 100 9 104 13 86 37 69 61 51 85 78 72 105 59 131 46 135 50 139 54 143 59 122 86 102 114 82 14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3"/>
              <draw:equation draw:name="f7" draw:formula="?f4 / 142"/>
              <draw:equation draw:name="f8" draw:formula="?f0 / ?f6"/>
              <draw:equation draw:name="f9" draw:formula="?f1 / ?f6"/>
              <draw:equation draw:name="f10" draw:formula="?f2 / ?f7"/>
              <draw:equation draw:name="f11" draw:formula="?f3 / ?f7"/>
            </draw:enhanced-geometry>
          </draw:custom-shape>
        </draw:g>
        <draw:g>
          <draw:custom-shape draw:name="フリーフォーム 23" draw:style-name="gr1" draw:text-style-name="P1" draw:layer="layout" svg:width="4.599cm" svg:height="4.599cm" svg:x="1.1cm" svg:y="7.801cm">
            <text:p/>
            <draw:enhanced-geometry svg:viewBox="0 0 4600 4600" draw:text-areas="?f8 ?f10 ?f9 ?f11" draw:type="non-primitive" draw:enhanced-path="M 4600 2300 C 4600 3570 3571 4600 2300 4600 1029 4600 0 3570 0 2300 0 1029 1030 0 2300 0 3570 0 4600 1029 4600 23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00"/>
              <draw:equation draw:name="f7" draw:formula="?f4 / 4600"/>
              <draw:equation draw:name="f8" draw:formula="?f0 / ?f6"/>
              <draw:equation draw:name="f9" draw:formula="?f1 / ?f6"/>
              <draw:equation draw:name="f10" draw:formula="?f2 / ?f7"/>
              <draw:equation draw:name="f11" draw:formula="?f3 / ?f7"/>
            </draw:enhanced-geometry>
          </draw:custom-shape>
          <draw:custom-shape draw:name="フリーフォーム 24" draw:style-name="gr2" draw:text-style-name="P1" draw:layer="layout" svg:width="2.942cm" svg:height="2.412cm" svg:x="1.929cm" svg:y="9.631cm">
            <text:p/>
            <draw:enhanced-geometry svg:viewBox="0 0 2943 2413" draw:text-areas="?f8 ?f10 ?f9 ?f11" draw:type="non-primitive" draw:enhanced-path="M 2941 1202 C 2940 1210 2940 1219 2939 1227 2938 1236 2937 1245 2936 1253 2935 1262 2934 1270 2933 1279 2932 1288 2930 1297 2929 1305 2928 1315 2926 1324 2925 1333 2923 1342 2921 1351 2919 1359 2917 1369 2915 1378 2913 1387 2910 1397 2908 1406 2906 1415 2903 1425 2900 1434 2897 1444 2894 1454 2891 1464 2888 1473 2885 1483 2881 1492 2878 1502 2874 1512 2870 1522 2867 1532 2863 1542 2859 1551 2855 1561 2850 1571 2846 1582 2841 1592 2837 1602 2832 1612 2827 1622 2822 1633 2817 1643 2811 1653 2806 1663 2800 1674 2794 1684 2788 1694 2782 1705 2776 1715 2770 1725 2763 1736 2757 1747 2750 1757 2743 1767 2736 1778 2728 1788 2721 1799 2713 1809 2705 1820 2697 1830 2690 1841 2681 1851 2673 1862 2664 1872 2655 1883 2646 1893 2638 1904 2628 1915 2619 1925 2609 1935 2599 1946 2589 1956 2579 1967 2569 1977 2558 1987 2548 1997 2537 2007 2525 2018 2514 2028 2502 2038 2491 2048 2479 2058 2467 2067 2455 2077 2442 2087 2430 2097 2417 2106 2404 2116 2391 2125 2377 2134 2364 2144 2350 2153 2336 2162 2322 2171 2307 2180 2293 2189 2278 2198 2263 2206 2248 2214 2233 2222 2218 2231 2202 2239 2187 2247 2171 2255 2155 2262 2138 2270 2122 2277 2105 2284 2089 2291 2072 2298 2055 2305 2038 2311 2020 2318 2002 2324 1985 2330 1967 2335 1949 2341 1932 2347 1913 2352 1895 2357 1876 2362 1858 2366 1839 2371 1821 2375 1802 2379 1783 2383 1764 2386 1745 2390 1725 2393 1706 2396 1687 2398 1667 2401 1648 2403 1628 2405 1609 2407 1589 2408 1570 2410 1550 2411 1531 2412 1511 2412 1491 2413 1471 2413 1452 2413 1432 2412 1412 2412 1392 2411 1373 2410 1353 2408 1333 2407 1314 2405 1294 2403 1275 2401 1256 2398 1236 2396 1217 2393 1198 2390 1179 2386 1160 2383 1141 2379 1122 2375 1103 2371 1085 2366 1066 2362 1048 2357 1030 2352 1011 2347 993 2341 975 2335 957 2330 940 2324 922 2318 905 2311 888 2305 871 2298 854 2291 837 2284 821 2277 804 2270 788 2262 772 2255 756 2247 740 2239 724 2231 709 2222 694 2214 679 2206 664 2198 649 2189 635 2180 620 2171 606 2162 592 2153 579 2144 565 2134 552 2125 538 2116 526 2106 513 2097 500 2087 488 2077 476 2067 463 2058 452 2048 440 2038 428 2028 417 2018 406 2007 395 1997 384 1987 374 1977 363 1967 353 1956 343 1946 333 1935 324 1925 315 1915 305 1904 296 1893 287 1883 278 1872 269 1862 261 1851 253 1841 245 1830 237 1820 229 1809 222 1799 214 1788 207 1778 200 1767 193 1757 185 1747 179 1736 172 1725 166 1715 160 1705 154 1694 148 1684 143 1674 137 1663 131 1653 126 1643 120 1633 115 1622 110 1612 106 1602 101 1592 97 1582 92 1571 88 1561 84 1551 80 1542 75 1532 72 1522 68 1512 64 1502 61 1492 57 1483 54 1473 51 1464 48 1454 45 1444 42 1434 40 1425 37 1415 35 1406 32 1397 30 1387 28 1378 26 1369 23 1359 21 1351 20 1342 18 1333 16 1324 15 1315 13 1305 12 1297 10 1288 9 1279 8 1270 7 1262 6 1253 5 1245 5 1236 4 1227 3 1219 3 1210 2 1202 2 1194 1 1185 1 1177 0 1169 0 1161 0 1152 0 1144 0 1136 0 1128 0 1121 0 1113 1 1105 1 1097 2 1089 2 1082 2 1074 3 1066 3 1059 4 1051 5 1044 5 1037 6 1029 7 1022 8 1015 9 1007 10 1000 11 992 12 985 13 979 14 972 16 965 17 958 18 951 20 944 21 937 23 930 24 923 26 916 27 910 29 903 31 897 33 890 34 884 36 877 38 870 40 864 42 857 44 851 46 845 48 839 49 832 52 826 54 820 56 814 58 808 60 802 62 796 65 790 67 784 70 778 72 772 74 766 77 760 79 754 82 749 85 743 87 738 89 732 92 726 95 721 97 715 100 710 103 704 105 699 108 693 111 688 114 683 116 677 120 672 123 667 126 662 128 657 131 651 134 646 137 641 140 636 143 631 146 626 149 621 152 616 156 611 159 607 162 602 165 597 168 592 171 588 174 583 178 578 181 573 184 569 188 564 191 560 195 555 198 551 201 546 205 542 208 537 212 533 215 528 218 524 222 519 225 515 229 511 232 506 236 502 239 498 243 494 246 490 250 486 254 482 257 477 261 473 265 469 269 465 272 461 276 457 280 453 283 450 287 446 291 442 295 438 299 434 302 430 306 427 310 423 313 419 317 415 321 411 325 408 329 404 333 401 336 397 340 393 344 390 348 386 352 383 356 379 360 376 364 372 368 369 372 366 376 362 380 359 384 356 388 352 392 349 396 346 400 342 404 339 408 336 412 333 416 329 421 326 425 323 429 320 433 317 437 314 441 311 445 308 449 305 453 302 457 299 462 296 466 293 470 290 474 287 478 284 483 282 487 279 491 276 495 273 500 270 504 267 508 265 512 262 517 259 521 256 525 254 529 251 533 249 538 246 542 243 546 240 551 238 555 236 559 233 564 230 568 228 572 225 577 223 581 221 585 218 590 215 594 213 598 210 603 208 607 206 612 203 616 201 620 198 625 196 629 194 634 192 638 190 643 187 647 185 651 183 656 181 661 179 665 177 669 175 674 172 679 169 682 168 687 166 691 164 696 162 700 160 705 158 709 156 714 154 718 152 723 150 728 148 733 146 737 144 741 142 746 140 750 138 754 137 759 135 763 133 768 131 772 129 777 127 782 126 786 124 791 122 795 120 800 119 804 117 809 115 813 113 818 112 823 110 827 108 832 107 836 105 840 103 845 102 850 101 855 99 859 97 864 96 869 94 873 93 878 91 882 90 887 89 892 87 896 86 901 84 905 83 910 81 915 80 920 79 924 77 929 76 933 74 938 73 942 72 947 70 952 69 956 68 961 66 966 65 970 64 975 63 980 62 984 61 989 59 994 58 998 57 1003 56 1008 55 1012 53 1017 52 1022 51 1027 50 1031 49 1036 48 1041 47 1045 46 1050 45 1054 44 1059 43 1064 42 1068 41 1073 40 1078 39 1083 38 1087 37 1092 36 1097 35 1102 34 1106 34 1111 33 1115 32 1120 31 1125 30 1130 29 1135 29 1139 28 1144 27 1149 26 1153 26 1158 25 1163 24 1167 23 1172 23 1177 23 1182 21 1186 21 1191 20 1196 19 1201 18 1205 18 1210 17 1215 17 1220 16 1224 16 1229 15 1233 14 1238 14 1243 13 1248 13 1253 12 1257 12 1262 11 1267 11 1272 10 1276 10 1281 9 1286 8 1291 8 1295 8 1300 8 1305 7 1310 7 1315 7 1319 6 1324 6 1328 5 1333 5 1338 5 1343 5 1347 4 1352 4 1357 3 1362 3 1366 3 1371 3 1376 2 1381 2 1386 2 1390 2 1395 2 1400 1 1405 1 1409 1 1414 1 1419 1 1424 1 1428 1 1433 1 1438 1 1443 1 1448 0 1452 0 1457 0 1462 0 1467 0 1471 0 1476 0 1481 0 1486 0 1490 0 1495 0 1500 1 1505 1 1510 1 1514 1 1519 1 1524 1 1529 1 1533 1 1538 1 1543 1 1548 2 1552 2 1557 2 1561 2 1566 2 1571 3 1576 3 1581 3 1585 3 1590 4 1595 4 1600 5 1604 5 1609 5 1614 5 1619 6 1623 6 1628 7 1633 7 1638 7 1643 8 1647 8 1652 8 1657 8 1662 9 1666 10 1671 10 1676 11 1681 11 1686 12 1690 12 1695 13 1699 13 1704 14 1709 14 1713 15 1718 16 1723 16 1728 17 1733 17 1737 18 1742 18 1747 19 1752 20 1756 21 1761 21 1766 22 1770 23 1775 23 1780 24 1784 25 1789 26 1794 26 1799 27 1804 28 1808 29 1813 29 1818 30 1822 31 1827 32 1832 33 1836 34 1841 34 1846 35 1851 36 1855 37 1860 38 1864 39 1869 40 1874 41 1879 42 1883 43 1888 44 1893 45 1898 46 1902 47 1907 48 1911 49 1916 50 1921 51 1926 52 1930 53 1935 55 1939 56 1944 57 1949 58 1954 59 1958 61 1963 62 1967 63 1972 64 1976 65 1981 66 1986 68 1991 69 1995 70 2000 72 2004 73 2009 74 2014 76 2018 77 2023 79 2028 80 2032 81 2037 83 2042 84 2046 86 2051 87 2056 89 2060 90 2065 91 2069 93 2074 94 2079 96 2083 97 2088 99 2092 101 2097 102 2101 104 2106 105 2111 107 2115 108 2120 110 2125 112 2129 113 2133 115 2138 117 2142 119 2147 120 2151 122 2156 124 2161 126 2165 127 2170 129 2175 131 2179 133 2184 135 2188 137 2192 138 2197 140 2202 142 2206 144 2211 146 2215 148 2219 150 2224 152 2229 154 2233 156 2238 158 2242 160 2246 162 2251 164 2256 166 2260 168 2265 170 2269 172 2274 175 2278 177 2282 179 2287 181 2291 183 2295 185 2300 187 2304 190 2309 192 2313 194 2318 196 2322 198 2326 201 2331 203 2335 206 2339 208 2344 210 2348 213 2352 215 2357 218 2361 221 2365 223 2370 225 2374 228 2379 230 2383 233 2388 236 2392 238 2396 241 2400 243 2404 246 2409 249 2413 251 2417 253 2422 256 2426 259 2430 262 2434 265 2438 267 2443 270 2447 273 2451 276 2456 279 2460 282 2464 284 2468 287 2473 290 2477 293 2481 296 2485 299 2489 302 2493 305 2497 308 2502 311 2507 314 2510 317 2514 320 2518 323 2522 326 2526 329 2530 333 2534 336 2538 339 2542 342 2546 346 2550 349 2555 352 2559 356 2563 359 2567 362 2571 366 2574 369 2578 372 2582 376 2586 379 2590 382 2594 386 2598 390 2602 393 2606 397 2610 401 2614 404 2617 408 2621 411 2625 415 2629 419 2633 423 2637 427 2640 430 2644 434 2648 438 2651 442 2655 446 2659 450 2663 454 2667 457 2671 461 2674 465 2678 469 2681 473 2685 477 2688 482 2692 486 2696 490 2699 494 2703 498 2706 502 2710 506 2713 511 2717 515 2720 519 2724 524 2727 528 2731 533 2734 537 2738 542 2741 546 2745 551 2748 555 2751 560 2755 564 2758 569 2761 573 2764 578 2768 583 2771 588 2774 592 2778 597 2781 602 2784 607 2787 611 2790 616 2793 621 2796 626 2799 631 2802 636 2805 641 2808 646 2811 651 2814 657 2817 662 2820 667 2823 672 2826 677 2829 682 2831 688 2834 693 2837 699 2840 704 2843 710 2845 715 2848 721 2850 726 2853 732 2856 738 2858 743 2861 749 2863 754 2865 760 2868 766 2870 772 2873 778 2875 784 2877 790 2880 796 2882 802 2884 808 2886 814 2888 820 2891 826 2893 832 2895 839 2897 845 2899 851 2901 857 2903 864 2905 870 2907 877 2909 884 2910 890 2912 897 2914 903 2915 910 2917 916 2919 923 2920 930 2922 937 2923 944 2925 951 2926 958 2927 965 2928 972 2929 979 2930 985 2931 992 2932 1000 2933 1007 2934 1015 2935 1022 2936 1029 2937 1037 2938 1044 2938 1051 2939 1059 2940 1066 2940 1074 2941 1082 2941 1089 2942 1097 2942 1105 2942 1113 2943 1121 2943 1128 2943 1136 2943 1144 2943 1152 2943 1161 2942 1169 2942 1177 2942 1185 2941 1194 2941 120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3"/>
              <draw:equation draw:name="f7" draw:formula="?f4 / 2413"/>
              <draw:equation draw:name="f8" draw:formula="?f0 / ?f6"/>
              <draw:equation draw:name="f9" draw:formula="?f1 / ?f6"/>
              <draw:equation draw:name="f10" draw:formula="?f2 / ?f7"/>
              <draw:equation draw:name="f11" draw:formula="?f3 / ?f7"/>
            </draw:enhanced-geometry>
          </draw:custom-shape>
          <draw:custom-shape draw:name="フリーフォーム 25" draw:style-name="gr3" draw:text-style-name="P1" draw:layer="layout" svg:width="0.11cm" svg:height="0.15cm" svg:x="3.343cm" svg:y="9.378cm">
            <text:p/>
            <draw:enhanced-geometry svg:viewBox="0 0 75 100" draw:text-areas="?f8 ?f10 ?f9 ?f11" draw:mirror-horizontal="false" draw:mirror-vertical="false" draw:type="non-primitive" draw:enhanced-path="M 0 0 C 6 0 12 0 18 0 33 28 48 56 62 84 62 56 62 28 62 0 67 0 71 0 75 0 75 33 75 67 75 100 69 100 63 100 57 100 43 72 28 45 13 17 13 45 13 72 13 100 9 100 4 100 0 100 0 67 0 3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
              <draw:equation draw:name="f7" draw:formula="?f4 / 100"/>
              <draw:equation draw:name="f8" draw:formula="?f0 / ?f6"/>
              <draw:equation draw:name="f9" draw:formula="?f1 / ?f6"/>
              <draw:equation draw:name="f10" draw:formula="?f2 / ?f7"/>
              <draw:equation draw:name="f11" draw:formula="?f3 / ?f7"/>
            </draw:enhanced-geometry>
          </draw:custom-shape>
          <draw:custom-shape draw:name="フリーフォーム 26" draw:style-name="gr3" draw:text-style-name="P1" draw:layer="layout" svg:width="0.18cm" svg:height="0.17cm" svg:x="1.962cm" svg:y="9.881cm">
            <text:p/>
            <draw:enhanced-geometry svg:viewBox="0 0 118 113" draw:text-areas="?f8 ?f10 ?f9 ?f11" draw:mirror-horizontal="false" draw:mirror-vertical="false" draw:type="non-primitive" draw:enhanced-path="M 118 64 C 105 80 91 97 77 113 75 110 72 108 69 105 80 93 90 80 101 67 93 61 86 54 78 48 68 60 58 72 48 85 45 82 42 80 39 77 49 65 59 53 70 41 60 33 51 25 42 18 31 31 20 44 9 57 6 54 3 52 0 49 14 33 28 16 42 0 67 21 93 43 118 6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8"/>
              <draw:equation draw:name="f7" draw:formula="?f4 / 113"/>
              <draw:equation draw:name="f8" draw:formula="?f0 / ?f6"/>
              <draw:equation draw:name="f9" draw:formula="?f1 / ?f6"/>
              <draw:equation draw:name="f10" draw:formula="?f2 / ?f7"/>
              <draw:equation draw:name="f11" draw:formula="?f3 / ?f7"/>
            </draw:enhanced-geometry>
          </draw:custom-shape>
          <draw:custom-shape draw:name="フリーフォーム 27" draw:style-name="gr3" draw:text-style-name="P1" draw:layer="layout" svg:width="0.1cm" svg:height="0.15cm" svg:x="3.357cm" svg:y="12.149cm">
            <text:p/>
            <draw:enhanced-geometry svg:viewBox="0 0 70 104" draw:text-areas="?f8 ?f10 ?f9 ?f11" draw:mirror-horizontal="false" draw:mirror-vertical="false" draw:type="non-primitive" draw:enhanced-path="M 64 5 C 64 10 64 14 64 18 59 16 55 14 50 13 45 12 41 11 37 11 29 11 23 12 20 16 16 18 14 23 14 28 14 32 15 36 18 38 20 40 25 42 33 43 35 44 38 44 41 45 51 47 59 50 63 55 68 60 70 66 70 75 70 84 67 92 61 96 54 102 45 104 33 104 27 104 22 103 17 103 12 102 7 100 1 98 1 93 1 89 1 84 6 87 12 89 17 90 22 92 27 93 33 93 40 93 46 92 50 89 54 86 57 81 57 75 57 71 55 67 52 64 49 61 44 59 37 58 34 57 31 57 29 56 19 54 12 51 7 47 3 42 0 36 0 29 0 20 3 13 9 8 16 3 24 0 35 0 40 0 45 1 49 1 55 3 59 4 64 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
              <draw:equation draw:name="f7" draw:formula="?f4 / 104"/>
              <draw:equation draw:name="f8" draw:formula="?f0 / ?f6"/>
              <draw:equation draw:name="f9" draw:formula="?f1 / ?f6"/>
              <draw:equation draw:name="f10" draw:formula="?f2 / ?f7"/>
              <draw:equation draw:name="f11" draw:formula="?f3 / ?f7"/>
            </draw:enhanced-geometry>
          </draw:custom-shape>
          <draw:custom-shape draw:name="フリーフォーム 28" draw:style-name="gr3" draw:text-style-name="P1" draw:layer="layout" svg:width="0.21cm" svg:height="0.21cm" svg:x="4.632cm" svg:y="9.88cm">
            <text:p/>
            <draw:enhanced-geometry svg:viewBox="0 0 143 142" draw:text-areas="?f8 ?f10 ?f9 ?f11" draw:mirror-horizontal="false" draw:mirror-vertical="false" draw:type="non-primitive" draw:enhanced-path="M 82 142 C 79 138 76 135 73 131 90 108 107 85 124 61 98 74 72 87 46 100 42 96 39 92 36 88 53 64 70 41 87 17 61 30 35 43 9 55 6 52 3 48 0 45 31 30 62 15 93 0 97 4 100 9 104 13 86 37 69 61 51 85 78 72 105 59 131 46 135 50 139 54 143 59 122 86 102 114 82 14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3"/>
              <draw:equation draw:name="f7" draw:formula="?f4 / 142"/>
              <draw:equation draw:name="f8" draw:formula="?f0 / ?f6"/>
              <draw:equation draw:name="f9" draw:formula="?f1 / ?f6"/>
              <draw:equation draw:name="f10" draw:formula="?f2 / ?f7"/>
              <draw:equation draw:name="f11" draw:formula="?f3 / ?f7"/>
            </draw:enhanced-geometry>
          </draw:custom-shape>
        </draw:g>
        <draw:g>
          <draw:custom-shape draw:name="フリーフォーム 23" draw:style-name="gr1" draw:text-style-name="P1" draw:layer="layout" svg:width="4.599cm" svg:height="4.599cm" svg:x="5.833cm" svg:y="7.801cm">
            <text:p/>
            <draw:enhanced-geometry svg:viewBox="0 0 4600 4600" draw:text-areas="?f8 ?f10 ?f9 ?f11" draw:type="non-primitive" draw:enhanced-path="M 4600 2300 C 4600 3570 3571 4600 2300 4600 1029 4600 0 3570 0 2300 0 1029 1030 0 2300 0 3570 0 4600 1029 4600 23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00"/>
              <draw:equation draw:name="f7" draw:formula="?f4 / 4600"/>
              <draw:equation draw:name="f8" draw:formula="?f0 / ?f6"/>
              <draw:equation draw:name="f9" draw:formula="?f1 / ?f6"/>
              <draw:equation draw:name="f10" draw:formula="?f2 / ?f7"/>
              <draw:equation draw:name="f11" draw:formula="?f3 / ?f7"/>
            </draw:enhanced-geometry>
          </draw:custom-shape>
          <draw:custom-shape draw:name="フリーフォーム 24" draw:style-name="gr2" draw:text-style-name="P1" draw:layer="layout" svg:width="2.942cm" svg:height="2.412cm" svg:x="6.662cm" svg:y="9.631cm">
            <text:p/>
            <draw:enhanced-geometry svg:viewBox="0 0 2943 2413" draw:text-areas="?f8 ?f10 ?f9 ?f11" draw:type="non-primitive" draw:enhanced-path="M 2941 1202 C 2940 1210 2940 1219 2939 1227 2938 1236 2937 1245 2936 1253 2935 1262 2934 1270 2933 1279 2932 1288 2930 1297 2929 1305 2928 1315 2926 1324 2925 1333 2923 1342 2921 1351 2919 1359 2917 1369 2915 1378 2913 1387 2910 1397 2908 1406 2906 1415 2903 1425 2900 1434 2897 1444 2894 1454 2891 1464 2888 1473 2885 1483 2881 1492 2878 1502 2874 1512 2870 1522 2867 1532 2863 1542 2859 1551 2855 1561 2850 1571 2846 1582 2841 1592 2837 1602 2832 1612 2827 1622 2822 1633 2817 1643 2811 1653 2806 1663 2800 1674 2794 1684 2788 1694 2782 1705 2776 1715 2770 1725 2763 1736 2757 1747 2750 1757 2743 1767 2736 1778 2728 1788 2721 1799 2713 1809 2705 1820 2697 1830 2690 1841 2681 1851 2673 1862 2664 1872 2655 1883 2646 1893 2638 1904 2628 1915 2619 1925 2609 1935 2599 1946 2589 1956 2579 1967 2569 1977 2558 1987 2548 1997 2537 2007 2525 2018 2514 2028 2502 2038 2491 2048 2479 2058 2467 2067 2455 2077 2442 2087 2430 2097 2417 2106 2404 2116 2391 2125 2377 2134 2364 2144 2350 2153 2336 2162 2322 2171 2307 2180 2293 2189 2278 2198 2263 2206 2248 2214 2233 2222 2218 2231 2202 2239 2187 2247 2171 2255 2155 2262 2138 2270 2122 2277 2105 2284 2089 2291 2072 2298 2055 2305 2038 2311 2020 2318 2002 2324 1985 2330 1967 2335 1949 2341 1932 2347 1913 2352 1895 2357 1876 2362 1858 2366 1839 2371 1821 2375 1802 2379 1783 2383 1764 2386 1745 2390 1725 2393 1706 2396 1687 2398 1667 2401 1648 2403 1628 2405 1609 2407 1589 2408 1570 2410 1550 2411 1531 2412 1511 2412 1491 2413 1471 2413 1452 2413 1432 2412 1412 2412 1392 2411 1373 2410 1353 2408 1333 2407 1314 2405 1294 2403 1275 2401 1256 2398 1236 2396 1217 2393 1198 2390 1179 2386 1160 2383 1141 2379 1122 2375 1103 2371 1085 2366 1066 2362 1048 2357 1030 2352 1011 2347 993 2341 975 2335 957 2330 940 2324 922 2318 905 2311 888 2305 871 2298 854 2291 837 2284 821 2277 804 2270 788 2262 772 2255 756 2247 740 2239 724 2231 709 2222 694 2214 679 2206 664 2198 649 2189 635 2180 620 2171 606 2162 592 2153 579 2144 565 2134 552 2125 538 2116 526 2106 513 2097 500 2087 488 2077 476 2067 463 2058 452 2048 440 2038 428 2028 417 2018 406 2007 395 1997 384 1987 374 1977 363 1967 353 1956 343 1946 333 1935 324 1925 315 1915 305 1904 296 1893 287 1883 278 1872 269 1862 261 1851 253 1841 245 1830 237 1820 229 1809 222 1799 214 1788 207 1778 200 1767 193 1757 185 1747 179 1736 172 1725 166 1715 160 1705 154 1694 148 1684 143 1674 137 1663 131 1653 126 1643 120 1633 115 1622 110 1612 106 1602 101 1592 97 1582 92 1571 88 1561 84 1551 80 1542 75 1532 72 1522 68 1512 64 1502 61 1492 57 1483 54 1473 51 1464 48 1454 45 1444 42 1434 40 1425 37 1415 35 1406 32 1397 30 1387 28 1378 26 1369 23 1359 21 1351 20 1342 18 1333 16 1324 15 1315 13 1305 12 1297 10 1288 9 1279 8 1270 7 1262 6 1253 5 1245 5 1236 4 1227 3 1219 3 1210 2 1202 2 1194 1 1185 1 1177 0 1169 0 1161 0 1152 0 1144 0 1136 0 1128 0 1121 0 1113 1 1105 1 1097 2 1089 2 1082 2 1074 3 1066 3 1059 4 1051 5 1044 5 1037 6 1029 7 1022 8 1015 9 1007 10 1000 11 992 12 985 13 979 14 972 16 965 17 958 18 951 20 944 21 937 23 930 24 923 26 916 27 910 29 903 31 897 33 890 34 884 36 877 38 870 40 864 42 857 44 851 46 845 48 839 49 832 52 826 54 820 56 814 58 808 60 802 62 796 65 790 67 784 70 778 72 772 74 766 77 760 79 754 82 749 85 743 87 738 89 732 92 726 95 721 97 715 100 710 103 704 105 699 108 693 111 688 114 683 116 677 120 672 123 667 126 662 128 657 131 651 134 646 137 641 140 636 143 631 146 626 149 621 152 616 156 611 159 607 162 602 165 597 168 592 171 588 174 583 178 578 181 573 184 569 188 564 191 560 195 555 198 551 201 546 205 542 208 537 212 533 215 528 218 524 222 519 225 515 229 511 232 506 236 502 239 498 243 494 246 490 250 486 254 482 257 477 261 473 265 469 269 465 272 461 276 457 280 453 283 450 287 446 291 442 295 438 299 434 302 430 306 427 310 423 313 419 317 415 321 411 325 408 329 404 333 401 336 397 340 393 344 390 348 386 352 383 356 379 360 376 364 372 368 369 372 366 376 362 380 359 384 356 388 352 392 349 396 346 400 342 404 339 408 336 412 333 416 329 421 326 425 323 429 320 433 317 437 314 441 311 445 308 449 305 453 302 457 299 462 296 466 293 470 290 474 287 478 284 483 282 487 279 491 276 495 273 500 270 504 267 508 265 512 262 517 259 521 256 525 254 529 251 533 249 538 246 542 243 546 240 551 238 555 236 559 233 564 230 568 228 572 225 577 223 581 221 585 218 590 215 594 213 598 210 603 208 607 206 612 203 616 201 620 198 625 196 629 194 634 192 638 190 643 187 647 185 651 183 656 181 661 179 665 177 669 175 674 172 679 169 682 168 687 166 691 164 696 162 700 160 705 158 709 156 714 154 718 152 723 150 728 148 733 146 737 144 741 142 746 140 750 138 754 137 759 135 763 133 768 131 772 129 777 127 782 126 786 124 791 122 795 120 800 119 804 117 809 115 813 113 818 112 823 110 827 108 832 107 836 105 840 103 845 102 850 101 855 99 859 97 864 96 869 94 873 93 878 91 882 90 887 89 892 87 896 86 901 84 905 83 910 81 915 80 920 79 924 77 929 76 933 74 938 73 942 72 947 70 952 69 956 68 961 66 966 65 970 64 975 63 980 62 984 61 989 59 994 58 998 57 1003 56 1008 55 1012 53 1017 52 1022 51 1027 50 1031 49 1036 48 1041 47 1045 46 1050 45 1054 44 1059 43 1064 42 1068 41 1073 40 1078 39 1083 38 1087 37 1092 36 1097 35 1102 34 1106 34 1111 33 1115 32 1120 31 1125 30 1130 29 1135 29 1139 28 1144 27 1149 26 1153 26 1158 25 1163 24 1167 23 1172 23 1177 23 1182 21 1186 21 1191 20 1196 19 1201 18 1205 18 1210 17 1215 17 1220 16 1224 16 1229 15 1233 14 1238 14 1243 13 1248 13 1253 12 1257 12 1262 11 1267 11 1272 10 1276 10 1281 9 1286 8 1291 8 1295 8 1300 8 1305 7 1310 7 1315 7 1319 6 1324 6 1328 5 1333 5 1338 5 1343 5 1347 4 1352 4 1357 3 1362 3 1366 3 1371 3 1376 2 1381 2 1386 2 1390 2 1395 2 1400 1 1405 1 1409 1 1414 1 1419 1 1424 1 1428 1 1433 1 1438 1 1443 1 1448 0 1452 0 1457 0 1462 0 1467 0 1471 0 1476 0 1481 0 1486 0 1490 0 1495 0 1500 1 1505 1 1510 1 1514 1 1519 1 1524 1 1529 1 1533 1 1538 1 1543 1 1548 2 1552 2 1557 2 1561 2 1566 2 1571 3 1576 3 1581 3 1585 3 1590 4 1595 4 1600 5 1604 5 1609 5 1614 5 1619 6 1623 6 1628 7 1633 7 1638 7 1643 8 1647 8 1652 8 1657 8 1662 9 1666 10 1671 10 1676 11 1681 11 1686 12 1690 12 1695 13 1699 13 1704 14 1709 14 1713 15 1718 16 1723 16 1728 17 1733 17 1737 18 1742 18 1747 19 1752 20 1756 21 1761 21 1766 22 1770 23 1775 23 1780 24 1784 25 1789 26 1794 26 1799 27 1804 28 1808 29 1813 29 1818 30 1822 31 1827 32 1832 33 1836 34 1841 34 1846 35 1851 36 1855 37 1860 38 1864 39 1869 40 1874 41 1879 42 1883 43 1888 44 1893 45 1898 46 1902 47 1907 48 1911 49 1916 50 1921 51 1926 52 1930 53 1935 55 1939 56 1944 57 1949 58 1954 59 1958 61 1963 62 1967 63 1972 64 1976 65 1981 66 1986 68 1991 69 1995 70 2000 72 2004 73 2009 74 2014 76 2018 77 2023 79 2028 80 2032 81 2037 83 2042 84 2046 86 2051 87 2056 89 2060 90 2065 91 2069 93 2074 94 2079 96 2083 97 2088 99 2092 101 2097 102 2101 104 2106 105 2111 107 2115 108 2120 110 2125 112 2129 113 2133 115 2138 117 2142 119 2147 120 2151 122 2156 124 2161 126 2165 127 2170 129 2175 131 2179 133 2184 135 2188 137 2192 138 2197 140 2202 142 2206 144 2211 146 2215 148 2219 150 2224 152 2229 154 2233 156 2238 158 2242 160 2246 162 2251 164 2256 166 2260 168 2265 170 2269 172 2274 175 2278 177 2282 179 2287 181 2291 183 2295 185 2300 187 2304 190 2309 192 2313 194 2318 196 2322 198 2326 201 2331 203 2335 206 2339 208 2344 210 2348 213 2352 215 2357 218 2361 221 2365 223 2370 225 2374 228 2379 230 2383 233 2388 236 2392 238 2396 241 2400 243 2404 246 2409 249 2413 251 2417 253 2422 256 2426 259 2430 262 2434 265 2438 267 2443 270 2447 273 2451 276 2456 279 2460 282 2464 284 2468 287 2473 290 2477 293 2481 296 2485 299 2489 302 2493 305 2497 308 2502 311 2507 314 2510 317 2514 320 2518 323 2522 326 2526 329 2530 333 2534 336 2538 339 2542 342 2546 346 2550 349 2555 352 2559 356 2563 359 2567 362 2571 366 2574 369 2578 372 2582 376 2586 379 2590 382 2594 386 2598 390 2602 393 2606 397 2610 401 2614 404 2617 408 2621 411 2625 415 2629 419 2633 423 2637 427 2640 430 2644 434 2648 438 2651 442 2655 446 2659 450 2663 454 2667 457 2671 461 2674 465 2678 469 2681 473 2685 477 2688 482 2692 486 2696 490 2699 494 2703 498 2706 502 2710 506 2713 511 2717 515 2720 519 2724 524 2727 528 2731 533 2734 537 2738 542 2741 546 2745 551 2748 555 2751 560 2755 564 2758 569 2761 573 2764 578 2768 583 2771 588 2774 592 2778 597 2781 602 2784 607 2787 611 2790 616 2793 621 2796 626 2799 631 2802 636 2805 641 2808 646 2811 651 2814 657 2817 662 2820 667 2823 672 2826 677 2829 682 2831 688 2834 693 2837 699 2840 704 2843 710 2845 715 2848 721 2850 726 2853 732 2856 738 2858 743 2861 749 2863 754 2865 760 2868 766 2870 772 2873 778 2875 784 2877 790 2880 796 2882 802 2884 808 2886 814 2888 820 2891 826 2893 832 2895 839 2897 845 2899 851 2901 857 2903 864 2905 870 2907 877 2909 884 2910 890 2912 897 2914 903 2915 910 2917 916 2919 923 2920 930 2922 937 2923 944 2925 951 2926 958 2927 965 2928 972 2929 979 2930 985 2931 992 2932 1000 2933 1007 2934 1015 2935 1022 2936 1029 2937 1037 2938 1044 2938 1051 2939 1059 2940 1066 2940 1074 2941 1082 2941 1089 2942 1097 2942 1105 2942 1113 2943 1121 2943 1128 2943 1136 2943 1144 2943 1152 2943 1161 2942 1169 2942 1177 2942 1185 2941 1194 2941 120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3"/>
              <draw:equation draw:name="f7" draw:formula="?f4 / 2413"/>
              <draw:equation draw:name="f8" draw:formula="?f0 / ?f6"/>
              <draw:equation draw:name="f9" draw:formula="?f1 / ?f6"/>
              <draw:equation draw:name="f10" draw:formula="?f2 / ?f7"/>
              <draw:equation draw:name="f11" draw:formula="?f3 / ?f7"/>
            </draw:enhanced-geometry>
          </draw:custom-shape>
          <draw:custom-shape draw:name="フリーフォーム 25" draw:style-name="gr3" draw:text-style-name="P1" draw:layer="layout" svg:width="0.11cm" svg:height="0.15cm" svg:x="8.076cm" svg:y="9.378cm">
            <text:p/>
            <draw:enhanced-geometry svg:viewBox="0 0 75 100" draw:text-areas="?f8 ?f10 ?f9 ?f11" draw:mirror-horizontal="false" draw:mirror-vertical="false" draw:type="non-primitive" draw:enhanced-path="M 0 0 C 6 0 12 0 18 0 33 28 48 56 62 84 62 56 62 28 62 0 67 0 71 0 75 0 75 33 75 67 75 100 69 100 63 100 57 100 43 72 28 45 13 17 13 45 13 72 13 100 9 100 4 100 0 100 0 67 0 3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
              <draw:equation draw:name="f7" draw:formula="?f4 / 100"/>
              <draw:equation draw:name="f8" draw:formula="?f0 / ?f6"/>
              <draw:equation draw:name="f9" draw:formula="?f1 / ?f6"/>
              <draw:equation draw:name="f10" draw:formula="?f2 / ?f7"/>
              <draw:equation draw:name="f11" draw:formula="?f3 / ?f7"/>
            </draw:enhanced-geometry>
          </draw:custom-shape>
          <draw:custom-shape draw:name="フリーフォーム 26" draw:style-name="gr3" draw:text-style-name="P1" draw:layer="layout" svg:width="0.18cm" svg:height="0.17cm" svg:x="6.695cm" svg:y="9.881cm">
            <text:p/>
            <draw:enhanced-geometry svg:viewBox="0 0 118 113" draw:text-areas="?f8 ?f10 ?f9 ?f11" draw:mirror-horizontal="false" draw:mirror-vertical="false" draw:type="non-primitive" draw:enhanced-path="M 118 64 C 105 80 91 97 77 113 75 110 72 108 69 105 80 93 90 80 101 67 93 61 86 54 78 48 68 60 58 72 48 85 45 82 42 80 39 77 49 65 59 53 70 41 60 33 51 25 42 18 31 31 20 44 9 57 6 54 3 52 0 49 14 33 28 16 42 0 67 21 93 43 118 6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8"/>
              <draw:equation draw:name="f7" draw:formula="?f4 / 113"/>
              <draw:equation draw:name="f8" draw:formula="?f0 / ?f6"/>
              <draw:equation draw:name="f9" draw:formula="?f1 / ?f6"/>
              <draw:equation draw:name="f10" draw:formula="?f2 / ?f7"/>
              <draw:equation draw:name="f11" draw:formula="?f3 / ?f7"/>
            </draw:enhanced-geometry>
          </draw:custom-shape>
          <draw:custom-shape draw:name="フリーフォーム 27" draw:style-name="gr3" draw:text-style-name="P1" draw:layer="layout" svg:width="0.1cm" svg:height="0.15cm" svg:x="8.09cm" svg:y="12.149cm">
            <text:p/>
            <draw:enhanced-geometry svg:viewBox="0 0 70 104" draw:text-areas="?f8 ?f10 ?f9 ?f11" draw:mirror-horizontal="false" draw:mirror-vertical="false" draw:type="non-primitive" draw:enhanced-path="M 64 5 C 64 10 64 14 64 18 59 16 55 14 50 13 45 12 41 11 37 11 29 11 23 12 20 16 16 18 14 23 14 28 14 32 15 36 18 38 20 40 25 42 33 43 35 44 38 44 41 45 51 47 59 50 63 55 68 60 70 66 70 75 70 84 67 92 61 96 54 102 45 104 33 104 27 104 22 103 17 103 12 102 7 100 1 98 1 93 1 89 1 84 6 87 12 89 17 90 22 92 27 93 33 93 40 93 46 92 50 89 54 86 57 81 57 75 57 71 55 67 52 64 49 61 44 59 37 58 34 57 31 57 29 56 19 54 12 51 7 47 3 42 0 36 0 29 0 20 3 13 9 8 16 3 24 0 35 0 40 0 45 1 49 1 55 3 59 4 64 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
              <draw:equation draw:name="f7" draw:formula="?f4 / 104"/>
              <draw:equation draw:name="f8" draw:formula="?f0 / ?f6"/>
              <draw:equation draw:name="f9" draw:formula="?f1 / ?f6"/>
              <draw:equation draw:name="f10" draw:formula="?f2 / ?f7"/>
              <draw:equation draw:name="f11" draw:formula="?f3 / ?f7"/>
            </draw:enhanced-geometry>
          </draw:custom-shape>
          <draw:custom-shape draw:name="フリーフォーム 28" draw:style-name="gr3" draw:text-style-name="P1" draw:layer="layout" svg:width="0.21cm" svg:height="0.21cm" svg:x="9.365cm" svg:y="9.88cm">
            <text:p/>
            <draw:enhanced-geometry svg:viewBox="0 0 143 142" draw:text-areas="?f8 ?f10 ?f9 ?f11" draw:mirror-horizontal="false" draw:mirror-vertical="false" draw:type="non-primitive" draw:enhanced-path="M 82 142 C 79 138 76 135 73 131 90 108 107 85 124 61 98 74 72 87 46 100 42 96 39 92 36 88 53 64 70 41 87 17 61 30 35 43 9 55 6 52 3 48 0 45 31 30 62 15 93 0 97 4 100 9 104 13 86 37 69 61 51 85 78 72 105 59 131 46 135 50 139 54 143 59 122 86 102 114 82 14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3"/>
              <draw:equation draw:name="f7" draw:formula="?f4 / 142"/>
              <draw:equation draw:name="f8" draw:formula="?f0 / ?f6"/>
              <draw:equation draw:name="f9" draw:formula="?f1 / ?f6"/>
              <draw:equation draw:name="f10" draw:formula="?f2 / ?f7"/>
              <draw:equation draw:name="f11" draw:formula="?f3 / ?f7"/>
            </draw:enhanced-geometry>
          </draw:custom-shape>
        </draw:g>
        <draw:g>
          <draw:custom-shape draw:name="フリーフォーム 23" draw:style-name="gr1" draw:text-style-name="P1" draw:layer="layout" svg:width="4.599cm" svg:height="4.599cm" svg:x="10.567cm" svg:y="7.801cm">
            <text:p/>
            <draw:enhanced-geometry svg:viewBox="0 0 4600 4600" draw:text-areas="?f8 ?f10 ?f9 ?f11" draw:type="non-primitive" draw:enhanced-path="M 4600 2300 C 4600 3570 3571 4600 2300 4600 1029 4600 0 3570 0 2300 0 1029 1030 0 2300 0 3570 0 4600 1029 4600 23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00"/>
              <draw:equation draw:name="f7" draw:formula="?f4 / 4600"/>
              <draw:equation draw:name="f8" draw:formula="?f0 / ?f6"/>
              <draw:equation draw:name="f9" draw:formula="?f1 / ?f6"/>
              <draw:equation draw:name="f10" draw:formula="?f2 / ?f7"/>
              <draw:equation draw:name="f11" draw:formula="?f3 / ?f7"/>
            </draw:enhanced-geometry>
          </draw:custom-shape>
          <draw:custom-shape draw:name="フリーフォーム 24" draw:style-name="gr2" draw:text-style-name="P1" draw:layer="layout" svg:width="2.942cm" svg:height="2.412cm" svg:x="11.396cm" svg:y="9.631cm">
            <text:p/>
            <draw:enhanced-geometry svg:viewBox="0 0 2943 2413" draw:text-areas="?f8 ?f10 ?f9 ?f11" draw:type="non-primitive" draw:enhanced-path="M 2941 1202 C 2940 1210 2940 1219 2939 1227 2938 1236 2937 1245 2936 1253 2935 1262 2934 1270 2933 1279 2932 1288 2930 1297 2929 1305 2928 1315 2926 1324 2925 1333 2923 1342 2921 1351 2919 1359 2917 1369 2915 1378 2913 1387 2910 1397 2908 1406 2906 1415 2903 1425 2900 1434 2897 1444 2894 1454 2891 1464 2888 1473 2885 1483 2881 1492 2878 1502 2874 1512 2870 1522 2867 1532 2863 1542 2859 1551 2855 1561 2850 1571 2846 1582 2841 1592 2837 1602 2832 1612 2827 1622 2822 1633 2817 1643 2811 1653 2806 1663 2800 1674 2794 1684 2788 1694 2782 1705 2776 1715 2770 1725 2763 1736 2757 1747 2750 1757 2743 1767 2736 1778 2728 1788 2721 1799 2713 1809 2705 1820 2697 1830 2690 1841 2681 1851 2673 1862 2664 1872 2655 1883 2646 1893 2638 1904 2628 1915 2619 1925 2609 1935 2599 1946 2589 1956 2579 1967 2569 1977 2558 1987 2548 1997 2537 2007 2525 2018 2514 2028 2502 2038 2491 2048 2479 2058 2467 2067 2455 2077 2442 2087 2430 2097 2417 2106 2404 2116 2391 2125 2377 2134 2364 2144 2350 2153 2336 2162 2322 2171 2307 2180 2293 2189 2278 2198 2263 2206 2248 2214 2233 2222 2218 2231 2202 2239 2187 2247 2171 2255 2155 2262 2138 2270 2122 2277 2105 2284 2089 2291 2072 2298 2055 2305 2038 2311 2020 2318 2002 2324 1985 2330 1967 2335 1949 2341 1932 2347 1913 2352 1895 2357 1876 2362 1858 2366 1839 2371 1821 2375 1802 2379 1783 2383 1764 2386 1745 2390 1725 2393 1706 2396 1687 2398 1667 2401 1648 2403 1628 2405 1609 2407 1589 2408 1570 2410 1550 2411 1531 2412 1511 2412 1491 2413 1471 2413 1452 2413 1432 2412 1412 2412 1392 2411 1373 2410 1353 2408 1333 2407 1314 2405 1294 2403 1275 2401 1256 2398 1236 2396 1217 2393 1198 2390 1179 2386 1160 2383 1141 2379 1122 2375 1103 2371 1085 2366 1066 2362 1048 2357 1030 2352 1011 2347 993 2341 975 2335 957 2330 940 2324 922 2318 905 2311 888 2305 871 2298 854 2291 837 2284 821 2277 804 2270 788 2262 772 2255 756 2247 740 2239 724 2231 709 2222 694 2214 679 2206 664 2198 649 2189 635 2180 620 2171 606 2162 592 2153 579 2144 565 2134 552 2125 538 2116 526 2106 513 2097 500 2087 488 2077 476 2067 463 2058 452 2048 440 2038 428 2028 417 2018 406 2007 395 1997 384 1987 374 1977 363 1967 353 1956 343 1946 333 1935 324 1925 315 1915 305 1904 296 1893 287 1883 278 1872 269 1862 261 1851 253 1841 245 1830 237 1820 229 1809 222 1799 214 1788 207 1778 200 1767 193 1757 185 1747 179 1736 172 1725 166 1715 160 1705 154 1694 148 1684 143 1674 137 1663 131 1653 126 1643 120 1633 115 1622 110 1612 106 1602 101 1592 97 1582 92 1571 88 1561 84 1551 80 1542 75 1532 72 1522 68 1512 64 1502 61 1492 57 1483 54 1473 51 1464 48 1454 45 1444 42 1434 40 1425 37 1415 35 1406 32 1397 30 1387 28 1378 26 1369 23 1359 21 1351 20 1342 18 1333 16 1324 15 1315 13 1305 12 1297 10 1288 9 1279 8 1270 7 1262 6 1253 5 1245 5 1236 4 1227 3 1219 3 1210 2 1202 2 1194 1 1185 1 1177 0 1169 0 1161 0 1152 0 1144 0 1136 0 1128 0 1121 0 1113 1 1105 1 1097 2 1089 2 1082 2 1074 3 1066 3 1059 4 1051 5 1044 5 1037 6 1029 7 1022 8 1015 9 1007 10 1000 11 992 12 985 13 979 14 972 16 965 17 958 18 951 20 944 21 937 23 930 24 923 26 916 27 910 29 903 31 897 33 890 34 884 36 877 38 870 40 864 42 857 44 851 46 845 48 839 49 832 52 826 54 820 56 814 58 808 60 802 62 796 65 790 67 784 70 778 72 772 74 766 77 760 79 754 82 749 85 743 87 738 89 732 92 726 95 721 97 715 100 710 103 704 105 699 108 693 111 688 114 683 116 677 120 672 123 667 126 662 128 657 131 651 134 646 137 641 140 636 143 631 146 626 149 621 152 616 156 611 159 607 162 602 165 597 168 592 171 588 174 583 178 578 181 573 184 569 188 564 191 560 195 555 198 551 201 546 205 542 208 537 212 533 215 528 218 524 222 519 225 515 229 511 232 506 236 502 239 498 243 494 246 490 250 486 254 482 257 477 261 473 265 469 269 465 272 461 276 457 280 453 283 450 287 446 291 442 295 438 299 434 302 430 306 427 310 423 313 419 317 415 321 411 325 408 329 404 333 401 336 397 340 393 344 390 348 386 352 383 356 379 360 376 364 372 368 369 372 366 376 362 380 359 384 356 388 352 392 349 396 346 400 342 404 339 408 336 412 333 416 329 421 326 425 323 429 320 433 317 437 314 441 311 445 308 449 305 453 302 457 299 462 296 466 293 470 290 474 287 478 284 483 282 487 279 491 276 495 273 500 270 504 267 508 265 512 262 517 259 521 256 525 254 529 251 533 249 538 246 542 243 546 240 551 238 555 236 559 233 564 230 568 228 572 225 577 223 581 221 585 218 590 215 594 213 598 210 603 208 607 206 612 203 616 201 620 198 625 196 629 194 634 192 638 190 643 187 647 185 651 183 656 181 661 179 665 177 669 175 674 172 679 169 682 168 687 166 691 164 696 162 700 160 705 158 709 156 714 154 718 152 723 150 728 148 733 146 737 144 741 142 746 140 750 138 754 137 759 135 763 133 768 131 772 129 777 127 782 126 786 124 791 122 795 120 800 119 804 117 809 115 813 113 818 112 823 110 827 108 832 107 836 105 840 103 845 102 850 101 855 99 859 97 864 96 869 94 873 93 878 91 882 90 887 89 892 87 896 86 901 84 905 83 910 81 915 80 920 79 924 77 929 76 933 74 938 73 942 72 947 70 952 69 956 68 961 66 966 65 970 64 975 63 980 62 984 61 989 59 994 58 998 57 1003 56 1008 55 1012 53 1017 52 1022 51 1027 50 1031 49 1036 48 1041 47 1045 46 1050 45 1054 44 1059 43 1064 42 1068 41 1073 40 1078 39 1083 38 1087 37 1092 36 1097 35 1102 34 1106 34 1111 33 1115 32 1120 31 1125 30 1130 29 1135 29 1139 28 1144 27 1149 26 1153 26 1158 25 1163 24 1167 23 1172 23 1177 23 1182 21 1186 21 1191 20 1196 19 1201 18 1205 18 1210 17 1215 17 1220 16 1224 16 1229 15 1233 14 1238 14 1243 13 1248 13 1253 12 1257 12 1262 11 1267 11 1272 10 1276 10 1281 9 1286 8 1291 8 1295 8 1300 8 1305 7 1310 7 1315 7 1319 6 1324 6 1328 5 1333 5 1338 5 1343 5 1347 4 1352 4 1357 3 1362 3 1366 3 1371 3 1376 2 1381 2 1386 2 1390 2 1395 2 1400 1 1405 1 1409 1 1414 1 1419 1 1424 1 1428 1 1433 1 1438 1 1443 1 1448 0 1452 0 1457 0 1462 0 1467 0 1471 0 1476 0 1481 0 1486 0 1490 0 1495 0 1500 1 1505 1 1510 1 1514 1 1519 1 1524 1 1529 1 1533 1 1538 1 1543 1 1548 2 1552 2 1557 2 1561 2 1566 2 1571 3 1576 3 1581 3 1585 3 1590 4 1595 4 1600 5 1604 5 1609 5 1614 5 1619 6 1623 6 1628 7 1633 7 1638 7 1643 8 1647 8 1652 8 1657 8 1662 9 1666 10 1671 10 1676 11 1681 11 1686 12 1690 12 1695 13 1699 13 1704 14 1709 14 1713 15 1718 16 1723 16 1728 17 1733 17 1737 18 1742 18 1747 19 1752 20 1756 21 1761 21 1766 22 1770 23 1775 23 1780 24 1784 25 1789 26 1794 26 1799 27 1804 28 1808 29 1813 29 1818 30 1822 31 1827 32 1832 33 1836 34 1841 34 1846 35 1851 36 1855 37 1860 38 1864 39 1869 40 1874 41 1879 42 1883 43 1888 44 1893 45 1898 46 1902 47 1907 48 1911 49 1916 50 1921 51 1926 52 1930 53 1935 55 1939 56 1944 57 1949 58 1954 59 1958 61 1963 62 1967 63 1972 64 1976 65 1981 66 1986 68 1991 69 1995 70 2000 72 2004 73 2009 74 2014 76 2018 77 2023 79 2028 80 2032 81 2037 83 2042 84 2046 86 2051 87 2056 89 2060 90 2065 91 2069 93 2074 94 2079 96 2083 97 2088 99 2092 101 2097 102 2101 104 2106 105 2111 107 2115 108 2120 110 2125 112 2129 113 2133 115 2138 117 2142 119 2147 120 2151 122 2156 124 2161 126 2165 127 2170 129 2175 131 2179 133 2184 135 2188 137 2192 138 2197 140 2202 142 2206 144 2211 146 2215 148 2219 150 2224 152 2229 154 2233 156 2238 158 2242 160 2246 162 2251 164 2256 166 2260 168 2265 170 2269 172 2274 175 2278 177 2282 179 2287 181 2291 183 2295 185 2300 187 2304 190 2309 192 2313 194 2318 196 2322 198 2326 201 2331 203 2335 206 2339 208 2344 210 2348 213 2352 215 2357 218 2361 221 2365 223 2370 225 2374 228 2379 230 2383 233 2388 236 2392 238 2396 241 2400 243 2404 246 2409 249 2413 251 2417 253 2422 256 2426 259 2430 262 2434 265 2438 267 2443 270 2447 273 2451 276 2456 279 2460 282 2464 284 2468 287 2473 290 2477 293 2481 296 2485 299 2489 302 2493 305 2497 308 2502 311 2507 314 2510 317 2514 320 2518 323 2522 326 2526 329 2530 333 2534 336 2538 339 2542 342 2546 346 2550 349 2555 352 2559 356 2563 359 2567 362 2571 366 2574 369 2578 372 2582 376 2586 379 2590 382 2594 386 2598 390 2602 393 2606 397 2610 401 2614 404 2617 408 2621 411 2625 415 2629 419 2633 423 2637 427 2640 430 2644 434 2648 438 2651 442 2655 446 2659 450 2663 454 2667 457 2671 461 2674 465 2678 469 2681 473 2685 477 2688 482 2692 486 2696 490 2699 494 2703 498 2706 502 2710 506 2713 511 2717 515 2720 519 2724 524 2727 528 2731 533 2734 537 2738 542 2741 546 2745 551 2748 555 2751 560 2755 564 2758 569 2761 573 2764 578 2768 583 2771 588 2774 592 2778 597 2781 602 2784 607 2787 611 2790 616 2793 621 2796 626 2799 631 2802 636 2805 641 2808 646 2811 651 2814 657 2817 662 2820 667 2823 672 2826 677 2829 682 2831 688 2834 693 2837 699 2840 704 2843 710 2845 715 2848 721 2850 726 2853 732 2856 738 2858 743 2861 749 2863 754 2865 760 2868 766 2870 772 2873 778 2875 784 2877 790 2880 796 2882 802 2884 808 2886 814 2888 820 2891 826 2893 832 2895 839 2897 845 2899 851 2901 857 2903 864 2905 870 2907 877 2909 884 2910 890 2912 897 2914 903 2915 910 2917 916 2919 923 2920 930 2922 937 2923 944 2925 951 2926 958 2927 965 2928 972 2929 979 2930 985 2931 992 2932 1000 2933 1007 2934 1015 2935 1022 2936 1029 2937 1037 2938 1044 2938 1051 2939 1059 2940 1066 2940 1074 2941 1082 2941 1089 2942 1097 2942 1105 2942 1113 2943 1121 2943 1128 2943 1136 2943 1144 2943 1152 2943 1161 2942 1169 2942 1177 2942 1185 2941 1194 2941 120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3"/>
              <draw:equation draw:name="f7" draw:formula="?f4 / 2413"/>
              <draw:equation draw:name="f8" draw:formula="?f0 / ?f6"/>
              <draw:equation draw:name="f9" draw:formula="?f1 / ?f6"/>
              <draw:equation draw:name="f10" draw:formula="?f2 / ?f7"/>
              <draw:equation draw:name="f11" draw:formula="?f3 / ?f7"/>
            </draw:enhanced-geometry>
          </draw:custom-shape>
          <draw:custom-shape draw:name="フリーフォーム 25" draw:style-name="gr3" draw:text-style-name="P1" draw:layer="layout" svg:width="0.11cm" svg:height="0.15cm" svg:x="12.81cm" svg:y="9.378cm">
            <text:p/>
            <draw:enhanced-geometry svg:viewBox="0 0 75 100" draw:text-areas="?f8 ?f10 ?f9 ?f11" draw:mirror-horizontal="false" draw:mirror-vertical="false" draw:type="non-primitive" draw:enhanced-path="M 0 0 C 6 0 12 0 18 0 33 28 48 56 62 84 62 56 62 28 62 0 67 0 71 0 75 0 75 33 75 67 75 100 69 100 63 100 57 100 43 72 28 45 13 17 13 45 13 72 13 100 9 100 4 100 0 100 0 67 0 3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
              <draw:equation draw:name="f7" draw:formula="?f4 / 100"/>
              <draw:equation draw:name="f8" draw:formula="?f0 / ?f6"/>
              <draw:equation draw:name="f9" draw:formula="?f1 / ?f6"/>
              <draw:equation draw:name="f10" draw:formula="?f2 / ?f7"/>
              <draw:equation draw:name="f11" draw:formula="?f3 / ?f7"/>
            </draw:enhanced-geometry>
          </draw:custom-shape>
          <draw:custom-shape draw:name="フリーフォーム 26" draw:style-name="gr3" draw:text-style-name="P1" draw:layer="layout" svg:width="0.18cm" svg:height="0.17cm" svg:x="11.429cm" svg:y="9.881cm">
            <text:p/>
            <draw:enhanced-geometry svg:viewBox="0 0 118 113" draw:text-areas="?f8 ?f10 ?f9 ?f11" draw:mirror-horizontal="false" draw:mirror-vertical="false" draw:type="non-primitive" draw:enhanced-path="M 118 64 C 105 80 91 97 77 113 75 110 72 108 69 105 80 93 90 80 101 67 93 61 86 54 78 48 68 60 58 72 48 85 45 82 42 80 39 77 49 65 59 53 70 41 60 33 51 25 42 18 31 31 20 44 9 57 6 54 3 52 0 49 14 33 28 16 42 0 67 21 93 43 118 6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8"/>
              <draw:equation draw:name="f7" draw:formula="?f4 / 113"/>
              <draw:equation draw:name="f8" draw:formula="?f0 / ?f6"/>
              <draw:equation draw:name="f9" draw:formula="?f1 / ?f6"/>
              <draw:equation draw:name="f10" draw:formula="?f2 / ?f7"/>
              <draw:equation draw:name="f11" draw:formula="?f3 / ?f7"/>
            </draw:enhanced-geometry>
          </draw:custom-shape>
          <draw:custom-shape draw:name="フリーフォーム 27" draw:style-name="gr3" draw:text-style-name="P1" draw:layer="layout" svg:width="0.1cm" svg:height="0.15cm" svg:x="12.824cm" svg:y="12.149cm">
            <text:p/>
            <draw:enhanced-geometry svg:viewBox="0 0 70 104" draw:text-areas="?f8 ?f10 ?f9 ?f11" draw:mirror-horizontal="false" draw:mirror-vertical="false" draw:type="non-primitive" draw:enhanced-path="M 64 5 C 64 10 64 14 64 18 59 16 55 14 50 13 45 12 41 11 37 11 29 11 23 12 20 16 16 18 14 23 14 28 14 32 15 36 18 38 20 40 25 42 33 43 35 44 38 44 41 45 51 47 59 50 63 55 68 60 70 66 70 75 70 84 67 92 61 96 54 102 45 104 33 104 27 104 22 103 17 103 12 102 7 100 1 98 1 93 1 89 1 84 6 87 12 89 17 90 22 92 27 93 33 93 40 93 46 92 50 89 54 86 57 81 57 75 57 71 55 67 52 64 49 61 44 59 37 58 34 57 31 57 29 56 19 54 12 51 7 47 3 42 0 36 0 29 0 20 3 13 9 8 16 3 24 0 35 0 40 0 45 1 49 1 55 3 59 4 64 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
              <draw:equation draw:name="f7" draw:formula="?f4 / 104"/>
              <draw:equation draw:name="f8" draw:formula="?f0 / ?f6"/>
              <draw:equation draw:name="f9" draw:formula="?f1 / ?f6"/>
              <draw:equation draw:name="f10" draw:formula="?f2 / ?f7"/>
              <draw:equation draw:name="f11" draw:formula="?f3 / ?f7"/>
            </draw:enhanced-geometry>
          </draw:custom-shape>
          <draw:custom-shape draw:name="フリーフォーム 28" draw:style-name="gr3" draw:text-style-name="P1" draw:layer="layout" svg:width="0.21cm" svg:height="0.21cm" svg:x="14.099cm" svg:y="9.88cm">
            <text:p/>
            <draw:enhanced-geometry svg:viewBox="0 0 143 142" draw:text-areas="?f8 ?f10 ?f9 ?f11" draw:mirror-horizontal="false" draw:mirror-vertical="false" draw:type="non-primitive" draw:enhanced-path="M 82 142 C 79 138 76 135 73 131 90 108 107 85 124 61 98 74 72 87 46 100 42 96 39 92 36 88 53 64 70 41 87 17 61 30 35 43 9 55 6 52 3 48 0 45 31 30 62 15 93 0 97 4 100 9 104 13 86 37 69 61 51 85 78 72 105 59 131 46 135 50 139 54 143 59 122 86 102 114 82 14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3"/>
              <draw:equation draw:name="f7" draw:formula="?f4 / 142"/>
              <draw:equation draw:name="f8" draw:formula="?f0 / ?f6"/>
              <draw:equation draw:name="f9" draw:formula="?f1 / ?f6"/>
              <draw:equation draw:name="f10" draw:formula="?f2 / ?f7"/>
              <draw:equation draw:name="f11" draw:formula="?f3 / ?f7"/>
            </draw:enhanced-geometry>
          </draw:custom-shape>
        </draw:g>
        <draw:g>
          <draw:custom-shape draw:name="フリーフォーム 23" draw:style-name="gr1" draw:text-style-name="P1" draw:layer="layout" svg:width="4.599cm" svg:height="4.599cm" svg:x="15.3cm" svg:y="7.801cm">
            <text:p/>
            <draw:enhanced-geometry svg:viewBox="0 0 4600 4600" draw:text-areas="?f8 ?f10 ?f9 ?f11" draw:type="non-primitive" draw:enhanced-path="M 4600 2300 C 4600 3570 3571 4600 2300 4600 1029 4600 0 3570 0 2300 0 1029 1030 0 2300 0 3570 0 4600 1029 4600 23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00"/>
              <draw:equation draw:name="f7" draw:formula="?f4 / 4600"/>
              <draw:equation draw:name="f8" draw:formula="?f0 / ?f6"/>
              <draw:equation draw:name="f9" draw:formula="?f1 / ?f6"/>
              <draw:equation draw:name="f10" draw:formula="?f2 / ?f7"/>
              <draw:equation draw:name="f11" draw:formula="?f3 / ?f7"/>
            </draw:enhanced-geometry>
          </draw:custom-shape>
          <draw:custom-shape draw:name="フリーフォーム 24" draw:style-name="gr2" draw:text-style-name="P1" draw:layer="layout" svg:width="2.942cm" svg:height="2.412cm" svg:x="16.129cm" svg:y="9.631cm">
            <text:p/>
            <draw:enhanced-geometry svg:viewBox="0 0 2943 2413" draw:text-areas="?f8 ?f10 ?f9 ?f11" draw:type="non-primitive" draw:enhanced-path="M 2941 1202 C 2940 1210 2940 1219 2939 1227 2938 1236 2937 1245 2936 1253 2935 1262 2934 1270 2933 1279 2932 1288 2930 1297 2929 1305 2928 1315 2926 1324 2925 1333 2923 1342 2921 1351 2919 1359 2917 1369 2915 1378 2913 1387 2910 1397 2908 1406 2906 1415 2903 1425 2900 1434 2897 1444 2894 1454 2891 1464 2888 1473 2885 1483 2881 1492 2878 1502 2874 1512 2870 1522 2867 1532 2863 1542 2859 1551 2855 1561 2850 1571 2846 1582 2841 1592 2837 1602 2832 1612 2827 1622 2822 1633 2817 1643 2811 1653 2806 1663 2800 1674 2794 1684 2788 1694 2782 1705 2776 1715 2770 1725 2763 1736 2757 1747 2750 1757 2743 1767 2736 1778 2728 1788 2721 1799 2713 1809 2705 1820 2697 1830 2690 1841 2681 1851 2673 1862 2664 1872 2655 1883 2646 1893 2638 1904 2628 1915 2619 1925 2609 1935 2599 1946 2589 1956 2579 1967 2569 1977 2558 1987 2548 1997 2537 2007 2525 2018 2514 2028 2502 2038 2491 2048 2479 2058 2467 2067 2455 2077 2442 2087 2430 2097 2417 2106 2404 2116 2391 2125 2377 2134 2364 2144 2350 2153 2336 2162 2322 2171 2307 2180 2293 2189 2278 2198 2263 2206 2248 2214 2233 2222 2218 2231 2202 2239 2187 2247 2171 2255 2155 2262 2138 2270 2122 2277 2105 2284 2089 2291 2072 2298 2055 2305 2038 2311 2020 2318 2002 2324 1985 2330 1967 2335 1949 2341 1932 2347 1913 2352 1895 2357 1876 2362 1858 2366 1839 2371 1821 2375 1802 2379 1783 2383 1764 2386 1745 2390 1725 2393 1706 2396 1687 2398 1667 2401 1648 2403 1628 2405 1609 2407 1589 2408 1570 2410 1550 2411 1531 2412 1511 2412 1491 2413 1471 2413 1452 2413 1432 2412 1412 2412 1392 2411 1373 2410 1353 2408 1333 2407 1314 2405 1294 2403 1275 2401 1256 2398 1236 2396 1217 2393 1198 2390 1179 2386 1160 2383 1141 2379 1122 2375 1103 2371 1085 2366 1066 2362 1048 2357 1030 2352 1011 2347 993 2341 975 2335 957 2330 940 2324 922 2318 905 2311 888 2305 871 2298 854 2291 837 2284 821 2277 804 2270 788 2262 772 2255 756 2247 740 2239 724 2231 709 2222 694 2214 679 2206 664 2198 649 2189 635 2180 620 2171 606 2162 592 2153 579 2144 565 2134 552 2125 538 2116 526 2106 513 2097 500 2087 488 2077 476 2067 463 2058 452 2048 440 2038 428 2028 417 2018 406 2007 395 1997 384 1987 374 1977 363 1967 353 1956 343 1946 333 1935 324 1925 315 1915 305 1904 296 1893 287 1883 278 1872 269 1862 261 1851 253 1841 245 1830 237 1820 229 1809 222 1799 214 1788 207 1778 200 1767 193 1757 185 1747 179 1736 172 1725 166 1715 160 1705 154 1694 148 1684 143 1674 137 1663 131 1653 126 1643 120 1633 115 1622 110 1612 106 1602 101 1592 97 1582 92 1571 88 1561 84 1551 80 1542 75 1532 72 1522 68 1512 64 1502 61 1492 57 1483 54 1473 51 1464 48 1454 45 1444 42 1434 40 1425 37 1415 35 1406 32 1397 30 1387 28 1378 26 1369 23 1359 21 1351 20 1342 18 1333 16 1324 15 1315 13 1305 12 1297 10 1288 9 1279 8 1270 7 1262 6 1253 5 1245 5 1236 4 1227 3 1219 3 1210 2 1202 2 1194 1 1185 1 1177 0 1169 0 1161 0 1152 0 1144 0 1136 0 1128 0 1121 0 1113 1 1105 1 1097 2 1089 2 1082 2 1074 3 1066 3 1059 4 1051 5 1044 5 1037 6 1029 7 1022 8 1015 9 1007 10 1000 11 992 12 985 13 979 14 972 16 965 17 958 18 951 20 944 21 937 23 930 24 923 26 916 27 910 29 903 31 897 33 890 34 884 36 877 38 870 40 864 42 857 44 851 46 845 48 839 49 832 52 826 54 820 56 814 58 808 60 802 62 796 65 790 67 784 70 778 72 772 74 766 77 760 79 754 82 749 85 743 87 738 89 732 92 726 95 721 97 715 100 710 103 704 105 699 108 693 111 688 114 683 116 677 120 672 123 667 126 662 128 657 131 651 134 646 137 641 140 636 143 631 146 626 149 621 152 616 156 611 159 607 162 602 165 597 168 592 171 588 174 583 178 578 181 573 184 569 188 564 191 560 195 555 198 551 201 546 205 542 208 537 212 533 215 528 218 524 222 519 225 515 229 511 232 506 236 502 239 498 243 494 246 490 250 486 254 482 257 477 261 473 265 469 269 465 272 461 276 457 280 453 283 450 287 446 291 442 295 438 299 434 302 430 306 427 310 423 313 419 317 415 321 411 325 408 329 404 333 401 336 397 340 393 344 390 348 386 352 383 356 379 360 376 364 372 368 369 372 366 376 362 380 359 384 356 388 352 392 349 396 346 400 342 404 339 408 336 412 333 416 329 421 326 425 323 429 320 433 317 437 314 441 311 445 308 449 305 453 302 457 299 462 296 466 293 470 290 474 287 478 284 483 282 487 279 491 276 495 273 500 270 504 267 508 265 512 262 517 259 521 256 525 254 529 251 533 249 538 246 542 243 546 240 551 238 555 236 559 233 564 230 568 228 572 225 577 223 581 221 585 218 590 215 594 213 598 210 603 208 607 206 612 203 616 201 620 198 625 196 629 194 634 192 638 190 643 187 647 185 651 183 656 181 661 179 665 177 669 175 674 172 679 169 682 168 687 166 691 164 696 162 700 160 705 158 709 156 714 154 718 152 723 150 728 148 733 146 737 144 741 142 746 140 750 138 754 137 759 135 763 133 768 131 772 129 777 127 782 126 786 124 791 122 795 120 800 119 804 117 809 115 813 113 818 112 823 110 827 108 832 107 836 105 840 103 845 102 850 101 855 99 859 97 864 96 869 94 873 93 878 91 882 90 887 89 892 87 896 86 901 84 905 83 910 81 915 80 920 79 924 77 929 76 933 74 938 73 942 72 947 70 952 69 956 68 961 66 966 65 970 64 975 63 980 62 984 61 989 59 994 58 998 57 1003 56 1008 55 1012 53 1017 52 1022 51 1027 50 1031 49 1036 48 1041 47 1045 46 1050 45 1054 44 1059 43 1064 42 1068 41 1073 40 1078 39 1083 38 1087 37 1092 36 1097 35 1102 34 1106 34 1111 33 1115 32 1120 31 1125 30 1130 29 1135 29 1139 28 1144 27 1149 26 1153 26 1158 25 1163 24 1167 23 1172 23 1177 23 1182 21 1186 21 1191 20 1196 19 1201 18 1205 18 1210 17 1215 17 1220 16 1224 16 1229 15 1233 14 1238 14 1243 13 1248 13 1253 12 1257 12 1262 11 1267 11 1272 10 1276 10 1281 9 1286 8 1291 8 1295 8 1300 8 1305 7 1310 7 1315 7 1319 6 1324 6 1328 5 1333 5 1338 5 1343 5 1347 4 1352 4 1357 3 1362 3 1366 3 1371 3 1376 2 1381 2 1386 2 1390 2 1395 2 1400 1 1405 1 1409 1 1414 1 1419 1 1424 1 1428 1 1433 1 1438 1 1443 1 1448 0 1452 0 1457 0 1462 0 1467 0 1471 0 1476 0 1481 0 1486 0 1490 0 1495 0 1500 1 1505 1 1510 1 1514 1 1519 1 1524 1 1529 1 1533 1 1538 1 1543 1 1548 2 1552 2 1557 2 1561 2 1566 2 1571 3 1576 3 1581 3 1585 3 1590 4 1595 4 1600 5 1604 5 1609 5 1614 5 1619 6 1623 6 1628 7 1633 7 1638 7 1643 8 1647 8 1652 8 1657 8 1662 9 1666 10 1671 10 1676 11 1681 11 1686 12 1690 12 1695 13 1699 13 1704 14 1709 14 1713 15 1718 16 1723 16 1728 17 1733 17 1737 18 1742 18 1747 19 1752 20 1756 21 1761 21 1766 22 1770 23 1775 23 1780 24 1784 25 1789 26 1794 26 1799 27 1804 28 1808 29 1813 29 1818 30 1822 31 1827 32 1832 33 1836 34 1841 34 1846 35 1851 36 1855 37 1860 38 1864 39 1869 40 1874 41 1879 42 1883 43 1888 44 1893 45 1898 46 1902 47 1907 48 1911 49 1916 50 1921 51 1926 52 1930 53 1935 55 1939 56 1944 57 1949 58 1954 59 1958 61 1963 62 1967 63 1972 64 1976 65 1981 66 1986 68 1991 69 1995 70 2000 72 2004 73 2009 74 2014 76 2018 77 2023 79 2028 80 2032 81 2037 83 2042 84 2046 86 2051 87 2056 89 2060 90 2065 91 2069 93 2074 94 2079 96 2083 97 2088 99 2092 101 2097 102 2101 104 2106 105 2111 107 2115 108 2120 110 2125 112 2129 113 2133 115 2138 117 2142 119 2147 120 2151 122 2156 124 2161 126 2165 127 2170 129 2175 131 2179 133 2184 135 2188 137 2192 138 2197 140 2202 142 2206 144 2211 146 2215 148 2219 150 2224 152 2229 154 2233 156 2238 158 2242 160 2246 162 2251 164 2256 166 2260 168 2265 170 2269 172 2274 175 2278 177 2282 179 2287 181 2291 183 2295 185 2300 187 2304 190 2309 192 2313 194 2318 196 2322 198 2326 201 2331 203 2335 206 2339 208 2344 210 2348 213 2352 215 2357 218 2361 221 2365 223 2370 225 2374 228 2379 230 2383 233 2388 236 2392 238 2396 241 2400 243 2404 246 2409 249 2413 251 2417 253 2422 256 2426 259 2430 262 2434 265 2438 267 2443 270 2447 273 2451 276 2456 279 2460 282 2464 284 2468 287 2473 290 2477 293 2481 296 2485 299 2489 302 2493 305 2497 308 2502 311 2507 314 2510 317 2514 320 2518 323 2522 326 2526 329 2530 333 2534 336 2538 339 2542 342 2546 346 2550 349 2555 352 2559 356 2563 359 2567 362 2571 366 2574 369 2578 372 2582 376 2586 379 2590 382 2594 386 2598 390 2602 393 2606 397 2610 401 2614 404 2617 408 2621 411 2625 415 2629 419 2633 423 2637 427 2640 430 2644 434 2648 438 2651 442 2655 446 2659 450 2663 454 2667 457 2671 461 2674 465 2678 469 2681 473 2685 477 2688 482 2692 486 2696 490 2699 494 2703 498 2706 502 2710 506 2713 511 2717 515 2720 519 2724 524 2727 528 2731 533 2734 537 2738 542 2741 546 2745 551 2748 555 2751 560 2755 564 2758 569 2761 573 2764 578 2768 583 2771 588 2774 592 2778 597 2781 602 2784 607 2787 611 2790 616 2793 621 2796 626 2799 631 2802 636 2805 641 2808 646 2811 651 2814 657 2817 662 2820 667 2823 672 2826 677 2829 682 2831 688 2834 693 2837 699 2840 704 2843 710 2845 715 2848 721 2850 726 2853 732 2856 738 2858 743 2861 749 2863 754 2865 760 2868 766 2870 772 2873 778 2875 784 2877 790 2880 796 2882 802 2884 808 2886 814 2888 820 2891 826 2893 832 2895 839 2897 845 2899 851 2901 857 2903 864 2905 870 2907 877 2909 884 2910 890 2912 897 2914 903 2915 910 2917 916 2919 923 2920 930 2922 937 2923 944 2925 951 2926 958 2927 965 2928 972 2929 979 2930 985 2931 992 2932 1000 2933 1007 2934 1015 2935 1022 2936 1029 2937 1037 2938 1044 2938 1051 2939 1059 2940 1066 2940 1074 2941 1082 2941 1089 2942 1097 2942 1105 2942 1113 2943 1121 2943 1128 2943 1136 2943 1144 2943 1152 2943 1161 2942 1169 2942 1177 2942 1185 2941 1194 2941 120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3"/>
              <draw:equation draw:name="f7" draw:formula="?f4 / 2413"/>
              <draw:equation draw:name="f8" draw:formula="?f0 / ?f6"/>
              <draw:equation draw:name="f9" draw:formula="?f1 / ?f6"/>
              <draw:equation draw:name="f10" draw:formula="?f2 / ?f7"/>
              <draw:equation draw:name="f11" draw:formula="?f3 / ?f7"/>
            </draw:enhanced-geometry>
          </draw:custom-shape>
          <draw:custom-shape draw:name="フリーフォーム 25" draw:style-name="gr3" draw:text-style-name="P1" draw:layer="layout" svg:width="0.11cm" svg:height="0.15cm" svg:x="17.543cm" svg:y="9.378cm">
            <text:p/>
            <draw:enhanced-geometry svg:viewBox="0 0 75 100" draw:text-areas="?f8 ?f10 ?f9 ?f11" draw:mirror-horizontal="false" draw:mirror-vertical="false" draw:type="non-primitive" draw:enhanced-path="M 0 0 C 6 0 12 0 18 0 33 28 48 56 62 84 62 56 62 28 62 0 67 0 71 0 75 0 75 33 75 67 75 100 69 100 63 100 57 100 43 72 28 45 13 17 13 45 13 72 13 100 9 100 4 100 0 100 0 67 0 3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
              <draw:equation draw:name="f7" draw:formula="?f4 / 100"/>
              <draw:equation draw:name="f8" draw:formula="?f0 / ?f6"/>
              <draw:equation draw:name="f9" draw:formula="?f1 / ?f6"/>
              <draw:equation draw:name="f10" draw:formula="?f2 / ?f7"/>
              <draw:equation draw:name="f11" draw:formula="?f3 / ?f7"/>
            </draw:enhanced-geometry>
          </draw:custom-shape>
          <draw:custom-shape draw:name="フリーフォーム 26" draw:style-name="gr3" draw:text-style-name="P1" draw:layer="layout" svg:width="0.18cm" svg:height="0.17cm" svg:x="16.162cm" svg:y="9.881cm">
            <text:p/>
            <draw:enhanced-geometry svg:viewBox="0 0 118 113" draw:text-areas="?f8 ?f10 ?f9 ?f11" draw:mirror-horizontal="false" draw:mirror-vertical="false" draw:type="non-primitive" draw:enhanced-path="M 118 64 C 105 80 91 97 77 113 75 110 72 108 69 105 80 93 90 80 101 67 93 61 86 54 78 48 68 60 58 72 48 85 45 82 42 80 39 77 49 65 59 53 70 41 60 33 51 25 42 18 31 31 20 44 9 57 6 54 3 52 0 49 14 33 28 16 42 0 67 21 93 43 118 6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8"/>
              <draw:equation draw:name="f7" draw:formula="?f4 / 113"/>
              <draw:equation draw:name="f8" draw:formula="?f0 / ?f6"/>
              <draw:equation draw:name="f9" draw:formula="?f1 / ?f6"/>
              <draw:equation draw:name="f10" draw:formula="?f2 / ?f7"/>
              <draw:equation draw:name="f11" draw:formula="?f3 / ?f7"/>
            </draw:enhanced-geometry>
          </draw:custom-shape>
          <draw:custom-shape draw:name="フリーフォーム 27" draw:style-name="gr3" draw:text-style-name="P1" draw:layer="layout" svg:width="0.1cm" svg:height="0.15cm" svg:x="17.557cm" svg:y="12.149cm">
            <text:p/>
            <draw:enhanced-geometry svg:viewBox="0 0 70 104" draw:text-areas="?f8 ?f10 ?f9 ?f11" draw:mirror-horizontal="false" draw:mirror-vertical="false" draw:type="non-primitive" draw:enhanced-path="M 64 5 C 64 10 64 14 64 18 59 16 55 14 50 13 45 12 41 11 37 11 29 11 23 12 20 16 16 18 14 23 14 28 14 32 15 36 18 38 20 40 25 42 33 43 35 44 38 44 41 45 51 47 59 50 63 55 68 60 70 66 70 75 70 84 67 92 61 96 54 102 45 104 33 104 27 104 22 103 17 103 12 102 7 100 1 98 1 93 1 89 1 84 6 87 12 89 17 90 22 92 27 93 33 93 40 93 46 92 50 89 54 86 57 81 57 75 57 71 55 67 52 64 49 61 44 59 37 58 34 57 31 57 29 56 19 54 12 51 7 47 3 42 0 36 0 29 0 20 3 13 9 8 16 3 24 0 35 0 40 0 45 1 49 1 55 3 59 4 64 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
              <draw:equation draw:name="f7" draw:formula="?f4 / 104"/>
              <draw:equation draw:name="f8" draw:formula="?f0 / ?f6"/>
              <draw:equation draw:name="f9" draw:formula="?f1 / ?f6"/>
              <draw:equation draw:name="f10" draw:formula="?f2 / ?f7"/>
              <draw:equation draw:name="f11" draw:formula="?f3 / ?f7"/>
            </draw:enhanced-geometry>
          </draw:custom-shape>
          <draw:custom-shape draw:name="フリーフォーム 28" draw:style-name="gr3" draw:text-style-name="P1" draw:layer="layout" svg:width="0.21cm" svg:height="0.21cm" svg:x="18.832cm" svg:y="9.88cm">
            <text:p/>
            <draw:enhanced-geometry svg:viewBox="0 0 143 142" draw:text-areas="?f8 ?f10 ?f9 ?f11" draw:mirror-horizontal="false" draw:mirror-vertical="false" draw:type="non-primitive" draw:enhanced-path="M 82 142 C 79 138 76 135 73 131 90 108 107 85 124 61 98 74 72 87 46 100 42 96 39 92 36 88 53 64 70 41 87 17 61 30 35 43 9 55 6 52 3 48 0 45 31 30 62 15 93 0 97 4 100 9 104 13 86 37 69 61 51 85 78 72 105 59 131 46 135 50 139 54 143 59 122 86 102 114 82 14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3"/>
              <draw:equation draw:name="f7" draw:formula="?f4 / 142"/>
              <draw:equation draw:name="f8" draw:formula="?f0 / ?f6"/>
              <draw:equation draw:name="f9" draw:formula="?f1 / ?f6"/>
              <draw:equation draw:name="f10" draw:formula="?f2 / ?f7"/>
              <draw:equation draw:name="f11" draw:formula="?f3 / ?f7"/>
            </draw:enhanced-geometry>
          </draw:custom-shape>
        </draw:g>
        <draw:g>
          <draw:custom-shape draw:name="フリーフォーム 23" draw:style-name="gr1" draw:text-style-name="P1" draw:layer="layout" svg:width="4.599cm" svg:height="4.599cm" svg:x="1.1cm" svg:y="12.601cm">
            <text:p/>
            <draw:enhanced-geometry svg:viewBox="0 0 4600 4600" draw:text-areas="?f8 ?f10 ?f9 ?f11" draw:type="non-primitive" draw:enhanced-path="M 4600 2300 C 4600 3570 3571 4600 2300 4600 1029 4600 0 3570 0 2300 0 1029 1030 0 2300 0 3570 0 4600 1029 4600 23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00"/>
              <draw:equation draw:name="f7" draw:formula="?f4 / 4600"/>
              <draw:equation draw:name="f8" draw:formula="?f0 / ?f6"/>
              <draw:equation draw:name="f9" draw:formula="?f1 / ?f6"/>
              <draw:equation draw:name="f10" draw:formula="?f2 / ?f7"/>
              <draw:equation draw:name="f11" draw:formula="?f3 / ?f7"/>
            </draw:enhanced-geometry>
          </draw:custom-shape>
          <draw:custom-shape draw:name="フリーフォーム 24" draw:style-name="gr2" draw:text-style-name="P1" draw:layer="layout" svg:width="2.942cm" svg:height="2.412cm" svg:x="1.929cm" svg:y="14.431cm">
            <text:p/>
            <draw:enhanced-geometry svg:viewBox="0 0 2943 2413" draw:text-areas="?f8 ?f10 ?f9 ?f11" draw:type="non-primitive" draw:enhanced-path="M 2941 1202 C 2940 1210 2940 1219 2939 1227 2938 1236 2937 1245 2936 1253 2935 1262 2934 1270 2933 1279 2932 1288 2930 1297 2929 1305 2928 1315 2926 1324 2925 1333 2923 1342 2921 1351 2919 1359 2917 1369 2915 1378 2913 1387 2910 1397 2908 1406 2906 1415 2903 1425 2900 1434 2897 1444 2894 1454 2891 1464 2888 1473 2885 1483 2881 1492 2878 1502 2874 1512 2870 1522 2867 1532 2863 1542 2859 1551 2855 1561 2850 1571 2846 1582 2841 1592 2837 1602 2832 1612 2827 1622 2822 1633 2817 1643 2811 1653 2806 1663 2800 1674 2794 1684 2788 1694 2782 1705 2776 1715 2770 1725 2763 1736 2757 1747 2750 1757 2743 1767 2736 1778 2728 1788 2721 1799 2713 1809 2705 1820 2697 1830 2690 1841 2681 1851 2673 1862 2664 1872 2655 1883 2646 1893 2638 1904 2628 1915 2619 1925 2609 1935 2599 1946 2589 1956 2579 1967 2569 1977 2558 1987 2548 1997 2537 2007 2525 2018 2514 2028 2502 2038 2491 2048 2479 2058 2467 2067 2455 2077 2442 2087 2430 2097 2417 2106 2404 2116 2391 2125 2377 2134 2364 2144 2350 2153 2336 2162 2322 2171 2307 2180 2293 2189 2278 2198 2263 2206 2248 2214 2233 2222 2218 2231 2202 2239 2187 2247 2171 2255 2155 2262 2138 2270 2122 2277 2105 2284 2089 2291 2072 2298 2055 2305 2038 2311 2020 2318 2002 2324 1985 2330 1967 2335 1949 2341 1932 2347 1913 2352 1895 2357 1876 2362 1858 2366 1839 2371 1821 2375 1802 2379 1783 2383 1764 2386 1745 2390 1725 2393 1706 2396 1687 2398 1667 2401 1648 2403 1628 2405 1609 2407 1589 2408 1570 2410 1550 2411 1531 2412 1511 2412 1491 2413 1471 2413 1452 2413 1432 2412 1412 2412 1392 2411 1373 2410 1353 2408 1333 2407 1314 2405 1294 2403 1275 2401 1256 2398 1236 2396 1217 2393 1198 2390 1179 2386 1160 2383 1141 2379 1122 2375 1103 2371 1085 2366 1066 2362 1048 2357 1030 2352 1011 2347 993 2341 975 2335 957 2330 940 2324 922 2318 905 2311 888 2305 871 2298 854 2291 837 2284 821 2277 804 2270 788 2262 772 2255 756 2247 740 2239 724 2231 709 2222 694 2214 679 2206 664 2198 649 2189 635 2180 620 2171 606 2162 592 2153 579 2144 565 2134 552 2125 538 2116 526 2106 513 2097 500 2087 488 2077 476 2067 463 2058 452 2048 440 2038 428 2028 417 2018 406 2007 395 1997 384 1987 374 1977 363 1967 353 1956 343 1946 333 1935 324 1925 315 1915 305 1904 296 1893 287 1883 278 1872 269 1862 261 1851 253 1841 245 1830 237 1820 229 1809 222 1799 214 1788 207 1778 200 1767 193 1757 185 1747 179 1736 172 1725 166 1715 160 1705 154 1694 148 1684 143 1674 137 1663 131 1653 126 1643 120 1633 115 1622 110 1612 106 1602 101 1592 97 1582 92 1571 88 1561 84 1551 80 1542 75 1532 72 1522 68 1512 64 1502 61 1492 57 1483 54 1473 51 1464 48 1454 45 1444 42 1434 40 1425 37 1415 35 1406 32 1397 30 1387 28 1378 26 1369 23 1359 21 1351 20 1342 18 1333 16 1324 15 1315 13 1305 12 1297 10 1288 9 1279 8 1270 7 1262 6 1253 5 1245 5 1236 4 1227 3 1219 3 1210 2 1202 2 1194 1 1185 1 1177 0 1169 0 1161 0 1152 0 1144 0 1136 0 1128 0 1121 0 1113 1 1105 1 1097 2 1089 2 1082 2 1074 3 1066 3 1059 4 1051 5 1044 5 1037 6 1029 7 1022 8 1015 9 1007 10 1000 11 992 12 985 13 979 14 972 16 965 17 958 18 951 20 944 21 937 23 930 24 923 26 916 27 910 29 903 31 897 33 890 34 884 36 877 38 870 40 864 42 857 44 851 46 845 48 839 49 832 52 826 54 820 56 814 58 808 60 802 62 796 65 790 67 784 70 778 72 772 74 766 77 760 79 754 82 749 85 743 87 738 89 732 92 726 95 721 97 715 100 710 103 704 105 699 108 693 111 688 114 683 116 677 120 672 123 667 126 662 128 657 131 651 134 646 137 641 140 636 143 631 146 626 149 621 152 616 156 611 159 607 162 602 165 597 168 592 171 588 174 583 178 578 181 573 184 569 188 564 191 560 195 555 198 551 201 546 205 542 208 537 212 533 215 528 218 524 222 519 225 515 229 511 232 506 236 502 239 498 243 494 246 490 250 486 254 482 257 477 261 473 265 469 269 465 272 461 276 457 280 453 283 450 287 446 291 442 295 438 299 434 302 430 306 427 310 423 313 419 317 415 321 411 325 408 329 404 333 401 336 397 340 393 344 390 348 386 352 383 356 379 360 376 364 372 368 369 372 366 376 362 380 359 384 356 388 352 392 349 396 346 400 342 404 339 408 336 412 333 416 329 421 326 425 323 429 320 433 317 437 314 441 311 445 308 449 305 453 302 457 299 462 296 466 293 470 290 474 287 478 284 483 282 487 279 491 276 495 273 500 270 504 267 508 265 512 262 517 259 521 256 525 254 529 251 533 249 538 246 542 243 546 240 551 238 555 236 559 233 564 230 568 228 572 225 577 223 581 221 585 218 590 215 594 213 598 210 603 208 607 206 612 203 616 201 620 198 625 196 629 194 634 192 638 190 643 187 647 185 651 183 656 181 661 179 665 177 669 175 674 172 679 169 682 168 687 166 691 164 696 162 700 160 705 158 709 156 714 154 718 152 723 150 728 148 733 146 737 144 741 142 746 140 750 138 754 137 759 135 763 133 768 131 772 129 777 127 782 126 786 124 791 122 795 120 800 119 804 117 809 115 813 113 818 112 823 110 827 108 832 107 836 105 840 103 845 102 850 101 855 99 859 97 864 96 869 94 873 93 878 91 882 90 887 89 892 87 896 86 901 84 905 83 910 81 915 80 920 79 924 77 929 76 933 74 938 73 942 72 947 70 952 69 956 68 961 66 966 65 970 64 975 63 980 62 984 61 989 59 994 58 998 57 1003 56 1008 55 1012 53 1017 52 1022 51 1027 50 1031 49 1036 48 1041 47 1045 46 1050 45 1054 44 1059 43 1064 42 1068 41 1073 40 1078 39 1083 38 1087 37 1092 36 1097 35 1102 34 1106 34 1111 33 1115 32 1120 31 1125 30 1130 29 1135 29 1139 28 1144 27 1149 26 1153 26 1158 25 1163 24 1167 23 1172 23 1177 23 1182 21 1186 21 1191 20 1196 19 1201 18 1205 18 1210 17 1215 17 1220 16 1224 16 1229 15 1233 14 1238 14 1243 13 1248 13 1253 12 1257 12 1262 11 1267 11 1272 10 1276 10 1281 9 1286 8 1291 8 1295 8 1300 8 1305 7 1310 7 1315 7 1319 6 1324 6 1328 5 1333 5 1338 5 1343 5 1347 4 1352 4 1357 3 1362 3 1366 3 1371 3 1376 2 1381 2 1386 2 1390 2 1395 2 1400 1 1405 1 1409 1 1414 1 1419 1 1424 1 1428 1 1433 1 1438 1 1443 1 1448 0 1452 0 1457 0 1462 0 1467 0 1471 0 1476 0 1481 0 1486 0 1490 0 1495 0 1500 1 1505 1 1510 1 1514 1 1519 1 1524 1 1529 1 1533 1 1538 1 1543 1 1548 2 1552 2 1557 2 1561 2 1566 2 1571 3 1576 3 1581 3 1585 3 1590 4 1595 4 1600 5 1604 5 1609 5 1614 5 1619 6 1623 6 1628 7 1633 7 1638 7 1643 8 1647 8 1652 8 1657 8 1662 9 1666 10 1671 10 1676 11 1681 11 1686 12 1690 12 1695 13 1699 13 1704 14 1709 14 1713 15 1718 16 1723 16 1728 17 1733 17 1737 18 1742 18 1747 19 1752 20 1756 21 1761 21 1766 22 1770 23 1775 23 1780 24 1784 25 1789 26 1794 26 1799 27 1804 28 1808 29 1813 29 1818 30 1822 31 1827 32 1832 33 1836 34 1841 34 1846 35 1851 36 1855 37 1860 38 1864 39 1869 40 1874 41 1879 42 1883 43 1888 44 1893 45 1898 46 1902 47 1907 48 1911 49 1916 50 1921 51 1926 52 1930 53 1935 55 1939 56 1944 57 1949 58 1954 59 1958 61 1963 62 1967 63 1972 64 1976 65 1981 66 1986 68 1991 69 1995 70 2000 72 2004 73 2009 74 2014 76 2018 77 2023 79 2028 80 2032 81 2037 83 2042 84 2046 86 2051 87 2056 89 2060 90 2065 91 2069 93 2074 94 2079 96 2083 97 2088 99 2092 101 2097 102 2101 104 2106 105 2111 107 2115 108 2120 110 2125 112 2129 113 2133 115 2138 117 2142 119 2147 120 2151 122 2156 124 2161 126 2165 127 2170 129 2175 131 2179 133 2184 135 2188 137 2192 138 2197 140 2202 142 2206 144 2211 146 2215 148 2219 150 2224 152 2229 154 2233 156 2238 158 2242 160 2246 162 2251 164 2256 166 2260 168 2265 170 2269 172 2274 175 2278 177 2282 179 2287 181 2291 183 2295 185 2300 187 2304 190 2309 192 2313 194 2318 196 2322 198 2326 201 2331 203 2335 206 2339 208 2344 210 2348 213 2352 215 2357 218 2361 221 2365 223 2370 225 2374 228 2379 230 2383 233 2388 236 2392 238 2396 241 2400 243 2404 246 2409 249 2413 251 2417 253 2422 256 2426 259 2430 262 2434 265 2438 267 2443 270 2447 273 2451 276 2456 279 2460 282 2464 284 2468 287 2473 290 2477 293 2481 296 2485 299 2489 302 2493 305 2497 308 2502 311 2507 314 2510 317 2514 320 2518 323 2522 326 2526 329 2530 333 2534 336 2538 339 2542 342 2546 346 2550 349 2555 352 2559 356 2563 359 2567 362 2571 366 2574 369 2578 372 2582 376 2586 379 2590 382 2594 386 2598 390 2602 393 2606 397 2610 401 2614 404 2617 408 2621 411 2625 415 2629 419 2633 423 2637 427 2640 430 2644 434 2648 438 2651 442 2655 446 2659 450 2663 454 2667 457 2671 461 2674 465 2678 469 2681 473 2685 477 2688 482 2692 486 2696 490 2699 494 2703 498 2706 502 2710 506 2713 511 2717 515 2720 519 2724 524 2727 528 2731 533 2734 537 2738 542 2741 546 2745 551 2748 555 2751 560 2755 564 2758 569 2761 573 2764 578 2768 583 2771 588 2774 592 2778 597 2781 602 2784 607 2787 611 2790 616 2793 621 2796 626 2799 631 2802 636 2805 641 2808 646 2811 651 2814 657 2817 662 2820 667 2823 672 2826 677 2829 682 2831 688 2834 693 2837 699 2840 704 2843 710 2845 715 2848 721 2850 726 2853 732 2856 738 2858 743 2861 749 2863 754 2865 760 2868 766 2870 772 2873 778 2875 784 2877 790 2880 796 2882 802 2884 808 2886 814 2888 820 2891 826 2893 832 2895 839 2897 845 2899 851 2901 857 2903 864 2905 870 2907 877 2909 884 2910 890 2912 897 2914 903 2915 910 2917 916 2919 923 2920 930 2922 937 2923 944 2925 951 2926 958 2927 965 2928 972 2929 979 2930 985 2931 992 2932 1000 2933 1007 2934 1015 2935 1022 2936 1029 2937 1037 2938 1044 2938 1051 2939 1059 2940 1066 2940 1074 2941 1082 2941 1089 2942 1097 2942 1105 2942 1113 2943 1121 2943 1128 2943 1136 2943 1144 2943 1152 2943 1161 2942 1169 2942 1177 2942 1185 2941 1194 2941 120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3"/>
              <draw:equation draw:name="f7" draw:formula="?f4 / 2413"/>
              <draw:equation draw:name="f8" draw:formula="?f0 / ?f6"/>
              <draw:equation draw:name="f9" draw:formula="?f1 / ?f6"/>
              <draw:equation draw:name="f10" draw:formula="?f2 / ?f7"/>
              <draw:equation draw:name="f11" draw:formula="?f3 / ?f7"/>
            </draw:enhanced-geometry>
          </draw:custom-shape>
          <draw:custom-shape draw:name="フリーフォーム 25" draw:style-name="gr3" draw:text-style-name="P1" draw:layer="layout" svg:width="0.11cm" svg:height="0.15cm" svg:x="3.343cm" svg:y="14.178cm">
            <text:p/>
            <draw:enhanced-geometry svg:viewBox="0 0 75 100" draw:text-areas="?f8 ?f10 ?f9 ?f11" draw:mirror-horizontal="false" draw:mirror-vertical="false" draw:type="non-primitive" draw:enhanced-path="M 0 0 C 6 0 12 0 18 0 33 28 48 56 62 84 62 56 62 28 62 0 67 0 71 0 75 0 75 33 75 67 75 100 69 100 63 100 57 100 43 72 28 45 13 17 13 45 13 72 13 100 9 100 4 100 0 100 0 67 0 3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
              <draw:equation draw:name="f7" draw:formula="?f4 / 100"/>
              <draw:equation draw:name="f8" draw:formula="?f0 / ?f6"/>
              <draw:equation draw:name="f9" draw:formula="?f1 / ?f6"/>
              <draw:equation draw:name="f10" draw:formula="?f2 / ?f7"/>
              <draw:equation draw:name="f11" draw:formula="?f3 / ?f7"/>
            </draw:enhanced-geometry>
          </draw:custom-shape>
          <draw:custom-shape draw:name="フリーフォーム 26" draw:style-name="gr3" draw:text-style-name="P1" draw:layer="layout" svg:width="0.18cm" svg:height="0.17cm" svg:x="1.962cm" svg:y="14.681cm">
            <text:p/>
            <draw:enhanced-geometry svg:viewBox="0 0 118 113" draw:text-areas="?f8 ?f10 ?f9 ?f11" draw:mirror-horizontal="false" draw:mirror-vertical="false" draw:type="non-primitive" draw:enhanced-path="M 118 64 C 105 80 91 97 77 113 75 110 72 108 69 105 80 93 90 80 101 67 93 61 86 54 78 48 68 60 58 72 48 85 45 82 42 80 39 77 49 65 59 53 70 41 60 33 51 25 42 18 31 31 20 44 9 57 6 54 3 52 0 49 14 33 28 16 42 0 67 21 93 43 118 6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8"/>
              <draw:equation draw:name="f7" draw:formula="?f4 / 113"/>
              <draw:equation draw:name="f8" draw:formula="?f0 / ?f6"/>
              <draw:equation draw:name="f9" draw:formula="?f1 / ?f6"/>
              <draw:equation draw:name="f10" draw:formula="?f2 / ?f7"/>
              <draw:equation draw:name="f11" draw:formula="?f3 / ?f7"/>
            </draw:enhanced-geometry>
          </draw:custom-shape>
          <draw:custom-shape draw:name="フリーフォーム 27" draw:style-name="gr3" draw:text-style-name="P1" draw:layer="layout" svg:width="0.1cm" svg:height="0.15cm" svg:x="3.357cm" svg:y="16.949cm">
            <text:p/>
            <draw:enhanced-geometry svg:viewBox="0 0 70 104" draw:text-areas="?f8 ?f10 ?f9 ?f11" draw:mirror-horizontal="false" draw:mirror-vertical="false" draw:type="non-primitive" draw:enhanced-path="M 64 5 C 64 10 64 14 64 18 59 16 55 14 50 13 45 12 41 11 37 11 29 11 23 12 20 16 16 18 14 23 14 28 14 32 15 36 18 38 20 40 25 42 33 43 35 44 38 44 41 45 51 47 59 50 63 55 68 60 70 66 70 75 70 84 67 92 61 96 54 102 45 104 33 104 27 104 22 103 17 103 12 102 7 100 1 98 1 93 1 89 1 84 6 87 12 89 17 90 22 92 27 93 33 93 40 93 46 92 50 89 54 86 57 81 57 75 57 71 55 67 52 64 49 61 44 59 37 58 34 57 31 57 29 56 19 54 12 51 7 47 3 42 0 36 0 29 0 20 3 13 9 8 16 3 24 0 35 0 40 0 45 1 49 1 55 3 59 4 64 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
              <draw:equation draw:name="f7" draw:formula="?f4 / 104"/>
              <draw:equation draw:name="f8" draw:formula="?f0 / ?f6"/>
              <draw:equation draw:name="f9" draw:formula="?f1 / ?f6"/>
              <draw:equation draw:name="f10" draw:formula="?f2 / ?f7"/>
              <draw:equation draw:name="f11" draw:formula="?f3 / ?f7"/>
            </draw:enhanced-geometry>
          </draw:custom-shape>
          <draw:custom-shape draw:name="フリーフォーム 28" draw:style-name="gr3" draw:text-style-name="P1" draw:layer="layout" svg:width="0.21cm" svg:height="0.21cm" svg:x="4.632cm" svg:y="14.68cm">
            <text:p/>
            <draw:enhanced-geometry svg:viewBox="0 0 143 142" draw:text-areas="?f8 ?f10 ?f9 ?f11" draw:mirror-horizontal="false" draw:mirror-vertical="false" draw:type="non-primitive" draw:enhanced-path="M 82 142 C 79 138 76 135 73 131 90 108 107 85 124 61 98 74 72 87 46 100 42 96 39 92 36 88 53 64 70 41 87 17 61 30 35 43 9 55 6 52 3 48 0 45 31 30 62 15 93 0 97 4 100 9 104 13 86 37 69 61 51 85 78 72 105 59 131 46 135 50 139 54 143 59 122 86 102 114 82 14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3"/>
              <draw:equation draw:name="f7" draw:formula="?f4 / 142"/>
              <draw:equation draw:name="f8" draw:formula="?f0 / ?f6"/>
              <draw:equation draw:name="f9" draw:formula="?f1 / ?f6"/>
              <draw:equation draw:name="f10" draw:formula="?f2 / ?f7"/>
              <draw:equation draw:name="f11" draw:formula="?f3 / ?f7"/>
            </draw:enhanced-geometry>
          </draw:custom-shape>
        </draw:g>
        <draw:g>
          <draw:custom-shape draw:name="フリーフォーム 23" draw:style-name="gr1" draw:text-style-name="P1" draw:layer="layout" svg:width="4.599cm" svg:height="4.599cm" svg:x="5.833cm" svg:y="12.601cm">
            <text:p/>
            <draw:enhanced-geometry svg:viewBox="0 0 4600 4600" draw:text-areas="?f8 ?f10 ?f9 ?f11" draw:type="non-primitive" draw:enhanced-path="M 4600 2300 C 4600 3570 3571 4600 2300 4600 1029 4600 0 3570 0 2300 0 1029 1030 0 2300 0 3570 0 4600 1029 4600 23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00"/>
              <draw:equation draw:name="f7" draw:formula="?f4 / 4600"/>
              <draw:equation draw:name="f8" draw:formula="?f0 / ?f6"/>
              <draw:equation draw:name="f9" draw:formula="?f1 / ?f6"/>
              <draw:equation draw:name="f10" draw:formula="?f2 / ?f7"/>
              <draw:equation draw:name="f11" draw:formula="?f3 / ?f7"/>
            </draw:enhanced-geometry>
          </draw:custom-shape>
          <draw:custom-shape draw:name="フリーフォーム 24" draw:style-name="gr2" draw:text-style-name="P1" draw:layer="layout" svg:width="2.942cm" svg:height="2.412cm" svg:x="6.662cm" svg:y="14.431cm">
            <text:p/>
            <draw:enhanced-geometry svg:viewBox="0 0 2943 2413" draw:text-areas="?f8 ?f10 ?f9 ?f11" draw:type="non-primitive" draw:enhanced-path="M 2941 1202 C 2940 1210 2940 1219 2939 1227 2938 1236 2937 1245 2936 1253 2935 1262 2934 1270 2933 1279 2932 1288 2930 1297 2929 1305 2928 1315 2926 1324 2925 1333 2923 1342 2921 1351 2919 1359 2917 1369 2915 1378 2913 1387 2910 1397 2908 1406 2906 1415 2903 1425 2900 1434 2897 1444 2894 1454 2891 1464 2888 1473 2885 1483 2881 1492 2878 1502 2874 1512 2870 1522 2867 1532 2863 1542 2859 1551 2855 1561 2850 1571 2846 1582 2841 1592 2837 1602 2832 1612 2827 1622 2822 1633 2817 1643 2811 1653 2806 1663 2800 1674 2794 1684 2788 1694 2782 1705 2776 1715 2770 1725 2763 1736 2757 1747 2750 1757 2743 1767 2736 1778 2728 1788 2721 1799 2713 1809 2705 1820 2697 1830 2690 1841 2681 1851 2673 1862 2664 1872 2655 1883 2646 1893 2638 1904 2628 1915 2619 1925 2609 1935 2599 1946 2589 1956 2579 1967 2569 1977 2558 1987 2548 1997 2537 2007 2525 2018 2514 2028 2502 2038 2491 2048 2479 2058 2467 2067 2455 2077 2442 2087 2430 2097 2417 2106 2404 2116 2391 2125 2377 2134 2364 2144 2350 2153 2336 2162 2322 2171 2307 2180 2293 2189 2278 2198 2263 2206 2248 2214 2233 2222 2218 2231 2202 2239 2187 2247 2171 2255 2155 2262 2138 2270 2122 2277 2105 2284 2089 2291 2072 2298 2055 2305 2038 2311 2020 2318 2002 2324 1985 2330 1967 2335 1949 2341 1932 2347 1913 2352 1895 2357 1876 2362 1858 2366 1839 2371 1821 2375 1802 2379 1783 2383 1764 2386 1745 2390 1725 2393 1706 2396 1687 2398 1667 2401 1648 2403 1628 2405 1609 2407 1589 2408 1570 2410 1550 2411 1531 2412 1511 2412 1491 2413 1471 2413 1452 2413 1432 2412 1412 2412 1392 2411 1373 2410 1353 2408 1333 2407 1314 2405 1294 2403 1275 2401 1256 2398 1236 2396 1217 2393 1198 2390 1179 2386 1160 2383 1141 2379 1122 2375 1103 2371 1085 2366 1066 2362 1048 2357 1030 2352 1011 2347 993 2341 975 2335 957 2330 940 2324 922 2318 905 2311 888 2305 871 2298 854 2291 837 2284 821 2277 804 2270 788 2262 772 2255 756 2247 740 2239 724 2231 709 2222 694 2214 679 2206 664 2198 649 2189 635 2180 620 2171 606 2162 592 2153 579 2144 565 2134 552 2125 538 2116 526 2106 513 2097 500 2087 488 2077 476 2067 463 2058 452 2048 440 2038 428 2028 417 2018 406 2007 395 1997 384 1987 374 1977 363 1967 353 1956 343 1946 333 1935 324 1925 315 1915 305 1904 296 1893 287 1883 278 1872 269 1862 261 1851 253 1841 245 1830 237 1820 229 1809 222 1799 214 1788 207 1778 200 1767 193 1757 185 1747 179 1736 172 1725 166 1715 160 1705 154 1694 148 1684 143 1674 137 1663 131 1653 126 1643 120 1633 115 1622 110 1612 106 1602 101 1592 97 1582 92 1571 88 1561 84 1551 80 1542 75 1532 72 1522 68 1512 64 1502 61 1492 57 1483 54 1473 51 1464 48 1454 45 1444 42 1434 40 1425 37 1415 35 1406 32 1397 30 1387 28 1378 26 1369 23 1359 21 1351 20 1342 18 1333 16 1324 15 1315 13 1305 12 1297 10 1288 9 1279 8 1270 7 1262 6 1253 5 1245 5 1236 4 1227 3 1219 3 1210 2 1202 2 1194 1 1185 1 1177 0 1169 0 1161 0 1152 0 1144 0 1136 0 1128 0 1121 0 1113 1 1105 1 1097 2 1089 2 1082 2 1074 3 1066 3 1059 4 1051 5 1044 5 1037 6 1029 7 1022 8 1015 9 1007 10 1000 11 992 12 985 13 979 14 972 16 965 17 958 18 951 20 944 21 937 23 930 24 923 26 916 27 910 29 903 31 897 33 890 34 884 36 877 38 870 40 864 42 857 44 851 46 845 48 839 49 832 52 826 54 820 56 814 58 808 60 802 62 796 65 790 67 784 70 778 72 772 74 766 77 760 79 754 82 749 85 743 87 738 89 732 92 726 95 721 97 715 100 710 103 704 105 699 108 693 111 688 114 683 116 677 120 672 123 667 126 662 128 657 131 651 134 646 137 641 140 636 143 631 146 626 149 621 152 616 156 611 159 607 162 602 165 597 168 592 171 588 174 583 178 578 181 573 184 569 188 564 191 560 195 555 198 551 201 546 205 542 208 537 212 533 215 528 218 524 222 519 225 515 229 511 232 506 236 502 239 498 243 494 246 490 250 486 254 482 257 477 261 473 265 469 269 465 272 461 276 457 280 453 283 450 287 446 291 442 295 438 299 434 302 430 306 427 310 423 313 419 317 415 321 411 325 408 329 404 333 401 336 397 340 393 344 390 348 386 352 383 356 379 360 376 364 372 368 369 372 366 376 362 380 359 384 356 388 352 392 349 396 346 400 342 404 339 408 336 412 333 416 329 421 326 425 323 429 320 433 317 437 314 441 311 445 308 449 305 453 302 457 299 462 296 466 293 470 290 474 287 478 284 483 282 487 279 491 276 495 273 500 270 504 267 508 265 512 262 517 259 521 256 525 254 529 251 533 249 538 246 542 243 546 240 551 238 555 236 559 233 564 230 568 228 572 225 577 223 581 221 585 218 590 215 594 213 598 210 603 208 607 206 612 203 616 201 620 198 625 196 629 194 634 192 638 190 643 187 647 185 651 183 656 181 661 179 665 177 669 175 674 172 679 169 682 168 687 166 691 164 696 162 700 160 705 158 709 156 714 154 718 152 723 150 728 148 733 146 737 144 741 142 746 140 750 138 754 137 759 135 763 133 768 131 772 129 777 127 782 126 786 124 791 122 795 120 800 119 804 117 809 115 813 113 818 112 823 110 827 108 832 107 836 105 840 103 845 102 850 101 855 99 859 97 864 96 869 94 873 93 878 91 882 90 887 89 892 87 896 86 901 84 905 83 910 81 915 80 920 79 924 77 929 76 933 74 938 73 942 72 947 70 952 69 956 68 961 66 966 65 970 64 975 63 980 62 984 61 989 59 994 58 998 57 1003 56 1008 55 1012 53 1017 52 1022 51 1027 50 1031 49 1036 48 1041 47 1045 46 1050 45 1054 44 1059 43 1064 42 1068 41 1073 40 1078 39 1083 38 1087 37 1092 36 1097 35 1102 34 1106 34 1111 33 1115 32 1120 31 1125 30 1130 29 1135 29 1139 28 1144 27 1149 26 1153 26 1158 25 1163 24 1167 23 1172 23 1177 23 1182 21 1186 21 1191 20 1196 19 1201 18 1205 18 1210 17 1215 17 1220 16 1224 16 1229 15 1233 14 1238 14 1243 13 1248 13 1253 12 1257 12 1262 11 1267 11 1272 10 1276 10 1281 9 1286 8 1291 8 1295 8 1300 8 1305 7 1310 7 1315 7 1319 6 1324 6 1328 5 1333 5 1338 5 1343 5 1347 4 1352 4 1357 3 1362 3 1366 3 1371 3 1376 2 1381 2 1386 2 1390 2 1395 2 1400 1 1405 1 1409 1 1414 1 1419 1 1424 1 1428 1 1433 1 1438 1 1443 1 1448 0 1452 0 1457 0 1462 0 1467 0 1471 0 1476 0 1481 0 1486 0 1490 0 1495 0 1500 1 1505 1 1510 1 1514 1 1519 1 1524 1 1529 1 1533 1 1538 1 1543 1 1548 2 1552 2 1557 2 1561 2 1566 2 1571 3 1576 3 1581 3 1585 3 1590 4 1595 4 1600 5 1604 5 1609 5 1614 5 1619 6 1623 6 1628 7 1633 7 1638 7 1643 8 1647 8 1652 8 1657 8 1662 9 1666 10 1671 10 1676 11 1681 11 1686 12 1690 12 1695 13 1699 13 1704 14 1709 14 1713 15 1718 16 1723 16 1728 17 1733 17 1737 18 1742 18 1747 19 1752 20 1756 21 1761 21 1766 22 1770 23 1775 23 1780 24 1784 25 1789 26 1794 26 1799 27 1804 28 1808 29 1813 29 1818 30 1822 31 1827 32 1832 33 1836 34 1841 34 1846 35 1851 36 1855 37 1860 38 1864 39 1869 40 1874 41 1879 42 1883 43 1888 44 1893 45 1898 46 1902 47 1907 48 1911 49 1916 50 1921 51 1926 52 1930 53 1935 55 1939 56 1944 57 1949 58 1954 59 1958 61 1963 62 1967 63 1972 64 1976 65 1981 66 1986 68 1991 69 1995 70 2000 72 2004 73 2009 74 2014 76 2018 77 2023 79 2028 80 2032 81 2037 83 2042 84 2046 86 2051 87 2056 89 2060 90 2065 91 2069 93 2074 94 2079 96 2083 97 2088 99 2092 101 2097 102 2101 104 2106 105 2111 107 2115 108 2120 110 2125 112 2129 113 2133 115 2138 117 2142 119 2147 120 2151 122 2156 124 2161 126 2165 127 2170 129 2175 131 2179 133 2184 135 2188 137 2192 138 2197 140 2202 142 2206 144 2211 146 2215 148 2219 150 2224 152 2229 154 2233 156 2238 158 2242 160 2246 162 2251 164 2256 166 2260 168 2265 170 2269 172 2274 175 2278 177 2282 179 2287 181 2291 183 2295 185 2300 187 2304 190 2309 192 2313 194 2318 196 2322 198 2326 201 2331 203 2335 206 2339 208 2344 210 2348 213 2352 215 2357 218 2361 221 2365 223 2370 225 2374 228 2379 230 2383 233 2388 236 2392 238 2396 241 2400 243 2404 246 2409 249 2413 251 2417 253 2422 256 2426 259 2430 262 2434 265 2438 267 2443 270 2447 273 2451 276 2456 279 2460 282 2464 284 2468 287 2473 290 2477 293 2481 296 2485 299 2489 302 2493 305 2497 308 2502 311 2507 314 2510 317 2514 320 2518 323 2522 326 2526 329 2530 333 2534 336 2538 339 2542 342 2546 346 2550 349 2555 352 2559 356 2563 359 2567 362 2571 366 2574 369 2578 372 2582 376 2586 379 2590 382 2594 386 2598 390 2602 393 2606 397 2610 401 2614 404 2617 408 2621 411 2625 415 2629 419 2633 423 2637 427 2640 430 2644 434 2648 438 2651 442 2655 446 2659 450 2663 454 2667 457 2671 461 2674 465 2678 469 2681 473 2685 477 2688 482 2692 486 2696 490 2699 494 2703 498 2706 502 2710 506 2713 511 2717 515 2720 519 2724 524 2727 528 2731 533 2734 537 2738 542 2741 546 2745 551 2748 555 2751 560 2755 564 2758 569 2761 573 2764 578 2768 583 2771 588 2774 592 2778 597 2781 602 2784 607 2787 611 2790 616 2793 621 2796 626 2799 631 2802 636 2805 641 2808 646 2811 651 2814 657 2817 662 2820 667 2823 672 2826 677 2829 682 2831 688 2834 693 2837 699 2840 704 2843 710 2845 715 2848 721 2850 726 2853 732 2856 738 2858 743 2861 749 2863 754 2865 760 2868 766 2870 772 2873 778 2875 784 2877 790 2880 796 2882 802 2884 808 2886 814 2888 820 2891 826 2893 832 2895 839 2897 845 2899 851 2901 857 2903 864 2905 870 2907 877 2909 884 2910 890 2912 897 2914 903 2915 910 2917 916 2919 923 2920 930 2922 937 2923 944 2925 951 2926 958 2927 965 2928 972 2929 979 2930 985 2931 992 2932 1000 2933 1007 2934 1015 2935 1022 2936 1029 2937 1037 2938 1044 2938 1051 2939 1059 2940 1066 2940 1074 2941 1082 2941 1089 2942 1097 2942 1105 2942 1113 2943 1121 2943 1128 2943 1136 2943 1144 2943 1152 2943 1161 2942 1169 2942 1177 2942 1185 2941 1194 2941 120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3"/>
              <draw:equation draw:name="f7" draw:formula="?f4 / 2413"/>
              <draw:equation draw:name="f8" draw:formula="?f0 / ?f6"/>
              <draw:equation draw:name="f9" draw:formula="?f1 / ?f6"/>
              <draw:equation draw:name="f10" draw:formula="?f2 / ?f7"/>
              <draw:equation draw:name="f11" draw:formula="?f3 / ?f7"/>
            </draw:enhanced-geometry>
          </draw:custom-shape>
          <draw:custom-shape draw:name="フリーフォーム 25" draw:style-name="gr3" draw:text-style-name="P1" draw:layer="layout" svg:width="0.11cm" svg:height="0.15cm" svg:x="8.076cm" svg:y="14.178cm">
            <text:p/>
            <draw:enhanced-geometry svg:viewBox="0 0 75 100" draw:text-areas="?f8 ?f10 ?f9 ?f11" draw:mirror-horizontal="false" draw:mirror-vertical="false" draw:type="non-primitive" draw:enhanced-path="M 0 0 C 6 0 12 0 18 0 33 28 48 56 62 84 62 56 62 28 62 0 67 0 71 0 75 0 75 33 75 67 75 100 69 100 63 100 57 100 43 72 28 45 13 17 13 45 13 72 13 100 9 100 4 100 0 100 0 67 0 3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
              <draw:equation draw:name="f7" draw:formula="?f4 / 100"/>
              <draw:equation draw:name="f8" draw:formula="?f0 / ?f6"/>
              <draw:equation draw:name="f9" draw:formula="?f1 / ?f6"/>
              <draw:equation draw:name="f10" draw:formula="?f2 / ?f7"/>
              <draw:equation draw:name="f11" draw:formula="?f3 / ?f7"/>
            </draw:enhanced-geometry>
          </draw:custom-shape>
          <draw:custom-shape draw:name="フリーフォーム 26" draw:style-name="gr3" draw:text-style-name="P1" draw:layer="layout" svg:width="0.18cm" svg:height="0.17cm" svg:x="6.695cm" svg:y="14.681cm">
            <text:p/>
            <draw:enhanced-geometry svg:viewBox="0 0 118 113" draw:text-areas="?f8 ?f10 ?f9 ?f11" draw:mirror-horizontal="false" draw:mirror-vertical="false" draw:type="non-primitive" draw:enhanced-path="M 118 64 C 105 80 91 97 77 113 75 110 72 108 69 105 80 93 90 80 101 67 93 61 86 54 78 48 68 60 58 72 48 85 45 82 42 80 39 77 49 65 59 53 70 41 60 33 51 25 42 18 31 31 20 44 9 57 6 54 3 52 0 49 14 33 28 16 42 0 67 21 93 43 118 6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8"/>
              <draw:equation draw:name="f7" draw:formula="?f4 / 113"/>
              <draw:equation draw:name="f8" draw:formula="?f0 / ?f6"/>
              <draw:equation draw:name="f9" draw:formula="?f1 / ?f6"/>
              <draw:equation draw:name="f10" draw:formula="?f2 / ?f7"/>
              <draw:equation draw:name="f11" draw:formula="?f3 / ?f7"/>
            </draw:enhanced-geometry>
          </draw:custom-shape>
          <draw:custom-shape draw:name="フリーフォーム 27" draw:style-name="gr3" draw:text-style-name="P1" draw:layer="layout" svg:width="0.1cm" svg:height="0.15cm" svg:x="8.09cm" svg:y="16.949cm">
            <text:p/>
            <draw:enhanced-geometry svg:viewBox="0 0 70 104" draw:text-areas="?f8 ?f10 ?f9 ?f11" draw:mirror-horizontal="false" draw:mirror-vertical="false" draw:type="non-primitive" draw:enhanced-path="M 64 5 C 64 10 64 14 64 18 59 16 55 14 50 13 45 12 41 11 37 11 29 11 23 12 20 16 16 18 14 23 14 28 14 32 15 36 18 38 20 40 25 42 33 43 35 44 38 44 41 45 51 47 59 50 63 55 68 60 70 66 70 75 70 84 67 92 61 96 54 102 45 104 33 104 27 104 22 103 17 103 12 102 7 100 1 98 1 93 1 89 1 84 6 87 12 89 17 90 22 92 27 93 33 93 40 93 46 92 50 89 54 86 57 81 57 75 57 71 55 67 52 64 49 61 44 59 37 58 34 57 31 57 29 56 19 54 12 51 7 47 3 42 0 36 0 29 0 20 3 13 9 8 16 3 24 0 35 0 40 0 45 1 49 1 55 3 59 4 64 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
              <draw:equation draw:name="f7" draw:formula="?f4 / 104"/>
              <draw:equation draw:name="f8" draw:formula="?f0 / ?f6"/>
              <draw:equation draw:name="f9" draw:formula="?f1 / ?f6"/>
              <draw:equation draw:name="f10" draw:formula="?f2 / ?f7"/>
              <draw:equation draw:name="f11" draw:formula="?f3 / ?f7"/>
            </draw:enhanced-geometry>
          </draw:custom-shape>
          <draw:custom-shape draw:name="フリーフォーム 28" draw:style-name="gr3" draw:text-style-name="P1" draw:layer="layout" svg:width="0.21cm" svg:height="0.21cm" svg:x="9.365cm" svg:y="14.68cm">
            <text:p/>
            <draw:enhanced-geometry svg:viewBox="0 0 143 142" draw:text-areas="?f8 ?f10 ?f9 ?f11" draw:mirror-horizontal="false" draw:mirror-vertical="false" draw:type="non-primitive" draw:enhanced-path="M 82 142 C 79 138 76 135 73 131 90 108 107 85 124 61 98 74 72 87 46 100 42 96 39 92 36 88 53 64 70 41 87 17 61 30 35 43 9 55 6 52 3 48 0 45 31 30 62 15 93 0 97 4 100 9 104 13 86 37 69 61 51 85 78 72 105 59 131 46 135 50 139 54 143 59 122 86 102 114 82 14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3"/>
              <draw:equation draw:name="f7" draw:formula="?f4 / 142"/>
              <draw:equation draw:name="f8" draw:formula="?f0 / ?f6"/>
              <draw:equation draw:name="f9" draw:formula="?f1 / ?f6"/>
              <draw:equation draw:name="f10" draw:formula="?f2 / ?f7"/>
              <draw:equation draw:name="f11" draw:formula="?f3 / ?f7"/>
            </draw:enhanced-geometry>
          </draw:custom-shape>
        </draw:g>
        <draw:g>
          <draw:custom-shape draw:name="フリーフォーム 23" draw:style-name="gr1" draw:text-style-name="P1" draw:layer="layout" svg:width="4.599cm" svg:height="4.599cm" svg:x="10.567cm" svg:y="12.601cm">
            <text:p/>
            <draw:enhanced-geometry svg:viewBox="0 0 4600 4600" draw:text-areas="?f8 ?f10 ?f9 ?f11" draw:type="non-primitive" draw:enhanced-path="M 4600 2300 C 4600 3570 3571 4600 2300 4600 1029 4600 0 3570 0 2300 0 1029 1030 0 2300 0 3570 0 4600 1029 4600 23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00"/>
              <draw:equation draw:name="f7" draw:formula="?f4 / 4600"/>
              <draw:equation draw:name="f8" draw:formula="?f0 / ?f6"/>
              <draw:equation draw:name="f9" draw:formula="?f1 / ?f6"/>
              <draw:equation draw:name="f10" draw:formula="?f2 / ?f7"/>
              <draw:equation draw:name="f11" draw:formula="?f3 / ?f7"/>
            </draw:enhanced-geometry>
          </draw:custom-shape>
          <draw:custom-shape draw:name="フリーフォーム 24" draw:style-name="gr2" draw:text-style-name="P1" draw:layer="layout" svg:width="2.942cm" svg:height="2.412cm" svg:x="11.396cm" svg:y="14.431cm">
            <text:p/>
            <draw:enhanced-geometry svg:viewBox="0 0 2943 2413" draw:text-areas="?f8 ?f10 ?f9 ?f11" draw:type="non-primitive" draw:enhanced-path="M 2941 1202 C 2940 1210 2940 1219 2939 1227 2938 1236 2937 1245 2936 1253 2935 1262 2934 1270 2933 1279 2932 1288 2930 1297 2929 1305 2928 1315 2926 1324 2925 1333 2923 1342 2921 1351 2919 1359 2917 1369 2915 1378 2913 1387 2910 1397 2908 1406 2906 1415 2903 1425 2900 1434 2897 1444 2894 1454 2891 1464 2888 1473 2885 1483 2881 1492 2878 1502 2874 1512 2870 1522 2867 1532 2863 1542 2859 1551 2855 1561 2850 1571 2846 1582 2841 1592 2837 1602 2832 1612 2827 1622 2822 1633 2817 1643 2811 1653 2806 1663 2800 1674 2794 1684 2788 1694 2782 1705 2776 1715 2770 1725 2763 1736 2757 1747 2750 1757 2743 1767 2736 1778 2728 1788 2721 1799 2713 1809 2705 1820 2697 1830 2690 1841 2681 1851 2673 1862 2664 1872 2655 1883 2646 1893 2638 1904 2628 1915 2619 1925 2609 1935 2599 1946 2589 1956 2579 1967 2569 1977 2558 1987 2548 1997 2537 2007 2525 2018 2514 2028 2502 2038 2491 2048 2479 2058 2467 2067 2455 2077 2442 2087 2430 2097 2417 2106 2404 2116 2391 2125 2377 2134 2364 2144 2350 2153 2336 2162 2322 2171 2307 2180 2293 2189 2278 2198 2263 2206 2248 2214 2233 2222 2218 2231 2202 2239 2187 2247 2171 2255 2155 2262 2138 2270 2122 2277 2105 2284 2089 2291 2072 2298 2055 2305 2038 2311 2020 2318 2002 2324 1985 2330 1967 2335 1949 2341 1932 2347 1913 2352 1895 2357 1876 2362 1858 2366 1839 2371 1821 2375 1802 2379 1783 2383 1764 2386 1745 2390 1725 2393 1706 2396 1687 2398 1667 2401 1648 2403 1628 2405 1609 2407 1589 2408 1570 2410 1550 2411 1531 2412 1511 2412 1491 2413 1471 2413 1452 2413 1432 2412 1412 2412 1392 2411 1373 2410 1353 2408 1333 2407 1314 2405 1294 2403 1275 2401 1256 2398 1236 2396 1217 2393 1198 2390 1179 2386 1160 2383 1141 2379 1122 2375 1103 2371 1085 2366 1066 2362 1048 2357 1030 2352 1011 2347 993 2341 975 2335 957 2330 940 2324 922 2318 905 2311 888 2305 871 2298 854 2291 837 2284 821 2277 804 2270 788 2262 772 2255 756 2247 740 2239 724 2231 709 2222 694 2214 679 2206 664 2198 649 2189 635 2180 620 2171 606 2162 592 2153 579 2144 565 2134 552 2125 538 2116 526 2106 513 2097 500 2087 488 2077 476 2067 463 2058 452 2048 440 2038 428 2028 417 2018 406 2007 395 1997 384 1987 374 1977 363 1967 353 1956 343 1946 333 1935 324 1925 315 1915 305 1904 296 1893 287 1883 278 1872 269 1862 261 1851 253 1841 245 1830 237 1820 229 1809 222 1799 214 1788 207 1778 200 1767 193 1757 185 1747 179 1736 172 1725 166 1715 160 1705 154 1694 148 1684 143 1674 137 1663 131 1653 126 1643 120 1633 115 1622 110 1612 106 1602 101 1592 97 1582 92 1571 88 1561 84 1551 80 1542 75 1532 72 1522 68 1512 64 1502 61 1492 57 1483 54 1473 51 1464 48 1454 45 1444 42 1434 40 1425 37 1415 35 1406 32 1397 30 1387 28 1378 26 1369 23 1359 21 1351 20 1342 18 1333 16 1324 15 1315 13 1305 12 1297 10 1288 9 1279 8 1270 7 1262 6 1253 5 1245 5 1236 4 1227 3 1219 3 1210 2 1202 2 1194 1 1185 1 1177 0 1169 0 1161 0 1152 0 1144 0 1136 0 1128 0 1121 0 1113 1 1105 1 1097 2 1089 2 1082 2 1074 3 1066 3 1059 4 1051 5 1044 5 1037 6 1029 7 1022 8 1015 9 1007 10 1000 11 992 12 985 13 979 14 972 16 965 17 958 18 951 20 944 21 937 23 930 24 923 26 916 27 910 29 903 31 897 33 890 34 884 36 877 38 870 40 864 42 857 44 851 46 845 48 839 49 832 52 826 54 820 56 814 58 808 60 802 62 796 65 790 67 784 70 778 72 772 74 766 77 760 79 754 82 749 85 743 87 738 89 732 92 726 95 721 97 715 100 710 103 704 105 699 108 693 111 688 114 683 116 677 120 672 123 667 126 662 128 657 131 651 134 646 137 641 140 636 143 631 146 626 149 621 152 616 156 611 159 607 162 602 165 597 168 592 171 588 174 583 178 578 181 573 184 569 188 564 191 560 195 555 198 551 201 546 205 542 208 537 212 533 215 528 218 524 222 519 225 515 229 511 232 506 236 502 239 498 243 494 246 490 250 486 254 482 257 477 261 473 265 469 269 465 272 461 276 457 280 453 283 450 287 446 291 442 295 438 299 434 302 430 306 427 310 423 313 419 317 415 321 411 325 408 329 404 333 401 336 397 340 393 344 390 348 386 352 383 356 379 360 376 364 372 368 369 372 366 376 362 380 359 384 356 388 352 392 349 396 346 400 342 404 339 408 336 412 333 416 329 421 326 425 323 429 320 433 317 437 314 441 311 445 308 449 305 453 302 457 299 462 296 466 293 470 290 474 287 478 284 483 282 487 279 491 276 495 273 500 270 504 267 508 265 512 262 517 259 521 256 525 254 529 251 533 249 538 246 542 243 546 240 551 238 555 236 559 233 564 230 568 228 572 225 577 223 581 221 585 218 590 215 594 213 598 210 603 208 607 206 612 203 616 201 620 198 625 196 629 194 634 192 638 190 643 187 647 185 651 183 656 181 661 179 665 177 669 175 674 172 679 169 682 168 687 166 691 164 696 162 700 160 705 158 709 156 714 154 718 152 723 150 728 148 733 146 737 144 741 142 746 140 750 138 754 137 759 135 763 133 768 131 772 129 777 127 782 126 786 124 791 122 795 120 800 119 804 117 809 115 813 113 818 112 823 110 827 108 832 107 836 105 840 103 845 102 850 101 855 99 859 97 864 96 869 94 873 93 878 91 882 90 887 89 892 87 896 86 901 84 905 83 910 81 915 80 920 79 924 77 929 76 933 74 938 73 942 72 947 70 952 69 956 68 961 66 966 65 970 64 975 63 980 62 984 61 989 59 994 58 998 57 1003 56 1008 55 1012 53 1017 52 1022 51 1027 50 1031 49 1036 48 1041 47 1045 46 1050 45 1054 44 1059 43 1064 42 1068 41 1073 40 1078 39 1083 38 1087 37 1092 36 1097 35 1102 34 1106 34 1111 33 1115 32 1120 31 1125 30 1130 29 1135 29 1139 28 1144 27 1149 26 1153 26 1158 25 1163 24 1167 23 1172 23 1177 23 1182 21 1186 21 1191 20 1196 19 1201 18 1205 18 1210 17 1215 17 1220 16 1224 16 1229 15 1233 14 1238 14 1243 13 1248 13 1253 12 1257 12 1262 11 1267 11 1272 10 1276 10 1281 9 1286 8 1291 8 1295 8 1300 8 1305 7 1310 7 1315 7 1319 6 1324 6 1328 5 1333 5 1338 5 1343 5 1347 4 1352 4 1357 3 1362 3 1366 3 1371 3 1376 2 1381 2 1386 2 1390 2 1395 2 1400 1 1405 1 1409 1 1414 1 1419 1 1424 1 1428 1 1433 1 1438 1 1443 1 1448 0 1452 0 1457 0 1462 0 1467 0 1471 0 1476 0 1481 0 1486 0 1490 0 1495 0 1500 1 1505 1 1510 1 1514 1 1519 1 1524 1 1529 1 1533 1 1538 1 1543 1 1548 2 1552 2 1557 2 1561 2 1566 2 1571 3 1576 3 1581 3 1585 3 1590 4 1595 4 1600 5 1604 5 1609 5 1614 5 1619 6 1623 6 1628 7 1633 7 1638 7 1643 8 1647 8 1652 8 1657 8 1662 9 1666 10 1671 10 1676 11 1681 11 1686 12 1690 12 1695 13 1699 13 1704 14 1709 14 1713 15 1718 16 1723 16 1728 17 1733 17 1737 18 1742 18 1747 19 1752 20 1756 21 1761 21 1766 22 1770 23 1775 23 1780 24 1784 25 1789 26 1794 26 1799 27 1804 28 1808 29 1813 29 1818 30 1822 31 1827 32 1832 33 1836 34 1841 34 1846 35 1851 36 1855 37 1860 38 1864 39 1869 40 1874 41 1879 42 1883 43 1888 44 1893 45 1898 46 1902 47 1907 48 1911 49 1916 50 1921 51 1926 52 1930 53 1935 55 1939 56 1944 57 1949 58 1954 59 1958 61 1963 62 1967 63 1972 64 1976 65 1981 66 1986 68 1991 69 1995 70 2000 72 2004 73 2009 74 2014 76 2018 77 2023 79 2028 80 2032 81 2037 83 2042 84 2046 86 2051 87 2056 89 2060 90 2065 91 2069 93 2074 94 2079 96 2083 97 2088 99 2092 101 2097 102 2101 104 2106 105 2111 107 2115 108 2120 110 2125 112 2129 113 2133 115 2138 117 2142 119 2147 120 2151 122 2156 124 2161 126 2165 127 2170 129 2175 131 2179 133 2184 135 2188 137 2192 138 2197 140 2202 142 2206 144 2211 146 2215 148 2219 150 2224 152 2229 154 2233 156 2238 158 2242 160 2246 162 2251 164 2256 166 2260 168 2265 170 2269 172 2274 175 2278 177 2282 179 2287 181 2291 183 2295 185 2300 187 2304 190 2309 192 2313 194 2318 196 2322 198 2326 201 2331 203 2335 206 2339 208 2344 210 2348 213 2352 215 2357 218 2361 221 2365 223 2370 225 2374 228 2379 230 2383 233 2388 236 2392 238 2396 241 2400 243 2404 246 2409 249 2413 251 2417 253 2422 256 2426 259 2430 262 2434 265 2438 267 2443 270 2447 273 2451 276 2456 279 2460 282 2464 284 2468 287 2473 290 2477 293 2481 296 2485 299 2489 302 2493 305 2497 308 2502 311 2507 314 2510 317 2514 320 2518 323 2522 326 2526 329 2530 333 2534 336 2538 339 2542 342 2546 346 2550 349 2555 352 2559 356 2563 359 2567 362 2571 366 2574 369 2578 372 2582 376 2586 379 2590 382 2594 386 2598 390 2602 393 2606 397 2610 401 2614 404 2617 408 2621 411 2625 415 2629 419 2633 423 2637 427 2640 430 2644 434 2648 438 2651 442 2655 446 2659 450 2663 454 2667 457 2671 461 2674 465 2678 469 2681 473 2685 477 2688 482 2692 486 2696 490 2699 494 2703 498 2706 502 2710 506 2713 511 2717 515 2720 519 2724 524 2727 528 2731 533 2734 537 2738 542 2741 546 2745 551 2748 555 2751 560 2755 564 2758 569 2761 573 2764 578 2768 583 2771 588 2774 592 2778 597 2781 602 2784 607 2787 611 2790 616 2793 621 2796 626 2799 631 2802 636 2805 641 2808 646 2811 651 2814 657 2817 662 2820 667 2823 672 2826 677 2829 682 2831 688 2834 693 2837 699 2840 704 2843 710 2845 715 2848 721 2850 726 2853 732 2856 738 2858 743 2861 749 2863 754 2865 760 2868 766 2870 772 2873 778 2875 784 2877 790 2880 796 2882 802 2884 808 2886 814 2888 820 2891 826 2893 832 2895 839 2897 845 2899 851 2901 857 2903 864 2905 870 2907 877 2909 884 2910 890 2912 897 2914 903 2915 910 2917 916 2919 923 2920 930 2922 937 2923 944 2925 951 2926 958 2927 965 2928 972 2929 979 2930 985 2931 992 2932 1000 2933 1007 2934 1015 2935 1022 2936 1029 2937 1037 2938 1044 2938 1051 2939 1059 2940 1066 2940 1074 2941 1082 2941 1089 2942 1097 2942 1105 2942 1113 2943 1121 2943 1128 2943 1136 2943 1144 2943 1152 2943 1161 2942 1169 2942 1177 2942 1185 2941 1194 2941 120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3"/>
              <draw:equation draw:name="f7" draw:formula="?f4 / 2413"/>
              <draw:equation draw:name="f8" draw:formula="?f0 / ?f6"/>
              <draw:equation draw:name="f9" draw:formula="?f1 / ?f6"/>
              <draw:equation draw:name="f10" draw:formula="?f2 / ?f7"/>
              <draw:equation draw:name="f11" draw:formula="?f3 / ?f7"/>
            </draw:enhanced-geometry>
          </draw:custom-shape>
          <draw:custom-shape draw:name="フリーフォーム 25" draw:style-name="gr3" draw:text-style-name="P1" draw:layer="layout" svg:width="0.11cm" svg:height="0.15cm" svg:x="12.81cm" svg:y="14.178cm">
            <text:p/>
            <draw:enhanced-geometry svg:viewBox="0 0 75 100" draw:text-areas="?f8 ?f10 ?f9 ?f11" draw:mirror-horizontal="false" draw:mirror-vertical="false" draw:type="non-primitive" draw:enhanced-path="M 0 0 C 6 0 12 0 18 0 33 28 48 56 62 84 62 56 62 28 62 0 67 0 71 0 75 0 75 33 75 67 75 100 69 100 63 100 57 100 43 72 28 45 13 17 13 45 13 72 13 100 9 100 4 100 0 100 0 67 0 3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
              <draw:equation draw:name="f7" draw:formula="?f4 / 100"/>
              <draw:equation draw:name="f8" draw:formula="?f0 / ?f6"/>
              <draw:equation draw:name="f9" draw:formula="?f1 / ?f6"/>
              <draw:equation draw:name="f10" draw:formula="?f2 / ?f7"/>
              <draw:equation draw:name="f11" draw:formula="?f3 / ?f7"/>
            </draw:enhanced-geometry>
          </draw:custom-shape>
          <draw:custom-shape draw:name="フリーフォーム 26" draw:style-name="gr3" draw:text-style-name="P1" draw:layer="layout" svg:width="0.18cm" svg:height="0.17cm" svg:x="11.429cm" svg:y="14.681cm">
            <text:p/>
            <draw:enhanced-geometry svg:viewBox="0 0 118 113" draw:text-areas="?f8 ?f10 ?f9 ?f11" draw:mirror-horizontal="false" draw:mirror-vertical="false" draw:type="non-primitive" draw:enhanced-path="M 118 64 C 105 80 91 97 77 113 75 110 72 108 69 105 80 93 90 80 101 67 93 61 86 54 78 48 68 60 58 72 48 85 45 82 42 80 39 77 49 65 59 53 70 41 60 33 51 25 42 18 31 31 20 44 9 57 6 54 3 52 0 49 14 33 28 16 42 0 67 21 93 43 118 6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8"/>
              <draw:equation draw:name="f7" draw:formula="?f4 / 113"/>
              <draw:equation draw:name="f8" draw:formula="?f0 / ?f6"/>
              <draw:equation draw:name="f9" draw:formula="?f1 / ?f6"/>
              <draw:equation draw:name="f10" draw:formula="?f2 / ?f7"/>
              <draw:equation draw:name="f11" draw:formula="?f3 / ?f7"/>
            </draw:enhanced-geometry>
          </draw:custom-shape>
          <draw:custom-shape draw:name="フリーフォーム 27" draw:style-name="gr3" draw:text-style-name="P1" draw:layer="layout" svg:width="0.1cm" svg:height="0.15cm" svg:x="12.824cm" svg:y="16.949cm">
            <text:p/>
            <draw:enhanced-geometry svg:viewBox="0 0 70 104" draw:text-areas="?f8 ?f10 ?f9 ?f11" draw:mirror-horizontal="false" draw:mirror-vertical="false" draw:type="non-primitive" draw:enhanced-path="M 64 5 C 64 10 64 14 64 18 59 16 55 14 50 13 45 12 41 11 37 11 29 11 23 12 20 16 16 18 14 23 14 28 14 32 15 36 18 38 20 40 25 42 33 43 35 44 38 44 41 45 51 47 59 50 63 55 68 60 70 66 70 75 70 84 67 92 61 96 54 102 45 104 33 104 27 104 22 103 17 103 12 102 7 100 1 98 1 93 1 89 1 84 6 87 12 89 17 90 22 92 27 93 33 93 40 93 46 92 50 89 54 86 57 81 57 75 57 71 55 67 52 64 49 61 44 59 37 58 34 57 31 57 29 56 19 54 12 51 7 47 3 42 0 36 0 29 0 20 3 13 9 8 16 3 24 0 35 0 40 0 45 1 49 1 55 3 59 4 64 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
              <draw:equation draw:name="f7" draw:formula="?f4 / 104"/>
              <draw:equation draw:name="f8" draw:formula="?f0 / ?f6"/>
              <draw:equation draw:name="f9" draw:formula="?f1 / ?f6"/>
              <draw:equation draw:name="f10" draw:formula="?f2 / ?f7"/>
              <draw:equation draw:name="f11" draw:formula="?f3 / ?f7"/>
            </draw:enhanced-geometry>
          </draw:custom-shape>
          <draw:custom-shape draw:name="フリーフォーム 28" draw:style-name="gr3" draw:text-style-name="P1" draw:layer="layout" svg:width="0.21cm" svg:height="0.21cm" svg:x="14.099cm" svg:y="14.68cm">
            <text:p/>
            <draw:enhanced-geometry svg:viewBox="0 0 143 142" draw:text-areas="?f8 ?f10 ?f9 ?f11" draw:mirror-horizontal="false" draw:mirror-vertical="false" draw:type="non-primitive" draw:enhanced-path="M 82 142 C 79 138 76 135 73 131 90 108 107 85 124 61 98 74 72 87 46 100 42 96 39 92 36 88 53 64 70 41 87 17 61 30 35 43 9 55 6 52 3 48 0 45 31 30 62 15 93 0 97 4 100 9 104 13 86 37 69 61 51 85 78 72 105 59 131 46 135 50 139 54 143 59 122 86 102 114 82 14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3"/>
              <draw:equation draw:name="f7" draw:formula="?f4 / 142"/>
              <draw:equation draw:name="f8" draw:formula="?f0 / ?f6"/>
              <draw:equation draw:name="f9" draw:formula="?f1 / ?f6"/>
              <draw:equation draw:name="f10" draw:formula="?f2 / ?f7"/>
              <draw:equation draw:name="f11" draw:formula="?f3 / ?f7"/>
            </draw:enhanced-geometry>
          </draw:custom-shape>
        </draw:g>
        <draw:g>
          <draw:custom-shape draw:name="フリーフォーム 23" draw:style-name="gr1" draw:text-style-name="P1" draw:layer="layout" svg:width="4.599cm" svg:height="4.599cm" svg:x="15.3cm" svg:y="12.601cm">
            <text:p/>
            <draw:enhanced-geometry svg:viewBox="0 0 4600 4600" draw:text-areas="?f8 ?f10 ?f9 ?f11" draw:type="non-primitive" draw:enhanced-path="M 4600 2300 C 4600 3570 3571 4600 2300 4600 1029 4600 0 3570 0 2300 0 1029 1030 0 2300 0 3570 0 4600 1029 4600 23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00"/>
              <draw:equation draw:name="f7" draw:formula="?f4 / 4600"/>
              <draw:equation draw:name="f8" draw:formula="?f0 / ?f6"/>
              <draw:equation draw:name="f9" draw:formula="?f1 / ?f6"/>
              <draw:equation draw:name="f10" draw:formula="?f2 / ?f7"/>
              <draw:equation draw:name="f11" draw:formula="?f3 / ?f7"/>
            </draw:enhanced-geometry>
          </draw:custom-shape>
          <draw:custom-shape draw:name="フリーフォーム 24" draw:style-name="gr2" draw:text-style-name="P1" draw:layer="layout" svg:width="2.942cm" svg:height="2.412cm" svg:x="16.129cm" svg:y="14.431cm">
            <text:p/>
            <draw:enhanced-geometry svg:viewBox="0 0 2943 2413" draw:text-areas="?f8 ?f10 ?f9 ?f11" draw:type="non-primitive" draw:enhanced-path="M 2941 1202 C 2940 1210 2940 1219 2939 1227 2938 1236 2937 1245 2936 1253 2935 1262 2934 1270 2933 1279 2932 1288 2930 1297 2929 1305 2928 1315 2926 1324 2925 1333 2923 1342 2921 1351 2919 1359 2917 1369 2915 1378 2913 1387 2910 1397 2908 1406 2906 1415 2903 1425 2900 1434 2897 1444 2894 1454 2891 1464 2888 1473 2885 1483 2881 1492 2878 1502 2874 1512 2870 1522 2867 1532 2863 1542 2859 1551 2855 1561 2850 1571 2846 1582 2841 1592 2837 1602 2832 1612 2827 1622 2822 1633 2817 1643 2811 1653 2806 1663 2800 1674 2794 1684 2788 1694 2782 1705 2776 1715 2770 1725 2763 1736 2757 1747 2750 1757 2743 1767 2736 1778 2728 1788 2721 1799 2713 1809 2705 1820 2697 1830 2690 1841 2681 1851 2673 1862 2664 1872 2655 1883 2646 1893 2638 1904 2628 1915 2619 1925 2609 1935 2599 1946 2589 1956 2579 1967 2569 1977 2558 1987 2548 1997 2537 2007 2525 2018 2514 2028 2502 2038 2491 2048 2479 2058 2467 2067 2455 2077 2442 2087 2430 2097 2417 2106 2404 2116 2391 2125 2377 2134 2364 2144 2350 2153 2336 2162 2322 2171 2307 2180 2293 2189 2278 2198 2263 2206 2248 2214 2233 2222 2218 2231 2202 2239 2187 2247 2171 2255 2155 2262 2138 2270 2122 2277 2105 2284 2089 2291 2072 2298 2055 2305 2038 2311 2020 2318 2002 2324 1985 2330 1967 2335 1949 2341 1932 2347 1913 2352 1895 2357 1876 2362 1858 2366 1839 2371 1821 2375 1802 2379 1783 2383 1764 2386 1745 2390 1725 2393 1706 2396 1687 2398 1667 2401 1648 2403 1628 2405 1609 2407 1589 2408 1570 2410 1550 2411 1531 2412 1511 2412 1491 2413 1471 2413 1452 2413 1432 2412 1412 2412 1392 2411 1373 2410 1353 2408 1333 2407 1314 2405 1294 2403 1275 2401 1256 2398 1236 2396 1217 2393 1198 2390 1179 2386 1160 2383 1141 2379 1122 2375 1103 2371 1085 2366 1066 2362 1048 2357 1030 2352 1011 2347 993 2341 975 2335 957 2330 940 2324 922 2318 905 2311 888 2305 871 2298 854 2291 837 2284 821 2277 804 2270 788 2262 772 2255 756 2247 740 2239 724 2231 709 2222 694 2214 679 2206 664 2198 649 2189 635 2180 620 2171 606 2162 592 2153 579 2144 565 2134 552 2125 538 2116 526 2106 513 2097 500 2087 488 2077 476 2067 463 2058 452 2048 440 2038 428 2028 417 2018 406 2007 395 1997 384 1987 374 1977 363 1967 353 1956 343 1946 333 1935 324 1925 315 1915 305 1904 296 1893 287 1883 278 1872 269 1862 261 1851 253 1841 245 1830 237 1820 229 1809 222 1799 214 1788 207 1778 200 1767 193 1757 185 1747 179 1736 172 1725 166 1715 160 1705 154 1694 148 1684 143 1674 137 1663 131 1653 126 1643 120 1633 115 1622 110 1612 106 1602 101 1592 97 1582 92 1571 88 1561 84 1551 80 1542 75 1532 72 1522 68 1512 64 1502 61 1492 57 1483 54 1473 51 1464 48 1454 45 1444 42 1434 40 1425 37 1415 35 1406 32 1397 30 1387 28 1378 26 1369 23 1359 21 1351 20 1342 18 1333 16 1324 15 1315 13 1305 12 1297 10 1288 9 1279 8 1270 7 1262 6 1253 5 1245 5 1236 4 1227 3 1219 3 1210 2 1202 2 1194 1 1185 1 1177 0 1169 0 1161 0 1152 0 1144 0 1136 0 1128 0 1121 0 1113 1 1105 1 1097 2 1089 2 1082 2 1074 3 1066 3 1059 4 1051 5 1044 5 1037 6 1029 7 1022 8 1015 9 1007 10 1000 11 992 12 985 13 979 14 972 16 965 17 958 18 951 20 944 21 937 23 930 24 923 26 916 27 910 29 903 31 897 33 890 34 884 36 877 38 870 40 864 42 857 44 851 46 845 48 839 49 832 52 826 54 820 56 814 58 808 60 802 62 796 65 790 67 784 70 778 72 772 74 766 77 760 79 754 82 749 85 743 87 738 89 732 92 726 95 721 97 715 100 710 103 704 105 699 108 693 111 688 114 683 116 677 120 672 123 667 126 662 128 657 131 651 134 646 137 641 140 636 143 631 146 626 149 621 152 616 156 611 159 607 162 602 165 597 168 592 171 588 174 583 178 578 181 573 184 569 188 564 191 560 195 555 198 551 201 546 205 542 208 537 212 533 215 528 218 524 222 519 225 515 229 511 232 506 236 502 239 498 243 494 246 490 250 486 254 482 257 477 261 473 265 469 269 465 272 461 276 457 280 453 283 450 287 446 291 442 295 438 299 434 302 430 306 427 310 423 313 419 317 415 321 411 325 408 329 404 333 401 336 397 340 393 344 390 348 386 352 383 356 379 360 376 364 372 368 369 372 366 376 362 380 359 384 356 388 352 392 349 396 346 400 342 404 339 408 336 412 333 416 329 421 326 425 323 429 320 433 317 437 314 441 311 445 308 449 305 453 302 457 299 462 296 466 293 470 290 474 287 478 284 483 282 487 279 491 276 495 273 500 270 504 267 508 265 512 262 517 259 521 256 525 254 529 251 533 249 538 246 542 243 546 240 551 238 555 236 559 233 564 230 568 228 572 225 577 223 581 221 585 218 590 215 594 213 598 210 603 208 607 206 612 203 616 201 620 198 625 196 629 194 634 192 638 190 643 187 647 185 651 183 656 181 661 179 665 177 669 175 674 172 679 169 682 168 687 166 691 164 696 162 700 160 705 158 709 156 714 154 718 152 723 150 728 148 733 146 737 144 741 142 746 140 750 138 754 137 759 135 763 133 768 131 772 129 777 127 782 126 786 124 791 122 795 120 800 119 804 117 809 115 813 113 818 112 823 110 827 108 832 107 836 105 840 103 845 102 850 101 855 99 859 97 864 96 869 94 873 93 878 91 882 90 887 89 892 87 896 86 901 84 905 83 910 81 915 80 920 79 924 77 929 76 933 74 938 73 942 72 947 70 952 69 956 68 961 66 966 65 970 64 975 63 980 62 984 61 989 59 994 58 998 57 1003 56 1008 55 1012 53 1017 52 1022 51 1027 50 1031 49 1036 48 1041 47 1045 46 1050 45 1054 44 1059 43 1064 42 1068 41 1073 40 1078 39 1083 38 1087 37 1092 36 1097 35 1102 34 1106 34 1111 33 1115 32 1120 31 1125 30 1130 29 1135 29 1139 28 1144 27 1149 26 1153 26 1158 25 1163 24 1167 23 1172 23 1177 23 1182 21 1186 21 1191 20 1196 19 1201 18 1205 18 1210 17 1215 17 1220 16 1224 16 1229 15 1233 14 1238 14 1243 13 1248 13 1253 12 1257 12 1262 11 1267 11 1272 10 1276 10 1281 9 1286 8 1291 8 1295 8 1300 8 1305 7 1310 7 1315 7 1319 6 1324 6 1328 5 1333 5 1338 5 1343 5 1347 4 1352 4 1357 3 1362 3 1366 3 1371 3 1376 2 1381 2 1386 2 1390 2 1395 2 1400 1 1405 1 1409 1 1414 1 1419 1 1424 1 1428 1 1433 1 1438 1 1443 1 1448 0 1452 0 1457 0 1462 0 1467 0 1471 0 1476 0 1481 0 1486 0 1490 0 1495 0 1500 1 1505 1 1510 1 1514 1 1519 1 1524 1 1529 1 1533 1 1538 1 1543 1 1548 2 1552 2 1557 2 1561 2 1566 2 1571 3 1576 3 1581 3 1585 3 1590 4 1595 4 1600 5 1604 5 1609 5 1614 5 1619 6 1623 6 1628 7 1633 7 1638 7 1643 8 1647 8 1652 8 1657 8 1662 9 1666 10 1671 10 1676 11 1681 11 1686 12 1690 12 1695 13 1699 13 1704 14 1709 14 1713 15 1718 16 1723 16 1728 17 1733 17 1737 18 1742 18 1747 19 1752 20 1756 21 1761 21 1766 22 1770 23 1775 23 1780 24 1784 25 1789 26 1794 26 1799 27 1804 28 1808 29 1813 29 1818 30 1822 31 1827 32 1832 33 1836 34 1841 34 1846 35 1851 36 1855 37 1860 38 1864 39 1869 40 1874 41 1879 42 1883 43 1888 44 1893 45 1898 46 1902 47 1907 48 1911 49 1916 50 1921 51 1926 52 1930 53 1935 55 1939 56 1944 57 1949 58 1954 59 1958 61 1963 62 1967 63 1972 64 1976 65 1981 66 1986 68 1991 69 1995 70 2000 72 2004 73 2009 74 2014 76 2018 77 2023 79 2028 80 2032 81 2037 83 2042 84 2046 86 2051 87 2056 89 2060 90 2065 91 2069 93 2074 94 2079 96 2083 97 2088 99 2092 101 2097 102 2101 104 2106 105 2111 107 2115 108 2120 110 2125 112 2129 113 2133 115 2138 117 2142 119 2147 120 2151 122 2156 124 2161 126 2165 127 2170 129 2175 131 2179 133 2184 135 2188 137 2192 138 2197 140 2202 142 2206 144 2211 146 2215 148 2219 150 2224 152 2229 154 2233 156 2238 158 2242 160 2246 162 2251 164 2256 166 2260 168 2265 170 2269 172 2274 175 2278 177 2282 179 2287 181 2291 183 2295 185 2300 187 2304 190 2309 192 2313 194 2318 196 2322 198 2326 201 2331 203 2335 206 2339 208 2344 210 2348 213 2352 215 2357 218 2361 221 2365 223 2370 225 2374 228 2379 230 2383 233 2388 236 2392 238 2396 241 2400 243 2404 246 2409 249 2413 251 2417 253 2422 256 2426 259 2430 262 2434 265 2438 267 2443 270 2447 273 2451 276 2456 279 2460 282 2464 284 2468 287 2473 290 2477 293 2481 296 2485 299 2489 302 2493 305 2497 308 2502 311 2507 314 2510 317 2514 320 2518 323 2522 326 2526 329 2530 333 2534 336 2538 339 2542 342 2546 346 2550 349 2555 352 2559 356 2563 359 2567 362 2571 366 2574 369 2578 372 2582 376 2586 379 2590 382 2594 386 2598 390 2602 393 2606 397 2610 401 2614 404 2617 408 2621 411 2625 415 2629 419 2633 423 2637 427 2640 430 2644 434 2648 438 2651 442 2655 446 2659 450 2663 454 2667 457 2671 461 2674 465 2678 469 2681 473 2685 477 2688 482 2692 486 2696 490 2699 494 2703 498 2706 502 2710 506 2713 511 2717 515 2720 519 2724 524 2727 528 2731 533 2734 537 2738 542 2741 546 2745 551 2748 555 2751 560 2755 564 2758 569 2761 573 2764 578 2768 583 2771 588 2774 592 2778 597 2781 602 2784 607 2787 611 2790 616 2793 621 2796 626 2799 631 2802 636 2805 641 2808 646 2811 651 2814 657 2817 662 2820 667 2823 672 2826 677 2829 682 2831 688 2834 693 2837 699 2840 704 2843 710 2845 715 2848 721 2850 726 2853 732 2856 738 2858 743 2861 749 2863 754 2865 760 2868 766 2870 772 2873 778 2875 784 2877 790 2880 796 2882 802 2884 808 2886 814 2888 820 2891 826 2893 832 2895 839 2897 845 2899 851 2901 857 2903 864 2905 870 2907 877 2909 884 2910 890 2912 897 2914 903 2915 910 2917 916 2919 923 2920 930 2922 937 2923 944 2925 951 2926 958 2927 965 2928 972 2929 979 2930 985 2931 992 2932 1000 2933 1007 2934 1015 2935 1022 2936 1029 2937 1037 2938 1044 2938 1051 2939 1059 2940 1066 2940 1074 2941 1082 2941 1089 2942 1097 2942 1105 2942 1113 2943 1121 2943 1128 2943 1136 2943 1144 2943 1152 2943 1161 2942 1169 2942 1177 2942 1185 2941 1194 2941 120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3"/>
              <draw:equation draw:name="f7" draw:formula="?f4 / 2413"/>
              <draw:equation draw:name="f8" draw:formula="?f0 / ?f6"/>
              <draw:equation draw:name="f9" draw:formula="?f1 / ?f6"/>
              <draw:equation draw:name="f10" draw:formula="?f2 / ?f7"/>
              <draw:equation draw:name="f11" draw:formula="?f3 / ?f7"/>
            </draw:enhanced-geometry>
          </draw:custom-shape>
          <draw:custom-shape draw:name="フリーフォーム 25" draw:style-name="gr3" draw:text-style-name="P1" draw:layer="layout" svg:width="0.11cm" svg:height="0.15cm" svg:x="17.543cm" svg:y="14.178cm">
            <text:p/>
            <draw:enhanced-geometry svg:viewBox="0 0 75 100" draw:text-areas="?f8 ?f10 ?f9 ?f11" draw:mirror-horizontal="false" draw:mirror-vertical="false" draw:type="non-primitive" draw:enhanced-path="M 0 0 C 6 0 12 0 18 0 33 28 48 56 62 84 62 56 62 28 62 0 67 0 71 0 75 0 75 33 75 67 75 100 69 100 63 100 57 100 43 72 28 45 13 17 13 45 13 72 13 100 9 100 4 100 0 100 0 67 0 3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
              <draw:equation draw:name="f7" draw:formula="?f4 / 100"/>
              <draw:equation draw:name="f8" draw:formula="?f0 / ?f6"/>
              <draw:equation draw:name="f9" draw:formula="?f1 / ?f6"/>
              <draw:equation draw:name="f10" draw:formula="?f2 / ?f7"/>
              <draw:equation draw:name="f11" draw:formula="?f3 / ?f7"/>
            </draw:enhanced-geometry>
          </draw:custom-shape>
          <draw:custom-shape draw:name="フリーフォーム 26" draw:style-name="gr3" draw:text-style-name="P1" draw:layer="layout" svg:width="0.18cm" svg:height="0.17cm" svg:x="16.162cm" svg:y="14.681cm">
            <text:p/>
            <draw:enhanced-geometry svg:viewBox="0 0 118 113" draw:text-areas="?f8 ?f10 ?f9 ?f11" draw:mirror-horizontal="false" draw:mirror-vertical="false" draw:type="non-primitive" draw:enhanced-path="M 118 64 C 105 80 91 97 77 113 75 110 72 108 69 105 80 93 90 80 101 67 93 61 86 54 78 48 68 60 58 72 48 85 45 82 42 80 39 77 49 65 59 53 70 41 60 33 51 25 42 18 31 31 20 44 9 57 6 54 3 52 0 49 14 33 28 16 42 0 67 21 93 43 118 6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8"/>
              <draw:equation draw:name="f7" draw:formula="?f4 / 113"/>
              <draw:equation draw:name="f8" draw:formula="?f0 / ?f6"/>
              <draw:equation draw:name="f9" draw:formula="?f1 / ?f6"/>
              <draw:equation draw:name="f10" draw:formula="?f2 / ?f7"/>
              <draw:equation draw:name="f11" draw:formula="?f3 / ?f7"/>
            </draw:enhanced-geometry>
          </draw:custom-shape>
          <draw:custom-shape draw:name="フリーフォーム 27" draw:style-name="gr3" draw:text-style-name="P1" draw:layer="layout" svg:width="0.1cm" svg:height="0.15cm" svg:x="17.557cm" svg:y="16.949cm">
            <text:p/>
            <draw:enhanced-geometry svg:viewBox="0 0 70 104" draw:text-areas="?f8 ?f10 ?f9 ?f11" draw:mirror-horizontal="false" draw:mirror-vertical="false" draw:type="non-primitive" draw:enhanced-path="M 64 5 C 64 10 64 14 64 18 59 16 55 14 50 13 45 12 41 11 37 11 29 11 23 12 20 16 16 18 14 23 14 28 14 32 15 36 18 38 20 40 25 42 33 43 35 44 38 44 41 45 51 47 59 50 63 55 68 60 70 66 70 75 70 84 67 92 61 96 54 102 45 104 33 104 27 104 22 103 17 103 12 102 7 100 1 98 1 93 1 89 1 84 6 87 12 89 17 90 22 92 27 93 33 93 40 93 46 92 50 89 54 86 57 81 57 75 57 71 55 67 52 64 49 61 44 59 37 58 34 57 31 57 29 56 19 54 12 51 7 47 3 42 0 36 0 29 0 20 3 13 9 8 16 3 24 0 35 0 40 0 45 1 49 1 55 3 59 4 64 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
              <draw:equation draw:name="f7" draw:formula="?f4 / 104"/>
              <draw:equation draw:name="f8" draw:formula="?f0 / ?f6"/>
              <draw:equation draw:name="f9" draw:formula="?f1 / ?f6"/>
              <draw:equation draw:name="f10" draw:formula="?f2 / ?f7"/>
              <draw:equation draw:name="f11" draw:formula="?f3 / ?f7"/>
            </draw:enhanced-geometry>
          </draw:custom-shape>
          <draw:custom-shape draw:name="フリーフォーム 28" draw:style-name="gr3" draw:text-style-name="P1" draw:layer="layout" svg:width="0.21cm" svg:height="0.21cm" svg:x="18.832cm" svg:y="14.68cm">
            <text:p/>
            <draw:enhanced-geometry svg:viewBox="0 0 143 142" draw:text-areas="?f8 ?f10 ?f9 ?f11" draw:mirror-horizontal="false" draw:mirror-vertical="false" draw:type="non-primitive" draw:enhanced-path="M 82 142 C 79 138 76 135 73 131 90 108 107 85 124 61 98 74 72 87 46 100 42 96 39 92 36 88 53 64 70 41 87 17 61 30 35 43 9 55 6 52 3 48 0 45 31 30 62 15 93 0 97 4 100 9 104 13 86 37 69 61 51 85 78 72 105 59 131 46 135 50 139 54 143 59 122 86 102 114 82 14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3"/>
              <draw:equation draw:name="f7" draw:formula="?f4 / 142"/>
              <draw:equation draw:name="f8" draw:formula="?f0 / ?f6"/>
              <draw:equation draw:name="f9" draw:formula="?f1 / ?f6"/>
              <draw:equation draw:name="f10" draw:formula="?f2 / ?f7"/>
              <draw:equation draw:name="f11" draw:formula="?f3 / ?f7"/>
            </draw:enhanced-geometry>
          </draw:custom-shape>
        </draw:g>
        <draw:g>
          <draw:custom-shape draw:name="フリーフォーム 23" draw:style-name="gr1" draw:text-style-name="P1" draw:layer="layout" svg:width="4.599cm" svg:height="4.599cm" svg:x="1.1cm" svg:y="17.401cm">
            <text:p/>
            <draw:enhanced-geometry svg:viewBox="0 0 4600 4600" draw:text-areas="?f8 ?f10 ?f9 ?f11" draw:type="non-primitive" draw:enhanced-path="M 4600 2300 C 4600 3570 3571 4600 2300 4600 1029 4600 0 3570 0 2300 0 1029 1030 0 2300 0 3570 0 4600 1029 4600 23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00"/>
              <draw:equation draw:name="f7" draw:formula="?f4 / 4600"/>
              <draw:equation draw:name="f8" draw:formula="?f0 / ?f6"/>
              <draw:equation draw:name="f9" draw:formula="?f1 / ?f6"/>
              <draw:equation draw:name="f10" draw:formula="?f2 / ?f7"/>
              <draw:equation draw:name="f11" draw:formula="?f3 / ?f7"/>
            </draw:enhanced-geometry>
          </draw:custom-shape>
          <draw:custom-shape draw:name="フリーフォーム 24" draw:style-name="gr2" draw:text-style-name="P1" draw:layer="layout" svg:width="2.942cm" svg:height="2.412cm" svg:x="1.929cm" svg:y="19.231cm">
            <text:p/>
            <draw:enhanced-geometry svg:viewBox="0 0 2943 2413" draw:text-areas="?f8 ?f10 ?f9 ?f11" draw:type="non-primitive" draw:enhanced-path="M 2941 1202 C 2940 1210 2940 1219 2939 1227 2938 1236 2937 1245 2936 1253 2935 1262 2934 1270 2933 1279 2932 1288 2930 1297 2929 1305 2928 1315 2926 1324 2925 1333 2923 1342 2921 1351 2919 1359 2917 1369 2915 1378 2913 1387 2910 1397 2908 1406 2906 1415 2903 1425 2900 1434 2897 1444 2894 1454 2891 1464 2888 1473 2885 1483 2881 1492 2878 1502 2874 1512 2870 1522 2867 1532 2863 1542 2859 1551 2855 1561 2850 1571 2846 1582 2841 1592 2837 1602 2832 1612 2827 1622 2822 1633 2817 1643 2811 1653 2806 1663 2800 1674 2794 1684 2788 1694 2782 1705 2776 1715 2770 1725 2763 1736 2757 1747 2750 1757 2743 1767 2736 1778 2728 1788 2721 1799 2713 1809 2705 1820 2697 1830 2690 1841 2681 1851 2673 1862 2664 1872 2655 1883 2646 1893 2638 1904 2628 1915 2619 1925 2609 1935 2599 1946 2589 1956 2579 1967 2569 1977 2558 1987 2548 1997 2537 2007 2525 2018 2514 2028 2502 2038 2491 2048 2479 2058 2467 2067 2455 2077 2442 2087 2430 2097 2417 2106 2404 2116 2391 2125 2377 2134 2364 2144 2350 2153 2336 2162 2322 2171 2307 2180 2293 2189 2278 2198 2263 2206 2248 2214 2233 2222 2218 2231 2202 2239 2187 2247 2171 2255 2155 2262 2138 2270 2122 2277 2105 2284 2089 2291 2072 2298 2055 2305 2038 2311 2020 2318 2002 2324 1985 2330 1967 2335 1949 2341 1932 2347 1913 2352 1895 2357 1876 2362 1858 2366 1839 2371 1821 2375 1802 2379 1783 2383 1764 2386 1745 2390 1725 2393 1706 2396 1687 2398 1667 2401 1648 2403 1628 2405 1609 2407 1589 2408 1570 2410 1550 2411 1531 2412 1511 2412 1491 2413 1471 2413 1452 2413 1432 2412 1412 2412 1392 2411 1373 2410 1353 2408 1333 2407 1314 2405 1294 2403 1275 2401 1256 2398 1236 2396 1217 2393 1198 2390 1179 2386 1160 2383 1141 2379 1122 2375 1103 2371 1085 2366 1066 2362 1048 2357 1030 2352 1011 2347 993 2341 975 2335 957 2330 940 2324 922 2318 905 2311 888 2305 871 2298 854 2291 837 2284 821 2277 804 2270 788 2262 772 2255 756 2247 740 2239 724 2231 709 2222 694 2214 679 2206 664 2198 649 2189 635 2180 620 2171 606 2162 592 2153 579 2144 565 2134 552 2125 538 2116 526 2106 513 2097 500 2087 488 2077 476 2067 463 2058 452 2048 440 2038 428 2028 417 2018 406 2007 395 1997 384 1987 374 1977 363 1967 353 1956 343 1946 333 1935 324 1925 315 1915 305 1904 296 1893 287 1883 278 1872 269 1862 261 1851 253 1841 245 1830 237 1820 229 1809 222 1799 214 1788 207 1778 200 1767 193 1757 185 1747 179 1736 172 1725 166 1715 160 1705 154 1694 148 1684 143 1674 137 1663 131 1653 126 1643 120 1633 115 1622 110 1612 106 1602 101 1592 97 1582 92 1571 88 1561 84 1551 80 1542 75 1532 72 1522 68 1512 64 1502 61 1492 57 1483 54 1473 51 1464 48 1454 45 1444 42 1434 40 1425 37 1415 35 1406 32 1397 30 1387 28 1378 26 1369 23 1359 21 1351 20 1342 18 1333 16 1324 15 1315 13 1305 12 1297 10 1288 9 1279 8 1270 7 1262 6 1253 5 1245 5 1236 4 1227 3 1219 3 1210 2 1202 2 1194 1 1185 1 1177 0 1169 0 1161 0 1152 0 1144 0 1136 0 1128 0 1121 0 1113 1 1105 1 1097 2 1089 2 1082 2 1074 3 1066 3 1059 4 1051 5 1044 5 1037 6 1029 7 1022 8 1015 9 1007 10 1000 11 992 12 985 13 979 14 972 16 965 17 958 18 951 20 944 21 937 23 930 24 923 26 916 27 910 29 903 31 897 33 890 34 884 36 877 38 870 40 864 42 857 44 851 46 845 48 839 49 832 52 826 54 820 56 814 58 808 60 802 62 796 65 790 67 784 70 778 72 772 74 766 77 760 79 754 82 749 85 743 87 738 89 732 92 726 95 721 97 715 100 710 103 704 105 699 108 693 111 688 114 683 116 677 120 672 123 667 126 662 128 657 131 651 134 646 137 641 140 636 143 631 146 626 149 621 152 616 156 611 159 607 162 602 165 597 168 592 171 588 174 583 178 578 181 573 184 569 188 564 191 560 195 555 198 551 201 546 205 542 208 537 212 533 215 528 218 524 222 519 225 515 229 511 232 506 236 502 239 498 243 494 246 490 250 486 254 482 257 477 261 473 265 469 269 465 272 461 276 457 280 453 283 450 287 446 291 442 295 438 299 434 302 430 306 427 310 423 313 419 317 415 321 411 325 408 329 404 333 401 336 397 340 393 344 390 348 386 352 383 356 379 360 376 364 372 368 369 372 366 376 362 380 359 384 356 388 352 392 349 396 346 400 342 404 339 408 336 412 333 416 329 421 326 425 323 429 320 433 317 437 314 441 311 445 308 449 305 453 302 457 299 462 296 466 293 470 290 474 287 478 284 483 282 487 279 491 276 495 273 500 270 504 267 508 265 512 262 517 259 521 256 525 254 529 251 533 249 538 246 542 243 546 240 551 238 555 236 559 233 564 230 568 228 572 225 577 223 581 221 585 218 590 215 594 213 598 210 603 208 607 206 612 203 616 201 620 198 625 196 629 194 634 192 638 190 643 187 647 185 651 183 656 181 661 179 665 177 669 175 674 172 679 169 682 168 687 166 691 164 696 162 700 160 705 158 709 156 714 154 718 152 723 150 728 148 733 146 737 144 741 142 746 140 750 138 754 137 759 135 763 133 768 131 772 129 777 127 782 126 786 124 791 122 795 120 800 119 804 117 809 115 813 113 818 112 823 110 827 108 832 107 836 105 840 103 845 102 850 101 855 99 859 97 864 96 869 94 873 93 878 91 882 90 887 89 892 87 896 86 901 84 905 83 910 81 915 80 920 79 924 77 929 76 933 74 938 73 942 72 947 70 952 69 956 68 961 66 966 65 970 64 975 63 980 62 984 61 989 59 994 58 998 57 1003 56 1008 55 1012 53 1017 52 1022 51 1027 50 1031 49 1036 48 1041 47 1045 46 1050 45 1054 44 1059 43 1064 42 1068 41 1073 40 1078 39 1083 38 1087 37 1092 36 1097 35 1102 34 1106 34 1111 33 1115 32 1120 31 1125 30 1130 29 1135 29 1139 28 1144 27 1149 26 1153 26 1158 25 1163 24 1167 23 1172 23 1177 23 1182 21 1186 21 1191 20 1196 19 1201 18 1205 18 1210 17 1215 17 1220 16 1224 16 1229 15 1233 14 1238 14 1243 13 1248 13 1253 12 1257 12 1262 11 1267 11 1272 10 1276 10 1281 9 1286 8 1291 8 1295 8 1300 8 1305 7 1310 7 1315 7 1319 6 1324 6 1328 5 1333 5 1338 5 1343 5 1347 4 1352 4 1357 3 1362 3 1366 3 1371 3 1376 2 1381 2 1386 2 1390 2 1395 2 1400 1 1405 1 1409 1 1414 1 1419 1 1424 1 1428 1 1433 1 1438 1 1443 1 1448 0 1452 0 1457 0 1462 0 1467 0 1471 0 1476 0 1481 0 1486 0 1490 0 1495 0 1500 1 1505 1 1510 1 1514 1 1519 1 1524 1 1529 1 1533 1 1538 1 1543 1 1548 2 1552 2 1557 2 1561 2 1566 2 1571 3 1576 3 1581 3 1585 3 1590 4 1595 4 1600 5 1604 5 1609 5 1614 5 1619 6 1623 6 1628 7 1633 7 1638 7 1643 8 1647 8 1652 8 1657 8 1662 9 1666 10 1671 10 1676 11 1681 11 1686 12 1690 12 1695 13 1699 13 1704 14 1709 14 1713 15 1718 16 1723 16 1728 17 1733 17 1737 18 1742 18 1747 19 1752 20 1756 21 1761 21 1766 22 1770 23 1775 23 1780 24 1784 25 1789 26 1794 26 1799 27 1804 28 1808 29 1813 29 1818 30 1822 31 1827 32 1832 33 1836 34 1841 34 1846 35 1851 36 1855 37 1860 38 1864 39 1869 40 1874 41 1879 42 1883 43 1888 44 1893 45 1898 46 1902 47 1907 48 1911 49 1916 50 1921 51 1926 52 1930 53 1935 55 1939 56 1944 57 1949 58 1954 59 1958 61 1963 62 1967 63 1972 64 1976 65 1981 66 1986 68 1991 69 1995 70 2000 72 2004 73 2009 74 2014 76 2018 77 2023 79 2028 80 2032 81 2037 83 2042 84 2046 86 2051 87 2056 89 2060 90 2065 91 2069 93 2074 94 2079 96 2083 97 2088 99 2092 101 2097 102 2101 104 2106 105 2111 107 2115 108 2120 110 2125 112 2129 113 2133 115 2138 117 2142 119 2147 120 2151 122 2156 124 2161 126 2165 127 2170 129 2175 131 2179 133 2184 135 2188 137 2192 138 2197 140 2202 142 2206 144 2211 146 2215 148 2219 150 2224 152 2229 154 2233 156 2238 158 2242 160 2246 162 2251 164 2256 166 2260 168 2265 170 2269 172 2274 175 2278 177 2282 179 2287 181 2291 183 2295 185 2300 187 2304 190 2309 192 2313 194 2318 196 2322 198 2326 201 2331 203 2335 206 2339 208 2344 210 2348 213 2352 215 2357 218 2361 221 2365 223 2370 225 2374 228 2379 230 2383 233 2388 236 2392 238 2396 241 2400 243 2404 246 2409 249 2413 251 2417 253 2422 256 2426 259 2430 262 2434 265 2438 267 2443 270 2447 273 2451 276 2456 279 2460 282 2464 284 2468 287 2473 290 2477 293 2481 296 2485 299 2489 302 2493 305 2497 308 2502 311 2507 314 2510 317 2514 320 2518 323 2522 326 2526 329 2530 333 2534 336 2538 339 2542 342 2546 346 2550 349 2555 352 2559 356 2563 359 2567 362 2571 366 2574 369 2578 372 2582 376 2586 379 2590 382 2594 386 2598 390 2602 393 2606 397 2610 401 2614 404 2617 408 2621 411 2625 415 2629 419 2633 423 2637 427 2640 430 2644 434 2648 438 2651 442 2655 446 2659 450 2663 454 2667 457 2671 461 2674 465 2678 469 2681 473 2685 477 2688 482 2692 486 2696 490 2699 494 2703 498 2706 502 2710 506 2713 511 2717 515 2720 519 2724 524 2727 528 2731 533 2734 537 2738 542 2741 546 2745 551 2748 555 2751 560 2755 564 2758 569 2761 573 2764 578 2768 583 2771 588 2774 592 2778 597 2781 602 2784 607 2787 611 2790 616 2793 621 2796 626 2799 631 2802 636 2805 641 2808 646 2811 651 2814 657 2817 662 2820 667 2823 672 2826 677 2829 682 2831 688 2834 693 2837 699 2840 704 2843 710 2845 715 2848 721 2850 726 2853 732 2856 738 2858 743 2861 749 2863 754 2865 760 2868 766 2870 772 2873 778 2875 784 2877 790 2880 796 2882 802 2884 808 2886 814 2888 820 2891 826 2893 832 2895 839 2897 845 2899 851 2901 857 2903 864 2905 870 2907 877 2909 884 2910 890 2912 897 2914 903 2915 910 2917 916 2919 923 2920 930 2922 937 2923 944 2925 951 2926 958 2927 965 2928 972 2929 979 2930 985 2931 992 2932 1000 2933 1007 2934 1015 2935 1022 2936 1029 2937 1037 2938 1044 2938 1051 2939 1059 2940 1066 2940 1074 2941 1082 2941 1089 2942 1097 2942 1105 2942 1113 2943 1121 2943 1128 2943 1136 2943 1144 2943 1152 2943 1161 2942 1169 2942 1177 2942 1185 2941 1194 2941 120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3"/>
              <draw:equation draw:name="f7" draw:formula="?f4 / 2413"/>
              <draw:equation draw:name="f8" draw:formula="?f0 / ?f6"/>
              <draw:equation draw:name="f9" draw:formula="?f1 / ?f6"/>
              <draw:equation draw:name="f10" draw:formula="?f2 / ?f7"/>
              <draw:equation draw:name="f11" draw:formula="?f3 / ?f7"/>
            </draw:enhanced-geometry>
          </draw:custom-shape>
          <draw:custom-shape draw:name="フリーフォーム 25" draw:style-name="gr3" draw:text-style-name="P1" draw:layer="layout" svg:width="0.11cm" svg:height="0.15cm" svg:x="3.343cm" svg:y="18.978cm">
            <text:p/>
            <draw:enhanced-geometry svg:viewBox="0 0 75 100" draw:text-areas="?f8 ?f10 ?f9 ?f11" draw:mirror-horizontal="false" draw:mirror-vertical="false" draw:type="non-primitive" draw:enhanced-path="M 0 0 C 6 0 12 0 18 0 33 28 48 56 62 84 62 56 62 28 62 0 67 0 71 0 75 0 75 33 75 67 75 100 69 100 63 100 57 100 43 72 28 45 13 17 13 45 13 72 13 100 9 100 4 100 0 100 0 67 0 3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
              <draw:equation draw:name="f7" draw:formula="?f4 / 100"/>
              <draw:equation draw:name="f8" draw:formula="?f0 / ?f6"/>
              <draw:equation draw:name="f9" draw:formula="?f1 / ?f6"/>
              <draw:equation draw:name="f10" draw:formula="?f2 / ?f7"/>
              <draw:equation draw:name="f11" draw:formula="?f3 / ?f7"/>
            </draw:enhanced-geometry>
          </draw:custom-shape>
          <draw:custom-shape draw:name="フリーフォーム 26" draw:style-name="gr3" draw:text-style-name="P1" draw:layer="layout" svg:width="0.18cm" svg:height="0.17cm" svg:x="1.962cm" svg:y="19.481cm">
            <text:p/>
            <draw:enhanced-geometry svg:viewBox="0 0 118 113" draw:text-areas="?f8 ?f10 ?f9 ?f11" draw:mirror-horizontal="false" draw:mirror-vertical="false" draw:type="non-primitive" draw:enhanced-path="M 118 64 C 105 80 91 97 77 113 75 110 72 108 69 105 80 93 90 80 101 67 93 61 86 54 78 48 68 60 58 72 48 85 45 82 42 80 39 77 49 65 59 53 70 41 60 33 51 25 42 18 31 31 20 44 9 57 6 54 3 52 0 49 14 33 28 16 42 0 67 21 93 43 118 6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8"/>
              <draw:equation draw:name="f7" draw:formula="?f4 / 113"/>
              <draw:equation draw:name="f8" draw:formula="?f0 / ?f6"/>
              <draw:equation draw:name="f9" draw:formula="?f1 / ?f6"/>
              <draw:equation draw:name="f10" draw:formula="?f2 / ?f7"/>
              <draw:equation draw:name="f11" draw:formula="?f3 / ?f7"/>
            </draw:enhanced-geometry>
          </draw:custom-shape>
          <draw:custom-shape draw:name="フリーフォーム 27" draw:style-name="gr3" draw:text-style-name="P1" draw:layer="layout" svg:width="0.1cm" svg:height="0.15cm" svg:x="3.357cm" svg:y="21.749cm">
            <text:p/>
            <draw:enhanced-geometry svg:viewBox="0 0 70 104" draw:text-areas="?f8 ?f10 ?f9 ?f11" draw:mirror-horizontal="false" draw:mirror-vertical="false" draw:type="non-primitive" draw:enhanced-path="M 64 5 C 64 10 64 14 64 18 59 16 55 14 50 13 45 12 41 11 37 11 29 11 23 12 20 16 16 18 14 23 14 28 14 32 15 36 18 38 20 40 25 42 33 43 35 44 38 44 41 45 51 47 59 50 63 55 68 60 70 66 70 75 70 84 67 92 61 96 54 102 45 104 33 104 27 104 22 103 17 103 12 102 7 100 1 98 1 93 1 89 1 84 6 87 12 89 17 90 22 92 27 93 33 93 40 93 46 92 50 89 54 86 57 81 57 75 57 71 55 67 52 64 49 61 44 59 37 58 34 57 31 57 29 56 19 54 12 51 7 47 3 42 0 36 0 29 0 20 3 13 9 8 16 3 24 0 35 0 40 0 45 1 49 1 55 3 59 4 64 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
              <draw:equation draw:name="f7" draw:formula="?f4 / 104"/>
              <draw:equation draw:name="f8" draw:formula="?f0 / ?f6"/>
              <draw:equation draw:name="f9" draw:formula="?f1 / ?f6"/>
              <draw:equation draw:name="f10" draw:formula="?f2 / ?f7"/>
              <draw:equation draw:name="f11" draw:formula="?f3 / ?f7"/>
            </draw:enhanced-geometry>
          </draw:custom-shape>
          <draw:custom-shape draw:name="フリーフォーム 28" draw:style-name="gr3" draw:text-style-name="P1" draw:layer="layout" svg:width="0.21cm" svg:height="0.21cm" svg:x="4.632cm" svg:y="19.48cm">
            <text:p/>
            <draw:enhanced-geometry svg:viewBox="0 0 143 142" draw:text-areas="?f8 ?f10 ?f9 ?f11" draw:mirror-horizontal="false" draw:mirror-vertical="false" draw:type="non-primitive" draw:enhanced-path="M 82 142 C 79 138 76 135 73 131 90 108 107 85 124 61 98 74 72 87 46 100 42 96 39 92 36 88 53 64 70 41 87 17 61 30 35 43 9 55 6 52 3 48 0 45 31 30 62 15 93 0 97 4 100 9 104 13 86 37 69 61 51 85 78 72 105 59 131 46 135 50 139 54 143 59 122 86 102 114 82 14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3"/>
              <draw:equation draw:name="f7" draw:formula="?f4 / 142"/>
              <draw:equation draw:name="f8" draw:formula="?f0 / ?f6"/>
              <draw:equation draw:name="f9" draw:formula="?f1 / ?f6"/>
              <draw:equation draw:name="f10" draw:formula="?f2 / ?f7"/>
              <draw:equation draw:name="f11" draw:formula="?f3 / ?f7"/>
            </draw:enhanced-geometry>
          </draw:custom-shape>
        </draw:g>
        <draw:g>
          <draw:custom-shape draw:name="フリーフォーム 23" draw:style-name="gr1" draw:text-style-name="P1" draw:layer="layout" svg:width="4.599cm" svg:height="4.599cm" svg:x="5.833cm" svg:y="17.401cm">
            <text:p/>
            <draw:enhanced-geometry svg:viewBox="0 0 4600 4600" draw:text-areas="?f8 ?f10 ?f9 ?f11" draw:type="non-primitive" draw:enhanced-path="M 4600 2300 C 4600 3570 3571 4600 2300 4600 1029 4600 0 3570 0 2300 0 1029 1030 0 2300 0 3570 0 4600 1029 4600 23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00"/>
              <draw:equation draw:name="f7" draw:formula="?f4 / 4600"/>
              <draw:equation draw:name="f8" draw:formula="?f0 / ?f6"/>
              <draw:equation draw:name="f9" draw:formula="?f1 / ?f6"/>
              <draw:equation draw:name="f10" draw:formula="?f2 / ?f7"/>
              <draw:equation draw:name="f11" draw:formula="?f3 / ?f7"/>
            </draw:enhanced-geometry>
          </draw:custom-shape>
          <draw:custom-shape draw:name="フリーフォーム 24" draw:style-name="gr2" draw:text-style-name="P1" draw:layer="layout" svg:width="2.942cm" svg:height="2.412cm" svg:x="6.662cm" svg:y="19.231cm">
            <text:p/>
            <draw:enhanced-geometry svg:viewBox="0 0 2943 2413" draw:text-areas="?f8 ?f10 ?f9 ?f11" draw:type="non-primitive" draw:enhanced-path="M 2941 1202 C 2940 1210 2940 1219 2939 1227 2938 1236 2937 1245 2936 1253 2935 1262 2934 1270 2933 1279 2932 1288 2930 1297 2929 1305 2928 1315 2926 1324 2925 1333 2923 1342 2921 1351 2919 1359 2917 1369 2915 1378 2913 1387 2910 1397 2908 1406 2906 1415 2903 1425 2900 1434 2897 1444 2894 1454 2891 1464 2888 1473 2885 1483 2881 1492 2878 1502 2874 1512 2870 1522 2867 1532 2863 1542 2859 1551 2855 1561 2850 1571 2846 1582 2841 1592 2837 1602 2832 1612 2827 1622 2822 1633 2817 1643 2811 1653 2806 1663 2800 1674 2794 1684 2788 1694 2782 1705 2776 1715 2770 1725 2763 1736 2757 1747 2750 1757 2743 1767 2736 1778 2728 1788 2721 1799 2713 1809 2705 1820 2697 1830 2690 1841 2681 1851 2673 1862 2664 1872 2655 1883 2646 1893 2638 1904 2628 1915 2619 1925 2609 1935 2599 1946 2589 1956 2579 1967 2569 1977 2558 1987 2548 1997 2537 2007 2525 2018 2514 2028 2502 2038 2491 2048 2479 2058 2467 2067 2455 2077 2442 2087 2430 2097 2417 2106 2404 2116 2391 2125 2377 2134 2364 2144 2350 2153 2336 2162 2322 2171 2307 2180 2293 2189 2278 2198 2263 2206 2248 2214 2233 2222 2218 2231 2202 2239 2187 2247 2171 2255 2155 2262 2138 2270 2122 2277 2105 2284 2089 2291 2072 2298 2055 2305 2038 2311 2020 2318 2002 2324 1985 2330 1967 2335 1949 2341 1932 2347 1913 2352 1895 2357 1876 2362 1858 2366 1839 2371 1821 2375 1802 2379 1783 2383 1764 2386 1745 2390 1725 2393 1706 2396 1687 2398 1667 2401 1648 2403 1628 2405 1609 2407 1589 2408 1570 2410 1550 2411 1531 2412 1511 2412 1491 2413 1471 2413 1452 2413 1432 2412 1412 2412 1392 2411 1373 2410 1353 2408 1333 2407 1314 2405 1294 2403 1275 2401 1256 2398 1236 2396 1217 2393 1198 2390 1179 2386 1160 2383 1141 2379 1122 2375 1103 2371 1085 2366 1066 2362 1048 2357 1030 2352 1011 2347 993 2341 975 2335 957 2330 940 2324 922 2318 905 2311 888 2305 871 2298 854 2291 837 2284 821 2277 804 2270 788 2262 772 2255 756 2247 740 2239 724 2231 709 2222 694 2214 679 2206 664 2198 649 2189 635 2180 620 2171 606 2162 592 2153 579 2144 565 2134 552 2125 538 2116 526 2106 513 2097 500 2087 488 2077 476 2067 463 2058 452 2048 440 2038 428 2028 417 2018 406 2007 395 1997 384 1987 374 1977 363 1967 353 1956 343 1946 333 1935 324 1925 315 1915 305 1904 296 1893 287 1883 278 1872 269 1862 261 1851 253 1841 245 1830 237 1820 229 1809 222 1799 214 1788 207 1778 200 1767 193 1757 185 1747 179 1736 172 1725 166 1715 160 1705 154 1694 148 1684 143 1674 137 1663 131 1653 126 1643 120 1633 115 1622 110 1612 106 1602 101 1592 97 1582 92 1571 88 1561 84 1551 80 1542 75 1532 72 1522 68 1512 64 1502 61 1492 57 1483 54 1473 51 1464 48 1454 45 1444 42 1434 40 1425 37 1415 35 1406 32 1397 30 1387 28 1378 26 1369 23 1359 21 1351 20 1342 18 1333 16 1324 15 1315 13 1305 12 1297 10 1288 9 1279 8 1270 7 1262 6 1253 5 1245 5 1236 4 1227 3 1219 3 1210 2 1202 2 1194 1 1185 1 1177 0 1169 0 1161 0 1152 0 1144 0 1136 0 1128 0 1121 0 1113 1 1105 1 1097 2 1089 2 1082 2 1074 3 1066 3 1059 4 1051 5 1044 5 1037 6 1029 7 1022 8 1015 9 1007 10 1000 11 992 12 985 13 979 14 972 16 965 17 958 18 951 20 944 21 937 23 930 24 923 26 916 27 910 29 903 31 897 33 890 34 884 36 877 38 870 40 864 42 857 44 851 46 845 48 839 49 832 52 826 54 820 56 814 58 808 60 802 62 796 65 790 67 784 70 778 72 772 74 766 77 760 79 754 82 749 85 743 87 738 89 732 92 726 95 721 97 715 100 710 103 704 105 699 108 693 111 688 114 683 116 677 120 672 123 667 126 662 128 657 131 651 134 646 137 641 140 636 143 631 146 626 149 621 152 616 156 611 159 607 162 602 165 597 168 592 171 588 174 583 178 578 181 573 184 569 188 564 191 560 195 555 198 551 201 546 205 542 208 537 212 533 215 528 218 524 222 519 225 515 229 511 232 506 236 502 239 498 243 494 246 490 250 486 254 482 257 477 261 473 265 469 269 465 272 461 276 457 280 453 283 450 287 446 291 442 295 438 299 434 302 430 306 427 310 423 313 419 317 415 321 411 325 408 329 404 333 401 336 397 340 393 344 390 348 386 352 383 356 379 360 376 364 372 368 369 372 366 376 362 380 359 384 356 388 352 392 349 396 346 400 342 404 339 408 336 412 333 416 329 421 326 425 323 429 320 433 317 437 314 441 311 445 308 449 305 453 302 457 299 462 296 466 293 470 290 474 287 478 284 483 282 487 279 491 276 495 273 500 270 504 267 508 265 512 262 517 259 521 256 525 254 529 251 533 249 538 246 542 243 546 240 551 238 555 236 559 233 564 230 568 228 572 225 577 223 581 221 585 218 590 215 594 213 598 210 603 208 607 206 612 203 616 201 620 198 625 196 629 194 634 192 638 190 643 187 647 185 651 183 656 181 661 179 665 177 669 175 674 172 679 169 682 168 687 166 691 164 696 162 700 160 705 158 709 156 714 154 718 152 723 150 728 148 733 146 737 144 741 142 746 140 750 138 754 137 759 135 763 133 768 131 772 129 777 127 782 126 786 124 791 122 795 120 800 119 804 117 809 115 813 113 818 112 823 110 827 108 832 107 836 105 840 103 845 102 850 101 855 99 859 97 864 96 869 94 873 93 878 91 882 90 887 89 892 87 896 86 901 84 905 83 910 81 915 80 920 79 924 77 929 76 933 74 938 73 942 72 947 70 952 69 956 68 961 66 966 65 970 64 975 63 980 62 984 61 989 59 994 58 998 57 1003 56 1008 55 1012 53 1017 52 1022 51 1027 50 1031 49 1036 48 1041 47 1045 46 1050 45 1054 44 1059 43 1064 42 1068 41 1073 40 1078 39 1083 38 1087 37 1092 36 1097 35 1102 34 1106 34 1111 33 1115 32 1120 31 1125 30 1130 29 1135 29 1139 28 1144 27 1149 26 1153 26 1158 25 1163 24 1167 23 1172 23 1177 23 1182 21 1186 21 1191 20 1196 19 1201 18 1205 18 1210 17 1215 17 1220 16 1224 16 1229 15 1233 14 1238 14 1243 13 1248 13 1253 12 1257 12 1262 11 1267 11 1272 10 1276 10 1281 9 1286 8 1291 8 1295 8 1300 8 1305 7 1310 7 1315 7 1319 6 1324 6 1328 5 1333 5 1338 5 1343 5 1347 4 1352 4 1357 3 1362 3 1366 3 1371 3 1376 2 1381 2 1386 2 1390 2 1395 2 1400 1 1405 1 1409 1 1414 1 1419 1 1424 1 1428 1 1433 1 1438 1 1443 1 1448 0 1452 0 1457 0 1462 0 1467 0 1471 0 1476 0 1481 0 1486 0 1490 0 1495 0 1500 1 1505 1 1510 1 1514 1 1519 1 1524 1 1529 1 1533 1 1538 1 1543 1 1548 2 1552 2 1557 2 1561 2 1566 2 1571 3 1576 3 1581 3 1585 3 1590 4 1595 4 1600 5 1604 5 1609 5 1614 5 1619 6 1623 6 1628 7 1633 7 1638 7 1643 8 1647 8 1652 8 1657 8 1662 9 1666 10 1671 10 1676 11 1681 11 1686 12 1690 12 1695 13 1699 13 1704 14 1709 14 1713 15 1718 16 1723 16 1728 17 1733 17 1737 18 1742 18 1747 19 1752 20 1756 21 1761 21 1766 22 1770 23 1775 23 1780 24 1784 25 1789 26 1794 26 1799 27 1804 28 1808 29 1813 29 1818 30 1822 31 1827 32 1832 33 1836 34 1841 34 1846 35 1851 36 1855 37 1860 38 1864 39 1869 40 1874 41 1879 42 1883 43 1888 44 1893 45 1898 46 1902 47 1907 48 1911 49 1916 50 1921 51 1926 52 1930 53 1935 55 1939 56 1944 57 1949 58 1954 59 1958 61 1963 62 1967 63 1972 64 1976 65 1981 66 1986 68 1991 69 1995 70 2000 72 2004 73 2009 74 2014 76 2018 77 2023 79 2028 80 2032 81 2037 83 2042 84 2046 86 2051 87 2056 89 2060 90 2065 91 2069 93 2074 94 2079 96 2083 97 2088 99 2092 101 2097 102 2101 104 2106 105 2111 107 2115 108 2120 110 2125 112 2129 113 2133 115 2138 117 2142 119 2147 120 2151 122 2156 124 2161 126 2165 127 2170 129 2175 131 2179 133 2184 135 2188 137 2192 138 2197 140 2202 142 2206 144 2211 146 2215 148 2219 150 2224 152 2229 154 2233 156 2238 158 2242 160 2246 162 2251 164 2256 166 2260 168 2265 170 2269 172 2274 175 2278 177 2282 179 2287 181 2291 183 2295 185 2300 187 2304 190 2309 192 2313 194 2318 196 2322 198 2326 201 2331 203 2335 206 2339 208 2344 210 2348 213 2352 215 2357 218 2361 221 2365 223 2370 225 2374 228 2379 230 2383 233 2388 236 2392 238 2396 241 2400 243 2404 246 2409 249 2413 251 2417 253 2422 256 2426 259 2430 262 2434 265 2438 267 2443 270 2447 273 2451 276 2456 279 2460 282 2464 284 2468 287 2473 290 2477 293 2481 296 2485 299 2489 302 2493 305 2497 308 2502 311 2507 314 2510 317 2514 320 2518 323 2522 326 2526 329 2530 333 2534 336 2538 339 2542 342 2546 346 2550 349 2555 352 2559 356 2563 359 2567 362 2571 366 2574 369 2578 372 2582 376 2586 379 2590 382 2594 386 2598 390 2602 393 2606 397 2610 401 2614 404 2617 408 2621 411 2625 415 2629 419 2633 423 2637 427 2640 430 2644 434 2648 438 2651 442 2655 446 2659 450 2663 454 2667 457 2671 461 2674 465 2678 469 2681 473 2685 477 2688 482 2692 486 2696 490 2699 494 2703 498 2706 502 2710 506 2713 511 2717 515 2720 519 2724 524 2727 528 2731 533 2734 537 2738 542 2741 546 2745 551 2748 555 2751 560 2755 564 2758 569 2761 573 2764 578 2768 583 2771 588 2774 592 2778 597 2781 602 2784 607 2787 611 2790 616 2793 621 2796 626 2799 631 2802 636 2805 641 2808 646 2811 651 2814 657 2817 662 2820 667 2823 672 2826 677 2829 682 2831 688 2834 693 2837 699 2840 704 2843 710 2845 715 2848 721 2850 726 2853 732 2856 738 2858 743 2861 749 2863 754 2865 760 2868 766 2870 772 2873 778 2875 784 2877 790 2880 796 2882 802 2884 808 2886 814 2888 820 2891 826 2893 832 2895 839 2897 845 2899 851 2901 857 2903 864 2905 870 2907 877 2909 884 2910 890 2912 897 2914 903 2915 910 2917 916 2919 923 2920 930 2922 937 2923 944 2925 951 2926 958 2927 965 2928 972 2929 979 2930 985 2931 992 2932 1000 2933 1007 2934 1015 2935 1022 2936 1029 2937 1037 2938 1044 2938 1051 2939 1059 2940 1066 2940 1074 2941 1082 2941 1089 2942 1097 2942 1105 2942 1113 2943 1121 2943 1128 2943 1136 2943 1144 2943 1152 2943 1161 2942 1169 2942 1177 2942 1185 2941 1194 2941 120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3"/>
              <draw:equation draw:name="f7" draw:formula="?f4 / 2413"/>
              <draw:equation draw:name="f8" draw:formula="?f0 / ?f6"/>
              <draw:equation draw:name="f9" draw:formula="?f1 / ?f6"/>
              <draw:equation draw:name="f10" draw:formula="?f2 / ?f7"/>
              <draw:equation draw:name="f11" draw:formula="?f3 / ?f7"/>
            </draw:enhanced-geometry>
          </draw:custom-shape>
          <draw:custom-shape draw:name="フリーフォーム 25" draw:style-name="gr3" draw:text-style-name="P1" draw:layer="layout" svg:width="0.11cm" svg:height="0.15cm" svg:x="8.076cm" svg:y="18.978cm">
            <text:p/>
            <draw:enhanced-geometry svg:viewBox="0 0 75 100" draw:text-areas="?f8 ?f10 ?f9 ?f11" draw:mirror-horizontal="false" draw:mirror-vertical="false" draw:type="non-primitive" draw:enhanced-path="M 0 0 C 6 0 12 0 18 0 33 28 48 56 62 84 62 56 62 28 62 0 67 0 71 0 75 0 75 33 75 67 75 100 69 100 63 100 57 100 43 72 28 45 13 17 13 45 13 72 13 100 9 100 4 100 0 100 0 67 0 3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
              <draw:equation draw:name="f7" draw:formula="?f4 / 100"/>
              <draw:equation draw:name="f8" draw:formula="?f0 / ?f6"/>
              <draw:equation draw:name="f9" draw:formula="?f1 / ?f6"/>
              <draw:equation draw:name="f10" draw:formula="?f2 / ?f7"/>
              <draw:equation draw:name="f11" draw:formula="?f3 / ?f7"/>
            </draw:enhanced-geometry>
          </draw:custom-shape>
          <draw:custom-shape draw:name="フリーフォーム 26" draw:style-name="gr3" draw:text-style-name="P1" draw:layer="layout" svg:width="0.18cm" svg:height="0.17cm" svg:x="6.695cm" svg:y="19.481cm">
            <text:p/>
            <draw:enhanced-geometry svg:viewBox="0 0 118 113" draw:text-areas="?f8 ?f10 ?f9 ?f11" draw:mirror-horizontal="false" draw:mirror-vertical="false" draw:type="non-primitive" draw:enhanced-path="M 118 64 C 105 80 91 97 77 113 75 110 72 108 69 105 80 93 90 80 101 67 93 61 86 54 78 48 68 60 58 72 48 85 45 82 42 80 39 77 49 65 59 53 70 41 60 33 51 25 42 18 31 31 20 44 9 57 6 54 3 52 0 49 14 33 28 16 42 0 67 21 93 43 118 6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8"/>
              <draw:equation draw:name="f7" draw:formula="?f4 / 113"/>
              <draw:equation draw:name="f8" draw:formula="?f0 / ?f6"/>
              <draw:equation draw:name="f9" draw:formula="?f1 / ?f6"/>
              <draw:equation draw:name="f10" draw:formula="?f2 / ?f7"/>
              <draw:equation draw:name="f11" draw:formula="?f3 / ?f7"/>
            </draw:enhanced-geometry>
          </draw:custom-shape>
          <draw:custom-shape draw:name="フリーフォーム 27" draw:style-name="gr3" draw:text-style-name="P1" draw:layer="layout" svg:width="0.1cm" svg:height="0.15cm" svg:x="8.09cm" svg:y="21.749cm">
            <text:p/>
            <draw:enhanced-geometry svg:viewBox="0 0 70 104" draw:text-areas="?f8 ?f10 ?f9 ?f11" draw:mirror-horizontal="false" draw:mirror-vertical="false" draw:type="non-primitive" draw:enhanced-path="M 64 5 C 64 10 64 14 64 18 59 16 55 14 50 13 45 12 41 11 37 11 29 11 23 12 20 16 16 18 14 23 14 28 14 32 15 36 18 38 20 40 25 42 33 43 35 44 38 44 41 45 51 47 59 50 63 55 68 60 70 66 70 75 70 84 67 92 61 96 54 102 45 104 33 104 27 104 22 103 17 103 12 102 7 100 1 98 1 93 1 89 1 84 6 87 12 89 17 90 22 92 27 93 33 93 40 93 46 92 50 89 54 86 57 81 57 75 57 71 55 67 52 64 49 61 44 59 37 58 34 57 31 57 29 56 19 54 12 51 7 47 3 42 0 36 0 29 0 20 3 13 9 8 16 3 24 0 35 0 40 0 45 1 49 1 55 3 59 4 64 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
              <draw:equation draw:name="f7" draw:formula="?f4 / 104"/>
              <draw:equation draw:name="f8" draw:formula="?f0 / ?f6"/>
              <draw:equation draw:name="f9" draw:formula="?f1 / ?f6"/>
              <draw:equation draw:name="f10" draw:formula="?f2 / ?f7"/>
              <draw:equation draw:name="f11" draw:formula="?f3 / ?f7"/>
            </draw:enhanced-geometry>
          </draw:custom-shape>
          <draw:custom-shape draw:name="フリーフォーム 28" draw:style-name="gr3" draw:text-style-name="P1" draw:layer="layout" svg:width="0.21cm" svg:height="0.21cm" svg:x="9.365cm" svg:y="19.48cm">
            <text:p/>
            <draw:enhanced-geometry svg:viewBox="0 0 143 142" draw:text-areas="?f8 ?f10 ?f9 ?f11" draw:mirror-horizontal="false" draw:mirror-vertical="false" draw:type="non-primitive" draw:enhanced-path="M 82 142 C 79 138 76 135 73 131 90 108 107 85 124 61 98 74 72 87 46 100 42 96 39 92 36 88 53 64 70 41 87 17 61 30 35 43 9 55 6 52 3 48 0 45 31 30 62 15 93 0 97 4 100 9 104 13 86 37 69 61 51 85 78 72 105 59 131 46 135 50 139 54 143 59 122 86 102 114 82 14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3"/>
              <draw:equation draw:name="f7" draw:formula="?f4 / 142"/>
              <draw:equation draw:name="f8" draw:formula="?f0 / ?f6"/>
              <draw:equation draw:name="f9" draw:formula="?f1 / ?f6"/>
              <draw:equation draw:name="f10" draw:formula="?f2 / ?f7"/>
              <draw:equation draw:name="f11" draw:formula="?f3 / ?f7"/>
            </draw:enhanced-geometry>
          </draw:custom-shape>
        </draw:g>
        <draw:g>
          <draw:custom-shape draw:name="フリーフォーム 23" draw:style-name="gr1" draw:text-style-name="P1" draw:layer="layout" svg:width="4.599cm" svg:height="4.599cm" svg:x="10.567cm" svg:y="17.401cm">
            <text:p/>
            <draw:enhanced-geometry svg:viewBox="0 0 4600 4600" draw:text-areas="?f8 ?f10 ?f9 ?f11" draw:type="non-primitive" draw:enhanced-path="M 4600 2300 C 4600 3570 3571 4600 2300 4600 1029 4600 0 3570 0 2300 0 1029 1030 0 2300 0 3570 0 4600 1029 4600 23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00"/>
              <draw:equation draw:name="f7" draw:formula="?f4 / 4600"/>
              <draw:equation draw:name="f8" draw:formula="?f0 / ?f6"/>
              <draw:equation draw:name="f9" draw:formula="?f1 / ?f6"/>
              <draw:equation draw:name="f10" draw:formula="?f2 / ?f7"/>
              <draw:equation draw:name="f11" draw:formula="?f3 / ?f7"/>
            </draw:enhanced-geometry>
          </draw:custom-shape>
          <draw:custom-shape draw:name="フリーフォーム 24" draw:style-name="gr2" draw:text-style-name="P1" draw:layer="layout" svg:width="2.942cm" svg:height="2.412cm" svg:x="11.396cm" svg:y="19.231cm">
            <text:p/>
            <draw:enhanced-geometry svg:viewBox="0 0 2943 2413" draw:text-areas="?f8 ?f10 ?f9 ?f11" draw:type="non-primitive" draw:enhanced-path="M 2941 1202 C 2940 1210 2940 1219 2939 1227 2938 1236 2937 1245 2936 1253 2935 1262 2934 1270 2933 1279 2932 1288 2930 1297 2929 1305 2928 1315 2926 1324 2925 1333 2923 1342 2921 1351 2919 1359 2917 1369 2915 1378 2913 1387 2910 1397 2908 1406 2906 1415 2903 1425 2900 1434 2897 1444 2894 1454 2891 1464 2888 1473 2885 1483 2881 1492 2878 1502 2874 1512 2870 1522 2867 1532 2863 1542 2859 1551 2855 1561 2850 1571 2846 1582 2841 1592 2837 1602 2832 1612 2827 1622 2822 1633 2817 1643 2811 1653 2806 1663 2800 1674 2794 1684 2788 1694 2782 1705 2776 1715 2770 1725 2763 1736 2757 1747 2750 1757 2743 1767 2736 1778 2728 1788 2721 1799 2713 1809 2705 1820 2697 1830 2690 1841 2681 1851 2673 1862 2664 1872 2655 1883 2646 1893 2638 1904 2628 1915 2619 1925 2609 1935 2599 1946 2589 1956 2579 1967 2569 1977 2558 1987 2548 1997 2537 2007 2525 2018 2514 2028 2502 2038 2491 2048 2479 2058 2467 2067 2455 2077 2442 2087 2430 2097 2417 2106 2404 2116 2391 2125 2377 2134 2364 2144 2350 2153 2336 2162 2322 2171 2307 2180 2293 2189 2278 2198 2263 2206 2248 2214 2233 2222 2218 2231 2202 2239 2187 2247 2171 2255 2155 2262 2138 2270 2122 2277 2105 2284 2089 2291 2072 2298 2055 2305 2038 2311 2020 2318 2002 2324 1985 2330 1967 2335 1949 2341 1932 2347 1913 2352 1895 2357 1876 2362 1858 2366 1839 2371 1821 2375 1802 2379 1783 2383 1764 2386 1745 2390 1725 2393 1706 2396 1687 2398 1667 2401 1648 2403 1628 2405 1609 2407 1589 2408 1570 2410 1550 2411 1531 2412 1511 2412 1491 2413 1471 2413 1452 2413 1432 2412 1412 2412 1392 2411 1373 2410 1353 2408 1333 2407 1314 2405 1294 2403 1275 2401 1256 2398 1236 2396 1217 2393 1198 2390 1179 2386 1160 2383 1141 2379 1122 2375 1103 2371 1085 2366 1066 2362 1048 2357 1030 2352 1011 2347 993 2341 975 2335 957 2330 940 2324 922 2318 905 2311 888 2305 871 2298 854 2291 837 2284 821 2277 804 2270 788 2262 772 2255 756 2247 740 2239 724 2231 709 2222 694 2214 679 2206 664 2198 649 2189 635 2180 620 2171 606 2162 592 2153 579 2144 565 2134 552 2125 538 2116 526 2106 513 2097 500 2087 488 2077 476 2067 463 2058 452 2048 440 2038 428 2028 417 2018 406 2007 395 1997 384 1987 374 1977 363 1967 353 1956 343 1946 333 1935 324 1925 315 1915 305 1904 296 1893 287 1883 278 1872 269 1862 261 1851 253 1841 245 1830 237 1820 229 1809 222 1799 214 1788 207 1778 200 1767 193 1757 185 1747 179 1736 172 1725 166 1715 160 1705 154 1694 148 1684 143 1674 137 1663 131 1653 126 1643 120 1633 115 1622 110 1612 106 1602 101 1592 97 1582 92 1571 88 1561 84 1551 80 1542 75 1532 72 1522 68 1512 64 1502 61 1492 57 1483 54 1473 51 1464 48 1454 45 1444 42 1434 40 1425 37 1415 35 1406 32 1397 30 1387 28 1378 26 1369 23 1359 21 1351 20 1342 18 1333 16 1324 15 1315 13 1305 12 1297 10 1288 9 1279 8 1270 7 1262 6 1253 5 1245 5 1236 4 1227 3 1219 3 1210 2 1202 2 1194 1 1185 1 1177 0 1169 0 1161 0 1152 0 1144 0 1136 0 1128 0 1121 0 1113 1 1105 1 1097 2 1089 2 1082 2 1074 3 1066 3 1059 4 1051 5 1044 5 1037 6 1029 7 1022 8 1015 9 1007 10 1000 11 992 12 985 13 979 14 972 16 965 17 958 18 951 20 944 21 937 23 930 24 923 26 916 27 910 29 903 31 897 33 890 34 884 36 877 38 870 40 864 42 857 44 851 46 845 48 839 49 832 52 826 54 820 56 814 58 808 60 802 62 796 65 790 67 784 70 778 72 772 74 766 77 760 79 754 82 749 85 743 87 738 89 732 92 726 95 721 97 715 100 710 103 704 105 699 108 693 111 688 114 683 116 677 120 672 123 667 126 662 128 657 131 651 134 646 137 641 140 636 143 631 146 626 149 621 152 616 156 611 159 607 162 602 165 597 168 592 171 588 174 583 178 578 181 573 184 569 188 564 191 560 195 555 198 551 201 546 205 542 208 537 212 533 215 528 218 524 222 519 225 515 229 511 232 506 236 502 239 498 243 494 246 490 250 486 254 482 257 477 261 473 265 469 269 465 272 461 276 457 280 453 283 450 287 446 291 442 295 438 299 434 302 430 306 427 310 423 313 419 317 415 321 411 325 408 329 404 333 401 336 397 340 393 344 390 348 386 352 383 356 379 360 376 364 372 368 369 372 366 376 362 380 359 384 356 388 352 392 349 396 346 400 342 404 339 408 336 412 333 416 329 421 326 425 323 429 320 433 317 437 314 441 311 445 308 449 305 453 302 457 299 462 296 466 293 470 290 474 287 478 284 483 282 487 279 491 276 495 273 500 270 504 267 508 265 512 262 517 259 521 256 525 254 529 251 533 249 538 246 542 243 546 240 551 238 555 236 559 233 564 230 568 228 572 225 577 223 581 221 585 218 590 215 594 213 598 210 603 208 607 206 612 203 616 201 620 198 625 196 629 194 634 192 638 190 643 187 647 185 651 183 656 181 661 179 665 177 669 175 674 172 679 169 682 168 687 166 691 164 696 162 700 160 705 158 709 156 714 154 718 152 723 150 728 148 733 146 737 144 741 142 746 140 750 138 754 137 759 135 763 133 768 131 772 129 777 127 782 126 786 124 791 122 795 120 800 119 804 117 809 115 813 113 818 112 823 110 827 108 832 107 836 105 840 103 845 102 850 101 855 99 859 97 864 96 869 94 873 93 878 91 882 90 887 89 892 87 896 86 901 84 905 83 910 81 915 80 920 79 924 77 929 76 933 74 938 73 942 72 947 70 952 69 956 68 961 66 966 65 970 64 975 63 980 62 984 61 989 59 994 58 998 57 1003 56 1008 55 1012 53 1017 52 1022 51 1027 50 1031 49 1036 48 1041 47 1045 46 1050 45 1054 44 1059 43 1064 42 1068 41 1073 40 1078 39 1083 38 1087 37 1092 36 1097 35 1102 34 1106 34 1111 33 1115 32 1120 31 1125 30 1130 29 1135 29 1139 28 1144 27 1149 26 1153 26 1158 25 1163 24 1167 23 1172 23 1177 23 1182 21 1186 21 1191 20 1196 19 1201 18 1205 18 1210 17 1215 17 1220 16 1224 16 1229 15 1233 14 1238 14 1243 13 1248 13 1253 12 1257 12 1262 11 1267 11 1272 10 1276 10 1281 9 1286 8 1291 8 1295 8 1300 8 1305 7 1310 7 1315 7 1319 6 1324 6 1328 5 1333 5 1338 5 1343 5 1347 4 1352 4 1357 3 1362 3 1366 3 1371 3 1376 2 1381 2 1386 2 1390 2 1395 2 1400 1 1405 1 1409 1 1414 1 1419 1 1424 1 1428 1 1433 1 1438 1 1443 1 1448 0 1452 0 1457 0 1462 0 1467 0 1471 0 1476 0 1481 0 1486 0 1490 0 1495 0 1500 1 1505 1 1510 1 1514 1 1519 1 1524 1 1529 1 1533 1 1538 1 1543 1 1548 2 1552 2 1557 2 1561 2 1566 2 1571 3 1576 3 1581 3 1585 3 1590 4 1595 4 1600 5 1604 5 1609 5 1614 5 1619 6 1623 6 1628 7 1633 7 1638 7 1643 8 1647 8 1652 8 1657 8 1662 9 1666 10 1671 10 1676 11 1681 11 1686 12 1690 12 1695 13 1699 13 1704 14 1709 14 1713 15 1718 16 1723 16 1728 17 1733 17 1737 18 1742 18 1747 19 1752 20 1756 21 1761 21 1766 22 1770 23 1775 23 1780 24 1784 25 1789 26 1794 26 1799 27 1804 28 1808 29 1813 29 1818 30 1822 31 1827 32 1832 33 1836 34 1841 34 1846 35 1851 36 1855 37 1860 38 1864 39 1869 40 1874 41 1879 42 1883 43 1888 44 1893 45 1898 46 1902 47 1907 48 1911 49 1916 50 1921 51 1926 52 1930 53 1935 55 1939 56 1944 57 1949 58 1954 59 1958 61 1963 62 1967 63 1972 64 1976 65 1981 66 1986 68 1991 69 1995 70 2000 72 2004 73 2009 74 2014 76 2018 77 2023 79 2028 80 2032 81 2037 83 2042 84 2046 86 2051 87 2056 89 2060 90 2065 91 2069 93 2074 94 2079 96 2083 97 2088 99 2092 101 2097 102 2101 104 2106 105 2111 107 2115 108 2120 110 2125 112 2129 113 2133 115 2138 117 2142 119 2147 120 2151 122 2156 124 2161 126 2165 127 2170 129 2175 131 2179 133 2184 135 2188 137 2192 138 2197 140 2202 142 2206 144 2211 146 2215 148 2219 150 2224 152 2229 154 2233 156 2238 158 2242 160 2246 162 2251 164 2256 166 2260 168 2265 170 2269 172 2274 175 2278 177 2282 179 2287 181 2291 183 2295 185 2300 187 2304 190 2309 192 2313 194 2318 196 2322 198 2326 201 2331 203 2335 206 2339 208 2344 210 2348 213 2352 215 2357 218 2361 221 2365 223 2370 225 2374 228 2379 230 2383 233 2388 236 2392 238 2396 241 2400 243 2404 246 2409 249 2413 251 2417 253 2422 256 2426 259 2430 262 2434 265 2438 267 2443 270 2447 273 2451 276 2456 279 2460 282 2464 284 2468 287 2473 290 2477 293 2481 296 2485 299 2489 302 2493 305 2497 308 2502 311 2507 314 2510 317 2514 320 2518 323 2522 326 2526 329 2530 333 2534 336 2538 339 2542 342 2546 346 2550 349 2555 352 2559 356 2563 359 2567 362 2571 366 2574 369 2578 372 2582 376 2586 379 2590 382 2594 386 2598 390 2602 393 2606 397 2610 401 2614 404 2617 408 2621 411 2625 415 2629 419 2633 423 2637 427 2640 430 2644 434 2648 438 2651 442 2655 446 2659 450 2663 454 2667 457 2671 461 2674 465 2678 469 2681 473 2685 477 2688 482 2692 486 2696 490 2699 494 2703 498 2706 502 2710 506 2713 511 2717 515 2720 519 2724 524 2727 528 2731 533 2734 537 2738 542 2741 546 2745 551 2748 555 2751 560 2755 564 2758 569 2761 573 2764 578 2768 583 2771 588 2774 592 2778 597 2781 602 2784 607 2787 611 2790 616 2793 621 2796 626 2799 631 2802 636 2805 641 2808 646 2811 651 2814 657 2817 662 2820 667 2823 672 2826 677 2829 682 2831 688 2834 693 2837 699 2840 704 2843 710 2845 715 2848 721 2850 726 2853 732 2856 738 2858 743 2861 749 2863 754 2865 760 2868 766 2870 772 2873 778 2875 784 2877 790 2880 796 2882 802 2884 808 2886 814 2888 820 2891 826 2893 832 2895 839 2897 845 2899 851 2901 857 2903 864 2905 870 2907 877 2909 884 2910 890 2912 897 2914 903 2915 910 2917 916 2919 923 2920 930 2922 937 2923 944 2925 951 2926 958 2927 965 2928 972 2929 979 2930 985 2931 992 2932 1000 2933 1007 2934 1015 2935 1022 2936 1029 2937 1037 2938 1044 2938 1051 2939 1059 2940 1066 2940 1074 2941 1082 2941 1089 2942 1097 2942 1105 2942 1113 2943 1121 2943 1128 2943 1136 2943 1144 2943 1152 2943 1161 2942 1169 2942 1177 2942 1185 2941 1194 2941 120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3"/>
              <draw:equation draw:name="f7" draw:formula="?f4 / 2413"/>
              <draw:equation draw:name="f8" draw:formula="?f0 / ?f6"/>
              <draw:equation draw:name="f9" draw:formula="?f1 / ?f6"/>
              <draw:equation draw:name="f10" draw:formula="?f2 / ?f7"/>
              <draw:equation draw:name="f11" draw:formula="?f3 / ?f7"/>
            </draw:enhanced-geometry>
          </draw:custom-shape>
          <draw:custom-shape draw:name="フリーフォーム 25" draw:style-name="gr3" draw:text-style-name="P1" draw:layer="layout" svg:width="0.11cm" svg:height="0.15cm" svg:x="12.81cm" svg:y="18.978cm">
            <text:p/>
            <draw:enhanced-geometry svg:viewBox="0 0 75 100" draw:text-areas="?f8 ?f10 ?f9 ?f11" draw:mirror-horizontal="false" draw:mirror-vertical="false" draw:type="non-primitive" draw:enhanced-path="M 0 0 C 6 0 12 0 18 0 33 28 48 56 62 84 62 56 62 28 62 0 67 0 71 0 75 0 75 33 75 67 75 100 69 100 63 100 57 100 43 72 28 45 13 17 13 45 13 72 13 100 9 100 4 100 0 100 0 67 0 3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
              <draw:equation draw:name="f7" draw:formula="?f4 / 100"/>
              <draw:equation draw:name="f8" draw:formula="?f0 / ?f6"/>
              <draw:equation draw:name="f9" draw:formula="?f1 / ?f6"/>
              <draw:equation draw:name="f10" draw:formula="?f2 / ?f7"/>
              <draw:equation draw:name="f11" draw:formula="?f3 / ?f7"/>
            </draw:enhanced-geometry>
          </draw:custom-shape>
          <draw:custom-shape draw:name="フリーフォーム 26" draw:style-name="gr3" draw:text-style-name="P1" draw:layer="layout" svg:width="0.18cm" svg:height="0.17cm" svg:x="11.429cm" svg:y="19.481cm">
            <text:p/>
            <draw:enhanced-geometry svg:viewBox="0 0 118 113" draw:text-areas="?f8 ?f10 ?f9 ?f11" draw:mirror-horizontal="false" draw:mirror-vertical="false" draw:type="non-primitive" draw:enhanced-path="M 118 64 C 105 80 91 97 77 113 75 110 72 108 69 105 80 93 90 80 101 67 93 61 86 54 78 48 68 60 58 72 48 85 45 82 42 80 39 77 49 65 59 53 70 41 60 33 51 25 42 18 31 31 20 44 9 57 6 54 3 52 0 49 14 33 28 16 42 0 67 21 93 43 118 6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8"/>
              <draw:equation draw:name="f7" draw:formula="?f4 / 113"/>
              <draw:equation draw:name="f8" draw:formula="?f0 / ?f6"/>
              <draw:equation draw:name="f9" draw:formula="?f1 / ?f6"/>
              <draw:equation draw:name="f10" draw:formula="?f2 / ?f7"/>
              <draw:equation draw:name="f11" draw:formula="?f3 / ?f7"/>
            </draw:enhanced-geometry>
          </draw:custom-shape>
          <draw:custom-shape draw:name="フリーフォーム 27" draw:style-name="gr3" draw:text-style-name="P1" draw:layer="layout" svg:width="0.1cm" svg:height="0.15cm" svg:x="12.824cm" svg:y="21.749cm">
            <text:p/>
            <draw:enhanced-geometry svg:viewBox="0 0 70 104" draw:text-areas="?f8 ?f10 ?f9 ?f11" draw:mirror-horizontal="false" draw:mirror-vertical="false" draw:type="non-primitive" draw:enhanced-path="M 64 5 C 64 10 64 14 64 18 59 16 55 14 50 13 45 12 41 11 37 11 29 11 23 12 20 16 16 18 14 23 14 28 14 32 15 36 18 38 20 40 25 42 33 43 35 44 38 44 41 45 51 47 59 50 63 55 68 60 70 66 70 75 70 84 67 92 61 96 54 102 45 104 33 104 27 104 22 103 17 103 12 102 7 100 1 98 1 93 1 89 1 84 6 87 12 89 17 90 22 92 27 93 33 93 40 93 46 92 50 89 54 86 57 81 57 75 57 71 55 67 52 64 49 61 44 59 37 58 34 57 31 57 29 56 19 54 12 51 7 47 3 42 0 36 0 29 0 20 3 13 9 8 16 3 24 0 35 0 40 0 45 1 49 1 55 3 59 4 64 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
              <draw:equation draw:name="f7" draw:formula="?f4 / 104"/>
              <draw:equation draw:name="f8" draw:formula="?f0 / ?f6"/>
              <draw:equation draw:name="f9" draw:formula="?f1 / ?f6"/>
              <draw:equation draw:name="f10" draw:formula="?f2 / ?f7"/>
              <draw:equation draw:name="f11" draw:formula="?f3 / ?f7"/>
            </draw:enhanced-geometry>
          </draw:custom-shape>
          <draw:custom-shape draw:name="フリーフォーム 28" draw:style-name="gr3" draw:text-style-name="P1" draw:layer="layout" svg:width="0.21cm" svg:height="0.21cm" svg:x="14.099cm" svg:y="19.48cm">
            <text:p/>
            <draw:enhanced-geometry svg:viewBox="0 0 143 142" draw:text-areas="?f8 ?f10 ?f9 ?f11" draw:mirror-horizontal="false" draw:mirror-vertical="false" draw:type="non-primitive" draw:enhanced-path="M 82 142 C 79 138 76 135 73 131 90 108 107 85 124 61 98 74 72 87 46 100 42 96 39 92 36 88 53 64 70 41 87 17 61 30 35 43 9 55 6 52 3 48 0 45 31 30 62 15 93 0 97 4 100 9 104 13 86 37 69 61 51 85 78 72 105 59 131 46 135 50 139 54 143 59 122 86 102 114 82 14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3"/>
              <draw:equation draw:name="f7" draw:formula="?f4 / 142"/>
              <draw:equation draw:name="f8" draw:formula="?f0 / ?f6"/>
              <draw:equation draw:name="f9" draw:formula="?f1 / ?f6"/>
              <draw:equation draw:name="f10" draw:formula="?f2 / ?f7"/>
              <draw:equation draw:name="f11" draw:formula="?f3 / ?f7"/>
            </draw:enhanced-geometry>
          </draw:custom-shape>
        </draw:g>
        <draw:g>
          <draw:custom-shape draw:name="フリーフォーム 23" draw:style-name="gr1" draw:text-style-name="P1" draw:layer="layout" svg:width="4.599cm" svg:height="4.599cm" svg:x="15.3cm" svg:y="17.401cm">
            <text:p/>
            <draw:enhanced-geometry svg:viewBox="0 0 4600 4600" draw:text-areas="?f8 ?f10 ?f9 ?f11" draw:type="non-primitive" draw:enhanced-path="M 4600 2300 C 4600 3570 3571 4600 2300 4600 1029 4600 0 3570 0 2300 0 1029 1030 0 2300 0 3570 0 4600 1029 4600 23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00"/>
              <draw:equation draw:name="f7" draw:formula="?f4 / 4600"/>
              <draw:equation draw:name="f8" draw:formula="?f0 / ?f6"/>
              <draw:equation draw:name="f9" draw:formula="?f1 / ?f6"/>
              <draw:equation draw:name="f10" draw:formula="?f2 / ?f7"/>
              <draw:equation draw:name="f11" draw:formula="?f3 / ?f7"/>
            </draw:enhanced-geometry>
          </draw:custom-shape>
          <draw:custom-shape draw:name="フリーフォーム 24" draw:style-name="gr2" draw:text-style-name="P1" draw:layer="layout" svg:width="2.942cm" svg:height="2.412cm" svg:x="16.129cm" svg:y="19.231cm">
            <text:p/>
            <draw:enhanced-geometry svg:viewBox="0 0 2943 2413" draw:text-areas="?f8 ?f10 ?f9 ?f11" draw:type="non-primitive" draw:enhanced-path="M 2941 1202 C 2940 1210 2940 1219 2939 1227 2938 1236 2937 1245 2936 1253 2935 1262 2934 1270 2933 1279 2932 1288 2930 1297 2929 1305 2928 1315 2926 1324 2925 1333 2923 1342 2921 1351 2919 1359 2917 1369 2915 1378 2913 1387 2910 1397 2908 1406 2906 1415 2903 1425 2900 1434 2897 1444 2894 1454 2891 1464 2888 1473 2885 1483 2881 1492 2878 1502 2874 1512 2870 1522 2867 1532 2863 1542 2859 1551 2855 1561 2850 1571 2846 1582 2841 1592 2837 1602 2832 1612 2827 1622 2822 1633 2817 1643 2811 1653 2806 1663 2800 1674 2794 1684 2788 1694 2782 1705 2776 1715 2770 1725 2763 1736 2757 1747 2750 1757 2743 1767 2736 1778 2728 1788 2721 1799 2713 1809 2705 1820 2697 1830 2690 1841 2681 1851 2673 1862 2664 1872 2655 1883 2646 1893 2638 1904 2628 1915 2619 1925 2609 1935 2599 1946 2589 1956 2579 1967 2569 1977 2558 1987 2548 1997 2537 2007 2525 2018 2514 2028 2502 2038 2491 2048 2479 2058 2467 2067 2455 2077 2442 2087 2430 2097 2417 2106 2404 2116 2391 2125 2377 2134 2364 2144 2350 2153 2336 2162 2322 2171 2307 2180 2293 2189 2278 2198 2263 2206 2248 2214 2233 2222 2218 2231 2202 2239 2187 2247 2171 2255 2155 2262 2138 2270 2122 2277 2105 2284 2089 2291 2072 2298 2055 2305 2038 2311 2020 2318 2002 2324 1985 2330 1967 2335 1949 2341 1932 2347 1913 2352 1895 2357 1876 2362 1858 2366 1839 2371 1821 2375 1802 2379 1783 2383 1764 2386 1745 2390 1725 2393 1706 2396 1687 2398 1667 2401 1648 2403 1628 2405 1609 2407 1589 2408 1570 2410 1550 2411 1531 2412 1511 2412 1491 2413 1471 2413 1452 2413 1432 2412 1412 2412 1392 2411 1373 2410 1353 2408 1333 2407 1314 2405 1294 2403 1275 2401 1256 2398 1236 2396 1217 2393 1198 2390 1179 2386 1160 2383 1141 2379 1122 2375 1103 2371 1085 2366 1066 2362 1048 2357 1030 2352 1011 2347 993 2341 975 2335 957 2330 940 2324 922 2318 905 2311 888 2305 871 2298 854 2291 837 2284 821 2277 804 2270 788 2262 772 2255 756 2247 740 2239 724 2231 709 2222 694 2214 679 2206 664 2198 649 2189 635 2180 620 2171 606 2162 592 2153 579 2144 565 2134 552 2125 538 2116 526 2106 513 2097 500 2087 488 2077 476 2067 463 2058 452 2048 440 2038 428 2028 417 2018 406 2007 395 1997 384 1987 374 1977 363 1967 353 1956 343 1946 333 1935 324 1925 315 1915 305 1904 296 1893 287 1883 278 1872 269 1862 261 1851 253 1841 245 1830 237 1820 229 1809 222 1799 214 1788 207 1778 200 1767 193 1757 185 1747 179 1736 172 1725 166 1715 160 1705 154 1694 148 1684 143 1674 137 1663 131 1653 126 1643 120 1633 115 1622 110 1612 106 1602 101 1592 97 1582 92 1571 88 1561 84 1551 80 1542 75 1532 72 1522 68 1512 64 1502 61 1492 57 1483 54 1473 51 1464 48 1454 45 1444 42 1434 40 1425 37 1415 35 1406 32 1397 30 1387 28 1378 26 1369 23 1359 21 1351 20 1342 18 1333 16 1324 15 1315 13 1305 12 1297 10 1288 9 1279 8 1270 7 1262 6 1253 5 1245 5 1236 4 1227 3 1219 3 1210 2 1202 2 1194 1 1185 1 1177 0 1169 0 1161 0 1152 0 1144 0 1136 0 1128 0 1121 0 1113 1 1105 1 1097 2 1089 2 1082 2 1074 3 1066 3 1059 4 1051 5 1044 5 1037 6 1029 7 1022 8 1015 9 1007 10 1000 11 992 12 985 13 979 14 972 16 965 17 958 18 951 20 944 21 937 23 930 24 923 26 916 27 910 29 903 31 897 33 890 34 884 36 877 38 870 40 864 42 857 44 851 46 845 48 839 49 832 52 826 54 820 56 814 58 808 60 802 62 796 65 790 67 784 70 778 72 772 74 766 77 760 79 754 82 749 85 743 87 738 89 732 92 726 95 721 97 715 100 710 103 704 105 699 108 693 111 688 114 683 116 677 120 672 123 667 126 662 128 657 131 651 134 646 137 641 140 636 143 631 146 626 149 621 152 616 156 611 159 607 162 602 165 597 168 592 171 588 174 583 178 578 181 573 184 569 188 564 191 560 195 555 198 551 201 546 205 542 208 537 212 533 215 528 218 524 222 519 225 515 229 511 232 506 236 502 239 498 243 494 246 490 250 486 254 482 257 477 261 473 265 469 269 465 272 461 276 457 280 453 283 450 287 446 291 442 295 438 299 434 302 430 306 427 310 423 313 419 317 415 321 411 325 408 329 404 333 401 336 397 340 393 344 390 348 386 352 383 356 379 360 376 364 372 368 369 372 366 376 362 380 359 384 356 388 352 392 349 396 346 400 342 404 339 408 336 412 333 416 329 421 326 425 323 429 320 433 317 437 314 441 311 445 308 449 305 453 302 457 299 462 296 466 293 470 290 474 287 478 284 483 282 487 279 491 276 495 273 500 270 504 267 508 265 512 262 517 259 521 256 525 254 529 251 533 249 538 246 542 243 546 240 551 238 555 236 559 233 564 230 568 228 572 225 577 223 581 221 585 218 590 215 594 213 598 210 603 208 607 206 612 203 616 201 620 198 625 196 629 194 634 192 638 190 643 187 647 185 651 183 656 181 661 179 665 177 669 175 674 172 679 169 682 168 687 166 691 164 696 162 700 160 705 158 709 156 714 154 718 152 723 150 728 148 733 146 737 144 741 142 746 140 750 138 754 137 759 135 763 133 768 131 772 129 777 127 782 126 786 124 791 122 795 120 800 119 804 117 809 115 813 113 818 112 823 110 827 108 832 107 836 105 840 103 845 102 850 101 855 99 859 97 864 96 869 94 873 93 878 91 882 90 887 89 892 87 896 86 901 84 905 83 910 81 915 80 920 79 924 77 929 76 933 74 938 73 942 72 947 70 952 69 956 68 961 66 966 65 970 64 975 63 980 62 984 61 989 59 994 58 998 57 1003 56 1008 55 1012 53 1017 52 1022 51 1027 50 1031 49 1036 48 1041 47 1045 46 1050 45 1054 44 1059 43 1064 42 1068 41 1073 40 1078 39 1083 38 1087 37 1092 36 1097 35 1102 34 1106 34 1111 33 1115 32 1120 31 1125 30 1130 29 1135 29 1139 28 1144 27 1149 26 1153 26 1158 25 1163 24 1167 23 1172 23 1177 23 1182 21 1186 21 1191 20 1196 19 1201 18 1205 18 1210 17 1215 17 1220 16 1224 16 1229 15 1233 14 1238 14 1243 13 1248 13 1253 12 1257 12 1262 11 1267 11 1272 10 1276 10 1281 9 1286 8 1291 8 1295 8 1300 8 1305 7 1310 7 1315 7 1319 6 1324 6 1328 5 1333 5 1338 5 1343 5 1347 4 1352 4 1357 3 1362 3 1366 3 1371 3 1376 2 1381 2 1386 2 1390 2 1395 2 1400 1 1405 1 1409 1 1414 1 1419 1 1424 1 1428 1 1433 1 1438 1 1443 1 1448 0 1452 0 1457 0 1462 0 1467 0 1471 0 1476 0 1481 0 1486 0 1490 0 1495 0 1500 1 1505 1 1510 1 1514 1 1519 1 1524 1 1529 1 1533 1 1538 1 1543 1 1548 2 1552 2 1557 2 1561 2 1566 2 1571 3 1576 3 1581 3 1585 3 1590 4 1595 4 1600 5 1604 5 1609 5 1614 5 1619 6 1623 6 1628 7 1633 7 1638 7 1643 8 1647 8 1652 8 1657 8 1662 9 1666 10 1671 10 1676 11 1681 11 1686 12 1690 12 1695 13 1699 13 1704 14 1709 14 1713 15 1718 16 1723 16 1728 17 1733 17 1737 18 1742 18 1747 19 1752 20 1756 21 1761 21 1766 22 1770 23 1775 23 1780 24 1784 25 1789 26 1794 26 1799 27 1804 28 1808 29 1813 29 1818 30 1822 31 1827 32 1832 33 1836 34 1841 34 1846 35 1851 36 1855 37 1860 38 1864 39 1869 40 1874 41 1879 42 1883 43 1888 44 1893 45 1898 46 1902 47 1907 48 1911 49 1916 50 1921 51 1926 52 1930 53 1935 55 1939 56 1944 57 1949 58 1954 59 1958 61 1963 62 1967 63 1972 64 1976 65 1981 66 1986 68 1991 69 1995 70 2000 72 2004 73 2009 74 2014 76 2018 77 2023 79 2028 80 2032 81 2037 83 2042 84 2046 86 2051 87 2056 89 2060 90 2065 91 2069 93 2074 94 2079 96 2083 97 2088 99 2092 101 2097 102 2101 104 2106 105 2111 107 2115 108 2120 110 2125 112 2129 113 2133 115 2138 117 2142 119 2147 120 2151 122 2156 124 2161 126 2165 127 2170 129 2175 131 2179 133 2184 135 2188 137 2192 138 2197 140 2202 142 2206 144 2211 146 2215 148 2219 150 2224 152 2229 154 2233 156 2238 158 2242 160 2246 162 2251 164 2256 166 2260 168 2265 170 2269 172 2274 175 2278 177 2282 179 2287 181 2291 183 2295 185 2300 187 2304 190 2309 192 2313 194 2318 196 2322 198 2326 201 2331 203 2335 206 2339 208 2344 210 2348 213 2352 215 2357 218 2361 221 2365 223 2370 225 2374 228 2379 230 2383 233 2388 236 2392 238 2396 241 2400 243 2404 246 2409 249 2413 251 2417 253 2422 256 2426 259 2430 262 2434 265 2438 267 2443 270 2447 273 2451 276 2456 279 2460 282 2464 284 2468 287 2473 290 2477 293 2481 296 2485 299 2489 302 2493 305 2497 308 2502 311 2507 314 2510 317 2514 320 2518 323 2522 326 2526 329 2530 333 2534 336 2538 339 2542 342 2546 346 2550 349 2555 352 2559 356 2563 359 2567 362 2571 366 2574 369 2578 372 2582 376 2586 379 2590 382 2594 386 2598 390 2602 393 2606 397 2610 401 2614 404 2617 408 2621 411 2625 415 2629 419 2633 423 2637 427 2640 430 2644 434 2648 438 2651 442 2655 446 2659 450 2663 454 2667 457 2671 461 2674 465 2678 469 2681 473 2685 477 2688 482 2692 486 2696 490 2699 494 2703 498 2706 502 2710 506 2713 511 2717 515 2720 519 2724 524 2727 528 2731 533 2734 537 2738 542 2741 546 2745 551 2748 555 2751 560 2755 564 2758 569 2761 573 2764 578 2768 583 2771 588 2774 592 2778 597 2781 602 2784 607 2787 611 2790 616 2793 621 2796 626 2799 631 2802 636 2805 641 2808 646 2811 651 2814 657 2817 662 2820 667 2823 672 2826 677 2829 682 2831 688 2834 693 2837 699 2840 704 2843 710 2845 715 2848 721 2850 726 2853 732 2856 738 2858 743 2861 749 2863 754 2865 760 2868 766 2870 772 2873 778 2875 784 2877 790 2880 796 2882 802 2884 808 2886 814 2888 820 2891 826 2893 832 2895 839 2897 845 2899 851 2901 857 2903 864 2905 870 2907 877 2909 884 2910 890 2912 897 2914 903 2915 910 2917 916 2919 923 2920 930 2922 937 2923 944 2925 951 2926 958 2927 965 2928 972 2929 979 2930 985 2931 992 2932 1000 2933 1007 2934 1015 2935 1022 2936 1029 2937 1037 2938 1044 2938 1051 2939 1059 2940 1066 2940 1074 2941 1082 2941 1089 2942 1097 2942 1105 2942 1113 2943 1121 2943 1128 2943 1136 2943 1144 2943 1152 2943 1161 2942 1169 2942 1177 2942 1185 2941 1194 2941 120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3"/>
              <draw:equation draw:name="f7" draw:formula="?f4 / 2413"/>
              <draw:equation draw:name="f8" draw:formula="?f0 / ?f6"/>
              <draw:equation draw:name="f9" draw:formula="?f1 / ?f6"/>
              <draw:equation draw:name="f10" draw:formula="?f2 / ?f7"/>
              <draw:equation draw:name="f11" draw:formula="?f3 / ?f7"/>
            </draw:enhanced-geometry>
          </draw:custom-shape>
          <draw:custom-shape draw:name="フリーフォーム 25" draw:style-name="gr3" draw:text-style-name="P1" draw:layer="layout" svg:width="0.11cm" svg:height="0.15cm" svg:x="17.543cm" svg:y="18.978cm">
            <text:p/>
            <draw:enhanced-geometry svg:viewBox="0 0 75 100" draw:text-areas="?f8 ?f10 ?f9 ?f11" draw:mirror-horizontal="false" draw:mirror-vertical="false" draw:type="non-primitive" draw:enhanced-path="M 0 0 C 6 0 12 0 18 0 33 28 48 56 62 84 62 56 62 28 62 0 67 0 71 0 75 0 75 33 75 67 75 100 69 100 63 100 57 100 43 72 28 45 13 17 13 45 13 72 13 100 9 100 4 100 0 100 0 67 0 3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
              <draw:equation draw:name="f7" draw:formula="?f4 / 100"/>
              <draw:equation draw:name="f8" draw:formula="?f0 / ?f6"/>
              <draw:equation draw:name="f9" draw:formula="?f1 / ?f6"/>
              <draw:equation draw:name="f10" draw:formula="?f2 / ?f7"/>
              <draw:equation draw:name="f11" draw:formula="?f3 / ?f7"/>
            </draw:enhanced-geometry>
          </draw:custom-shape>
          <draw:custom-shape draw:name="フリーフォーム 26" draw:style-name="gr3" draw:text-style-name="P1" draw:layer="layout" svg:width="0.18cm" svg:height="0.17cm" svg:x="16.162cm" svg:y="19.481cm">
            <text:p/>
            <draw:enhanced-geometry svg:viewBox="0 0 118 113" draw:text-areas="?f8 ?f10 ?f9 ?f11" draw:mirror-horizontal="false" draw:mirror-vertical="false" draw:type="non-primitive" draw:enhanced-path="M 118 64 C 105 80 91 97 77 113 75 110 72 108 69 105 80 93 90 80 101 67 93 61 86 54 78 48 68 60 58 72 48 85 45 82 42 80 39 77 49 65 59 53 70 41 60 33 51 25 42 18 31 31 20 44 9 57 6 54 3 52 0 49 14 33 28 16 42 0 67 21 93 43 118 6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8"/>
              <draw:equation draw:name="f7" draw:formula="?f4 / 113"/>
              <draw:equation draw:name="f8" draw:formula="?f0 / ?f6"/>
              <draw:equation draw:name="f9" draw:formula="?f1 / ?f6"/>
              <draw:equation draw:name="f10" draw:formula="?f2 / ?f7"/>
              <draw:equation draw:name="f11" draw:formula="?f3 / ?f7"/>
            </draw:enhanced-geometry>
          </draw:custom-shape>
          <draw:custom-shape draw:name="フリーフォーム 27" draw:style-name="gr3" draw:text-style-name="P1" draw:layer="layout" svg:width="0.1cm" svg:height="0.15cm" svg:x="17.557cm" svg:y="21.749cm">
            <text:p/>
            <draw:enhanced-geometry svg:viewBox="0 0 70 104" draw:text-areas="?f8 ?f10 ?f9 ?f11" draw:mirror-horizontal="false" draw:mirror-vertical="false" draw:type="non-primitive" draw:enhanced-path="M 64 5 C 64 10 64 14 64 18 59 16 55 14 50 13 45 12 41 11 37 11 29 11 23 12 20 16 16 18 14 23 14 28 14 32 15 36 18 38 20 40 25 42 33 43 35 44 38 44 41 45 51 47 59 50 63 55 68 60 70 66 70 75 70 84 67 92 61 96 54 102 45 104 33 104 27 104 22 103 17 103 12 102 7 100 1 98 1 93 1 89 1 84 6 87 12 89 17 90 22 92 27 93 33 93 40 93 46 92 50 89 54 86 57 81 57 75 57 71 55 67 52 64 49 61 44 59 37 58 34 57 31 57 29 56 19 54 12 51 7 47 3 42 0 36 0 29 0 20 3 13 9 8 16 3 24 0 35 0 40 0 45 1 49 1 55 3 59 4 64 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
              <draw:equation draw:name="f7" draw:formula="?f4 / 104"/>
              <draw:equation draw:name="f8" draw:formula="?f0 / ?f6"/>
              <draw:equation draw:name="f9" draw:formula="?f1 / ?f6"/>
              <draw:equation draw:name="f10" draw:formula="?f2 / ?f7"/>
              <draw:equation draw:name="f11" draw:formula="?f3 / ?f7"/>
            </draw:enhanced-geometry>
          </draw:custom-shape>
          <draw:custom-shape draw:name="フリーフォーム 28" draw:style-name="gr3" draw:text-style-name="P1" draw:layer="layout" svg:width="0.21cm" svg:height="0.21cm" svg:x="18.832cm" svg:y="19.48cm">
            <text:p/>
            <draw:enhanced-geometry svg:viewBox="0 0 143 142" draw:text-areas="?f8 ?f10 ?f9 ?f11" draw:mirror-horizontal="false" draw:mirror-vertical="false" draw:type="non-primitive" draw:enhanced-path="M 82 142 C 79 138 76 135 73 131 90 108 107 85 124 61 98 74 72 87 46 100 42 96 39 92 36 88 53 64 70 41 87 17 61 30 35 43 9 55 6 52 3 48 0 45 31 30 62 15 93 0 97 4 100 9 104 13 86 37 69 61 51 85 78 72 105 59 131 46 135 50 139 54 143 59 122 86 102 114 82 14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3"/>
              <draw:equation draw:name="f7" draw:formula="?f4 / 142"/>
              <draw:equation draw:name="f8" draw:formula="?f0 / ?f6"/>
              <draw:equation draw:name="f9" draw:formula="?f1 / ?f6"/>
              <draw:equation draw:name="f10" draw:formula="?f2 / ?f7"/>
              <draw:equation draw:name="f11" draw:formula="?f3 / ?f7"/>
            </draw:enhanced-geometry>
          </draw:custom-shape>
        </draw:g>
        <draw:g>
          <draw:custom-shape draw:name="フリーフォーム 23" draw:style-name="gr1" draw:text-style-name="P1" draw:layer="layout" svg:width="4.599cm" svg:height="4.599cm" svg:x="1.1cm" svg:y="22.201cm">
            <text:p/>
            <draw:enhanced-geometry svg:viewBox="0 0 4600 4600" draw:text-areas="?f8 ?f10 ?f9 ?f11" draw:type="non-primitive" draw:enhanced-path="M 4600 2300 C 4600 3570 3571 4600 2300 4600 1029 4600 0 3570 0 2300 0 1029 1030 0 2300 0 3570 0 4600 1029 4600 23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00"/>
              <draw:equation draw:name="f7" draw:formula="?f4 / 4600"/>
              <draw:equation draw:name="f8" draw:formula="?f0 / ?f6"/>
              <draw:equation draw:name="f9" draw:formula="?f1 / ?f6"/>
              <draw:equation draw:name="f10" draw:formula="?f2 / ?f7"/>
              <draw:equation draw:name="f11" draw:formula="?f3 / ?f7"/>
            </draw:enhanced-geometry>
          </draw:custom-shape>
          <draw:custom-shape draw:name="フリーフォーム 24" draw:style-name="gr2" draw:text-style-name="P1" draw:layer="layout" svg:width="2.942cm" svg:height="2.412cm" svg:x="1.929cm" svg:y="24.031cm">
            <text:p/>
            <draw:enhanced-geometry svg:viewBox="0 0 2943 2413" draw:text-areas="?f8 ?f10 ?f9 ?f11" draw:type="non-primitive" draw:enhanced-path="M 2941 1202 C 2940 1210 2940 1219 2939 1227 2938 1236 2937 1245 2936 1253 2935 1262 2934 1270 2933 1279 2932 1288 2930 1297 2929 1305 2928 1315 2926 1324 2925 1333 2923 1342 2921 1351 2919 1359 2917 1369 2915 1378 2913 1387 2910 1397 2908 1406 2906 1415 2903 1425 2900 1434 2897 1444 2894 1454 2891 1464 2888 1473 2885 1483 2881 1492 2878 1502 2874 1512 2870 1522 2867 1532 2863 1542 2859 1551 2855 1561 2850 1571 2846 1582 2841 1592 2837 1602 2832 1612 2827 1622 2822 1633 2817 1643 2811 1653 2806 1663 2800 1674 2794 1684 2788 1694 2782 1705 2776 1715 2770 1725 2763 1736 2757 1747 2750 1757 2743 1767 2736 1778 2728 1788 2721 1799 2713 1809 2705 1820 2697 1830 2690 1841 2681 1851 2673 1862 2664 1872 2655 1883 2646 1893 2638 1904 2628 1915 2619 1925 2609 1935 2599 1946 2589 1956 2579 1967 2569 1977 2558 1987 2548 1997 2537 2007 2525 2018 2514 2028 2502 2038 2491 2048 2479 2058 2467 2067 2455 2077 2442 2087 2430 2097 2417 2106 2404 2116 2391 2125 2377 2134 2364 2144 2350 2153 2336 2162 2322 2171 2307 2180 2293 2189 2278 2198 2263 2206 2248 2214 2233 2222 2218 2231 2202 2239 2187 2247 2171 2255 2155 2262 2138 2270 2122 2277 2105 2284 2089 2291 2072 2298 2055 2305 2038 2311 2020 2318 2002 2324 1985 2330 1967 2335 1949 2341 1932 2347 1913 2352 1895 2357 1876 2362 1858 2366 1839 2371 1821 2375 1802 2379 1783 2383 1764 2386 1745 2390 1725 2393 1706 2396 1687 2398 1667 2401 1648 2403 1628 2405 1609 2407 1589 2408 1570 2410 1550 2411 1531 2412 1511 2412 1491 2413 1471 2413 1452 2413 1432 2412 1412 2412 1392 2411 1373 2410 1353 2408 1333 2407 1314 2405 1294 2403 1275 2401 1256 2398 1236 2396 1217 2393 1198 2390 1179 2386 1160 2383 1141 2379 1122 2375 1103 2371 1085 2366 1066 2362 1048 2357 1030 2352 1011 2347 993 2341 975 2335 957 2330 940 2324 922 2318 905 2311 888 2305 871 2298 854 2291 837 2284 821 2277 804 2270 788 2262 772 2255 756 2247 740 2239 724 2231 709 2222 694 2214 679 2206 664 2198 649 2189 635 2180 620 2171 606 2162 592 2153 579 2144 565 2134 552 2125 538 2116 526 2106 513 2097 500 2087 488 2077 476 2067 463 2058 452 2048 440 2038 428 2028 417 2018 406 2007 395 1997 384 1987 374 1977 363 1967 353 1956 343 1946 333 1935 324 1925 315 1915 305 1904 296 1893 287 1883 278 1872 269 1862 261 1851 253 1841 245 1830 237 1820 229 1809 222 1799 214 1788 207 1778 200 1767 193 1757 185 1747 179 1736 172 1725 166 1715 160 1705 154 1694 148 1684 143 1674 137 1663 131 1653 126 1643 120 1633 115 1622 110 1612 106 1602 101 1592 97 1582 92 1571 88 1561 84 1551 80 1542 75 1532 72 1522 68 1512 64 1502 61 1492 57 1483 54 1473 51 1464 48 1454 45 1444 42 1434 40 1425 37 1415 35 1406 32 1397 30 1387 28 1378 26 1369 23 1359 21 1351 20 1342 18 1333 16 1324 15 1315 13 1305 12 1297 10 1288 9 1279 8 1270 7 1262 6 1253 5 1245 5 1236 4 1227 3 1219 3 1210 2 1202 2 1194 1 1185 1 1177 0 1169 0 1161 0 1152 0 1144 0 1136 0 1128 0 1121 0 1113 1 1105 1 1097 2 1089 2 1082 2 1074 3 1066 3 1059 4 1051 5 1044 5 1037 6 1029 7 1022 8 1015 9 1007 10 1000 11 992 12 985 13 979 14 972 16 965 17 958 18 951 20 944 21 937 23 930 24 923 26 916 27 910 29 903 31 897 33 890 34 884 36 877 38 870 40 864 42 857 44 851 46 845 48 839 49 832 52 826 54 820 56 814 58 808 60 802 62 796 65 790 67 784 70 778 72 772 74 766 77 760 79 754 82 749 85 743 87 738 89 732 92 726 95 721 97 715 100 710 103 704 105 699 108 693 111 688 114 683 116 677 120 672 123 667 126 662 128 657 131 651 134 646 137 641 140 636 143 631 146 626 149 621 152 616 156 611 159 607 162 602 165 597 168 592 171 588 174 583 178 578 181 573 184 569 188 564 191 560 195 555 198 551 201 546 205 542 208 537 212 533 215 528 218 524 222 519 225 515 229 511 232 506 236 502 239 498 243 494 246 490 250 486 254 482 257 477 261 473 265 469 269 465 272 461 276 457 280 453 283 450 287 446 291 442 295 438 299 434 302 430 306 427 310 423 313 419 317 415 321 411 325 408 329 404 333 401 336 397 340 393 344 390 348 386 352 383 356 379 360 376 364 372 368 369 372 366 376 362 380 359 384 356 388 352 392 349 396 346 400 342 404 339 408 336 412 333 416 329 421 326 425 323 429 320 433 317 437 314 441 311 445 308 449 305 453 302 457 299 462 296 466 293 470 290 474 287 478 284 483 282 487 279 491 276 495 273 500 270 504 267 508 265 512 262 517 259 521 256 525 254 529 251 533 249 538 246 542 243 546 240 551 238 555 236 559 233 564 230 568 228 572 225 577 223 581 221 585 218 590 215 594 213 598 210 603 208 607 206 612 203 616 201 620 198 625 196 629 194 634 192 638 190 643 187 647 185 651 183 656 181 661 179 665 177 669 175 674 172 679 169 682 168 687 166 691 164 696 162 700 160 705 158 709 156 714 154 718 152 723 150 728 148 733 146 737 144 741 142 746 140 750 138 754 137 759 135 763 133 768 131 772 129 777 127 782 126 786 124 791 122 795 120 800 119 804 117 809 115 813 113 818 112 823 110 827 108 832 107 836 105 840 103 845 102 850 101 855 99 859 97 864 96 869 94 873 93 878 91 882 90 887 89 892 87 896 86 901 84 905 83 910 81 915 80 920 79 924 77 929 76 933 74 938 73 942 72 947 70 952 69 956 68 961 66 966 65 970 64 975 63 980 62 984 61 989 59 994 58 998 57 1003 56 1008 55 1012 53 1017 52 1022 51 1027 50 1031 49 1036 48 1041 47 1045 46 1050 45 1054 44 1059 43 1064 42 1068 41 1073 40 1078 39 1083 38 1087 37 1092 36 1097 35 1102 34 1106 34 1111 33 1115 32 1120 31 1125 30 1130 29 1135 29 1139 28 1144 27 1149 26 1153 26 1158 25 1163 24 1167 23 1172 23 1177 23 1182 21 1186 21 1191 20 1196 19 1201 18 1205 18 1210 17 1215 17 1220 16 1224 16 1229 15 1233 14 1238 14 1243 13 1248 13 1253 12 1257 12 1262 11 1267 11 1272 10 1276 10 1281 9 1286 8 1291 8 1295 8 1300 8 1305 7 1310 7 1315 7 1319 6 1324 6 1328 5 1333 5 1338 5 1343 5 1347 4 1352 4 1357 3 1362 3 1366 3 1371 3 1376 2 1381 2 1386 2 1390 2 1395 2 1400 1 1405 1 1409 1 1414 1 1419 1 1424 1 1428 1 1433 1 1438 1 1443 1 1448 0 1452 0 1457 0 1462 0 1467 0 1471 0 1476 0 1481 0 1486 0 1490 0 1495 0 1500 1 1505 1 1510 1 1514 1 1519 1 1524 1 1529 1 1533 1 1538 1 1543 1 1548 2 1552 2 1557 2 1561 2 1566 2 1571 3 1576 3 1581 3 1585 3 1590 4 1595 4 1600 5 1604 5 1609 5 1614 5 1619 6 1623 6 1628 7 1633 7 1638 7 1643 8 1647 8 1652 8 1657 8 1662 9 1666 10 1671 10 1676 11 1681 11 1686 12 1690 12 1695 13 1699 13 1704 14 1709 14 1713 15 1718 16 1723 16 1728 17 1733 17 1737 18 1742 18 1747 19 1752 20 1756 21 1761 21 1766 22 1770 23 1775 23 1780 24 1784 25 1789 26 1794 26 1799 27 1804 28 1808 29 1813 29 1818 30 1822 31 1827 32 1832 33 1836 34 1841 34 1846 35 1851 36 1855 37 1860 38 1864 39 1869 40 1874 41 1879 42 1883 43 1888 44 1893 45 1898 46 1902 47 1907 48 1911 49 1916 50 1921 51 1926 52 1930 53 1935 55 1939 56 1944 57 1949 58 1954 59 1958 61 1963 62 1967 63 1972 64 1976 65 1981 66 1986 68 1991 69 1995 70 2000 72 2004 73 2009 74 2014 76 2018 77 2023 79 2028 80 2032 81 2037 83 2042 84 2046 86 2051 87 2056 89 2060 90 2065 91 2069 93 2074 94 2079 96 2083 97 2088 99 2092 101 2097 102 2101 104 2106 105 2111 107 2115 108 2120 110 2125 112 2129 113 2133 115 2138 117 2142 119 2147 120 2151 122 2156 124 2161 126 2165 127 2170 129 2175 131 2179 133 2184 135 2188 137 2192 138 2197 140 2202 142 2206 144 2211 146 2215 148 2219 150 2224 152 2229 154 2233 156 2238 158 2242 160 2246 162 2251 164 2256 166 2260 168 2265 170 2269 172 2274 175 2278 177 2282 179 2287 181 2291 183 2295 185 2300 187 2304 190 2309 192 2313 194 2318 196 2322 198 2326 201 2331 203 2335 206 2339 208 2344 210 2348 213 2352 215 2357 218 2361 221 2365 223 2370 225 2374 228 2379 230 2383 233 2388 236 2392 238 2396 241 2400 243 2404 246 2409 249 2413 251 2417 253 2422 256 2426 259 2430 262 2434 265 2438 267 2443 270 2447 273 2451 276 2456 279 2460 282 2464 284 2468 287 2473 290 2477 293 2481 296 2485 299 2489 302 2493 305 2497 308 2502 311 2507 314 2510 317 2514 320 2518 323 2522 326 2526 329 2530 333 2534 336 2538 339 2542 342 2546 346 2550 349 2555 352 2559 356 2563 359 2567 362 2571 366 2574 369 2578 372 2582 376 2586 379 2590 382 2594 386 2598 390 2602 393 2606 397 2610 401 2614 404 2617 408 2621 411 2625 415 2629 419 2633 423 2637 427 2640 430 2644 434 2648 438 2651 442 2655 446 2659 450 2663 454 2667 457 2671 461 2674 465 2678 469 2681 473 2685 477 2688 482 2692 486 2696 490 2699 494 2703 498 2706 502 2710 506 2713 511 2717 515 2720 519 2724 524 2727 528 2731 533 2734 537 2738 542 2741 546 2745 551 2748 555 2751 560 2755 564 2758 569 2761 573 2764 578 2768 583 2771 588 2774 592 2778 597 2781 602 2784 607 2787 611 2790 616 2793 621 2796 626 2799 631 2802 636 2805 641 2808 646 2811 651 2814 657 2817 662 2820 667 2823 672 2826 677 2829 682 2831 688 2834 693 2837 699 2840 704 2843 710 2845 715 2848 721 2850 726 2853 732 2856 738 2858 743 2861 749 2863 754 2865 760 2868 766 2870 772 2873 778 2875 784 2877 790 2880 796 2882 802 2884 808 2886 814 2888 820 2891 826 2893 832 2895 839 2897 845 2899 851 2901 857 2903 864 2905 870 2907 877 2909 884 2910 890 2912 897 2914 903 2915 910 2917 916 2919 923 2920 930 2922 937 2923 944 2925 951 2926 958 2927 965 2928 972 2929 979 2930 985 2931 992 2932 1000 2933 1007 2934 1015 2935 1022 2936 1029 2937 1037 2938 1044 2938 1051 2939 1059 2940 1066 2940 1074 2941 1082 2941 1089 2942 1097 2942 1105 2942 1113 2943 1121 2943 1128 2943 1136 2943 1144 2943 1152 2943 1161 2942 1169 2942 1177 2942 1185 2941 1194 2941 120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3"/>
              <draw:equation draw:name="f7" draw:formula="?f4 / 2413"/>
              <draw:equation draw:name="f8" draw:formula="?f0 / ?f6"/>
              <draw:equation draw:name="f9" draw:formula="?f1 / ?f6"/>
              <draw:equation draw:name="f10" draw:formula="?f2 / ?f7"/>
              <draw:equation draw:name="f11" draw:formula="?f3 / ?f7"/>
            </draw:enhanced-geometry>
          </draw:custom-shape>
          <draw:custom-shape draw:name="フリーフォーム 25" draw:style-name="gr3" draw:text-style-name="P1" draw:layer="layout" svg:width="0.11cm" svg:height="0.15cm" svg:x="3.343cm" svg:y="23.778cm">
            <text:p/>
            <draw:enhanced-geometry svg:viewBox="0 0 75 100" draw:text-areas="?f8 ?f10 ?f9 ?f11" draw:mirror-horizontal="false" draw:mirror-vertical="false" draw:type="non-primitive" draw:enhanced-path="M 0 0 C 6 0 12 0 18 0 33 28 48 56 62 84 62 56 62 28 62 0 67 0 71 0 75 0 75 33 75 67 75 100 69 100 63 100 57 100 43 72 28 45 13 17 13 45 13 72 13 100 9 100 4 100 0 100 0 67 0 3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
              <draw:equation draw:name="f7" draw:formula="?f4 / 100"/>
              <draw:equation draw:name="f8" draw:formula="?f0 / ?f6"/>
              <draw:equation draw:name="f9" draw:formula="?f1 / ?f6"/>
              <draw:equation draw:name="f10" draw:formula="?f2 / ?f7"/>
              <draw:equation draw:name="f11" draw:formula="?f3 / ?f7"/>
            </draw:enhanced-geometry>
          </draw:custom-shape>
          <draw:custom-shape draw:name="フリーフォーム 26" draw:style-name="gr3" draw:text-style-name="P1" draw:layer="layout" svg:width="0.18cm" svg:height="0.17cm" svg:x="1.962cm" svg:y="24.281cm">
            <text:p/>
            <draw:enhanced-geometry svg:viewBox="0 0 118 113" draw:text-areas="?f8 ?f10 ?f9 ?f11" draw:mirror-horizontal="false" draw:mirror-vertical="false" draw:type="non-primitive" draw:enhanced-path="M 118 64 C 105 80 91 97 77 113 75 110 72 108 69 105 80 93 90 80 101 67 93 61 86 54 78 48 68 60 58 72 48 85 45 82 42 80 39 77 49 65 59 53 70 41 60 33 51 25 42 18 31 31 20 44 9 57 6 54 3 52 0 49 14 33 28 16 42 0 67 21 93 43 118 6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8"/>
              <draw:equation draw:name="f7" draw:formula="?f4 / 113"/>
              <draw:equation draw:name="f8" draw:formula="?f0 / ?f6"/>
              <draw:equation draw:name="f9" draw:formula="?f1 / ?f6"/>
              <draw:equation draw:name="f10" draw:formula="?f2 / ?f7"/>
              <draw:equation draw:name="f11" draw:formula="?f3 / ?f7"/>
            </draw:enhanced-geometry>
          </draw:custom-shape>
          <draw:custom-shape draw:name="フリーフォーム 27" draw:style-name="gr3" draw:text-style-name="P1" draw:layer="layout" svg:width="0.1cm" svg:height="0.15cm" svg:x="3.357cm" svg:y="26.549cm">
            <text:p/>
            <draw:enhanced-geometry svg:viewBox="0 0 70 104" draw:text-areas="?f8 ?f10 ?f9 ?f11" draw:mirror-horizontal="false" draw:mirror-vertical="false" draw:type="non-primitive" draw:enhanced-path="M 64 5 C 64 10 64 14 64 18 59 16 55 14 50 13 45 12 41 11 37 11 29 11 23 12 20 16 16 18 14 23 14 28 14 32 15 36 18 38 20 40 25 42 33 43 35 44 38 44 41 45 51 47 59 50 63 55 68 60 70 66 70 75 70 84 67 92 61 96 54 102 45 104 33 104 27 104 22 103 17 103 12 102 7 100 1 98 1 93 1 89 1 84 6 87 12 89 17 90 22 92 27 93 33 93 40 93 46 92 50 89 54 86 57 81 57 75 57 71 55 67 52 64 49 61 44 59 37 58 34 57 31 57 29 56 19 54 12 51 7 47 3 42 0 36 0 29 0 20 3 13 9 8 16 3 24 0 35 0 40 0 45 1 49 1 55 3 59 4 64 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
              <draw:equation draw:name="f7" draw:formula="?f4 / 104"/>
              <draw:equation draw:name="f8" draw:formula="?f0 / ?f6"/>
              <draw:equation draw:name="f9" draw:formula="?f1 / ?f6"/>
              <draw:equation draw:name="f10" draw:formula="?f2 / ?f7"/>
              <draw:equation draw:name="f11" draw:formula="?f3 / ?f7"/>
            </draw:enhanced-geometry>
          </draw:custom-shape>
          <draw:custom-shape draw:name="フリーフォーム 28" draw:style-name="gr3" draw:text-style-name="P1" draw:layer="layout" svg:width="0.21cm" svg:height="0.21cm" svg:x="4.632cm" svg:y="24.28cm">
            <text:p/>
            <draw:enhanced-geometry svg:viewBox="0 0 143 142" draw:text-areas="?f8 ?f10 ?f9 ?f11" draw:mirror-horizontal="false" draw:mirror-vertical="false" draw:type="non-primitive" draw:enhanced-path="M 82 142 C 79 138 76 135 73 131 90 108 107 85 124 61 98 74 72 87 46 100 42 96 39 92 36 88 53 64 70 41 87 17 61 30 35 43 9 55 6 52 3 48 0 45 31 30 62 15 93 0 97 4 100 9 104 13 86 37 69 61 51 85 78 72 105 59 131 46 135 50 139 54 143 59 122 86 102 114 82 14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3"/>
              <draw:equation draw:name="f7" draw:formula="?f4 / 142"/>
              <draw:equation draw:name="f8" draw:formula="?f0 / ?f6"/>
              <draw:equation draw:name="f9" draw:formula="?f1 / ?f6"/>
              <draw:equation draw:name="f10" draw:formula="?f2 / ?f7"/>
              <draw:equation draw:name="f11" draw:formula="?f3 / ?f7"/>
            </draw:enhanced-geometry>
          </draw:custom-shape>
        </draw:g>
        <draw:g>
          <draw:custom-shape draw:name="フリーフォーム 23" draw:style-name="gr1" draw:text-style-name="P1" draw:layer="layout" svg:width="4.599cm" svg:height="4.599cm" svg:x="5.833cm" svg:y="22.201cm">
            <text:p/>
            <draw:enhanced-geometry svg:viewBox="0 0 4600 4600" draw:text-areas="?f8 ?f10 ?f9 ?f11" draw:type="non-primitive" draw:enhanced-path="M 4600 2300 C 4600 3570 3571 4600 2300 4600 1029 4600 0 3570 0 2300 0 1029 1030 0 2300 0 3570 0 4600 1029 4600 23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00"/>
              <draw:equation draw:name="f7" draw:formula="?f4 / 4600"/>
              <draw:equation draw:name="f8" draw:formula="?f0 / ?f6"/>
              <draw:equation draw:name="f9" draw:formula="?f1 / ?f6"/>
              <draw:equation draw:name="f10" draw:formula="?f2 / ?f7"/>
              <draw:equation draw:name="f11" draw:formula="?f3 / ?f7"/>
            </draw:enhanced-geometry>
          </draw:custom-shape>
          <draw:custom-shape draw:name="フリーフォーム 24" draw:style-name="gr2" draw:text-style-name="P1" draw:layer="layout" svg:width="2.942cm" svg:height="2.412cm" svg:x="6.662cm" svg:y="24.031cm">
            <text:p/>
            <draw:enhanced-geometry svg:viewBox="0 0 2943 2413" draw:text-areas="?f8 ?f10 ?f9 ?f11" draw:type="non-primitive" draw:enhanced-path="M 2941 1202 C 2940 1210 2940 1219 2939 1227 2938 1236 2937 1245 2936 1253 2935 1262 2934 1270 2933 1279 2932 1288 2930 1297 2929 1305 2928 1315 2926 1324 2925 1333 2923 1342 2921 1351 2919 1359 2917 1369 2915 1378 2913 1387 2910 1397 2908 1406 2906 1415 2903 1425 2900 1434 2897 1444 2894 1454 2891 1464 2888 1473 2885 1483 2881 1492 2878 1502 2874 1512 2870 1522 2867 1532 2863 1542 2859 1551 2855 1561 2850 1571 2846 1582 2841 1592 2837 1602 2832 1612 2827 1622 2822 1633 2817 1643 2811 1653 2806 1663 2800 1674 2794 1684 2788 1694 2782 1705 2776 1715 2770 1725 2763 1736 2757 1747 2750 1757 2743 1767 2736 1778 2728 1788 2721 1799 2713 1809 2705 1820 2697 1830 2690 1841 2681 1851 2673 1862 2664 1872 2655 1883 2646 1893 2638 1904 2628 1915 2619 1925 2609 1935 2599 1946 2589 1956 2579 1967 2569 1977 2558 1987 2548 1997 2537 2007 2525 2018 2514 2028 2502 2038 2491 2048 2479 2058 2467 2067 2455 2077 2442 2087 2430 2097 2417 2106 2404 2116 2391 2125 2377 2134 2364 2144 2350 2153 2336 2162 2322 2171 2307 2180 2293 2189 2278 2198 2263 2206 2248 2214 2233 2222 2218 2231 2202 2239 2187 2247 2171 2255 2155 2262 2138 2270 2122 2277 2105 2284 2089 2291 2072 2298 2055 2305 2038 2311 2020 2318 2002 2324 1985 2330 1967 2335 1949 2341 1932 2347 1913 2352 1895 2357 1876 2362 1858 2366 1839 2371 1821 2375 1802 2379 1783 2383 1764 2386 1745 2390 1725 2393 1706 2396 1687 2398 1667 2401 1648 2403 1628 2405 1609 2407 1589 2408 1570 2410 1550 2411 1531 2412 1511 2412 1491 2413 1471 2413 1452 2413 1432 2412 1412 2412 1392 2411 1373 2410 1353 2408 1333 2407 1314 2405 1294 2403 1275 2401 1256 2398 1236 2396 1217 2393 1198 2390 1179 2386 1160 2383 1141 2379 1122 2375 1103 2371 1085 2366 1066 2362 1048 2357 1030 2352 1011 2347 993 2341 975 2335 957 2330 940 2324 922 2318 905 2311 888 2305 871 2298 854 2291 837 2284 821 2277 804 2270 788 2262 772 2255 756 2247 740 2239 724 2231 709 2222 694 2214 679 2206 664 2198 649 2189 635 2180 620 2171 606 2162 592 2153 579 2144 565 2134 552 2125 538 2116 526 2106 513 2097 500 2087 488 2077 476 2067 463 2058 452 2048 440 2038 428 2028 417 2018 406 2007 395 1997 384 1987 374 1977 363 1967 353 1956 343 1946 333 1935 324 1925 315 1915 305 1904 296 1893 287 1883 278 1872 269 1862 261 1851 253 1841 245 1830 237 1820 229 1809 222 1799 214 1788 207 1778 200 1767 193 1757 185 1747 179 1736 172 1725 166 1715 160 1705 154 1694 148 1684 143 1674 137 1663 131 1653 126 1643 120 1633 115 1622 110 1612 106 1602 101 1592 97 1582 92 1571 88 1561 84 1551 80 1542 75 1532 72 1522 68 1512 64 1502 61 1492 57 1483 54 1473 51 1464 48 1454 45 1444 42 1434 40 1425 37 1415 35 1406 32 1397 30 1387 28 1378 26 1369 23 1359 21 1351 20 1342 18 1333 16 1324 15 1315 13 1305 12 1297 10 1288 9 1279 8 1270 7 1262 6 1253 5 1245 5 1236 4 1227 3 1219 3 1210 2 1202 2 1194 1 1185 1 1177 0 1169 0 1161 0 1152 0 1144 0 1136 0 1128 0 1121 0 1113 1 1105 1 1097 2 1089 2 1082 2 1074 3 1066 3 1059 4 1051 5 1044 5 1037 6 1029 7 1022 8 1015 9 1007 10 1000 11 992 12 985 13 979 14 972 16 965 17 958 18 951 20 944 21 937 23 930 24 923 26 916 27 910 29 903 31 897 33 890 34 884 36 877 38 870 40 864 42 857 44 851 46 845 48 839 49 832 52 826 54 820 56 814 58 808 60 802 62 796 65 790 67 784 70 778 72 772 74 766 77 760 79 754 82 749 85 743 87 738 89 732 92 726 95 721 97 715 100 710 103 704 105 699 108 693 111 688 114 683 116 677 120 672 123 667 126 662 128 657 131 651 134 646 137 641 140 636 143 631 146 626 149 621 152 616 156 611 159 607 162 602 165 597 168 592 171 588 174 583 178 578 181 573 184 569 188 564 191 560 195 555 198 551 201 546 205 542 208 537 212 533 215 528 218 524 222 519 225 515 229 511 232 506 236 502 239 498 243 494 246 490 250 486 254 482 257 477 261 473 265 469 269 465 272 461 276 457 280 453 283 450 287 446 291 442 295 438 299 434 302 430 306 427 310 423 313 419 317 415 321 411 325 408 329 404 333 401 336 397 340 393 344 390 348 386 352 383 356 379 360 376 364 372 368 369 372 366 376 362 380 359 384 356 388 352 392 349 396 346 400 342 404 339 408 336 412 333 416 329 421 326 425 323 429 320 433 317 437 314 441 311 445 308 449 305 453 302 457 299 462 296 466 293 470 290 474 287 478 284 483 282 487 279 491 276 495 273 500 270 504 267 508 265 512 262 517 259 521 256 525 254 529 251 533 249 538 246 542 243 546 240 551 238 555 236 559 233 564 230 568 228 572 225 577 223 581 221 585 218 590 215 594 213 598 210 603 208 607 206 612 203 616 201 620 198 625 196 629 194 634 192 638 190 643 187 647 185 651 183 656 181 661 179 665 177 669 175 674 172 679 169 682 168 687 166 691 164 696 162 700 160 705 158 709 156 714 154 718 152 723 150 728 148 733 146 737 144 741 142 746 140 750 138 754 137 759 135 763 133 768 131 772 129 777 127 782 126 786 124 791 122 795 120 800 119 804 117 809 115 813 113 818 112 823 110 827 108 832 107 836 105 840 103 845 102 850 101 855 99 859 97 864 96 869 94 873 93 878 91 882 90 887 89 892 87 896 86 901 84 905 83 910 81 915 80 920 79 924 77 929 76 933 74 938 73 942 72 947 70 952 69 956 68 961 66 966 65 970 64 975 63 980 62 984 61 989 59 994 58 998 57 1003 56 1008 55 1012 53 1017 52 1022 51 1027 50 1031 49 1036 48 1041 47 1045 46 1050 45 1054 44 1059 43 1064 42 1068 41 1073 40 1078 39 1083 38 1087 37 1092 36 1097 35 1102 34 1106 34 1111 33 1115 32 1120 31 1125 30 1130 29 1135 29 1139 28 1144 27 1149 26 1153 26 1158 25 1163 24 1167 23 1172 23 1177 23 1182 21 1186 21 1191 20 1196 19 1201 18 1205 18 1210 17 1215 17 1220 16 1224 16 1229 15 1233 14 1238 14 1243 13 1248 13 1253 12 1257 12 1262 11 1267 11 1272 10 1276 10 1281 9 1286 8 1291 8 1295 8 1300 8 1305 7 1310 7 1315 7 1319 6 1324 6 1328 5 1333 5 1338 5 1343 5 1347 4 1352 4 1357 3 1362 3 1366 3 1371 3 1376 2 1381 2 1386 2 1390 2 1395 2 1400 1 1405 1 1409 1 1414 1 1419 1 1424 1 1428 1 1433 1 1438 1 1443 1 1448 0 1452 0 1457 0 1462 0 1467 0 1471 0 1476 0 1481 0 1486 0 1490 0 1495 0 1500 1 1505 1 1510 1 1514 1 1519 1 1524 1 1529 1 1533 1 1538 1 1543 1 1548 2 1552 2 1557 2 1561 2 1566 2 1571 3 1576 3 1581 3 1585 3 1590 4 1595 4 1600 5 1604 5 1609 5 1614 5 1619 6 1623 6 1628 7 1633 7 1638 7 1643 8 1647 8 1652 8 1657 8 1662 9 1666 10 1671 10 1676 11 1681 11 1686 12 1690 12 1695 13 1699 13 1704 14 1709 14 1713 15 1718 16 1723 16 1728 17 1733 17 1737 18 1742 18 1747 19 1752 20 1756 21 1761 21 1766 22 1770 23 1775 23 1780 24 1784 25 1789 26 1794 26 1799 27 1804 28 1808 29 1813 29 1818 30 1822 31 1827 32 1832 33 1836 34 1841 34 1846 35 1851 36 1855 37 1860 38 1864 39 1869 40 1874 41 1879 42 1883 43 1888 44 1893 45 1898 46 1902 47 1907 48 1911 49 1916 50 1921 51 1926 52 1930 53 1935 55 1939 56 1944 57 1949 58 1954 59 1958 61 1963 62 1967 63 1972 64 1976 65 1981 66 1986 68 1991 69 1995 70 2000 72 2004 73 2009 74 2014 76 2018 77 2023 79 2028 80 2032 81 2037 83 2042 84 2046 86 2051 87 2056 89 2060 90 2065 91 2069 93 2074 94 2079 96 2083 97 2088 99 2092 101 2097 102 2101 104 2106 105 2111 107 2115 108 2120 110 2125 112 2129 113 2133 115 2138 117 2142 119 2147 120 2151 122 2156 124 2161 126 2165 127 2170 129 2175 131 2179 133 2184 135 2188 137 2192 138 2197 140 2202 142 2206 144 2211 146 2215 148 2219 150 2224 152 2229 154 2233 156 2238 158 2242 160 2246 162 2251 164 2256 166 2260 168 2265 170 2269 172 2274 175 2278 177 2282 179 2287 181 2291 183 2295 185 2300 187 2304 190 2309 192 2313 194 2318 196 2322 198 2326 201 2331 203 2335 206 2339 208 2344 210 2348 213 2352 215 2357 218 2361 221 2365 223 2370 225 2374 228 2379 230 2383 233 2388 236 2392 238 2396 241 2400 243 2404 246 2409 249 2413 251 2417 253 2422 256 2426 259 2430 262 2434 265 2438 267 2443 270 2447 273 2451 276 2456 279 2460 282 2464 284 2468 287 2473 290 2477 293 2481 296 2485 299 2489 302 2493 305 2497 308 2502 311 2507 314 2510 317 2514 320 2518 323 2522 326 2526 329 2530 333 2534 336 2538 339 2542 342 2546 346 2550 349 2555 352 2559 356 2563 359 2567 362 2571 366 2574 369 2578 372 2582 376 2586 379 2590 382 2594 386 2598 390 2602 393 2606 397 2610 401 2614 404 2617 408 2621 411 2625 415 2629 419 2633 423 2637 427 2640 430 2644 434 2648 438 2651 442 2655 446 2659 450 2663 454 2667 457 2671 461 2674 465 2678 469 2681 473 2685 477 2688 482 2692 486 2696 490 2699 494 2703 498 2706 502 2710 506 2713 511 2717 515 2720 519 2724 524 2727 528 2731 533 2734 537 2738 542 2741 546 2745 551 2748 555 2751 560 2755 564 2758 569 2761 573 2764 578 2768 583 2771 588 2774 592 2778 597 2781 602 2784 607 2787 611 2790 616 2793 621 2796 626 2799 631 2802 636 2805 641 2808 646 2811 651 2814 657 2817 662 2820 667 2823 672 2826 677 2829 682 2831 688 2834 693 2837 699 2840 704 2843 710 2845 715 2848 721 2850 726 2853 732 2856 738 2858 743 2861 749 2863 754 2865 760 2868 766 2870 772 2873 778 2875 784 2877 790 2880 796 2882 802 2884 808 2886 814 2888 820 2891 826 2893 832 2895 839 2897 845 2899 851 2901 857 2903 864 2905 870 2907 877 2909 884 2910 890 2912 897 2914 903 2915 910 2917 916 2919 923 2920 930 2922 937 2923 944 2925 951 2926 958 2927 965 2928 972 2929 979 2930 985 2931 992 2932 1000 2933 1007 2934 1015 2935 1022 2936 1029 2937 1037 2938 1044 2938 1051 2939 1059 2940 1066 2940 1074 2941 1082 2941 1089 2942 1097 2942 1105 2942 1113 2943 1121 2943 1128 2943 1136 2943 1144 2943 1152 2943 1161 2942 1169 2942 1177 2942 1185 2941 1194 2941 120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3"/>
              <draw:equation draw:name="f7" draw:formula="?f4 / 2413"/>
              <draw:equation draw:name="f8" draw:formula="?f0 / ?f6"/>
              <draw:equation draw:name="f9" draw:formula="?f1 / ?f6"/>
              <draw:equation draw:name="f10" draw:formula="?f2 / ?f7"/>
              <draw:equation draw:name="f11" draw:formula="?f3 / ?f7"/>
            </draw:enhanced-geometry>
          </draw:custom-shape>
          <draw:custom-shape draw:name="フリーフォーム 25" draw:style-name="gr3" draw:text-style-name="P1" draw:layer="layout" svg:width="0.11cm" svg:height="0.15cm" svg:x="8.076cm" svg:y="23.778cm">
            <text:p/>
            <draw:enhanced-geometry svg:viewBox="0 0 75 100" draw:text-areas="?f8 ?f10 ?f9 ?f11" draw:mirror-horizontal="false" draw:mirror-vertical="false" draw:type="non-primitive" draw:enhanced-path="M 0 0 C 6 0 12 0 18 0 33 28 48 56 62 84 62 56 62 28 62 0 67 0 71 0 75 0 75 33 75 67 75 100 69 100 63 100 57 100 43 72 28 45 13 17 13 45 13 72 13 100 9 100 4 100 0 100 0 67 0 3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
              <draw:equation draw:name="f7" draw:formula="?f4 / 100"/>
              <draw:equation draw:name="f8" draw:formula="?f0 / ?f6"/>
              <draw:equation draw:name="f9" draw:formula="?f1 / ?f6"/>
              <draw:equation draw:name="f10" draw:formula="?f2 / ?f7"/>
              <draw:equation draw:name="f11" draw:formula="?f3 / ?f7"/>
            </draw:enhanced-geometry>
          </draw:custom-shape>
          <draw:custom-shape draw:name="フリーフォーム 26" draw:style-name="gr3" draw:text-style-name="P1" draw:layer="layout" svg:width="0.18cm" svg:height="0.17cm" svg:x="6.695cm" svg:y="24.281cm">
            <text:p/>
            <draw:enhanced-geometry svg:viewBox="0 0 118 113" draw:text-areas="?f8 ?f10 ?f9 ?f11" draw:mirror-horizontal="false" draw:mirror-vertical="false" draw:type="non-primitive" draw:enhanced-path="M 118 64 C 105 80 91 97 77 113 75 110 72 108 69 105 80 93 90 80 101 67 93 61 86 54 78 48 68 60 58 72 48 85 45 82 42 80 39 77 49 65 59 53 70 41 60 33 51 25 42 18 31 31 20 44 9 57 6 54 3 52 0 49 14 33 28 16 42 0 67 21 93 43 118 6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8"/>
              <draw:equation draw:name="f7" draw:formula="?f4 / 113"/>
              <draw:equation draw:name="f8" draw:formula="?f0 / ?f6"/>
              <draw:equation draw:name="f9" draw:formula="?f1 / ?f6"/>
              <draw:equation draw:name="f10" draw:formula="?f2 / ?f7"/>
              <draw:equation draw:name="f11" draw:formula="?f3 / ?f7"/>
            </draw:enhanced-geometry>
          </draw:custom-shape>
          <draw:custom-shape draw:name="フリーフォーム 27" draw:style-name="gr3" draw:text-style-name="P1" draw:layer="layout" svg:width="0.1cm" svg:height="0.15cm" svg:x="8.09cm" svg:y="26.549cm">
            <text:p/>
            <draw:enhanced-geometry svg:viewBox="0 0 70 104" draw:text-areas="?f8 ?f10 ?f9 ?f11" draw:mirror-horizontal="false" draw:mirror-vertical="false" draw:type="non-primitive" draw:enhanced-path="M 64 5 C 64 10 64 14 64 18 59 16 55 14 50 13 45 12 41 11 37 11 29 11 23 12 20 16 16 18 14 23 14 28 14 32 15 36 18 38 20 40 25 42 33 43 35 44 38 44 41 45 51 47 59 50 63 55 68 60 70 66 70 75 70 84 67 92 61 96 54 102 45 104 33 104 27 104 22 103 17 103 12 102 7 100 1 98 1 93 1 89 1 84 6 87 12 89 17 90 22 92 27 93 33 93 40 93 46 92 50 89 54 86 57 81 57 75 57 71 55 67 52 64 49 61 44 59 37 58 34 57 31 57 29 56 19 54 12 51 7 47 3 42 0 36 0 29 0 20 3 13 9 8 16 3 24 0 35 0 40 0 45 1 49 1 55 3 59 4 64 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
              <draw:equation draw:name="f7" draw:formula="?f4 / 104"/>
              <draw:equation draw:name="f8" draw:formula="?f0 / ?f6"/>
              <draw:equation draw:name="f9" draw:formula="?f1 / ?f6"/>
              <draw:equation draw:name="f10" draw:formula="?f2 / ?f7"/>
              <draw:equation draw:name="f11" draw:formula="?f3 / ?f7"/>
            </draw:enhanced-geometry>
          </draw:custom-shape>
          <draw:custom-shape draw:name="フリーフォーム 28" draw:style-name="gr3" draw:text-style-name="P1" draw:layer="layout" svg:width="0.21cm" svg:height="0.21cm" svg:x="9.365cm" svg:y="24.28cm">
            <text:p/>
            <draw:enhanced-geometry svg:viewBox="0 0 143 142" draw:text-areas="?f8 ?f10 ?f9 ?f11" draw:mirror-horizontal="false" draw:mirror-vertical="false" draw:type="non-primitive" draw:enhanced-path="M 82 142 C 79 138 76 135 73 131 90 108 107 85 124 61 98 74 72 87 46 100 42 96 39 92 36 88 53 64 70 41 87 17 61 30 35 43 9 55 6 52 3 48 0 45 31 30 62 15 93 0 97 4 100 9 104 13 86 37 69 61 51 85 78 72 105 59 131 46 135 50 139 54 143 59 122 86 102 114 82 14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3"/>
              <draw:equation draw:name="f7" draw:formula="?f4 / 142"/>
              <draw:equation draw:name="f8" draw:formula="?f0 / ?f6"/>
              <draw:equation draw:name="f9" draw:formula="?f1 / ?f6"/>
              <draw:equation draw:name="f10" draw:formula="?f2 / ?f7"/>
              <draw:equation draw:name="f11" draw:formula="?f3 / ?f7"/>
            </draw:enhanced-geometry>
          </draw:custom-shape>
        </draw:g>
        <draw:g>
          <draw:custom-shape draw:name="フリーフォーム 23" draw:style-name="gr1" draw:text-style-name="P1" draw:layer="layout" svg:width="4.599cm" svg:height="4.599cm" svg:x="10.567cm" svg:y="22.201cm">
            <text:p/>
            <draw:enhanced-geometry svg:viewBox="0 0 4600 4600" draw:text-areas="?f8 ?f10 ?f9 ?f11" draw:type="non-primitive" draw:enhanced-path="M 4600 2300 C 4600 3570 3571 4600 2300 4600 1029 4600 0 3570 0 2300 0 1029 1030 0 2300 0 3570 0 4600 1029 4600 23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00"/>
              <draw:equation draw:name="f7" draw:formula="?f4 / 4600"/>
              <draw:equation draw:name="f8" draw:formula="?f0 / ?f6"/>
              <draw:equation draw:name="f9" draw:formula="?f1 / ?f6"/>
              <draw:equation draw:name="f10" draw:formula="?f2 / ?f7"/>
              <draw:equation draw:name="f11" draw:formula="?f3 / ?f7"/>
            </draw:enhanced-geometry>
          </draw:custom-shape>
          <draw:custom-shape draw:name="フリーフォーム 24" draw:style-name="gr2" draw:text-style-name="P1" draw:layer="layout" svg:width="2.942cm" svg:height="2.412cm" svg:x="11.396cm" svg:y="24.031cm">
            <text:p/>
            <draw:enhanced-geometry svg:viewBox="0 0 2943 2413" draw:text-areas="?f8 ?f10 ?f9 ?f11" draw:type="non-primitive" draw:enhanced-path="M 2941 1202 C 2940 1210 2940 1219 2939 1227 2938 1236 2937 1245 2936 1253 2935 1262 2934 1270 2933 1279 2932 1288 2930 1297 2929 1305 2928 1315 2926 1324 2925 1333 2923 1342 2921 1351 2919 1359 2917 1369 2915 1378 2913 1387 2910 1397 2908 1406 2906 1415 2903 1425 2900 1434 2897 1444 2894 1454 2891 1464 2888 1473 2885 1483 2881 1492 2878 1502 2874 1512 2870 1522 2867 1532 2863 1542 2859 1551 2855 1561 2850 1571 2846 1582 2841 1592 2837 1602 2832 1612 2827 1622 2822 1633 2817 1643 2811 1653 2806 1663 2800 1674 2794 1684 2788 1694 2782 1705 2776 1715 2770 1725 2763 1736 2757 1747 2750 1757 2743 1767 2736 1778 2728 1788 2721 1799 2713 1809 2705 1820 2697 1830 2690 1841 2681 1851 2673 1862 2664 1872 2655 1883 2646 1893 2638 1904 2628 1915 2619 1925 2609 1935 2599 1946 2589 1956 2579 1967 2569 1977 2558 1987 2548 1997 2537 2007 2525 2018 2514 2028 2502 2038 2491 2048 2479 2058 2467 2067 2455 2077 2442 2087 2430 2097 2417 2106 2404 2116 2391 2125 2377 2134 2364 2144 2350 2153 2336 2162 2322 2171 2307 2180 2293 2189 2278 2198 2263 2206 2248 2214 2233 2222 2218 2231 2202 2239 2187 2247 2171 2255 2155 2262 2138 2270 2122 2277 2105 2284 2089 2291 2072 2298 2055 2305 2038 2311 2020 2318 2002 2324 1985 2330 1967 2335 1949 2341 1932 2347 1913 2352 1895 2357 1876 2362 1858 2366 1839 2371 1821 2375 1802 2379 1783 2383 1764 2386 1745 2390 1725 2393 1706 2396 1687 2398 1667 2401 1648 2403 1628 2405 1609 2407 1589 2408 1570 2410 1550 2411 1531 2412 1511 2412 1491 2413 1471 2413 1452 2413 1432 2412 1412 2412 1392 2411 1373 2410 1353 2408 1333 2407 1314 2405 1294 2403 1275 2401 1256 2398 1236 2396 1217 2393 1198 2390 1179 2386 1160 2383 1141 2379 1122 2375 1103 2371 1085 2366 1066 2362 1048 2357 1030 2352 1011 2347 993 2341 975 2335 957 2330 940 2324 922 2318 905 2311 888 2305 871 2298 854 2291 837 2284 821 2277 804 2270 788 2262 772 2255 756 2247 740 2239 724 2231 709 2222 694 2214 679 2206 664 2198 649 2189 635 2180 620 2171 606 2162 592 2153 579 2144 565 2134 552 2125 538 2116 526 2106 513 2097 500 2087 488 2077 476 2067 463 2058 452 2048 440 2038 428 2028 417 2018 406 2007 395 1997 384 1987 374 1977 363 1967 353 1956 343 1946 333 1935 324 1925 315 1915 305 1904 296 1893 287 1883 278 1872 269 1862 261 1851 253 1841 245 1830 237 1820 229 1809 222 1799 214 1788 207 1778 200 1767 193 1757 185 1747 179 1736 172 1725 166 1715 160 1705 154 1694 148 1684 143 1674 137 1663 131 1653 126 1643 120 1633 115 1622 110 1612 106 1602 101 1592 97 1582 92 1571 88 1561 84 1551 80 1542 75 1532 72 1522 68 1512 64 1502 61 1492 57 1483 54 1473 51 1464 48 1454 45 1444 42 1434 40 1425 37 1415 35 1406 32 1397 30 1387 28 1378 26 1369 23 1359 21 1351 20 1342 18 1333 16 1324 15 1315 13 1305 12 1297 10 1288 9 1279 8 1270 7 1262 6 1253 5 1245 5 1236 4 1227 3 1219 3 1210 2 1202 2 1194 1 1185 1 1177 0 1169 0 1161 0 1152 0 1144 0 1136 0 1128 0 1121 0 1113 1 1105 1 1097 2 1089 2 1082 2 1074 3 1066 3 1059 4 1051 5 1044 5 1037 6 1029 7 1022 8 1015 9 1007 10 1000 11 992 12 985 13 979 14 972 16 965 17 958 18 951 20 944 21 937 23 930 24 923 26 916 27 910 29 903 31 897 33 890 34 884 36 877 38 870 40 864 42 857 44 851 46 845 48 839 49 832 52 826 54 820 56 814 58 808 60 802 62 796 65 790 67 784 70 778 72 772 74 766 77 760 79 754 82 749 85 743 87 738 89 732 92 726 95 721 97 715 100 710 103 704 105 699 108 693 111 688 114 683 116 677 120 672 123 667 126 662 128 657 131 651 134 646 137 641 140 636 143 631 146 626 149 621 152 616 156 611 159 607 162 602 165 597 168 592 171 588 174 583 178 578 181 573 184 569 188 564 191 560 195 555 198 551 201 546 205 542 208 537 212 533 215 528 218 524 222 519 225 515 229 511 232 506 236 502 239 498 243 494 246 490 250 486 254 482 257 477 261 473 265 469 269 465 272 461 276 457 280 453 283 450 287 446 291 442 295 438 299 434 302 430 306 427 310 423 313 419 317 415 321 411 325 408 329 404 333 401 336 397 340 393 344 390 348 386 352 383 356 379 360 376 364 372 368 369 372 366 376 362 380 359 384 356 388 352 392 349 396 346 400 342 404 339 408 336 412 333 416 329 421 326 425 323 429 320 433 317 437 314 441 311 445 308 449 305 453 302 457 299 462 296 466 293 470 290 474 287 478 284 483 282 487 279 491 276 495 273 500 270 504 267 508 265 512 262 517 259 521 256 525 254 529 251 533 249 538 246 542 243 546 240 551 238 555 236 559 233 564 230 568 228 572 225 577 223 581 221 585 218 590 215 594 213 598 210 603 208 607 206 612 203 616 201 620 198 625 196 629 194 634 192 638 190 643 187 647 185 651 183 656 181 661 179 665 177 669 175 674 172 679 169 682 168 687 166 691 164 696 162 700 160 705 158 709 156 714 154 718 152 723 150 728 148 733 146 737 144 741 142 746 140 750 138 754 137 759 135 763 133 768 131 772 129 777 127 782 126 786 124 791 122 795 120 800 119 804 117 809 115 813 113 818 112 823 110 827 108 832 107 836 105 840 103 845 102 850 101 855 99 859 97 864 96 869 94 873 93 878 91 882 90 887 89 892 87 896 86 901 84 905 83 910 81 915 80 920 79 924 77 929 76 933 74 938 73 942 72 947 70 952 69 956 68 961 66 966 65 970 64 975 63 980 62 984 61 989 59 994 58 998 57 1003 56 1008 55 1012 53 1017 52 1022 51 1027 50 1031 49 1036 48 1041 47 1045 46 1050 45 1054 44 1059 43 1064 42 1068 41 1073 40 1078 39 1083 38 1087 37 1092 36 1097 35 1102 34 1106 34 1111 33 1115 32 1120 31 1125 30 1130 29 1135 29 1139 28 1144 27 1149 26 1153 26 1158 25 1163 24 1167 23 1172 23 1177 23 1182 21 1186 21 1191 20 1196 19 1201 18 1205 18 1210 17 1215 17 1220 16 1224 16 1229 15 1233 14 1238 14 1243 13 1248 13 1253 12 1257 12 1262 11 1267 11 1272 10 1276 10 1281 9 1286 8 1291 8 1295 8 1300 8 1305 7 1310 7 1315 7 1319 6 1324 6 1328 5 1333 5 1338 5 1343 5 1347 4 1352 4 1357 3 1362 3 1366 3 1371 3 1376 2 1381 2 1386 2 1390 2 1395 2 1400 1 1405 1 1409 1 1414 1 1419 1 1424 1 1428 1 1433 1 1438 1 1443 1 1448 0 1452 0 1457 0 1462 0 1467 0 1471 0 1476 0 1481 0 1486 0 1490 0 1495 0 1500 1 1505 1 1510 1 1514 1 1519 1 1524 1 1529 1 1533 1 1538 1 1543 1 1548 2 1552 2 1557 2 1561 2 1566 2 1571 3 1576 3 1581 3 1585 3 1590 4 1595 4 1600 5 1604 5 1609 5 1614 5 1619 6 1623 6 1628 7 1633 7 1638 7 1643 8 1647 8 1652 8 1657 8 1662 9 1666 10 1671 10 1676 11 1681 11 1686 12 1690 12 1695 13 1699 13 1704 14 1709 14 1713 15 1718 16 1723 16 1728 17 1733 17 1737 18 1742 18 1747 19 1752 20 1756 21 1761 21 1766 22 1770 23 1775 23 1780 24 1784 25 1789 26 1794 26 1799 27 1804 28 1808 29 1813 29 1818 30 1822 31 1827 32 1832 33 1836 34 1841 34 1846 35 1851 36 1855 37 1860 38 1864 39 1869 40 1874 41 1879 42 1883 43 1888 44 1893 45 1898 46 1902 47 1907 48 1911 49 1916 50 1921 51 1926 52 1930 53 1935 55 1939 56 1944 57 1949 58 1954 59 1958 61 1963 62 1967 63 1972 64 1976 65 1981 66 1986 68 1991 69 1995 70 2000 72 2004 73 2009 74 2014 76 2018 77 2023 79 2028 80 2032 81 2037 83 2042 84 2046 86 2051 87 2056 89 2060 90 2065 91 2069 93 2074 94 2079 96 2083 97 2088 99 2092 101 2097 102 2101 104 2106 105 2111 107 2115 108 2120 110 2125 112 2129 113 2133 115 2138 117 2142 119 2147 120 2151 122 2156 124 2161 126 2165 127 2170 129 2175 131 2179 133 2184 135 2188 137 2192 138 2197 140 2202 142 2206 144 2211 146 2215 148 2219 150 2224 152 2229 154 2233 156 2238 158 2242 160 2246 162 2251 164 2256 166 2260 168 2265 170 2269 172 2274 175 2278 177 2282 179 2287 181 2291 183 2295 185 2300 187 2304 190 2309 192 2313 194 2318 196 2322 198 2326 201 2331 203 2335 206 2339 208 2344 210 2348 213 2352 215 2357 218 2361 221 2365 223 2370 225 2374 228 2379 230 2383 233 2388 236 2392 238 2396 241 2400 243 2404 246 2409 249 2413 251 2417 253 2422 256 2426 259 2430 262 2434 265 2438 267 2443 270 2447 273 2451 276 2456 279 2460 282 2464 284 2468 287 2473 290 2477 293 2481 296 2485 299 2489 302 2493 305 2497 308 2502 311 2507 314 2510 317 2514 320 2518 323 2522 326 2526 329 2530 333 2534 336 2538 339 2542 342 2546 346 2550 349 2555 352 2559 356 2563 359 2567 362 2571 366 2574 369 2578 372 2582 376 2586 379 2590 382 2594 386 2598 390 2602 393 2606 397 2610 401 2614 404 2617 408 2621 411 2625 415 2629 419 2633 423 2637 427 2640 430 2644 434 2648 438 2651 442 2655 446 2659 450 2663 454 2667 457 2671 461 2674 465 2678 469 2681 473 2685 477 2688 482 2692 486 2696 490 2699 494 2703 498 2706 502 2710 506 2713 511 2717 515 2720 519 2724 524 2727 528 2731 533 2734 537 2738 542 2741 546 2745 551 2748 555 2751 560 2755 564 2758 569 2761 573 2764 578 2768 583 2771 588 2774 592 2778 597 2781 602 2784 607 2787 611 2790 616 2793 621 2796 626 2799 631 2802 636 2805 641 2808 646 2811 651 2814 657 2817 662 2820 667 2823 672 2826 677 2829 682 2831 688 2834 693 2837 699 2840 704 2843 710 2845 715 2848 721 2850 726 2853 732 2856 738 2858 743 2861 749 2863 754 2865 760 2868 766 2870 772 2873 778 2875 784 2877 790 2880 796 2882 802 2884 808 2886 814 2888 820 2891 826 2893 832 2895 839 2897 845 2899 851 2901 857 2903 864 2905 870 2907 877 2909 884 2910 890 2912 897 2914 903 2915 910 2917 916 2919 923 2920 930 2922 937 2923 944 2925 951 2926 958 2927 965 2928 972 2929 979 2930 985 2931 992 2932 1000 2933 1007 2934 1015 2935 1022 2936 1029 2937 1037 2938 1044 2938 1051 2939 1059 2940 1066 2940 1074 2941 1082 2941 1089 2942 1097 2942 1105 2942 1113 2943 1121 2943 1128 2943 1136 2943 1144 2943 1152 2943 1161 2942 1169 2942 1177 2942 1185 2941 1194 2941 120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3"/>
              <draw:equation draw:name="f7" draw:formula="?f4 / 2413"/>
              <draw:equation draw:name="f8" draw:formula="?f0 / ?f6"/>
              <draw:equation draw:name="f9" draw:formula="?f1 / ?f6"/>
              <draw:equation draw:name="f10" draw:formula="?f2 / ?f7"/>
              <draw:equation draw:name="f11" draw:formula="?f3 / ?f7"/>
            </draw:enhanced-geometry>
          </draw:custom-shape>
          <draw:custom-shape draw:name="フリーフォーム 25" draw:style-name="gr3" draw:text-style-name="P1" draw:layer="layout" svg:width="0.11cm" svg:height="0.15cm" svg:x="12.81cm" svg:y="23.778cm">
            <text:p/>
            <draw:enhanced-geometry svg:viewBox="0 0 75 100" draw:text-areas="?f8 ?f10 ?f9 ?f11" draw:mirror-horizontal="false" draw:mirror-vertical="false" draw:type="non-primitive" draw:enhanced-path="M 0 0 C 6 0 12 0 18 0 33 28 48 56 62 84 62 56 62 28 62 0 67 0 71 0 75 0 75 33 75 67 75 100 69 100 63 100 57 100 43 72 28 45 13 17 13 45 13 72 13 100 9 100 4 100 0 100 0 67 0 3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
              <draw:equation draw:name="f7" draw:formula="?f4 / 100"/>
              <draw:equation draw:name="f8" draw:formula="?f0 / ?f6"/>
              <draw:equation draw:name="f9" draw:formula="?f1 / ?f6"/>
              <draw:equation draw:name="f10" draw:formula="?f2 / ?f7"/>
              <draw:equation draw:name="f11" draw:formula="?f3 / ?f7"/>
            </draw:enhanced-geometry>
          </draw:custom-shape>
          <draw:custom-shape draw:name="フリーフォーム 26" draw:style-name="gr3" draw:text-style-name="P1" draw:layer="layout" svg:width="0.18cm" svg:height="0.17cm" svg:x="11.429cm" svg:y="24.281cm">
            <text:p/>
            <draw:enhanced-geometry svg:viewBox="0 0 118 113" draw:text-areas="?f8 ?f10 ?f9 ?f11" draw:mirror-horizontal="false" draw:mirror-vertical="false" draw:type="non-primitive" draw:enhanced-path="M 118 64 C 105 80 91 97 77 113 75 110 72 108 69 105 80 93 90 80 101 67 93 61 86 54 78 48 68 60 58 72 48 85 45 82 42 80 39 77 49 65 59 53 70 41 60 33 51 25 42 18 31 31 20 44 9 57 6 54 3 52 0 49 14 33 28 16 42 0 67 21 93 43 118 6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8"/>
              <draw:equation draw:name="f7" draw:formula="?f4 / 113"/>
              <draw:equation draw:name="f8" draw:formula="?f0 / ?f6"/>
              <draw:equation draw:name="f9" draw:formula="?f1 / ?f6"/>
              <draw:equation draw:name="f10" draw:formula="?f2 / ?f7"/>
              <draw:equation draw:name="f11" draw:formula="?f3 / ?f7"/>
            </draw:enhanced-geometry>
          </draw:custom-shape>
          <draw:custom-shape draw:name="フリーフォーム 27" draw:style-name="gr3" draw:text-style-name="P1" draw:layer="layout" svg:width="0.1cm" svg:height="0.15cm" svg:x="12.824cm" svg:y="26.549cm">
            <text:p/>
            <draw:enhanced-geometry svg:viewBox="0 0 70 104" draw:text-areas="?f8 ?f10 ?f9 ?f11" draw:mirror-horizontal="false" draw:mirror-vertical="false" draw:type="non-primitive" draw:enhanced-path="M 64 5 C 64 10 64 14 64 18 59 16 55 14 50 13 45 12 41 11 37 11 29 11 23 12 20 16 16 18 14 23 14 28 14 32 15 36 18 38 20 40 25 42 33 43 35 44 38 44 41 45 51 47 59 50 63 55 68 60 70 66 70 75 70 84 67 92 61 96 54 102 45 104 33 104 27 104 22 103 17 103 12 102 7 100 1 98 1 93 1 89 1 84 6 87 12 89 17 90 22 92 27 93 33 93 40 93 46 92 50 89 54 86 57 81 57 75 57 71 55 67 52 64 49 61 44 59 37 58 34 57 31 57 29 56 19 54 12 51 7 47 3 42 0 36 0 29 0 20 3 13 9 8 16 3 24 0 35 0 40 0 45 1 49 1 55 3 59 4 64 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
              <draw:equation draw:name="f7" draw:formula="?f4 / 104"/>
              <draw:equation draw:name="f8" draw:formula="?f0 / ?f6"/>
              <draw:equation draw:name="f9" draw:formula="?f1 / ?f6"/>
              <draw:equation draw:name="f10" draw:formula="?f2 / ?f7"/>
              <draw:equation draw:name="f11" draw:formula="?f3 / ?f7"/>
            </draw:enhanced-geometry>
          </draw:custom-shape>
          <draw:custom-shape draw:name="フリーフォーム 28" draw:style-name="gr3" draw:text-style-name="P1" draw:layer="layout" svg:width="0.21cm" svg:height="0.21cm" svg:x="14.099cm" svg:y="24.28cm">
            <text:p/>
            <draw:enhanced-geometry svg:viewBox="0 0 143 142" draw:text-areas="?f8 ?f10 ?f9 ?f11" draw:mirror-horizontal="false" draw:mirror-vertical="false" draw:type="non-primitive" draw:enhanced-path="M 82 142 C 79 138 76 135 73 131 90 108 107 85 124 61 98 74 72 87 46 100 42 96 39 92 36 88 53 64 70 41 87 17 61 30 35 43 9 55 6 52 3 48 0 45 31 30 62 15 93 0 97 4 100 9 104 13 86 37 69 61 51 85 78 72 105 59 131 46 135 50 139 54 143 59 122 86 102 114 82 14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3"/>
              <draw:equation draw:name="f7" draw:formula="?f4 / 142"/>
              <draw:equation draw:name="f8" draw:formula="?f0 / ?f6"/>
              <draw:equation draw:name="f9" draw:formula="?f1 / ?f6"/>
              <draw:equation draw:name="f10" draw:formula="?f2 / ?f7"/>
              <draw:equation draw:name="f11" draw:formula="?f3 / ?f7"/>
            </draw:enhanced-geometry>
          </draw:custom-shape>
        </draw:g>
        <draw:g>
          <draw:custom-shape draw:name="フリーフォーム 23" draw:style-name="gr1" draw:text-style-name="P1" draw:layer="layout" svg:width="4.599cm" svg:height="4.599cm" svg:x="15.3cm" svg:y="22.201cm">
            <text:p/>
            <draw:enhanced-geometry svg:viewBox="0 0 4600 4600" draw:text-areas="?f8 ?f10 ?f9 ?f11" draw:type="non-primitive" draw:enhanced-path="M 4600 2300 C 4600 3570 3571 4600 2300 4600 1029 4600 0 3570 0 2300 0 1029 1030 0 2300 0 3570 0 4600 1029 4600 23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00"/>
              <draw:equation draw:name="f7" draw:formula="?f4 / 4600"/>
              <draw:equation draw:name="f8" draw:formula="?f0 / ?f6"/>
              <draw:equation draw:name="f9" draw:formula="?f1 / ?f6"/>
              <draw:equation draw:name="f10" draw:formula="?f2 / ?f7"/>
              <draw:equation draw:name="f11" draw:formula="?f3 / ?f7"/>
            </draw:enhanced-geometry>
          </draw:custom-shape>
          <draw:custom-shape draw:name="フリーフォーム 24" draw:style-name="gr2" draw:text-style-name="P1" draw:layer="layout" svg:width="2.942cm" svg:height="2.412cm" svg:x="16.129cm" svg:y="24.031cm">
            <text:p/>
            <draw:enhanced-geometry svg:viewBox="0 0 2943 2413" draw:text-areas="?f8 ?f10 ?f9 ?f11" draw:type="non-primitive" draw:enhanced-path="M 2941 1202 C 2940 1210 2940 1219 2939 1227 2938 1236 2937 1245 2936 1253 2935 1262 2934 1270 2933 1279 2932 1288 2930 1297 2929 1305 2928 1315 2926 1324 2925 1333 2923 1342 2921 1351 2919 1359 2917 1369 2915 1378 2913 1387 2910 1397 2908 1406 2906 1415 2903 1425 2900 1434 2897 1444 2894 1454 2891 1464 2888 1473 2885 1483 2881 1492 2878 1502 2874 1512 2870 1522 2867 1532 2863 1542 2859 1551 2855 1561 2850 1571 2846 1582 2841 1592 2837 1602 2832 1612 2827 1622 2822 1633 2817 1643 2811 1653 2806 1663 2800 1674 2794 1684 2788 1694 2782 1705 2776 1715 2770 1725 2763 1736 2757 1747 2750 1757 2743 1767 2736 1778 2728 1788 2721 1799 2713 1809 2705 1820 2697 1830 2690 1841 2681 1851 2673 1862 2664 1872 2655 1883 2646 1893 2638 1904 2628 1915 2619 1925 2609 1935 2599 1946 2589 1956 2579 1967 2569 1977 2558 1987 2548 1997 2537 2007 2525 2018 2514 2028 2502 2038 2491 2048 2479 2058 2467 2067 2455 2077 2442 2087 2430 2097 2417 2106 2404 2116 2391 2125 2377 2134 2364 2144 2350 2153 2336 2162 2322 2171 2307 2180 2293 2189 2278 2198 2263 2206 2248 2214 2233 2222 2218 2231 2202 2239 2187 2247 2171 2255 2155 2262 2138 2270 2122 2277 2105 2284 2089 2291 2072 2298 2055 2305 2038 2311 2020 2318 2002 2324 1985 2330 1967 2335 1949 2341 1932 2347 1913 2352 1895 2357 1876 2362 1858 2366 1839 2371 1821 2375 1802 2379 1783 2383 1764 2386 1745 2390 1725 2393 1706 2396 1687 2398 1667 2401 1648 2403 1628 2405 1609 2407 1589 2408 1570 2410 1550 2411 1531 2412 1511 2412 1491 2413 1471 2413 1452 2413 1432 2412 1412 2412 1392 2411 1373 2410 1353 2408 1333 2407 1314 2405 1294 2403 1275 2401 1256 2398 1236 2396 1217 2393 1198 2390 1179 2386 1160 2383 1141 2379 1122 2375 1103 2371 1085 2366 1066 2362 1048 2357 1030 2352 1011 2347 993 2341 975 2335 957 2330 940 2324 922 2318 905 2311 888 2305 871 2298 854 2291 837 2284 821 2277 804 2270 788 2262 772 2255 756 2247 740 2239 724 2231 709 2222 694 2214 679 2206 664 2198 649 2189 635 2180 620 2171 606 2162 592 2153 579 2144 565 2134 552 2125 538 2116 526 2106 513 2097 500 2087 488 2077 476 2067 463 2058 452 2048 440 2038 428 2028 417 2018 406 2007 395 1997 384 1987 374 1977 363 1967 353 1956 343 1946 333 1935 324 1925 315 1915 305 1904 296 1893 287 1883 278 1872 269 1862 261 1851 253 1841 245 1830 237 1820 229 1809 222 1799 214 1788 207 1778 200 1767 193 1757 185 1747 179 1736 172 1725 166 1715 160 1705 154 1694 148 1684 143 1674 137 1663 131 1653 126 1643 120 1633 115 1622 110 1612 106 1602 101 1592 97 1582 92 1571 88 1561 84 1551 80 1542 75 1532 72 1522 68 1512 64 1502 61 1492 57 1483 54 1473 51 1464 48 1454 45 1444 42 1434 40 1425 37 1415 35 1406 32 1397 30 1387 28 1378 26 1369 23 1359 21 1351 20 1342 18 1333 16 1324 15 1315 13 1305 12 1297 10 1288 9 1279 8 1270 7 1262 6 1253 5 1245 5 1236 4 1227 3 1219 3 1210 2 1202 2 1194 1 1185 1 1177 0 1169 0 1161 0 1152 0 1144 0 1136 0 1128 0 1121 0 1113 1 1105 1 1097 2 1089 2 1082 2 1074 3 1066 3 1059 4 1051 5 1044 5 1037 6 1029 7 1022 8 1015 9 1007 10 1000 11 992 12 985 13 979 14 972 16 965 17 958 18 951 20 944 21 937 23 930 24 923 26 916 27 910 29 903 31 897 33 890 34 884 36 877 38 870 40 864 42 857 44 851 46 845 48 839 49 832 52 826 54 820 56 814 58 808 60 802 62 796 65 790 67 784 70 778 72 772 74 766 77 760 79 754 82 749 85 743 87 738 89 732 92 726 95 721 97 715 100 710 103 704 105 699 108 693 111 688 114 683 116 677 120 672 123 667 126 662 128 657 131 651 134 646 137 641 140 636 143 631 146 626 149 621 152 616 156 611 159 607 162 602 165 597 168 592 171 588 174 583 178 578 181 573 184 569 188 564 191 560 195 555 198 551 201 546 205 542 208 537 212 533 215 528 218 524 222 519 225 515 229 511 232 506 236 502 239 498 243 494 246 490 250 486 254 482 257 477 261 473 265 469 269 465 272 461 276 457 280 453 283 450 287 446 291 442 295 438 299 434 302 430 306 427 310 423 313 419 317 415 321 411 325 408 329 404 333 401 336 397 340 393 344 390 348 386 352 383 356 379 360 376 364 372 368 369 372 366 376 362 380 359 384 356 388 352 392 349 396 346 400 342 404 339 408 336 412 333 416 329 421 326 425 323 429 320 433 317 437 314 441 311 445 308 449 305 453 302 457 299 462 296 466 293 470 290 474 287 478 284 483 282 487 279 491 276 495 273 500 270 504 267 508 265 512 262 517 259 521 256 525 254 529 251 533 249 538 246 542 243 546 240 551 238 555 236 559 233 564 230 568 228 572 225 577 223 581 221 585 218 590 215 594 213 598 210 603 208 607 206 612 203 616 201 620 198 625 196 629 194 634 192 638 190 643 187 647 185 651 183 656 181 661 179 665 177 669 175 674 172 679 169 682 168 687 166 691 164 696 162 700 160 705 158 709 156 714 154 718 152 723 150 728 148 733 146 737 144 741 142 746 140 750 138 754 137 759 135 763 133 768 131 772 129 777 127 782 126 786 124 791 122 795 120 800 119 804 117 809 115 813 113 818 112 823 110 827 108 832 107 836 105 840 103 845 102 850 101 855 99 859 97 864 96 869 94 873 93 878 91 882 90 887 89 892 87 896 86 901 84 905 83 910 81 915 80 920 79 924 77 929 76 933 74 938 73 942 72 947 70 952 69 956 68 961 66 966 65 970 64 975 63 980 62 984 61 989 59 994 58 998 57 1003 56 1008 55 1012 53 1017 52 1022 51 1027 50 1031 49 1036 48 1041 47 1045 46 1050 45 1054 44 1059 43 1064 42 1068 41 1073 40 1078 39 1083 38 1087 37 1092 36 1097 35 1102 34 1106 34 1111 33 1115 32 1120 31 1125 30 1130 29 1135 29 1139 28 1144 27 1149 26 1153 26 1158 25 1163 24 1167 23 1172 23 1177 23 1182 21 1186 21 1191 20 1196 19 1201 18 1205 18 1210 17 1215 17 1220 16 1224 16 1229 15 1233 14 1238 14 1243 13 1248 13 1253 12 1257 12 1262 11 1267 11 1272 10 1276 10 1281 9 1286 8 1291 8 1295 8 1300 8 1305 7 1310 7 1315 7 1319 6 1324 6 1328 5 1333 5 1338 5 1343 5 1347 4 1352 4 1357 3 1362 3 1366 3 1371 3 1376 2 1381 2 1386 2 1390 2 1395 2 1400 1 1405 1 1409 1 1414 1 1419 1 1424 1 1428 1 1433 1 1438 1 1443 1 1448 0 1452 0 1457 0 1462 0 1467 0 1471 0 1476 0 1481 0 1486 0 1490 0 1495 0 1500 1 1505 1 1510 1 1514 1 1519 1 1524 1 1529 1 1533 1 1538 1 1543 1 1548 2 1552 2 1557 2 1561 2 1566 2 1571 3 1576 3 1581 3 1585 3 1590 4 1595 4 1600 5 1604 5 1609 5 1614 5 1619 6 1623 6 1628 7 1633 7 1638 7 1643 8 1647 8 1652 8 1657 8 1662 9 1666 10 1671 10 1676 11 1681 11 1686 12 1690 12 1695 13 1699 13 1704 14 1709 14 1713 15 1718 16 1723 16 1728 17 1733 17 1737 18 1742 18 1747 19 1752 20 1756 21 1761 21 1766 22 1770 23 1775 23 1780 24 1784 25 1789 26 1794 26 1799 27 1804 28 1808 29 1813 29 1818 30 1822 31 1827 32 1832 33 1836 34 1841 34 1846 35 1851 36 1855 37 1860 38 1864 39 1869 40 1874 41 1879 42 1883 43 1888 44 1893 45 1898 46 1902 47 1907 48 1911 49 1916 50 1921 51 1926 52 1930 53 1935 55 1939 56 1944 57 1949 58 1954 59 1958 61 1963 62 1967 63 1972 64 1976 65 1981 66 1986 68 1991 69 1995 70 2000 72 2004 73 2009 74 2014 76 2018 77 2023 79 2028 80 2032 81 2037 83 2042 84 2046 86 2051 87 2056 89 2060 90 2065 91 2069 93 2074 94 2079 96 2083 97 2088 99 2092 101 2097 102 2101 104 2106 105 2111 107 2115 108 2120 110 2125 112 2129 113 2133 115 2138 117 2142 119 2147 120 2151 122 2156 124 2161 126 2165 127 2170 129 2175 131 2179 133 2184 135 2188 137 2192 138 2197 140 2202 142 2206 144 2211 146 2215 148 2219 150 2224 152 2229 154 2233 156 2238 158 2242 160 2246 162 2251 164 2256 166 2260 168 2265 170 2269 172 2274 175 2278 177 2282 179 2287 181 2291 183 2295 185 2300 187 2304 190 2309 192 2313 194 2318 196 2322 198 2326 201 2331 203 2335 206 2339 208 2344 210 2348 213 2352 215 2357 218 2361 221 2365 223 2370 225 2374 228 2379 230 2383 233 2388 236 2392 238 2396 241 2400 243 2404 246 2409 249 2413 251 2417 253 2422 256 2426 259 2430 262 2434 265 2438 267 2443 270 2447 273 2451 276 2456 279 2460 282 2464 284 2468 287 2473 290 2477 293 2481 296 2485 299 2489 302 2493 305 2497 308 2502 311 2507 314 2510 317 2514 320 2518 323 2522 326 2526 329 2530 333 2534 336 2538 339 2542 342 2546 346 2550 349 2555 352 2559 356 2563 359 2567 362 2571 366 2574 369 2578 372 2582 376 2586 379 2590 382 2594 386 2598 390 2602 393 2606 397 2610 401 2614 404 2617 408 2621 411 2625 415 2629 419 2633 423 2637 427 2640 430 2644 434 2648 438 2651 442 2655 446 2659 450 2663 454 2667 457 2671 461 2674 465 2678 469 2681 473 2685 477 2688 482 2692 486 2696 490 2699 494 2703 498 2706 502 2710 506 2713 511 2717 515 2720 519 2724 524 2727 528 2731 533 2734 537 2738 542 2741 546 2745 551 2748 555 2751 560 2755 564 2758 569 2761 573 2764 578 2768 583 2771 588 2774 592 2778 597 2781 602 2784 607 2787 611 2790 616 2793 621 2796 626 2799 631 2802 636 2805 641 2808 646 2811 651 2814 657 2817 662 2820 667 2823 672 2826 677 2829 682 2831 688 2834 693 2837 699 2840 704 2843 710 2845 715 2848 721 2850 726 2853 732 2856 738 2858 743 2861 749 2863 754 2865 760 2868 766 2870 772 2873 778 2875 784 2877 790 2880 796 2882 802 2884 808 2886 814 2888 820 2891 826 2893 832 2895 839 2897 845 2899 851 2901 857 2903 864 2905 870 2907 877 2909 884 2910 890 2912 897 2914 903 2915 910 2917 916 2919 923 2920 930 2922 937 2923 944 2925 951 2926 958 2927 965 2928 972 2929 979 2930 985 2931 992 2932 1000 2933 1007 2934 1015 2935 1022 2936 1029 2937 1037 2938 1044 2938 1051 2939 1059 2940 1066 2940 1074 2941 1082 2941 1089 2942 1097 2942 1105 2942 1113 2943 1121 2943 1128 2943 1136 2943 1144 2943 1152 2943 1161 2942 1169 2942 1177 2942 1185 2941 1194 2941 120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3"/>
              <draw:equation draw:name="f7" draw:formula="?f4 / 2413"/>
              <draw:equation draw:name="f8" draw:formula="?f0 / ?f6"/>
              <draw:equation draw:name="f9" draw:formula="?f1 / ?f6"/>
              <draw:equation draw:name="f10" draw:formula="?f2 / ?f7"/>
              <draw:equation draw:name="f11" draw:formula="?f3 / ?f7"/>
            </draw:enhanced-geometry>
          </draw:custom-shape>
          <draw:custom-shape draw:name="フリーフォーム 25" draw:style-name="gr3" draw:text-style-name="P1" draw:layer="layout" svg:width="0.11cm" svg:height="0.15cm" svg:x="17.543cm" svg:y="23.778cm">
            <text:p/>
            <draw:enhanced-geometry svg:viewBox="0 0 75 100" draw:text-areas="?f8 ?f10 ?f9 ?f11" draw:mirror-horizontal="false" draw:mirror-vertical="false" draw:type="non-primitive" draw:enhanced-path="M 0 0 C 6 0 12 0 18 0 33 28 48 56 62 84 62 56 62 28 62 0 67 0 71 0 75 0 75 33 75 67 75 100 69 100 63 100 57 100 43 72 28 45 13 17 13 45 13 72 13 100 9 100 4 100 0 100 0 67 0 3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
              <draw:equation draw:name="f7" draw:formula="?f4 / 100"/>
              <draw:equation draw:name="f8" draw:formula="?f0 / ?f6"/>
              <draw:equation draw:name="f9" draw:formula="?f1 / ?f6"/>
              <draw:equation draw:name="f10" draw:formula="?f2 / ?f7"/>
              <draw:equation draw:name="f11" draw:formula="?f3 / ?f7"/>
            </draw:enhanced-geometry>
          </draw:custom-shape>
          <draw:custom-shape draw:name="フリーフォーム 26" draw:style-name="gr3" draw:text-style-name="P1" draw:layer="layout" svg:width="0.18cm" svg:height="0.17cm" svg:x="16.162cm" svg:y="24.281cm">
            <text:p/>
            <draw:enhanced-geometry svg:viewBox="0 0 118 113" draw:text-areas="?f8 ?f10 ?f9 ?f11" draw:mirror-horizontal="false" draw:mirror-vertical="false" draw:type="non-primitive" draw:enhanced-path="M 118 64 C 105 80 91 97 77 113 75 110 72 108 69 105 80 93 90 80 101 67 93 61 86 54 78 48 68 60 58 72 48 85 45 82 42 80 39 77 49 65 59 53 70 41 60 33 51 25 42 18 31 31 20 44 9 57 6 54 3 52 0 49 14 33 28 16 42 0 67 21 93 43 118 6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8"/>
              <draw:equation draw:name="f7" draw:formula="?f4 / 113"/>
              <draw:equation draw:name="f8" draw:formula="?f0 / ?f6"/>
              <draw:equation draw:name="f9" draw:formula="?f1 / ?f6"/>
              <draw:equation draw:name="f10" draw:formula="?f2 / ?f7"/>
              <draw:equation draw:name="f11" draw:formula="?f3 / ?f7"/>
            </draw:enhanced-geometry>
          </draw:custom-shape>
          <draw:custom-shape draw:name="フリーフォーム 27" draw:style-name="gr3" draw:text-style-name="P1" draw:layer="layout" svg:width="0.1cm" svg:height="0.15cm" svg:x="17.557cm" svg:y="26.549cm">
            <text:p/>
            <draw:enhanced-geometry svg:viewBox="0 0 70 104" draw:text-areas="?f8 ?f10 ?f9 ?f11" draw:mirror-horizontal="false" draw:mirror-vertical="false" draw:type="non-primitive" draw:enhanced-path="M 64 5 C 64 10 64 14 64 18 59 16 55 14 50 13 45 12 41 11 37 11 29 11 23 12 20 16 16 18 14 23 14 28 14 32 15 36 18 38 20 40 25 42 33 43 35 44 38 44 41 45 51 47 59 50 63 55 68 60 70 66 70 75 70 84 67 92 61 96 54 102 45 104 33 104 27 104 22 103 17 103 12 102 7 100 1 98 1 93 1 89 1 84 6 87 12 89 17 90 22 92 27 93 33 93 40 93 46 92 50 89 54 86 57 81 57 75 57 71 55 67 52 64 49 61 44 59 37 58 34 57 31 57 29 56 19 54 12 51 7 47 3 42 0 36 0 29 0 20 3 13 9 8 16 3 24 0 35 0 40 0 45 1 49 1 55 3 59 4 64 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
              <draw:equation draw:name="f7" draw:formula="?f4 / 104"/>
              <draw:equation draw:name="f8" draw:formula="?f0 / ?f6"/>
              <draw:equation draw:name="f9" draw:formula="?f1 / ?f6"/>
              <draw:equation draw:name="f10" draw:formula="?f2 / ?f7"/>
              <draw:equation draw:name="f11" draw:formula="?f3 / ?f7"/>
            </draw:enhanced-geometry>
          </draw:custom-shape>
          <draw:custom-shape draw:name="フリーフォーム 28" draw:style-name="gr3" draw:text-style-name="P1" draw:layer="layout" svg:width="0.21cm" svg:height="0.21cm" svg:x="18.832cm" svg:y="24.28cm">
            <text:p/>
            <draw:enhanced-geometry svg:viewBox="0 0 143 142" draw:text-areas="?f8 ?f10 ?f9 ?f11" draw:mirror-horizontal="false" draw:mirror-vertical="false" draw:type="non-primitive" draw:enhanced-path="M 82 142 C 79 138 76 135 73 131 90 108 107 85 124 61 98 74 72 87 46 100 42 96 39 92 36 88 53 64 70 41 87 17 61 30 35 43 9 55 6 52 3 48 0 45 31 30 62 15 93 0 97 4 100 9 104 13 86 37 69 61 51 85 78 72 105 59 131 46 135 50 139 54 143 59 122 86 102 114 82 14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3"/>
              <draw:equation draw:name="f7" draw:formula="?f4 / 142"/>
              <draw:equation draw:name="f8" draw:formula="?f0 / ?f6"/>
              <draw:equation draw:name="f9" draw:formula="?f1 / ?f6"/>
              <draw:equation draw:name="f10" draw:formula="?f2 / ?f7"/>
              <draw:equation draw:name="f11" draw:formula="?f3 / ?f7"/>
            </draw:enhanced-geometry>
          </draw:custom-shape>
        </draw:g>
        <presentation:notes draw:style-name="dp2">
          <draw:frame draw:name="スライド番号プレースホルダー 6" draw:style-name="gr4" draw:text-style-name="P3" draw:layer="layout" svg:width="9.113cm" svg:height="1.484cm" svg:x="11.886cm" svg:y="28.215cm">
            <draw:text-box>
              <text:p text:style-name="P2"><text:span text:style-name="T1"><text:page-number>&lt;番号&gt;</text:page-number></text:span></text:p>
            </draw:text-box>
          </draw:frame>
          <draw:page-thumbnail draw:name="スライド イメージ プレースホルダー 1" draw:layer="layout" svg:width="14.848cm" svg:height="11.136cm" svg:x="3.075cm" svg:y="2.257cm" draw:page-number="1" presentation:class="page"/>
          <draw:frame draw:name="ノート プレースホルダー 2"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Light1" svg:font-family="'Calibri Light'"/>
    <style:font-face style:name="Arial1" svg:font-family="Arial" style:font-pitch="variable"/>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Tahoma1" svg:font-family="Tahoma" style:font-pitch="variable"/>
    <style:font-face style:name="ＭＳ Ｐゴシック2" svg:font-family="'ＭＳ Ｐゴシック'" style:font-pitch="variable"/>
    <style:font-face style:name="ＭＳ Ｐ明朝2" svg:font-family="'ＭＳ Ｐ明朝'" style:font-pitch="variable"/>
    <style:font-face style:name="ＭＳ Ｐゴシック1" svg:font-family="'ＭＳ Ｐゴシック'" style:font-family-generic="modern" style:font-pitch="variable"/>
    <style:font-face style:name="ＭＳ Ｐ明朝1" svg:font-family="'ＭＳ Ｐ明朝'"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style:default-style style:family="graphic">
      <style:graphic-properties draw:stroke="solid" svg:stroke-width="0.035cm" svg:stroke-color="#41719c" draw:stroke-linejoin="miter" svg:stroke-linecap="butt" draw:fill-color="#5b9bd5" fo:wrap-option="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aster1-Office-テーマ-background" style:family="presentation">
      <style:graphic-properties draw:stroke="none" draw:fill="solid" draw:fill-color="#ffffff"/>
      <style:text-properties style:letter-kerning="true"/>
    </style:style>
    <style:style style:name="Master1-Office-テーマ-backgroundobjects" style:family="presentation">
      <style:graphic-properties draw:textarea-horizontal-align="justify" draw:shadow="hidden" draw:shadow-offset-x="0.2cm" draw:shadow-offset-y="0.2cm" draw:shadow-color="#808080"/>
      <style:text-properties style:letter-kerning="true"/>
    </style:style>
    <style:style style:name="Master1-Office-テーマ-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テーマ-outline1" style:family="presentation">
      <style:graphic-properties draw:stroke="none" draw:fill="none" draw:auto-grow-height="false" draw:fit-to-size="shrink-to-fit">
        <text:list-style style:name="Master1-Office-テーマ-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テーマ-outline2" style:family="presentation" style:parent-style-name="Master1-Office-テーマ-outline1">
      <style:paragraph-properties fo:margin-top="0cm" fo:margin-bottom="0.4cm"/>
      <style:text-properties fo:font-size="28pt" style:font-size-asian="28pt" style:font-size-complex="28pt"/>
    </style:style>
    <style:style style:name="Master1-Office-テーマ-outline3" style:family="presentation" style:parent-style-name="Master1-Office-テーマ-outline2">
      <style:paragraph-properties fo:margin-top="0cm" fo:margin-bottom="0.3cm"/>
      <style:text-properties fo:font-size="24pt" style:font-size-asian="24pt" style:font-size-complex="24pt"/>
    </style:style>
    <style:style style:name="Master1-Office-テーマ-outline4" style:family="presentation" style:parent-style-name="Master1-Office-テーマ-outline3">
      <style:paragraph-properties fo:margin-top="0cm" fo:margin-bottom="0.2cm"/>
      <style:text-properties fo:font-size="20pt" style:font-size-asian="20pt" style:font-size-complex="20pt"/>
    </style:style>
    <style:style style:name="Master1-Office-テーマ-outline5" style:family="presentation" style:parent-style-name="Master1-Office-テーマ-outline4">
      <style:paragraph-properties fo:margin-top="0cm" fo:margin-bottom="0.1cm"/>
      <style:text-properties fo:font-size="20pt" style:font-size-asian="20pt" style:font-size-complex="20pt"/>
    </style:style>
    <style:style style:name="Master1-Office-テーマ-outline6" style:family="presentation" style:parent-style-name="Master1-Office-テーマ-outline5">
      <style:paragraph-properties fo:margin-top="0cm" fo:margin-bottom="0.1cm"/>
      <style:text-properties fo:font-size="20pt" style:font-size-asian="20pt" style:font-size-complex="20pt"/>
    </style:style>
    <style:style style:name="Master1-Office-テーマ-outline7" style:family="presentation" style:parent-style-name="Master1-Office-テーマ-outline6">
      <style:paragraph-properties fo:margin-top="0cm" fo:margin-bottom="0.1cm"/>
      <style:text-properties fo:font-size="20pt" style:font-size-asian="20pt" style:font-size-complex="20pt"/>
    </style:style>
    <style:style style:name="Master1-Office-テーマ-outline8" style:family="presentation" style:parent-style-name="Master1-Office-テーマ-outline7">
      <style:paragraph-properties fo:margin-top="0cm" fo:margin-bottom="0.1cm"/>
      <style:text-properties fo:font-size="20pt" style:font-size-asian="20pt" style:font-size-complex="20pt"/>
    </style:style>
    <style:style style:name="Master1-Office-テーマ-outline9" style:family="presentation" style:parent-style-name="Master1-Office-テーマ-outline8">
      <style:paragraph-properties fo:margin-top="0cm" fo:margin-bottom="0.1cm"/>
      <style:text-properties fo:font-size="20pt" style:font-size-asian="20pt" style:font-size-complex="20pt"/>
    </style:style>
    <style:style style:name="Master1-Office-テーマ-subtitle" style:family="presentation">
      <style:graphic-properties draw:stroke="none" draw:fill="none" draw:textarea-vertical-align="middle">
        <text:list-style style:name="Master1-Office-テーマ-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テーマ-title" style:family="presentation">
      <style:graphic-properties draw:stroke="none" draw:fill="none" draw:textarea-vertical-align="middle">
        <text:list-style style:name="Master1-Office-テーマ-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タイトル-スライド-background" style:family="presentation">
      <style:graphic-properties draw:stroke="none" draw:fill="solid" draw:fill-color="#ffffff"/>
      <style:text-properties style:letter-kerning="true"/>
    </style:style>
    <style:style style:name="Master1-Layout1-title-タイトル-スライド-backgroundobjects" style:family="presentation">
      <style:graphic-properties draw:textarea-horizontal-align="justify" draw:shadow="hidden" draw:shadow-offset-x="0.2cm" draw:shadow-offset-y="0.2cm" draw:shadow-color="#808080"/>
      <style:text-properties style:letter-kerning="true"/>
    </style:style>
    <style:style style:name="Master1-Layout1-title-タイトル-スライド-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タイトル-スライド-outline1" style:family="presentation">
      <style:graphic-properties draw:stroke="none" draw:fill="none" draw:auto-grow-height="false" draw:fit-to-size="shrink-to-fit">
        <text:list-style style:name="Master1-Layout1-title-タイトル-スライド-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タイトル-スライド-outline2" style:family="presentation" style:parent-style-name="Master1-Layout1-title-タイトル-スライド-outline1">
      <style:paragraph-properties fo:margin-top="0cm" fo:margin-bottom="0.4cm"/>
      <style:text-properties fo:font-size="28pt" style:font-size-asian="28pt" style:font-size-complex="28pt"/>
    </style:style>
    <style:style style:name="Master1-Layout1-title-タイトル-スライド-outline3" style:family="presentation" style:parent-style-name="Master1-Layout1-title-タイトル-スライド-outline2">
      <style:paragraph-properties fo:margin-top="0cm" fo:margin-bottom="0.3cm"/>
      <style:text-properties fo:font-size="24pt" style:font-size-asian="24pt" style:font-size-complex="24pt"/>
    </style:style>
    <style:style style:name="Master1-Layout1-title-タイトル-スライド-outline4" style:family="presentation" style:parent-style-name="Master1-Layout1-title-タイトル-スライド-outline3">
      <style:paragraph-properties fo:margin-top="0cm" fo:margin-bottom="0.2cm"/>
      <style:text-properties fo:font-size="20pt" style:font-size-asian="20pt" style:font-size-complex="20pt"/>
    </style:style>
    <style:style style:name="Master1-Layout1-title-タイトル-スライド-outline5" style:family="presentation" style:parent-style-name="Master1-Layout1-title-タイトル-スライド-outline4">
      <style:paragraph-properties fo:margin-top="0cm" fo:margin-bottom="0.1cm"/>
      <style:text-properties fo:font-size="20pt" style:font-size-asian="20pt" style:font-size-complex="20pt"/>
    </style:style>
    <style:style style:name="Master1-Layout1-title-タイトル-スライド-outline6" style:family="presentation" style:parent-style-name="Master1-Layout1-title-タイトル-スライド-outline5">
      <style:paragraph-properties fo:margin-top="0cm" fo:margin-bottom="0.1cm"/>
      <style:text-properties fo:font-size="20pt" style:font-size-asian="20pt" style:font-size-complex="20pt"/>
    </style:style>
    <style:style style:name="Master1-Layout1-title-タイトル-スライド-outline7" style:family="presentation" style:parent-style-name="Master1-Layout1-title-タイトル-スライド-outline6">
      <style:paragraph-properties fo:margin-top="0cm" fo:margin-bottom="0.1cm"/>
      <style:text-properties fo:font-size="20pt" style:font-size-asian="20pt" style:font-size-complex="20pt"/>
    </style:style>
    <style:style style:name="Master1-Layout1-title-タイトル-スライド-outline8" style:family="presentation" style:parent-style-name="Master1-Layout1-title-タイトル-スライド-outline7">
      <style:paragraph-properties fo:margin-top="0cm" fo:margin-bottom="0.1cm"/>
      <style:text-properties fo:font-size="20pt" style:font-size-asian="20pt" style:font-size-complex="20pt"/>
    </style:style>
    <style:style style:name="Master1-Layout1-title-タイトル-スライド-outline9" style:family="presentation" style:parent-style-name="Master1-Layout1-title-タイトル-スライド-outline8">
      <style:paragraph-properties fo:margin-top="0cm" fo:margin-bottom="0.1cm"/>
      <style:text-properties fo:font-size="20pt" style:font-size-asian="20pt" style:font-size-complex="20pt"/>
    </style:style>
    <style:style style:name="Master1-Layout1-title-タイトル-スライド-subtitle" style:family="presentation">
      <style:graphic-properties draw:stroke="none" draw:fill="none" draw:textarea-vertical-align="middle">
        <text:list-style style:name="Master1-Layout1-title-タイトル-スライド-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タイトル-スライド-title" style:family="presentation">
      <style:graphic-properties draw:stroke="none" draw:fill="none" draw:textarea-vertical-align="middle">
        <text:list-style style:name="Master1-Layout1-title-タイトル-スライド-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タイトルとコンテンツ-background" style:family="presentation">
      <style:graphic-properties draw:stroke="none" draw:fill="solid" draw:fill-color="#ffffff"/>
      <style:text-properties style:letter-kerning="true"/>
    </style:style>
    <style:style style:name="Master1-Layout2-obj-タイトルとコンテンツ-backgroundobjects" style:family="presentation">
      <style:graphic-properties draw:textarea-horizontal-align="justify" draw:shadow="hidden" draw:shadow-offset-x="0.2cm" draw:shadow-offset-y="0.2cm" draw:shadow-color="#808080"/>
      <style:text-properties style:letter-kerning="true"/>
    </style:style>
    <style:style style:name="Master1-Layout2-obj-タイトルとコンテンツ-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タイトルとコンテンツ-outline1" style:family="presentation">
      <style:graphic-properties draw:stroke="none" draw:fill="none" draw:auto-grow-height="false" draw:fit-to-size="shrink-to-fit">
        <text:list-style style:name="Master1-Layout2-obj-タイトルと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タイトルとコンテンツ-outline2" style:family="presentation" style:parent-style-name="Master1-Layout2-obj-タイトルとコンテンツ-outline1">
      <style:paragraph-properties fo:margin-top="0cm" fo:margin-bottom="0.4cm"/>
      <style:text-properties fo:font-size="28pt" style:font-size-asian="28pt" style:font-size-complex="28pt"/>
    </style:style>
    <style:style style:name="Master1-Layout2-obj-タイトルとコンテンツ-outline3" style:family="presentation" style:parent-style-name="Master1-Layout2-obj-タイトルとコンテンツ-outline2">
      <style:paragraph-properties fo:margin-top="0cm" fo:margin-bottom="0.3cm"/>
      <style:text-properties fo:font-size="24pt" style:font-size-asian="24pt" style:font-size-complex="24pt"/>
    </style:style>
    <style:style style:name="Master1-Layout2-obj-タイトルとコンテンツ-outline4" style:family="presentation" style:parent-style-name="Master1-Layout2-obj-タイトルとコンテンツ-outline3">
      <style:paragraph-properties fo:margin-top="0cm" fo:margin-bottom="0.2cm"/>
      <style:text-properties fo:font-size="20pt" style:font-size-asian="20pt" style:font-size-complex="20pt"/>
    </style:style>
    <style:style style:name="Master1-Layout2-obj-タイトルとコンテンツ-outline5" style:family="presentation" style:parent-style-name="Master1-Layout2-obj-タイトルとコンテンツ-outline4">
      <style:paragraph-properties fo:margin-top="0cm" fo:margin-bottom="0.1cm"/>
      <style:text-properties fo:font-size="20pt" style:font-size-asian="20pt" style:font-size-complex="20pt"/>
    </style:style>
    <style:style style:name="Master1-Layout2-obj-タイトルとコンテンツ-outline6" style:family="presentation" style:parent-style-name="Master1-Layout2-obj-タイトルとコンテンツ-outline5">
      <style:paragraph-properties fo:margin-top="0cm" fo:margin-bottom="0.1cm"/>
      <style:text-properties fo:font-size="20pt" style:font-size-asian="20pt" style:font-size-complex="20pt"/>
    </style:style>
    <style:style style:name="Master1-Layout2-obj-タイトルとコンテンツ-outline7" style:family="presentation" style:parent-style-name="Master1-Layout2-obj-タイトルとコンテンツ-outline6">
      <style:paragraph-properties fo:margin-top="0cm" fo:margin-bottom="0.1cm"/>
      <style:text-properties fo:font-size="20pt" style:font-size-asian="20pt" style:font-size-complex="20pt"/>
    </style:style>
    <style:style style:name="Master1-Layout2-obj-タイトルとコンテンツ-outline8" style:family="presentation" style:parent-style-name="Master1-Layout2-obj-タイトルとコンテンツ-outline7">
      <style:paragraph-properties fo:margin-top="0cm" fo:margin-bottom="0.1cm"/>
      <style:text-properties fo:font-size="20pt" style:font-size-asian="20pt" style:font-size-complex="20pt"/>
    </style:style>
    <style:style style:name="Master1-Layout2-obj-タイトルとコンテンツ-outline9" style:family="presentation" style:parent-style-name="Master1-Layout2-obj-タイトルとコンテンツ-outline8">
      <style:paragraph-properties fo:margin-top="0cm" fo:margin-bottom="0.1cm"/>
      <style:text-properties fo:font-size="20pt" style:font-size-asian="20pt" style:font-size-complex="20pt"/>
    </style:style>
    <style:style style:name="Master1-Layout2-obj-タイトルとコンテンツ-subtitle" style:family="presentation">
      <style:graphic-properties draw:stroke="none" draw:fill="none" draw:textarea-vertical-align="middle">
        <text:list-style style:name="Master1-Layout2-obj-タイトルと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タイトルとコンテンツ-title" style:family="presentation">
      <style:graphic-properties draw:stroke="none" draw:fill="none" draw:textarea-vertical-align="middle">
        <text:list-style style:name="Master1-Layout2-obj-タイトルと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セクション見出し-background" style:family="presentation">
      <style:graphic-properties draw:stroke="none" draw:fill="solid" draw:fill-color="#ffffff"/>
      <style:text-properties style:letter-kerning="true"/>
    </style:style>
    <style:style style:name="Master1-Layout3-secHead-セクション見出し-backgroundobjects" style:family="presentation">
      <style:graphic-properties draw:textarea-horizontal-align="justify" draw:shadow="hidden" draw:shadow-offset-x="0.2cm" draw:shadow-offset-y="0.2cm" draw:shadow-color="#808080"/>
      <style:text-properties style:letter-kerning="true"/>
    </style:style>
    <style:style style:name="Master1-Layout3-secHead-セクション見出し-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セクション見出し-outline1" style:family="presentation">
      <style:graphic-properties draw:stroke="none" draw:fill="none" draw:auto-grow-height="false" draw:fit-to-size="shrink-to-fit">
        <text:list-style style:name="Master1-Layout3-secHead-セクション見出し-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セクション見出し-outline2" style:family="presentation" style:parent-style-name="Master1-Layout3-secHead-セクション見出し-outline1">
      <style:paragraph-properties fo:margin-top="0cm" fo:margin-bottom="0.4cm"/>
      <style:text-properties fo:font-size="28pt" style:font-size-asian="28pt" style:font-size-complex="28pt"/>
    </style:style>
    <style:style style:name="Master1-Layout3-secHead-セクション見出し-outline3" style:family="presentation" style:parent-style-name="Master1-Layout3-secHead-セクション見出し-outline2">
      <style:paragraph-properties fo:margin-top="0cm" fo:margin-bottom="0.3cm"/>
      <style:text-properties fo:font-size="24pt" style:font-size-asian="24pt" style:font-size-complex="24pt"/>
    </style:style>
    <style:style style:name="Master1-Layout3-secHead-セクション見出し-outline4" style:family="presentation" style:parent-style-name="Master1-Layout3-secHead-セクション見出し-outline3">
      <style:paragraph-properties fo:margin-top="0cm" fo:margin-bottom="0.2cm"/>
      <style:text-properties fo:font-size="20pt" style:font-size-asian="20pt" style:font-size-complex="20pt"/>
    </style:style>
    <style:style style:name="Master1-Layout3-secHead-セクション見出し-outline5" style:family="presentation" style:parent-style-name="Master1-Layout3-secHead-セクション見出し-outline4">
      <style:paragraph-properties fo:margin-top="0cm" fo:margin-bottom="0.1cm"/>
      <style:text-properties fo:font-size="20pt" style:font-size-asian="20pt" style:font-size-complex="20pt"/>
    </style:style>
    <style:style style:name="Master1-Layout3-secHead-セクション見出し-outline6" style:family="presentation" style:parent-style-name="Master1-Layout3-secHead-セクション見出し-outline5">
      <style:paragraph-properties fo:margin-top="0cm" fo:margin-bottom="0.1cm"/>
      <style:text-properties fo:font-size="20pt" style:font-size-asian="20pt" style:font-size-complex="20pt"/>
    </style:style>
    <style:style style:name="Master1-Layout3-secHead-セクション見出し-outline7" style:family="presentation" style:parent-style-name="Master1-Layout3-secHead-セクション見出し-outline6">
      <style:paragraph-properties fo:margin-top="0cm" fo:margin-bottom="0.1cm"/>
      <style:text-properties fo:font-size="20pt" style:font-size-asian="20pt" style:font-size-complex="20pt"/>
    </style:style>
    <style:style style:name="Master1-Layout3-secHead-セクション見出し-outline8" style:family="presentation" style:parent-style-name="Master1-Layout3-secHead-セクション見出し-outline7">
      <style:paragraph-properties fo:margin-top="0cm" fo:margin-bottom="0.1cm"/>
      <style:text-properties fo:font-size="20pt" style:font-size-asian="20pt" style:font-size-complex="20pt"/>
    </style:style>
    <style:style style:name="Master1-Layout3-secHead-セクション見出し-outline9" style:family="presentation" style:parent-style-name="Master1-Layout3-secHead-セクション見出し-outline8">
      <style:paragraph-properties fo:margin-top="0cm" fo:margin-bottom="0.1cm"/>
      <style:text-properties fo:font-size="20pt" style:font-size-asian="20pt" style:font-size-complex="20pt"/>
    </style:style>
    <style:style style:name="Master1-Layout3-secHead-セクション見出し-subtitle" style:family="presentation">
      <style:graphic-properties draw:stroke="none" draw:fill="none" draw:textarea-vertical-align="middle">
        <text:list-style style:name="Master1-Layout3-secHead-セクション見出し-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セクション見出し-title" style:family="presentation">
      <style:graphic-properties draw:stroke="none" draw:fill="none" draw:textarea-vertical-align="middle">
        <text:list-style style:name="Master1-Layout3-secHead-セクション見出し-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2-つのコンテンツ-background" style:family="presentation">
      <style:graphic-properties draw:stroke="none" draw:fill="solid" draw:fill-color="#ffffff"/>
      <style:text-properties style:letter-kerning="true"/>
    </style:style>
    <style:style style:name="Master1-Layout4-twoObj-2-つのコンテンツ-backgroundobjects" style:family="presentation">
      <style:graphic-properties draw:textarea-horizontal-align="justify" draw:shadow="hidden" draw:shadow-offset-x="0.2cm" draw:shadow-offset-y="0.2cm" draw:shadow-color="#808080"/>
      <style:text-properties style:letter-kerning="true"/>
    </style:style>
    <style:style style:name="Master1-Layout4-twoObj-2-つのコンテンツ-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2-つのコンテンツ-outline1" style:family="presentation">
      <style:graphic-properties draw:stroke="none" draw:fill="none" draw:auto-grow-height="false" draw:fit-to-size="shrink-to-fit">
        <text:list-style style:name="Master1-Layout4-twoObj-2-つの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2-つのコンテンツ-outline2" style:family="presentation" style:parent-style-name="Master1-Layout4-twoObj-2-つのコンテンツ-outline1">
      <style:paragraph-properties fo:margin-top="0cm" fo:margin-bottom="0.4cm"/>
      <style:text-properties fo:font-size="28pt" style:font-size-asian="28pt" style:font-size-complex="28pt"/>
    </style:style>
    <style:style style:name="Master1-Layout4-twoObj-2-つのコンテンツ-outline3" style:family="presentation" style:parent-style-name="Master1-Layout4-twoObj-2-つのコンテンツ-outline2">
      <style:paragraph-properties fo:margin-top="0cm" fo:margin-bottom="0.3cm"/>
      <style:text-properties fo:font-size="24pt" style:font-size-asian="24pt" style:font-size-complex="24pt"/>
    </style:style>
    <style:style style:name="Master1-Layout4-twoObj-2-つのコンテンツ-outline4" style:family="presentation" style:parent-style-name="Master1-Layout4-twoObj-2-つのコンテンツ-outline3">
      <style:paragraph-properties fo:margin-top="0cm" fo:margin-bottom="0.2cm"/>
      <style:text-properties fo:font-size="20pt" style:font-size-asian="20pt" style:font-size-complex="20pt"/>
    </style:style>
    <style:style style:name="Master1-Layout4-twoObj-2-つのコンテンツ-outline5" style:family="presentation" style:parent-style-name="Master1-Layout4-twoObj-2-つのコンテンツ-outline4">
      <style:paragraph-properties fo:margin-top="0cm" fo:margin-bottom="0.1cm"/>
      <style:text-properties fo:font-size="20pt" style:font-size-asian="20pt" style:font-size-complex="20pt"/>
    </style:style>
    <style:style style:name="Master1-Layout4-twoObj-2-つのコンテンツ-outline6" style:family="presentation" style:parent-style-name="Master1-Layout4-twoObj-2-つのコンテンツ-outline5">
      <style:paragraph-properties fo:margin-top="0cm" fo:margin-bottom="0.1cm"/>
      <style:text-properties fo:font-size="20pt" style:font-size-asian="20pt" style:font-size-complex="20pt"/>
    </style:style>
    <style:style style:name="Master1-Layout4-twoObj-2-つのコンテンツ-outline7" style:family="presentation" style:parent-style-name="Master1-Layout4-twoObj-2-つのコンテンツ-outline6">
      <style:paragraph-properties fo:margin-top="0cm" fo:margin-bottom="0.1cm"/>
      <style:text-properties fo:font-size="20pt" style:font-size-asian="20pt" style:font-size-complex="20pt"/>
    </style:style>
    <style:style style:name="Master1-Layout4-twoObj-2-つのコンテンツ-outline8" style:family="presentation" style:parent-style-name="Master1-Layout4-twoObj-2-つのコンテンツ-outline7">
      <style:paragraph-properties fo:margin-top="0cm" fo:margin-bottom="0.1cm"/>
      <style:text-properties fo:font-size="20pt" style:font-size-asian="20pt" style:font-size-complex="20pt"/>
    </style:style>
    <style:style style:name="Master1-Layout4-twoObj-2-つのコンテンツ-outline9" style:family="presentation" style:parent-style-name="Master1-Layout4-twoObj-2-つのコンテンツ-outline8">
      <style:paragraph-properties fo:margin-top="0cm" fo:margin-bottom="0.1cm"/>
      <style:text-properties fo:font-size="20pt" style:font-size-asian="20pt" style:font-size-complex="20pt"/>
    </style:style>
    <style:style style:name="Master1-Layout4-twoObj-2-つのコンテンツ-subtitle" style:family="presentation">
      <style:graphic-properties draw:stroke="none" draw:fill="none" draw:textarea-vertical-align="middle">
        <text:list-style style:name="Master1-Layout4-twoObj-2-つの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2-つのコンテンツ-title" style:family="presentation">
      <style:graphic-properties draw:stroke="none" draw:fill="none" draw:textarea-vertical-align="middle">
        <text:list-style style:name="Master1-Layout4-twoObj-2-つの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比較-background" style:family="presentation">
      <style:graphic-properties draw:stroke="none" draw:fill="solid" draw:fill-color="#ffffff"/>
      <style:text-properties style:letter-kerning="true"/>
    </style:style>
    <style:style style:name="Master1-Layout5-twoTxTwoObj-比較-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比較-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比較-outline1" style:family="presentation">
      <style:graphic-properties draw:stroke="none" draw:fill="none" draw:auto-grow-height="false" draw:fit-to-size="shrink-to-fit">
        <text:list-style style:name="Master1-Layout5-twoTxTwoObj-比較-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比較-outline2" style:family="presentation" style:parent-style-name="Master1-Layout5-twoTxTwoObj-比較-outline1">
      <style:paragraph-properties fo:margin-top="0cm" fo:margin-bottom="0.4cm"/>
      <style:text-properties fo:font-size="28pt" style:font-size-asian="28pt" style:font-size-complex="28pt"/>
    </style:style>
    <style:style style:name="Master1-Layout5-twoTxTwoObj-比較-outline3" style:family="presentation" style:parent-style-name="Master1-Layout5-twoTxTwoObj-比較-outline2">
      <style:paragraph-properties fo:margin-top="0cm" fo:margin-bottom="0.3cm"/>
      <style:text-properties fo:font-size="24pt" style:font-size-asian="24pt" style:font-size-complex="24pt"/>
    </style:style>
    <style:style style:name="Master1-Layout5-twoTxTwoObj-比較-outline4" style:family="presentation" style:parent-style-name="Master1-Layout5-twoTxTwoObj-比較-outline3">
      <style:paragraph-properties fo:margin-top="0cm" fo:margin-bottom="0.2cm"/>
      <style:text-properties fo:font-size="20pt" style:font-size-asian="20pt" style:font-size-complex="20pt"/>
    </style:style>
    <style:style style:name="Master1-Layout5-twoTxTwoObj-比較-outline5" style:family="presentation" style:parent-style-name="Master1-Layout5-twoTxTwoObj-比較-outline4">
      <style:paragraph-properties fo:margin-top="0cm" fo:margin-bottom="0.1cm"/>
      <style:text-properties fo:font-size="20pt" style:font-size-asian="20pt" style:font-size-complex="20pt"/>
    </style:style>
    <style:style style:name="Master1-Layout5-twoTxTwoObj-比較-outline6" style:family="presentation" style:parent-style-name="Master1-Layout5-twoTxTwoObj-比較-outline5">
      <style:paragraph-properties fo:margin-top="0cm" fo:margin-bottom="0.1cm"/>
      <style:text-properties fo:font-size="20pt" style:font-size-asian="20pt" style:font-size-complex="20pt"/>
    </style:style>
    <style:style style:name="Master1-Layout5-twoTxTwoObj-比較-outline7" style:family="presentation" style:parent-style-name="Master1-Layout5-twoTxTwoObj-比較-outline6">
      <style:paragraph-properties fo:margin-top="0cm" fo:margin-bottom="0.1cm"/>
      <style:text-properties fo:font-size="20pt" style:font-size-asian="20pt" style:font-size-complex="20pt"/>
    </style:style>
    <style:style style:name="Master1-Layout5-twoTxTwoObj-比較-outline8" style:family="presentation" style:parent-style-name="Master1-Layout5-twoTxTwoObj-比較-outline7">
      <style:paragraph-properties fo:margin-top="0cm" fo:margin-bottom="0.1cm"/>
      <style:text-properties fo:font-size="20pt" style:font-size-asian="20pt" style:font-size-complex="20pt"/>
    </style:style>
    <style:style style:name="Master1-Layout5-twoTxTwoObj-比較-outline9" style:family="presentation" style:parent-style-name="Master1-Layout5-twoTxTwoObj-比較-outline8">
      <style:paragraph-properties fo:margin-top="0cm" fo:margin-bottom="0.1cm"/>
      <style:text-properties fo:font-size="20pt" style:font-size-asian="20pt" style:font-size-complex="20pt"/>
    </style:style>
    <style:style style:name="Master1-Layout5-twoTxTwoObj-比較-subtitle" style:family="presentation">
      <style:graphic-properties draw:stroke="none" draw:fill="none" draw:textarea-vertical-align="middle">
        <text:list-style style:name="Master1-Layout5-twoTxTwoObj-比較-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比較-title" style:family="presentation">
      <style:graphic-properties draw:stroke="none" draw:fill="none" draw:textarea-vertical-align="middle">
        <text:list-style style:name="Master1-Layout5-twoTxTwoObj-比較-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タイトルのみ-background" style:family="presentation">
      <style:graphic-properties draw:stroke="none" draw:fill="solid" draw:fill-color="#ffffff"/>
      <style:text-properties style:letter-kerning="true"/>
    </style:style>
    <style:style style:name="Master1-Layout6-titleOnly-タイトルのみ-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タイトルのみ-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タイトルのみ-outline1" style:family="presentation">
      <style:graphic-properties draw:stroke="none" draw:fill="none" draw:auto-grow-height="false" draw:fit-to-size="shrink-to-fit">
        <text:list-style style:name="Master1-Layout6-titleOnly-タイトルのみ-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タイトルのみ-outline2" style:family="presentation" style:parent-style-name="Master1-Layout6-titleOnly-タイトルのみ-outline1">
      <style:paragraph-properties fo:margin-top="0cm" fo:margin-bottom="0.4cm"/>
      <style:text-properties fo:font-size="28pt" style:font-size-asian="28pt" style:font-size-complex="28pt"/>
    </style:style>
    <style:style style:name="Master1-Layout6-titleOnly-タイトルのみ-outline3" style:family="presentation" style:parent-style-name="Master1-Layout6-titleOnly-タイトルのみ-outline2">
      <style:paragraph-properties fo:margin-top="0cm" fo:margin-bottom="0.3cm"/>
      <style:text-properties fo:font-size="24pt" style:font-size-asian="24pt" style:font-size-complex="24pt"/>
    </style:style>
    <style:style style:name="Master1-Layout6-titleOnly-タイトルのみ-outline4" style:family="presentation" style:parent-style-name="Master1-Layout6-titleOnly-タイトルのみ-outline3">
      <style:paragraph-properties fo:margin-top="0cm" fo:margin-bottom="0.2cm"/>
      <style:text-properties fo:font-size="20pt" style:font-size-asian="20pt" style:font-size-complex="20pt"/>
    </style:style>
    <style:style style:name="Master1-Layout6-titleOnly-タイトルのみ-outline5" style:family="presentation" style:parent-style-name="Master1-Layout6-titleOnly-タイトルのみ-outline4">
      <style:paragraph-properties fo:margin-top="0cm" fo:margin-bottom="0.1cm"/>
      <style:text-properties fo:font-size="20pt" style:font-size-asian="20pt" style:font-size-complex="20pt"/>
    </style:style>
    <style:style style:name="Master1-Layout6-titleOnly-タイトルのみ-outline6" style:family="presentation" style:parent-style-name="Master1-Layout6-titleOnly-タイトルのみ-outline5">
      <style:paragraph-properties fo:margin-top="0cm" fo:margin-bottom="0.1cm"/>
      <style:text-properties fo:font-size="20pt" style:font-size-asian="20pt" style:font-size-complex="20pt"/>
    </style:style>
    <style:style style:name="Master1-Layout6-titleOnly-タイトルのみ-outline7" style:family="presentation" style:parent-style-name="Master1-Layout6-titleOnly-タイトルのみ-outline6">
      <style:paragraph-properties fo:margin-top="0cm" fo:margin-bottom="0.1cm"/>
      <style:text-properties fo:font-size="20pt" style:font-size-asian="20pt" style:font-size-complex="20pt"/>
    </style:style>
    <style:style style:name="Master1-Layout6-titleOnly-タイトルのみ-outline8" style:family="presentation" style:parent-style-name="Master1-Layout6-titleOnly-タイトルのみ-outline7">
      <style:paragraph-properties fo:margin-top="0cm" fo:margin-bottom="0.1cm"/>
      <style:text-properties fo:font-size="20pt" style:font-size-asian="20pt" style:font-size-complex="20pt"/>
    </style:style>
    <style:style style:name="Master1-Layout6-titleOnly-タイトルのみ-outline9" style:family="presentation" style:parent-style-name="Master1-Layout6-titleOnly-タイトルのみ-outline8">
      <style:paragraph-properties fo:margin-top="0cm" fo:margin-bottom="0.1cm"/>
      <style:text-properties fo:font-size="20pt" style:font-size-asian="20pt" style:font-size-complex="20pt"/>
    </style:style>
    <style:style style:name="Master1-Layout6-titleOnly-タイトルのみ-subtitle" style:family="presentation">
      <style:graphic-properties draw:stroke="none" draw:fill="none" draw:textarea-vertical-align="middle">
        <text:list-style style:name="Master1-Layout6-titleOnly-タイトルのみ-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タイトルのみ-title" style:family="presentation">
      <style:graphic-properties draw:stroke="none" draw:fill="none" draw:textarea-vertical-align="middle">
        <text:list-style style:name="Master1-Layout6-titleOnly-タイトルのみ-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白紙-background" style:family="presentation">
      <style:graphic-properties draw:stroke="none" draw:fill="solid" draw:fill-color="#ffffff"/>
      <style:text-properties style:letter-kerning="true"/>
    </style:style>
    <style:style style:name="Master1-Layout7-blank-白紙-backgroundobjects" style:family="presentation">
      <style:graphic-properties draw:textarea-horizontal-align="justify" draw:shadow="hidden" draw:shadow-offset-x="0.2cm" draw:shadow-offset-y="0.2cm" draw:shadow-color="#808080"/>
      <style:text-properties style:letter-kerning="true"/>
    </style:style>
    <style:style style:name="Master1-Layout7-blank-白紙-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白紙-outline1" style:family="presentation">
      <style:graphic-properties draw:stroke="none" draw:fill="none" draw:auto-grow-height="false" draw:fit-to-size="shrink-to-fit">
        <text:list-style style:name="Master1-Layout7-blank-白紙-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白紙-outline2" style:family="presentation" style:parent-style-name="Master1-Layout7-blank-白紙-outline1">
      <style:paragraph-properties fo:margin-top="0cm" fo:margin-bottom="0.4cm"/>
      <style:text-properties fo:font-size="28pt" style:font-size-asian="28pt" style:font-size-complex="28pt"/>
    </style:style>
    <style:style style:name="Master1-Layout7-blank-白紙-outline3" style:family="presentation" style:parent-style-name="Master1-Layout7-blank-白紙-outline2">
      <style:paragraph-properties fo:margin-top="0cm" fo:margin-bottom="0.3cm"/>
      <style:text-properties fo:font-size="24pt" style:font-size-asian="24pt" style:font-size-complex="24pt"/>
    </style:style>
    <style:style style:name="Master1-Layout7-blank-白紙-outline4" style:family="presentation" style:parent-style-name="Master1-Layout7-blank-白紙-outline3">
      <style:paragraph-properties fo:margin-top="0cm" fo:margin-bottom="0.2cm"/>
      <style:text-properties fo:font-size="20pt" style:font-size-asian="20pt" style:font-size-complex="20pt"/>
    </style:style>
    <style:style style:name="Master1-Layout7-blank-白紙-outline5" style:family="presentation" style:parent-style-name="Master1-Layout7-blank-白紙-outline4">
      <style:paragraph-properties fo:margin-top="0cm" fo:margin-bottom="0.1cm"/>
      <style:text-properties fo:font-size="20pt" style:font-size-asian="20pt" style:font-size-complex="20pt"/>
    </style:style>
    <style:style style:name="Master1-Layout7-blank-白紙-outline6" style:family="presentation" style:parent-style-name="Master1-Layout7-blank-白紙-outline5">
      <style:paragraph-properties fo:margin-top="0cm" fo:margin-bottom="0.1cm"/>
      <style:text-properties fo:font-size="20pt" style:font-size-asian="20pt" style:font-size-complex="20pt"/>
    </style:style>
    <style:style style:name="Master1-Layout7-blank-白紙-outline7" style:family="presentation" style:parent-style-name="Master1-Layout7-blank-白紙-outline6">
      <style:paragraph-properties fo:margin-top="0cm" fo:margin-bottom="0.1cm"/>
      <style:text-properties fo:font-size="20pt" style:font-size-asian="20pt" style:font-size-complex="20pt"/>
    </style:style>
    <style:style style:name="Master1-Layout7-blank-白紙-outline8" style:family="presentation" style:parent-style-name="Master1-Layout7-blank-白紙-outline7">
      <style:paragraph-properties fo:margin-top="0cm" fo:margin-bottom="0.1cm"/>
      <style:text-properties fo:font-size="20pt" style:font-size-asian="20pt" style:font-size-complex="20pt"/>
    </style:style>
    <style:style style:name="Master1-Layout7-blank-白紙-outline9" style:family="presentation" style:parent-style-name="Master1-Layout7-blank-白紙-outline8">
      <style:paragraph-properties fo:margin-top="0cm" fo:margin-bottom="0.1cm"/>
      <style:text-properties fo:font-size="20pt" style:font-size-asian="20pt" style:font-size-complex="20pt"/>
    </style:style>
    <style:style style:name="Master1-Layout7-blank-白紙-subtitle" style:family="presentation">
      <style:graphic-properties draw:stroke="none" draw:fill="none" draw:textarea-vertical-align="middle">
        <text:list-style style:name="Master1-Layout7-blank-白紙-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白紙-title" style:family="presentation">
      <style:graphic-properties draw:stroke="none" draw:fill="none" draw:textarea-vertical-align="middle">
        <text:list-style style:name="Master1-Layout7-blank-白紙-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タイトル付きの_a_コンテンツ-background" style:display-name="Master1-Layout8-objTx-タイトル付きの&#10;コンテンツ-background" style:family="presentation">
      <style:graphic-properties draw:stroke="none" draw:fill="solid" draw:fill-color="#ffffff"/>
      <style:text-properties style:letter-kerning="true"/>
    </style:style>
    <style:style style:name="Master1-Layout8-objTx-タイトル付きの_a_コンテンツ-backgroundobjects" style:display-name="Master1-Layout8-objTx-タイトル付きの&#10;コンテンツ-backgroundobjects" style:family="presentation">
      <style:graphic-properties draw:textarea-horizontal-align="justify" draw:shadow="hidden" draw:shadow-offset-x="0.2cm" draw:shadow-offset-y="0.2cm" draw:shadow-color="#808080"/>
      <style:text-properties style:letter-kerning="true"/>
    </style:style>
    <style:style style:name="Master1-Layout8-objTx-タイトル付きの_a_コンテンツ-notes" style:display-name="Master1-Layout8-objTx-タイトル付きの&#10;コンテンツ-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タイトル付きの_a_コンテンツ-outline1" style:display-name="Master1-Layout8-objTx-タイトル付きの&#10;コンテンツ-outline1" style:family="presentation">
      <style:graphic-properties draw:stroke="none" draw:fill="none" draw:auto-grow-height="false" draw:fit-to-size="shrink-to-fit">
        <text:list-style style:name="Master1-Layout8-objTx-タイトル付きの_a_コンテンツ-outline1" style:display-name="Master1-Layout8-objTx-タイトル付きの&#10;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タイトル付きの_a_コンテンツ-outline2" style:display-name="Master1-Layout8-objTx-タイトル付きの&#10;コンテンツ-outline2" style:family="presentation" style:parent-style-name="Master1-Layout8-objTx-タイトル付きの_a_コンテンツ-outline1">
      <style:paragraph-properties fo:margin-top="0cm" fo:margin-bottom="0.4cm"/>
      <style:text-properties fo:font-size="28pt" style:font-size-asian="28pt" style:font-size-complex="28pt"/>
    </style:style>
    <style:style style:name="Master1-Layout8-objTx-タイトル付きの_a_コンテンツ-outline3" style:display-name="Master1-Layout8-objTx-タイトル付きの&#10;コンテンツ-outline3" style:family="presentation" style:parent-style-name="Master1-Layout8-objTx-タイトル付きの_a_コンテンツ-outline2">
      <style:paragraph-properties fo:margin-top="0cm" fo:margin-bottom="0.3cm"/>
      <style:text-properties fo:font-size="24pt" style:font-size-asian="24pt" style:font-size-complex="24pt"/>
    </style:style>
    <style:style style:name="Master1-Layout8-objTx-タイトル付きの_a_コンテンツ-outline4" style:display-name="Master1-Layout8-objTx-タイトル付きの&#10;コンテンツ-outline4" style:family="presentation" style:parent-style-name="Master1-Layout8-objTx-タイトル付きの_a_コンテンツ-outline3">
      <style:paragraph-properties fo:margin-top="0cm" fo:margin-bottom="0.2cm"/>
      <style:text-properties fo:font-size="20pt" style:font-size-asian="20pt" style:font-size-complex="20pt"/>
    </style:style>
    <style:style style:name="Master1-Layout8-objTx-タイトル付きの_a_コンテンツ-outline5" style:display-name="Master1-Layout8-objTx-タイトル付きの&#10;コンテンツ-outline5" style:family="presentation" style:parent-style-name="Master1-Layout8-objTx-タイトル付きの_a_コンテンツ-outline4">
      <style:paragraph-properties fo:margin-top="0cm" fo:margin-bottom="0.1cm"/>
      <style:text-properties fo:font-size="20pt" style:font-size-asian="20pt" style:font-size-complex="20pt"/>
    </style:style>
    <style:style style:name="Master1-Layout8-objTx-タイトル付きの_a_コンテンツ-outline6" style:display-name="Master1-Layout8-objTx-タイトル付きの&#10;コンテンツ-outline6" style:family="presentation" style:parent-style-name="Master1-Layout8-objTx-タイトル付きの_a_コンテンツ-outline5">
      <style:paragraph-properties fo:margin-top="0cm" fo:margin-bottom="0.1cm"/>
      <style:text-properties fo:font-size="20pt" style:font-size-asian="20pt" style:font-size-complex="20pt"/>
    </style:style>
    <style:style style:name="Master1-Layout8-objTx-タイトル付きの_a_コンテンツ-outline7" style:display-name="Master1-Layout8-objTx-タイトル付きの&#10;コンテンツ-outline7" style:family="presentation" style:parent-style-name="Master1-Layout8-objTx-タイトル付きの_a_コンテンツ-outline6">
      <style:paragraph-properties fo:margin-top="0cm" fo:margin-bottom="0.1cm"/>
      <style:text-properties fo:font-size="20pt" style:font-size-asian="20pt" style:font-size-complex="20pt"/>
    </style:style>
    <style:style style:name="Master1-Layout8-objTx-タイトル付きの_a_コンテンツ-outline8" style:display-name="Master1-Layout8-objTx-タイトル付きの&#10;コンテンツ-outline8" style:family="presentation" style:parent-style-name="Master1-Layout8-objTx-タイトル付きの_a_コンテンツ-outline7">
      <style:paragraph-properties fo:margin-top="0cm" fo:margin-bottom="0.1cm"/>
      <style:text-properties fo:font-size="20pt" style:font-size-asian="20pt" style:font-size-complex="20pt"/>
    </style:style>
    <style:style style:name="Master1-Layout8-objTx-タイトル付きの_a_コンテンツ-outline9" style:display-name="Master1-Layout8-objTx-タイトル付きの&#10;コンテンツ-outline9" style:family="presentation" style:parent-style-name="Master1-Layout8-objTx-タイトル付きの_a_コンテンツ-outline8">
      <style:paragraph-properties fo:margin-top="0cm" fo:margin-bottom="0.1cm"/>
      <style:text-properties fo:font-size="20pt" style:font-size-asian="20pt" style:font-size-complex="20pt"/>
    </style:style>
    <style:style style:name="Master1-Layout8-objTx-タイトル付きの_a_コンテンツ-subtitle" style:display-name="Master1-Layout8-objTx-タイトル付きの&#10;コンテンツ-subtitle" style:family="presentation">
      <style:graphic-properties draw:stroke="none" draw:fill="none" draw:textarea-vertical-align="middle">
        <text:list-style style:name="Master1-Layout8-objTx-タイトル付きの_a_コンテンツ-subtitle" style:display-name="Master1-Layout8-objTx-タイトル付きの&#10;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タイトル付きの_a_コンテンツ-title" style:display-name="Master1-Layout8-objTx-タイトル付きの&#10;コンテンツ-title" style:family="presentation">
      <style:graphic-properties draw:stroke="none" draw:fill="none" draw:textarea-vertical-align="middle">
        <text:list-style style:name="Master1-Layout8-objTx-タイトル付きの_a_コンテンツ-title" style:display-name="Master1-Layout8-objTx-タイトル付きの&#10;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タイトル付きの図-background" style:family="presentation">
      <style:graphic-properties draw:stroke="none" draw:fill="solid" draw:fill-color="#ffffff"/>
      <style:text-properties style:letter-kerning="true"/>
    </style:style>
    <style:style style:name="Master1-Layout9-picTx-タイトル付きの図-backgroundobjects" style:family="presentation">
      <style:graphic-properties draw:textarea-horizontal-align="justify" draw:shadow="hidden" draw:shadow-offset-x="0.2cm" draw:shadow-offset-y="0.2cm" draw:shadow-color="#808080"/>
      <style:text-properties style:letter-kerning="true"/>
    </style:style>
    <style:style style:name="Master1-Layout9-picTx-タイトル付きの図-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タイトル付きの図-outline1" style:family="presentation">
      <style:graphic-properties draw:stroke="none" draw:fill="none" draw:auto-grow-height="false" draw:fit-to-size="shrink-to-fit">
        <text:list-style style:name="Master1-Layout9-picTx-タイトル付きの図-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タイトル付きの図-outline2" style:family="presentation" style:parent-style-name="Master1-Layout9-picTx-タイトル付きの図-outline1">
      <style:paragraph-properties fo:margin-top="0cm" fo:margin-bottom="0.4cm"/>
      <style:text-properties fo:font-size="28pt" style:font-size-asian="28pt" style:font-size-complex="28pt"/>
    </style:style>
    <style:style style:name="Master1-Layout9-picTx-タイトル付きの図-outline3" style:family="presentation" style:parent-style-name="Master1-Layout9-picTx-タイトル付きの図-outline2">
      <style:paragraph-properties fo:margin-top="0cm" fo:margin-bottom="0.3cm"/>
      <style:text-properties fo:font-size="24pt" style:font-size-asian="24pt" style:font-size-complex="24pt"/>
    </style:style>
    <style:style style:name="Master1-Layout9-picTx-タイトル付きの図-outline4" style:family="presentation" style:parent-style-name="Master1-Layout9-picTx-タイトル付きの図-outline3">
      <style:paragraph-properties fo:margin-top="0cm" fo:margin-bottom="0.2cm"/>
      <style:text-properties fo:font-size="20pt" style:font-size-asian="20pt" style:font-size-complex="20pt"/>
    </style:style>
    <style:style style:name="Master1-Layout9-picTx-タイトル付きの図-outline5" style:family="presentation" style:parent-style-name="Master1-Layout9-picTx-タイトル付きの図-outline4">
      <style:paragraph-properties fo:margin-top="0cm" fo:margin-bottom="0.1cm"/>
      <style:text-properties fo:font-size="20pt" style:font-size-asian="20pt" style:font-size-complex="20pt"/>
    </style:style>
    <style:style style:name="Master1-Layout9-picTx-タイトル付きの図-outline6" style:family="presentation" style:parent-style-name="Master1-Layout9-picTx-タイトル付きの図-outline5">
      <style:paragraph-properties fo:margin-top="0cm" fo:margin-bottom="0.1cm"/>
      <style:text-properties fo:font-size="20pt" style:font-size-asian="20pt" style:font-size-complex="20pt"/>
    </style:style>
    <style:style style:name="Master1-Layout9-picTx-タイトル付きの図-outline7" style:family="presentation" style:parent-style-name="Master1-Layout9-picTx-タイトル付きの図-outline6">
      <style:paragraph-properties fo:margin-top="0cm" fo:margin-bottom="0.1cm"/>
      <style:text-properties fo:font-size="20pt" style:font-size-asian="20pt" style:font-size-complex="20pt"/>
    </style:style>
    <style:style style:name="Master1-Layout9-picTx-タイトル付きの図-outline8" style:family="presentation" style:parent-style-name="Master1-Layout9-picTx-タイトル付きの図-outline7">
      <style:paragraph-properties fo:margin-top="0cm" fo:margin-bottom="0.1cm"/>
      <style:text-properties fo:font-size="20pt" style:font-size-asian="20pt" style:font-size-complex="20pt"/>
    </style:style>
    <style:style style:name="Master1-Layout9-picTx-タイトル付きの図-outline9" style:family="presentation" style:parent-style-name="Master1-Layout9-picTx-タイトル付きの図-outline8">
      <style:paragraph-properties fo:margin-top="0cm" fo:margin-bottom="0.1cm"/>
      <style:text-properties fo:font-size="20pt" style:font-size-asian="20pt" style:font-size-complex="20pt"/>
    </style:style>
    <style:style style:name="Master1-Layout9-picTx-タイトル付きの図-subtitle" style:family="presentation">
      <style:graphic-properties draw:stroke="none" draw:fill="none" draw:textarea-vertical-align="middle">
        <text:list-style style:name="Master1-Layout9-picTx-タイトル付きの図-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タイトル付きの図-title" style:family="presentation">
      <style:graphic-properties draw:stroke="none" draw:fill="none" draw:textarea-vertical-align="middle">
        <text:list-style style:name="Master1-Layout9-picTx-タイトル付きの図-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タイトルと_a_縦書きテキスト-background" style:display-name="Master1-Layout10-vertTx-タイトルと&#10;縦書きテキスト-background" style:family="presentation">
      <style:graphic-properties draw:stroke="none" draw:fill="solid" draw:fill-color="#ffffff"/>
      <style:text-properties style:letter-kerning="true"/>
    </style:style>
    <style:style style:name="Master1-Layout10-vertTx-タイトルと_a_縦書きテキスト-backgroundobjects" style:display-name="Master1-Layout10-vertTx-タイトルと&#10;縦書きテキスト-backgroundobjects" style:family="presentation">
      <style:graphic-properties draw:textarea-horizontal-align="justify" draw:shadow="hidden" draw:shadow-offset-x="0.2cm" draw:shadow-offset-y="0.2cm" draw:shadow-color="#808080"/>
      <style:text-properties style:letter-kerning="true"/>
    </style:style>
    <style:style style:name="Master1-Layout10-vertTx-タイトルと_a_縦書きテキスト-notes" style:display-name="Master1-Layout10-vertTx-タイトルと&#10;縦書きテキスト-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タイトルと_a_縦書きテキスト-outline1" style:display-name="Master1-Layout10-vertTx-タイトルと&#10;縦書きテキスト-outline1" style:family="presentation">
      <style:graphic-properties draw:stroke="none" draw:fill="none" draw:auto-grow-height="false" draw:fit-to-size="shrink-to-fit">
        <text:list-style style:name="Master1-Layout10-vertTx-タイトルと_a_縦書きテキスト-outline1" style:display-name="Master1-Layout10-vertTx-タイトルと&#10;縦書きテキスト-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タイトルと_a_縦書きテキスト-outline2" style:display-name="Master1-Layout10-vertTx-タイトルと&#10;縦書きテキスト-outline2" style:family="presentation" style:parent-style-name="Master1-Layout10-vertTx-タイトルと_a_縦書きテキスト-outline1">
      <style:paragraph-properties fo:margin-top="0cm" fo:margin-bottom="0.4cm"/>
      <style:text-properties fo:font-size="28pt" style:font-size-asian="28pt" style:font-size-complex="28pt"/>
    </style:style>
    <style:style style:name="Master1-Layout10-vertTx-タイトルと_a_縦書きテキスト-outline3" style:display-name="Master1-Layout10-vertTx-タイトルと&#10;縦書きテキスト-outline3" style:family="presentation" style:parent-style-name="Master1-Layout10-vertTx-タイトルと_a_縦書きテキスト-outline2">
      <style:paragraph-properties fo:margin-top="0cm" fo:margin-bottom="0.3cm"/>
      <style:text-properties fo:font-size="24pt" style:font-size-asian="24pt" style:font-size-complex="24pt"/>
    </style:style>
    <style:style style:name="Master1-Layout10-vertTx-タイトルと_a_縦書きテキスト-outline4" style:display-name="Master1-Layout10-vertTx-タイトルと&#10;縦書きテキスト-outline4" style:family="presentation" style:parent-style-name="Master1-Layout10-vertTx-タイトルと_a_縦書きテキスト-outline3">
      <style:paragraph-properties fo:margin-top="0cm" fo:margin-bottom="0.2cm"/>
      <style:text-properties fo:font-size="20pt" style:font-size-asian="20pt" style:font-size-complex="20pt"/>
    </style:style>
    <style:style style:name="Master1-Layout10-vertTx-タイトルと_a_縦書きテキスト-outline5" style:display-name="Master1-Layout10-vertTx-タイトルと&#10;縦書きテキスト-outline5" style:family="presentation" style:parent-style-name="Master1-Layout10-vertTx-タイトルと_a_縦書きテキスト-outline4">
      <style:paragraph-properties fo:margin-top="0cm" fo:margin-bottom="0.1cm"/>
      <style:text-properties fo:font-size="20pt" style:font-size-asian="20pt" style:font-size-complex="20pt"/>
    </style:style>
    <style:style style:name="Master1-Layout10-vertTx-タイトルと_a_縦書きテキスト-outline6" style:display-name="Master1-Layout10-vertTx-タイトルと&#10;縦書きテキスト-outline6" style:family="presentation" style:parent-style-name="Master1-Layout10-vertTx-タイトルと_a_縦書きテキスト-outline5">
      <style:paragraph-properties fo:margin-top="0cm" fo:margin-bottom="0.1cm"/>
      <style:text-properties fo:font-size="20pt" style:font-size-asian="20pt" style:font-size-complex="20pt"/>
    </style:style>
    <style:style style:name="Master1-Layout10-vertTx-タイトルと_a_縦書きテキスト-outline7" style:display-name="Master1-Layout10-vertTx-タイトルと&#10;縦書きテキスト-outline7" style:family="presentation" style:parent-style-name="Master1-Layout10-vertTx-タイトルと_a_縦書きテキスト-outline6">
      <style:paragraph-properties fo:margin-top="0cm" fo:margin-bottom="0.1cm"/>
      <style:text-properties fo:font-size="20pt" style:font-size-asian="20pt" style:font-size-complex="20pt"/>
    </style:style>
    <style:style style:name="Master1-Layout10-vertTx-タイトルと_a_縦書きテキスト-outline8" style:display-name="Master1-Layout10-vertTx-タイトルと&#10;縦書きテキスト-outline8" style:family="presentation" style:parent-style-name="Master1-Layout10-vertTx-タイトルと_a_縦書きテキスト-outline7">
      <style:paragraph-properties fo:margin-top="0cm" fo:margin-bottom="0.1cm"/>
      <style:text-properties fo:font-size="20pt" style:font-size-asian="20pt" style:font-size-complex="20pt"/>
    </style:style>
    <style:style style:name="Master1-Layout10-vertTx-タイトルと_a_縦書きテキスト-outline9" style:display-name="Master1-Layout10-vertTx-タイトルと&#10;縦書きテキスト-outline9" style:family="presentation" style:parent-style-name="Master1-Layout10-vertTx-タイトルと_a_縦書きテキスト-outline8">
      <style:paragraph-properties fo:margin-top="0cm" fo:margin-bottom="0.1cm"/>
      <style:text-properties fo:font-size="20pt" style:font-size-asian="20pt" style:font-size-complex="20pt"/>
    </style:style>
    <style:style style:name="Master1-Layout10-vertTx-タイトルと_a_縦書きテキスト-subtitle" style:display-name="Master1-Layout10-vertTx-タイトルと&#10;縦書きテキスト-subtitle" style:family="presentation">
      <style:graphic-properties draw:stroke="none" draw:fill="none" draw:textarea-vertical-align="middle">
        <text:list-style style:name="Master1-Layout10-vertTx-タイトルと_a_縦書きテキスト-subtitle" style:display-name="Master1-Layout10-vertTx-タイトルと&#10;縦書きテキスト-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タイトルと_a_縦書きテキスト-title" style:display-name="Master1-Layout10-vertTx-タイトルと&#10;縦書きテキスト-title" style:family="presentation">
      <style:graphic-properties draw:stroke="none" draw:fill="none" draw:textarea-vertical-align="middle">
        <text:list-style style:name="Master1-Layout10-vertTx-タイトルと_a_縦書きテキスト-title" style:display-name="Master1-Layout10-vertTx-タイトルと&#10;縦書きテキスト-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縦書きタイトルと_a_縦書きテキスト-background" style:display-name="Master1-Layout11-vertTitleAndTx-縦書きタイトルと&#10;縦書きテキスト-background" style:family="presentation">
      <style:graphic-properties draw:stroke="none" draw:fill="solid" draw:fill-color="#ffffff"/>
      <style:text-properties style:letter-kerning="true"/>
    </style:style>
    <style:style style:name="Master1-Layout11-vertTitleAndTx-縦書きタイトルと_a_縦書きテキスト-backgroundobjects" style:display-name="Master1-Layout11-vertTitleAndTx-縦書きタイトルと&#10;縦書きテキスト-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縦書きタイトルと_a_縦書きテキスト-notes" style:display-name="Master1-Layout11-vertTitleAndTx-縦書きタイトルと&#10;縦書きテキスト-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縦書きタイトルと_a_縦書きテキスト-outline1" style:display-name="Master1-Layout11-vertTitleAndTx-縦書きタイトルと&#10;縦書きテキスト-outline1" style:family="presentation">
      <style:graphic-properties draw:stroke="none" draw:fill="none" draw:auto-grow-height="false" draw:fit-to-size="shrink-to-fit">
        <text:list-style style:name="Master1-Layout11-vertTitleAndTx-縦書きタイトルと_a_縦書きテキスト-outline1" style:display-name="Master1-Layout11-vertTitleAndTx-縦書きタイトルと&#10;縦書きテキスト-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縦書きタイトルと_a_縦書きテキスト-outline2" style:display-name="Master1-Layout11-vertTitleAndTx-縦書きタイトルと&#10;縦書きテキスト-outline2" style:family="presentation" style:parent-style-name="Master1-Layout11-vertTitleAndTx-縦書きタイトルと_a_縦書きテキスト-outline1">
      <style:paragraph-properties fo:margin-top="0cm" fo:margin-bottom="0.4cm"/>
      <style:text-properties fo:font-size="28pt" style:font-size-asian="28pt" style:font-size-complex="28pt"/>
    </style:style>
    <style:style style:name="Master1-Layout11-vertTitleAndTx-縦書きタイトルと_a_縦書きテキスト-outline3" style:display-name="Master1-Layout11-vertTitleAndTx-縦書きタイトルと&#10;縦書きテキスト-outline3" style:family="presentation" style:parent-style-name="Master1-Layout11-vertTitleAndTx-縦書きタイトルと_a_縦書きテキスト-outline2">
      <style:paragraph-properties fo:margin-top="0cm" fo:margin-bottom="0.3cm"/>
      <style:text-properties fo:font-size="24pt" style:font-size-asian="24pt" style:font-size-complex="24pt"/>
    </style:style>
    <style:style style:name="Master1-Layout11-vertTitleAndTx-縦書きタイトルと_a_縦書きテキスト-outline4" style:display-name="Master1-Layout11-vertTitleAndTx-縦書きタイトルと&#10;縦書きテキスト-outline4" style:family="presentation" style:parent-style-name="Master1-Layout11-vertTitleAndTx-縦書きタイトルと_a_縦書きテキスト-outline3">
      <style:paragraph-properties fo:margin-top="0cm" fo:margin-bottom="0.2cm"/>
      <style:text-properties fo:font-size="20pt" style:font-size-asian="20pt" style:font-size-complex="20pt"/>
    </style:style>
    <style:style style:name="Master1-Layout11-vertTitleAndTx-縦書きタイトルと_a_縦書きテキスト-outline5" style:display-name="Master1-Layout11-vertTitleAndTx-縦書きタイトルと&#10;縦書きテキスト-outline5" style:family="presentation" style:parent-style-name="Master1-Layout11-vertTitleAndTx-縦書きタイトルと_a_縦書きテキスト-outline4">
      <style:paragraph-properties fo:margin-top="0cm" fo:margin-bottom="0.1cm"/>
      <style:text-properties fo:font-size="20pt" style:font-size-asian="20pt" style:font-size-complex="20pt"/>
    </style:style>
    <style:style style:name="Master1-Layout11-vertTitleAndTx-縦書きタイトルと_a_縦書きテキスト-outline6" style:display-name="Master1-Layout11-vertTitleAndTx-縦書きタイトルと&#10;縦書きテキスト-outline6" style:family="presentation" style:parent-style-name="Master1-Layout11-vertTitleAndTx-縦書きタイトルと_a_縦書きテキスト-outline5">
      <style:paragraph-properties fo:margin-top="0cm" fo:margin-bottom="0.1cm"/>
      <style:text-properties fo:font-size="20pt" style:font-size-asian="20pt" style:font-size-complex="20pt"/>
    </style:style>
    <style:style style:name="Master1-Layout11-vertTitleAndTx-縦書きタイトルと_a_縦書きテキスト-outline7" style:display-name="Master1-Layout11-vertTitleAndTx-縦書きタイトルと&#10;縦書きテキスト-outline7" style:family="presentation" style:parent-style-name="Master1-Layout11-vertTitleAndTx-縦書きタイトルと_a_縦書きテキスト-outline6">
      <style:paragraph-properties fo:margin-top="0cm" fo:margin-bottom="0.1cm"/>
      <style:text-properties fo:font-size="20pt" style:font-size-asian="20pt" style:font-size-complex="20pt"/>
    </style:style>
    <style:style style:name="Master1-Layout11-vertTitleAndTx-縦書きタイトルと_a_縦書きテキスト-outline8" style:display-name="Master1-Layout11-vertTitleAndTx-縦書きタイトルと&#10;縦書きテキスト-outline8" style:family="presentation" style:parent-style-name="Master1-Layout11-vertTitleAndTx-縦書きタイトルと_a_縦書きテキスト-outline7">
      <style:paragraph-properties fo:margin-top="0cm" fo:margin-bottom="0.1cm"/>
      <style:text-properties fo:font-size="20pt" style:font-size-asian="20pt" style:font-size-complex="20pt"/>
    </style:style>
    <style:style style:name="Master1-Layout11-vertTitleAndTx-縦書きタイトルと_a_縦書きテキスト-outline9" style:display-name="Master1-Layout11-vertTitleAndTx-縦書きタイトルと&#10;縦書きテキスト-outline9" style:family="presentation" style:parent-style-name="Master1-Layout11-vertTitleAndTx-縦書きタイトルと_a_縦書きテキスト-outline8">
      <style:paragraph-properties fo:margin-top="0cm" fo:margin-bottom="0.1cm"/>
      <style:text-properties fo:font-size="20pt" style:font-size-asian="20pt" style:font-size-complex="20pt"/>
    </style:style>
    <style:style style:name="Master1-Layout11-vertTitleAndTx-縦書きタイトルと_a_縦書きテキスト-subtitle" style:display-name="Master1-Layout11-vertTitleAndTx-縦書きタイトルと&#10;縦書きテキスト-subtitle" style:family="presentation">
      <style:graphic-properties draw:stroke="none" draw:fill="none" draw:textarea-vertical-align="middle">
        <text:list-style style:name="Master1-Layout11-vertTitleAndTx-縦書きタイトルと_a_縦書きテキスト-subtitle" style:display-name="Master1-Layout11-vertTitleAndTx-縦書きタイトルと&#10;縦書きテキスト-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縦書きタイトルと_a_縦書きテキスト-title" style:display-name="Master1-Layout11-vertTitleAndTx-縦書きタイトルと&#10;縦書きテキスト-title" style:family="presentation">
      <style:graphic-properties draw:stroke="none" draw:fill="none" draw:textarea-vertical-align="middle">
        <text:list-style style:name="Master1-Layout11-vertTitleAndTx-縦書きタイトルと_a_縦書きテキスト-title" style:display-name="Master1-Layout11-vertTitleAndTx-縦書きタイトルと&#10;縦書きテキスト-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標準-background" style:family="presentation">
      <style:graphic-properties draw:stroke="none" draw:fill="solid" draw:fill-color="#ffffff"/>
      <style:text-properties style:letter-kerning="true"/>
    </style:style>
    <style:style style:name="Master2-標準-backgroundobjects" style:family="presentation">
      <style:graphic-properties draw:textarea-horizontal-align="justify" draw:shadow="hidden" draw:shadow-offset-x="0.2cm" draw:shadow-offset-y="0.2cm" draw:shadow-color="#808080"/>
      <style:text-properties style:letter-kerning="true"/>
    </style:style>
    <style:style style:name="Master2-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標準-outline1" style:family="presentation">
      <style:graphic-properties draw:stroke="none" draw:fill="none" draw:auto-grow-height="false" draw:fit-to-size="shrink-to-fit">
        <text:list-style style:name="Master2-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標準-outline2" style:family="presentation" style:parent-style-name="Master2-標準-outline1">
      <style:paragraph-properties fo:margin-top="0cm" fo:margin-bottom="0.4cm"/>
      <style:text-properties fo:font-size="28pt" style:font-size-asian="28pt" style:font-size-complex="28pt"/>
    </style:style>
    <style:style style:name="Master2-標準-outline3" style:family="presentation" style:parent-style-name="Master2-標準-outline2">
      <style:paragraph-properties fo:margin-top="0cm" fo:margin-bottom="0.3cm"/>
      <style:text-properties fo:font-size="24pt" style:font-size-asian="24pt" style:font-size-complex="24pt"/>
    </style:style>
    <style:style style:name="Master2-標準-outline4" style:family="presentation" style:parent-style-name="Master2-標準-outline3">
      <style:paragraph-properties fo:margin-top="0cm" fo:margin-bottom="0.2cm"/>
      <style:text-properties fo:font-size="20pt" style:font-size-asian="20pt" style:font-size-complex="20pt"/>
    </style:style>
    <style:style style:name="Master2-標準-outline5" style:family="presentation" style:parent-style-name="Master2-標準-outline4">
      <style:paragraph-properties fo:margin-top="0cm" fo:margin-bottom="0.1cm"/>
      <style:text-properties fo:font-size="20pt" style:font-size-asian="20pt" style:font-size-complex="20pt"/>
    </style:style>
    <style:style style:name="Master2-標準-outline6" style:family="presentation" style:parent-style-name="Master2-標準-outline5">
      <style:paragraph-properties fo:margin-top="0cm" fo:margin-bottom="0.1cm"/>
      <style:text-properties fo:font-size="20pt" style:font-size-asian="20pt" style:font-size-complex="20pt"/>
    </style:style>
    <style:style style:name="Master2-標準-outline7" style:family="presentation" style:parent-style-name="Master2-標準-outline6">
      <style:paragraph-properties fo:margin-top="0cm" fo:margin-bottom="0.1cm"/>
      <style:text-properties fo:font-size="20pt" style:font-size-asian="20pt" style:font-size-complex="20pt"/>
    </style:style>
    <style:style style:name="Master2-標準-outline8" style:family="presentation" style:parent-style-name="Master2-標準-outline7">
      <style:paragraph-properties fo:margin-top="0cm" fo:margin-bottom="0.1cm"/>
      <style:text-properties fo:font-size="20pt" style:font-size-asian="20pt" style:font-size-complex="20pt"/>
    </style:style>
    <style:style style:name="Master2-標準-outline9" style:family="presentation" style:parent-style-name="Master2-標準-outline8">
      <style:paragraph-properties fo:margin-top="0cm" fo:margin-bottom="0.1cm"/>
      <style:text-properties fo:font-size="20pt" style:font-size-asian="20pt" style:font-size-complex="20pt"/>
    </style:style>
    <style:style style:name="Master2-標準-subtitle" style:family="presentation">
      <style:graphic-properties draw:stroke="none" draw:fill="none" draw:textarea-vertical-align="middle">
        <text:list-style style:name="Master2-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標準-title" style:family="presentation">
      <style:graphic-properties draw:stroke="none" draw:fill="none" draw:textarea-vertical-align="middle">
        <text:list-style style:name="Master2-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タイトル-スライド-background" style:family="presentation">
      <style:graphic-properties draw:stroke="none" draw:fill="solid" draw:fill-color="#ffffff"/>
      <style:text-properties style:letter-kerning="true"/>
    </style:style>
    <style:style style:name="Master2-Layout1-title-タイトル-スライド-backgroundobjects" style:family="presentation">
      <style:graphic-properties draw:textarea-horizontal-align="justify" draw:shadow="hidden" draw:shadow-offset-x="0.2cm" draw:shadow-offset-y="0.2cm" draw:shadow-color="#808080"/>
      <style:text-properties style:letter-kerning="true"/>
    </style:style>
    <style:style style:name="Master2-Layout1-title-タイトル-スライド-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タイトル-スライド-outline1" style:family="presentation">
      <style:graphic-properties draw:stroke="none" draw:fill="none" draw:auto-grow-height="false" draw:fit-to-size="shrink-to-fit">
        <text:list-style style:name="Master2-Layout1-title-タイトル-スライド-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タイトル-スライド-outline2" style:family="presentation" style:parent-style-name="Master2-Layout1-title-タイトル-スライド-outline1">
      <style:paragraph-properties fo:margin-top="0cm" fo:margin-bottom="0.4cm"/>
      <style:text-properties fo:font-size="28pt" style:font-size-asian="28pt" style:font-size-complex="28pt"/>
    </style:style>
    <style:style style:name="Master2-Layout1-title-タイトル-スライド-outline3" style:family="presentation" style:parent-style-name="Master2-Layout1-title-タイトル-スライド-outline2">
      <style:paragraph-properties fo:margin-top="0cm" fo:margin-bottom="0.3cm"/>
      <style:text-properties fo:font-size="24pt" style:font-size-asian="24pt" style:font-size-complex="24pt"/>
    </style:style>
    <style:style style:name="Master2-Layout1-title-タイトル-スライド-outline4" style:family="presentation" style:parent-style-name="Master2-Layout1-title-タイトル-スライド-outline3">
      <style:paragraph-properties fo:margin-top="0cm" fo:margin-bottom="0.2cm"/>
      <style:text-properties fo:font-size="20pt" style:font-size-asian="20pt" style:font-size-complex="20pt"/>
    </style:style>
    <style:style style:name="Master2-Layout1-title-タイトル-スライド-outline5" style:family="presentation" style:parent-style-name="Master2-Layout1-title-タイトル-スライド-outline4">
      <style:paragraph-properties fo:margin-top="0cm" fo:margin-bottom="0.1cm"/>
      <style:text-properties fo:font-size="20pt" style:font-size-asian="20pt" style:font-size-complex="20pt"/>
    </style:style>
    <style:style style:name="Master2-Layout1-title-タイトル-スライド-outline6" style:family="presentation" style:parent-style-name="Master2-Layout1-title-タイトル-スライド-outline5">
      <style:paragraph-properties fo:margin-top="0cm" fo:margin-bottom="0.1cm"/>
      <style:text-properties fo:font-size="20pt" style:font-size-asian="20pt" style:font-size-complex="20pt"/>
    </style:style>
    <style:style style:name="Master2-Layout1-title-タイトル-スライド-outline7" style:family="presentation" style:parent-style-name="Master2-Layout1-title-タイトル-スライド-outline6">
      <style:paragraph-properties fo:margin-top="0cm" fo:margin-bottom="0.1cm"/>
      <style:text-properties fo:font-size="20pt" style:font-size-asian="20pt" style:font-size-complex="20pt"/>
    </style:style>
    <style:style style:name="Master2-Layout1-title-タイトル-スライド-outline8" style:family="presentation" style:parent-style-name="Master2-Layout1-title-タイトル-スライド-outline7">
      <style:paragraph-properties fo:margin-top="0cm" fo:margin-bottom="0.1cm"/>
      <style:text-properties fo:font-size="20pt" style:font-size-asian="20pt" style:font-size-complex="20pt"/>
    </style:style>
    <style:style style:name="Master2-Layout1-title-タイトル-スライド-outline9" style:family="presentation" style:parent-style-name="Master2-Layout1-title-タイトル-スライド-outline8">
      <style:paragraph-properties fo:margin-top="0cm" fo:margin-bottom="0.1cm"/>
      <style:text-properties fo:font-size="20pt" style:font-size-asian="20pt" style:font-size-complex="20pt"/>
    </style:style>
    <style:style style:name="Master2-Layout1-title-タイトル-スライド-subtitle" style:family="presentation">
      <style:graphic-properties draw:stroke="none" draw:fill="none" draw:textarea-vertical-align="middle">
        <text:list-style style:name="Master2-Layout1-title-タイトル-スライド-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タイトル-スライド-title" style:family="presentation">
      <style:graphic-properties draw:stroke="none" draw:fill="none" draw:textarea-vertical-align="middle">
        <text:list-style style:name="Master2-Layout1-title-タイトル-スライド-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タイトルとコンテンツ-background" style:family="presentation">
      <style:graphic-properties draw:stroke="none" draw:fill="solid" draw:fill-color="#ffffff"/>
      <style:text-properties style:letter-kerning="true"/>
    </style:style>
    <style:style style:name="Master2-Layout2-obj-タイトルとコンテンツ-backgroundobjects" style:family="presentation">
      <style:graphic-properties draw:textarea-horizontal-align="justify" draw:shadow="hidden" draw:shadow-offset-x="0.2cm" draw:shadow-offset-y="0.2cm" draw:shadow-color="#808080"/>
      <style:text-properties style:letter-kerning="true"/>
    </style:style>
    <style:style style:name="Master2-Layout2-obj-タイトルとコンテンツ-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タイトルとコンテンツ-outline1" style:family="presentation">
      <style:graphic-properties draw:stroke="none" draw:fill="none" draw:auto-grow-height="false" draw:fit-to-size="shrink-to-fit">
        <text:list-style style:name="Master2-Layout2-obj-タイトルと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タイトルとコンテンツ-outline2" style:family="presentation" style:parent-style-name="Master2-Layout2-obj-タイトルとコンテンツ-outline1">
      <style:paragraph-properties fo:margin-top="0cm" fo:margin-bottom="0.4cm"/>
      <style:text-properties fo:font-size="28pt" style:font-size-asian="28pt" style:font-size-complex="28pt"/>
    </style:style>
    <style:style style:name="Master2-Layout2-obj-タイトルとコンテンツ-outline3" style:family="presentation" style:parent-style-name="Master2-Layout2-obj-タイトルとコンテンツ-outline2">
      <style:paragraph-properties fo:margin-top="0cm" fo:margin-bottom="0.3cm"/>
      <style:text-properties fo:font-size="24pt" style:font-size-asian="24pt" style:font-size-complex="24pt"/>
    </style:style>
    <style:style style:name="Master2-Layout2-obj-タイトルとコンテンツ-outline4" style:family="presentation" style:parent-style-name="Master2-Layout2-obj-タイトルとコンテンツ-outline3">
      <style:paragraph-properties fo:margin-top="0cm" fo:margin-bottom="0.2cm"/>
      <style:text-properties fo:font-size="20pt" style:font-size-asian="20pt" style:font-size-complex="20pt"/>
    </style:style>
    <style:style style:name="Master2-Layout2-obj-タイトルとコンテンツ-outline5" style:family="presentation" style:parent-style-name="Master2-Layout2-obj-タイトルとコンテンツ-outline4">
      <style:paragraph-properties fo:margin-top="0cm" fo:margin-bottom="0.1cm"/>
      <style:text-properties fo:font-size="20pt" style:font-size-asian="20pt" style:font-size-complex="20pt"/>
    </style:style>
    <style:style style:name="Master2-Layout2-obj-タイトルとコンテンツ-outline6" style:family="presentation" style:parent-style-name="Master2-Layout2-obj-タイトルとコンテンツ-outline5">
      <style:paragraph-properties fo:margin-top="0cm" fo:margin-bottom="0.1cm"/>
      <style:text-properties fo:font-size="20pt" style:font-size-asian="20pt" style:font-size-complex="20pt"/>
    </style:style>
    <style:style style:name="Master2-Layout2-obj-タイトルとコンテンツ-outline7" style:family="presentation" style:parent-style-name="Master2-Layout2-obj-タイトルとコンテンツ-outline6">
      <style:paragraph-properties fo:margin-top="0cm" fo:margin-bottom="0.1cm"/>
      <style:text-properties fo:font-size="20pt" style:font-size-asian="20pt" style:font-size-complex="20pt"/>
    </style:style>
    <style:style style:name="Master2-Layout2-obj-タイトルとコンテンツ-outline8" style:family="presentation" style:parent-style-name="Master2-Layout2-obj-タイトルとコンテンツ-outline7">
      <style:paragraph-properties fo:margin-top="0cm" fo:margin-bottom="0.1cm"/>
      <style:text-properties fo:font-size="20pt" style:font-size-asian="20pt" style:font-size-complex="20pt"/>
    </style:style>
    <style:style style:name="Master2-Layout2-obj-タイトルとコンテンツ-outline9" style:family="presentation" style:parent-style-name="Master2-Layout2-obj-タイトルとコンテンツ-outline8">
      <style:paragraph-properties fo:margin-top="0cm" fo:margin-bottom="0.1cm"/>
      <style:text-properties fo:font-size="20pt" style:font-size-asian="20pt" style:font-size-complex="20pt"/>
    </style:style>
    <style:style style:name="Master2-Layout2-obj-タイトルとコンテンツ-subtitle" style:family="presentation">
      <style:graphic-properties draw:stroke="none" draw:fill="none" draw:textarea-vertical-align="middle">
        <text:list-style style:name="Master2-Layout2-obj-タイトルと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タイトルとコンテンツ-title" style:family="presentation">
      <style:graphic-properties draw:stroke="none" draw:fill="none" draw:textarea-vertical-align="middle">
        <text:list-style style:name="Master2-Layout2-obj-タイトルと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セクション見出し-background" style:family="presentation">
      <style:graphic-properties draw:stroke="none" draw:fill="solid" draw:fill-color="#ffffff"/>
      <style:text-properties style:letter-kerning="true"/>
    </style:style>
    <style:style style:name="Master2-Layout3-secHead-セクション見出し-backgroundobjects" style:family="presentation">
      <style:graphic-properties draw:textarea-horizontal-align="justify" draw:shadow="hidden" draw:shadow-offset-x="0.2cm" draw:shadow-offset-y="0.2cm" draw:shadow-color="#808080"/>
      <style:text-properties style:letter-kerning="true"/>
    </style:style>
    <style:style style:name="Master2-Layout3-secHead-セクション見出し-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セクション見出し-outline1" style:family="presentation">
      <style:graphic-properties draw:stroke="none" draw:fill="none" draw:auto-grow-height="false" draw:fit-to-size="shrink-to-fit">
        <text:list-style style:name="Master2-Layout3-secHead-セクション見出し-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セクション見出し-outline2" style:family="presentation" style:parent-style-name="Master2-Layout3-secHead-セクション見出し-outline1">
      <style:paragraph-properties fo:margin-top="0cm" fo:margin-bottom="0.4cm"/>
      <style:text-properties fo:font-size="28pt" style:font-size-asian="28pt" style:font-size-complex="28pt"/>
    </style:style>
    <style:style style:name="Master2-Layout3-secHead-セクション見出し-outline3" style:family="presentation" style:parent-style-name="Master2-Layout3-secHead-セクション見出し-outline2">
      <style:paragraph-properties fo:margin-top="0cm" fo:margin-bottom="0.3cm"/>
      <style:text-properties fo:font-size="24pt" style:font-size-asian="24pt" style:font-size-complex="24pt"/>
    </style:style>
    <style:style style:name="Master2-Layout3-secHead-セクション見出し-outline4" style:family="presentation" style:parent-style-name="Master2-Layout3-secHead-セクション見出し-outline3">
      <style:paragraph-properties fo:margin-top="0cm" fo:margin-bottom="0.2cm"/>
      <style:text-properties fo:font-size="20pt" style:font-size-asian="20pt" style:font-size-complex="20pt"/>
    </style:style>
    <style:style style:name="Master2-Layout3-secHead-セクション見出し-outline5" style:family="presentation" style:parent-style-name="Master2-Layout3-secHead-セクション見出し-outline4">
      <style:paragraph-properties fo:margin-top="0cm" fo:margin-bottom="0.1cm"/>
      <style:text-properties fo:font-size="20pt" style:font-size-asian="20pt" style:font-size-complex="20pt"/>
    </style:style>
    <style:style style:name="Master2-Layout3-secHead-セクション見出し-outline6" style:family="presentation" style:parent-style-name="Master2-Layout3-secHead-セクション見出し-outline5">
      <style:paragraph-properties fo:margin-top="0cm" fo:margin-bottom="0.1cm"/>
      <style:text-properties fo:font-size="20pt" style:font-size-asian="20pt" style:font-size-complex="20pt"/>
    </style:style>
    <style:style style:name="Master2-Layout3-secHead-セクション見出し-outline7" style:family="presentation" style:parent-style-name="Master2-Layout3-secHead-セクション見出し-outline6">
      <style:paragraph-properties fo:margin-top="0cm" fo:margin-bottom="0.1cm"/>
      <style:text-properties fo:font-size="20pt" style:font-size-asian="20pt" style:font-size-complex="20pt"/>
    </style:style>
    <style:style style:name="Master2-Layout3-secHead-セクション見出し-outline8" style:family="presentation" style:parent-style-name="Master2-Layout3-secHead-セクション見出し-outline7">
      <style:paragraph-properties fo:margin-top="0cm" fo:margin-bottom="0.1cm"/>
      <style:text-properties fo:font-size="20pt" style:font-size-asian="20pt" style:font-size-complex="20pt"/>
    </style:style>
    <style:style style:name="Master2-Layout3-secHead-セクション見出し-outline9" style:family="presentation" style:parent-style-name="Master2-Layout3-secHead-セクション見出し-outline8">
      <style:paragraph-properties fo:margin-top="0cm" fo:margin-bottom="0.1cm"/>
      <style:text-properties fo:font-size="20pt" style:font-size-asian="20pt" style:font-size-complex="20pt"/>
    </style:style>
    <style:style style:name="Master2-Layout3-secHead-セクション見出し-subtitle" style:family="presentation">
      <style:graphic-properties draw:stroke="none" draw:fill="none" draw:textarea-vertical-align="middle">
        <text:list-style style:name="Master2-Layout3-secHead-セクション見出し-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セクション見出し-title" style:family="presentation">
      <style:graphic-properties draw:stroke="none" draw:fill="none" draw:textarea-vertical-align="middle">
        <text:list-style style:name="Master2-Layout3-secHead-セクション見出し-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2-つのコンテンツ-background" style:family="presentation">
      <style:graphic-properties draw:stroke="none" draw:fill="solid" draw:fill-color="#ffffff"/>
      <style:text-properties style:letter-kerning="true"/>
    </style:style>
    <style:style style:name="Master2-Layout4-twoObj-2-つのコンテンツ-backgroundobjects" style:family="presentation">
      <style:graphic-properties draw:textarea-horizontal-align="justify" draw:shadow="hidden" draw:shadow-offset-x="0.2cm" draw:shadow-offset-y="0.2cm" draw:shadow-color="#808080"/>
      <style:text-properties style:letter-kerning="true"/>
    </style:style>
    <style:style style:name="Master2-Layout4-twoObj-2-つのコンテンツ-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2-つのコンテンツ-outline1" style:family="presentation">
      <style:graphic-properties draw:stroke="none" draw:fill="none" draw:auto-grow-height="false" draw:fit-to-size="shrink-to-fit">
        <text:list-style style:name="Master2-Layout4-twoObj-2-つの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2-つのコンテンツ-outline2" style:family="presentation" style:parent-style-name="Master2-Layout4-twoObj-2-つのコンテンツ-outline1">
      <style:paragraph-properties fo:margin-top="0cm" fo:margin-bottom="0.4cm"/>
      <style:text-properties fo:font-size="28pt" style:font-size-asian="28pt" style:font-size-complex="28pt"/>
    </style:style>
    <style:style style:name="Master2-Layout4-twoObj-2-つのコンテンツ-outline3" style:family="presentation" style:parent-style-name="Master2-Layout4-twoObj-2-つのコンテンツ-outline2">
      <style:paragraph-properties fo:margin-top="0cm" fo:margin-bottom="0.3cm"/>
      <style:text-properties fo:font-size="24pt" style:font-size-asian="24pt" style:font-size-complex="24pt"/>
    </style:style>
    <style:style style:name="Master2-Layout4-twoObj-2-つのコンテンツ-outline4" style:family="presentation" style:parent-style-name="Master2-Layout4-twoObj-2-つのコンテンツ-outline3">
      <style:paragraph-properties fo:margin-top="0cm" fo:margin-bottom="0.2cm"/>
      <style:text-properties fo:font-size="20pt" style:font-size-asian="20pt" style:font-size-complex="20pt"/>
    </style:style>
    <style:style style:name="Master2-Layout4-twoObj-2-つのコンテンツ-outline5" style:family="presentation" style:parent-style-name="Master2-Layout4-twoObj-2-つのコンテンツ-outline4">
      <style:paragraph-properties fo:margin-top="0cm" fo:margin-bottom="0.1cm"/>
      <style:text-properties fo:font-size="20pt" style:font-size-asian="20pt" style:font-size-complex="20pt"/>
    </style:style>
    <style:style style:name="Master2-Layout4-twoObj-2-つのコンテンツ-outline6" style:family="presentation" style:parent-style-name="Master2-Layout4-twoObj-2-つのコンテンツ-outline5">
      <style:paragraph-properties fo:margin-top="0cm" fo:margin-bottom="0.1cm"/>
      <style:text-properties fo:font-size="20pt" style:font-size-asian="20pt" style:font-size-complex="20pt"/>
    </style:style>
    <style:style style:name="Master2-Layout4-twoObj-2-つのコンテンツ-outline7" style:family="presentation" style:parent-style-name="Master2-Layout4-twoObj-2-つのコンテンツ-outline6">
      <style:paragraph-properties fo:margin-top="0cm" fo:margin-bottom="0.1cm"/>
      <style:text-properties fo:font-size="20pt" style:font-size-asian="20pt" style:font-size-complex="20pt"/>
    </style:style>
    <style:style style:name="Master2-Layout4-twoObj-2-つのコンテンツ-outline8" style:family="presentation" style:parent-style-name="Master2-Layout4-twoObj-2-つのコンテンツ-outline7">
      <style:paragraph-properties fo:margin-top="0cm" fo:margin-bottom="0.1cm"/>
      <style:text-properties fo:font-size="20pt" style:font-size-asian="20pt" style:font-size-complex="20pt"/>
    </style:style>
    <style:style style:name="Master2-Layout4-twoObj-2-つのコンテンツ-outline9" style:family="presentation" style:parent-style-name="Master2-Layout4-twoObj-2-つのコンテンツ-outline8">
      <style:paragraph-properties fo:margin-top="0cm" fo:margin-bottom="0.1cm"/>
      <style:text-properties fo:font-size="20pt" style:font-size-asian="20pt" style:font-size-complex="20pt"/>
    </style:style>
    <style:style style:name="Master2-Layout4-twoObj-2-つのコンテンツ-subtitle" style:family="presentation">
      <style:graphic-properties draw:stroke="none" draw:fill="none" draw:textarea-vertical-align="middle">
        <text:list-style style:name="Master2-Layout4-twoObj-2-つの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2-つのコンテンツ-title" style:family="presentation">
      <style:graphic-properties draw:stroke="none" draw:fill="none" draw:textarea-vertical-align="middle">
        <text:list-style style:name="Master2-Layout4-twoObj-2-つの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比較-background" style:family="presentation">
      <style:graphic-properties draw:stroke="none" draw:fill="solid" draw:fill-color="#ffffff"/>
      <style:text-properties style:letter-kerning="true"/>
    </style:style>
    <style:style style:name="Master2-Layout5-twoTxTwoObj-比較-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比較-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比較-outline1" style:family="presentation">
      <style:graphic-properties draw:stroke="none" draw:fill="none" draw:auto-grow-height="false" draw:fit-to-size="shrink-to-fit">
        <text:list-style style:name="Master2-Layout5-twoTxTwoObj-比較-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比較-outline2" style:family="presentation" style:parent-style-name="Master2-Layout5-twoTxTwoObj-比較-outline1">
      <style:paragraph-properties fo:margin-top="0cm" fo:margin-bottom="0.4cm"/>
      <style:text-properties fo:font-size="28pt" style:font-size-asian="28pt" style:font-size-complex="28pt"/>
    </style:style>
    <style:style style:name="Master2-Layout5-twoTxTwoObj-比較-outline3" style:family="presentation" style:parent-style-name="Master2-Layout5-twoTxTwoObj-比較-outline2">
      <style:paragraph-properties fo:margin-top="0cm" fo:margin-bottom="0.3cm"/>
      <style:text-properties fo:font-size="24pt" style:font-size-asian="24pt" style:font-size-complex="24pt"/>
    </style:style>
    <style:style style:name="Master2-Layout5-twoTxTwoObj-比較-outline4" style:family="presentation" style:parent-style-name="Master2-Layout5-twoTxTwoObj-比較-outline3">
      <style:paragraph-properties fo:margin-top="0cm" fo:margin-bottom="0.2cm"/>
      <style:text-properties fo:font-size="20pt" style:font-size-asian="20pt" style:font-size-complex="20pt"/>
    </style:style>
    <style:style style:name="Master2-Layout5-twoTxTwoObj-比較-outline5" style:family="presentation" style:parent-style-name="Master2-Layout5-twoTxTwoObj-比較-outline4">
      <style:paragraph-properties fo:margin-top="0cm" fo:margin-bottom="0.1cm"/>
      <style:text-properties fo:font-size="20pt" style:font-size-asian="20pt" style:font-size-complex="20pt"/>
    </style:style>
    <style:style style:name="Master2-Layout5-twoTxTwoObj-比較-outline6" style:family="presentation" style:parent-style-name="Master2-Layout5-twoTxTwoObj-比較-outline5">
      <style:paragraph-properties fo:margin-top="0cm" fo:margin-bottom="0.1cm"/>
      <style:text-properties fo:font-size="20pt" style:font-size-asian="20pt" style:font-size-complex="20pt"/>
    </style:style>
    <style:style style:name="Master2-Layout5-twoTxTwoObj-比較-outline7" style:family="presentation" style:parent-style-name="Master2-Layout5-twoTxTwoObj-比較-outline6">
      <style:paragraph-properties fo:margin-top="0cm" fo:margin-bottom="0.1cm"/>
      <style:text-properties fo:font-size="20pt" style:font-size-asian="20pt" style:font-size-complex="20pt"/>
    </style:style>
    <style:style style:name="Master2-Layout5-twoTxTwoObj-比較-outline8" style:family="presentation" style:parent-style-name="Master2-Layout5-twoTxTwoObj-比較-outline7">
      <style:paragraph-properties fo:margin-top="0cm" fo:margin-bottom="0.1cm"/>
      <style:text-properties fo:font-size="20pt" style:font-size-asian="20pt" style:font-size-complex="20pt"/>
    </style:style>
    <style:style style:name="Master2-Layout5-twoTxTwoObj-比較-outline9" style:family="presentation" style:parent-style-name="Master2-Layout5-twoTxTwoObj-比較-outline8">
      <style:paragraph-properties fo:margin-top="0cm" fo:margin-bottom="0.1cm"/>
      <style:text-properties fo:font-size="20pt" style:font-size-asian="20pt" style:font-size-complex="20pt"/>
    </style:style>
    <style:style style:name="Master2-Layout5-twoTxTwoObj-比較-subtitle" style:family="presentation">
      <style:graphic-properties draw:stroke="none" draw:fill="none" draw:textarea-vertical-align="middle">
        <text:list-style style:name="Master2-Layout5-twoTxTwoObj-比較-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比較-title" style:family="presentation">
      <style:graphic-properties draw:stroke="none" draw:fill="none" draw:textarea-vertical-align="middle">
        <text:list-style style:name="Master2-Layout5-twoTxTwoObj-比較-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タイトルのみ-background" style:family="presentation">
      <style:graphic-properties draw:stroke="none" draw:fill="solid" draw:fill-color="#ffffff"/>
      <style:text-properties style:letter-kerning="true"/>
    </style:style>
    <style:style style:name="Master2-Layout6-titleOnly-タイトルのみ-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タイトルのみ-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タイトルのみ-outline1" style:family="presentation">
      <style:graphic-properties draw:stroke="none" draw:fill="none" draw:auto-grow-height="false" draw:fit-to-size="shrink-to-fit">
        <text:list-style style:name="Master2-Layout6-titleOnly-タイトルのみ-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タイトルのみ-outline2" style:family="presentation" style:parent-style-name="Master2-Layout6-titleOnly-タイトルのみ-outline1">
      <style:paragraph-properties fo:margin-top="0cm" fo:margin-bottom="0.4cm"/>
      <style:text-properties fo:font-size="28pt" style:font-size-asian="28pt" style:font-size-complex="28pt"/>
    </style:style>
    <style:style style:name="Master2-Layout6-titleOnly-タイトルのみ-outline3" style:family="presentation" style:parent-style-name="Master2-Layout6-titleOnly-タイトルのみ-outline2">
      <style:paragraph-properties fo:margin-top="0cm" fo:margin-bottom="0.3cm"/>
      <style:text-properties fo:font-size="24pt" style:font-size-asian="24pt" style:font-size-complex="24pt"/>
    </style:style>
    <style:style style:name="Master2-Layout6-titleOnly-タイトルのみ-outline4" style:family="presentation" style:parent-style-name="Master2-Layout6-titleOnly-タイトルのみ-outline3">
      <style:paragraph-properties fo:margin-top="0cm" fo:margin-bottom="0.2cm"/>
      <style:text-properties fo:font-size="20pt" style:font-size-asian="20pt" style:font-size-complex="20pt"/>
    </style:style>
    <style:style style:name="Master2-Layout6-titleOnly-タイトルのみ-outline5" style:family="presentation" style:parent-style-name="Master2-Layout6-titleOnly-タイトルのみ-outline4">
      <style:paragraph-properties fo:margin-top="0cm" fo:margin-bottom="0.1cm"/>
      <style:text-properties fo:font-size="20pt" style:font-size-asian="20pt" style:font-size-complex="20pt"/>
    </style:style>
    <style:style style:name="Master2-Layout6-titleOnly-タイトルのみ-outline6" style:family="presentation" style:parent-style-name="Master2-Layout6-titleOnly-タイトルのみ-outline5">
      <style:paragraph-properties fo:margin-top="0cm" fo:margin-bottom="0.1cm"/>
      <style:text-properties fo:font-size="20pt" style:font-size-asian="20pt" style:font-size-complex="20pt"/>
    </style:style>
    <style:style style:name="Master2-Layout6-titleOnly-タイトルのみ-outline7" style:family="presentation" style:parent-style-name="Master2-Layout6-titleOnly-タイトルのみ-outline6">
      <style:paragraph-properties fo:margin-top="0cm" fo:margin-bottom="0.1cm"/>
      <style:text-properties fo:font-size="20pt" style:font-size-asian="20pt" style:font-size-complex="20pt"/>
    </style:style>
    <style:style style:name="Master2-Layout6-titleOnly-タイトルのみ-outline8" style:family="presentation" style:parent-style-name="Master2-Layout6-titleOnly-タイトルのみ-outline7">
      <style:paragraph-properties fo:margin-top="0cm" fo:margin-bottom="0.1cm"/>
      <style:text-properties fo:font-size="20pt" style:font-size-asian="20pt" style:font-size-complex="20pt"/>
    </style:style>
    <style:style style:name="Master2-Layout6-titleOnly-タイトルのみ-outline9" style:family="presentation" style:parent-style-name="Master2-Layout6-titleOnly-タイトルのみ-outline8">
      <style:paragraph-properties fo:margin-top="0cm" fo:margin-bottom="0.1cm"/>
      <style:text-properties fo:font-size="20pt" style:font-size-asian="20pt" style:font-size-complex="20pt"/>
    </style:style>
    <style:style style:name="Master2-Layout6-titleOnly-タイトルのみ-subtitle" style:family="presentation">
      <style:graphic-properties draw:stroke="none" draw:fill="none" draw:textarea-vertical-align="middle">
        <text:list-style style:name="Master2-Layout6-titleOnly-タイトルのみ-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タイトルのみ-title" style:family="presentation">
      <style:graphic-properties draw:stroke="none" draw:fill="none" draw:textarea-vertical-align="middle">
        <text:list-style style:name="Master2-Layout6-titleOnly-タイトルのみ-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白紙-background" style:family="presentation">
      <style:graphic-properties draw:stroke="none" draw:fill="solid" draw:fill-color="#ffffff"/>
      <style:text-properties style:letter-kerning="true"/>
    </style:style>
    <style:style style:name="Master2-Layout7-blank-白紙-backgroundobjects" style:family="presentation">
      <style:graphic-properties draw:textarea-horizontal-align="justify" draw:shadow="hidden" draw:shadow-offset-x="0.2cm" draw:shadow-offset-y="0.2cm" draw:shadow-color="#808080"/>
      <style:text-properties style:letter-kerning="true"/>
    </style:style>
    <style:style style:name="Master2-Layout7-blank-白紙-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白紙-outline1" style:family="presentation">
      <style:graphic-properties draw:stroke="none" draw:fill="none" draw:auto-grow-height="false" draw:fit-to-size="shrink-to-fit">
        <text:list-style style:name="Master2-Layout7-blank-白紙-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白紙-outline2" style:family="presentation" style:parent-style-name="Master2-Layout7-blank-白紙-outline1">
      <style:paragraph-properties fo:margin-top="0cm" fo:margin-bottom="0.4cm"/>
      <style:text-properties fo:font-size="28pt" style:font-size-asian="28pt" style:font-size-complex="28pt"/>
    </style:style>
    <style:style style:name="Master2-Layout7-blank-白紙-outline3" style:family="presentation" style:parent-style-name="Master2-Layout7-blank-白紙-outline2">
      <style:paragraph-properties fo:margin-top="0cm" fo:margin-bottom="0.3cm"/>
      <style:text-properties fo:font-size="24pt" style:font-size-asian="24pt" style:font-size-complex="24pt"/>
    </style:style>
    <style:style style:name="Master2-Layout7-blank-白紙-outline4" style:family="presentation" style:parent-style-name="Master2-Layout7-blank-白紙-outline3">
      <style:paragraph-properties fo:margin-top="0cm" fo:margin-bottom="0.2cm"/>
      <style:text-properties fo:font-size="20pt" style:font-size-asian="20pt" style:font-size-complex="20pt"/>
    </style:style>
    <style:style style:name="Master2-Layout7-blank-白紙-outline5" style:family="presentation" style:parent-style-name="Master2-Layout7-blank-白紙-outline4">
      <style:paragraph-properties fo:margin-top="0cm" fo:margin-bottom="0.1cm"/>
      <style:text-properties fo:font-size="20pt" style:font-size-asian="20pt" style:font-size-complex="20pt"/>
    </style:style>
    <style:style style:name="Master2-Layout7-blank-白紙-outline6" style:family="presentation" style:parent-style-name="Master2-Layout7-blank-白紙-outline5">
      <style:paragraph-properties fo:margin-top="0cm" fo:margin-bottom="0.1cm"/>
      <style:text-properties fo:font-size="20pt" style:font-size-asian="20pt" style:font-size-complex="20pt"/>
    </style:style>
    <style:style style:name="Master2-Layout7-blank-白紙-outline7" style:family="presentation" style:parent-style-name="Master2-Layout7-blank-白紙-outline6">
      <style:paragraph-properties fo:margin-top="0cm" fo:margin-bottom="0.1cm"/>
      <style:text-properties fo:font-size="20pt" style:font-size-asian="20pt" style:font-size-complex="20pt"/>
    </style:style>
    <style:style style:name="Master2-Layout7-blank-白紙-outline8" style:family="presentation" style:parent-style-name="Master2-Layout7-blank-白紙-outline7">
      <style:paragraph-properties fo:margin-top="0cm" fo:margin-bottom="0.1cm"/>
      <style:text-properties fo:font-size="20pt" style:font-size-asian="20pt" style:font-size-complex="20pt"/>
    </style:style>
    <style:style style:name="Master2-Layout7-blank-白紙-outline9" style:family="presentation" style:parent-style-name="Master2-Layout7-blank-白紙-outline8">
      <style:paragraph-properties fo:margin-top="0cm" fo:margin-bottom="0.1cm"/>
      <style:text-properties fo:font-size="20pt" style:font-size-asian="20pt" style:font-size-complex="20pt"/>
    </style:style>
    <style:style style:name="Master2-Layout7-blank-白紙-subtitle" style:family="presentation">
      <style:graphic-properties draw:stroke="none" draw:fill="none" draw:textarea-vertical-align="middle">
        <text:list-style style:name="Master2-Layout7-blank-白紙-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白紙-title" style:family="presentation">
      <style:graphic-properties draw:stroke="none" draw:fill="none" draw:textarea-vertical-align="middle">
        <text:list-style style:name="Master2-Layout7-blank-白紙-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タイトル付きの_a_コンテンツ-background" style:display-name="Master2-Layout8-objTx-タイトル付きの&#10;コンテンツ-background" style:family="presentation">
      <style:graphic-properties draw:stroke="none" draw:fill="solid" draw:fill-color="#ffffff"/>
      <style:text-properties style:letter-kerning="true"/>
    </style:style>
    <style:style style:name="Master2-Layout8-objTx-タイトル付きの_a_コンテンツ-backgroundobjects" style:display-name="Master2-Layout8-objTx-タイトル付きの&#10;コンテンツ-backgroundobjects" style:family="presentation">
      <style:graphic-properties draw:textarea-horizontal-align="justify" draw:shadow="hidden" draw:shadow-offset-x="0.2cm" draw:shadow-offset-y="0.2cm" draw:shadow-color="#808080"/>
      <style:text-properties style:letter-kerning="true"/>
    </style:style>
    <style:style style:name="Master2-Layout8-objTx-タイトル付きの_a_コンテンツ-notes" style:display-name="Master2-Layout8-objTx-タイトル付きの&#10;コンテンツ-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タイトル付きの_a_コンテンツ-outline1" style:display-name="Master2-Layout8-objTx-タイトル付きの&#10;コンテンツ-outline1" style:family="presentation">
      <style:graphic-properties draw:stroke="none" draw:fill="none" draw:auto-grow-height="false" draw:fit-to-size="shrink-to-fit">
        <text:list-style style:name="Master2-Layout8-objTx-タイトル付きの_a_コンテンツ-outline1" style:display-name="Master2-Layout8-objTx-タイトル付きの&#10;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タイトル付きの_a_コンテンツ-outline2" style:display-name="Master2-Layout8-objTx-タイトル付きの&#10;コンテンツ-outline2" style:family="presentation" style:parent-style-name="Master2-Layout8-objTx-タイトル付きの_a_コンテンツ-outline1">
      <style:paragraph-properties fo:margin-top="0cm" fo:margin-bottom="0.4cm"/>
      <style:text-properties fo:font-size="28pt" style:font-size-asian="28pt" style:font-size-complex="28pt"/>
    </style:style>
    <style:style style:name="Master2-Layout8-objTx-タイトル付きの_a_コンテンツ-outline3" style:display-name="Master2-Layout8-objTx-タイトル付きの&#10;コンテンツ-outline3" style:family="presentation" style:parent-style-name="Master2-Layout8-objTx-タイトル付きの_a_コンテンツ-outline2">
      <style:paragraph-properties fo:margin-top="0cm" fo:margin-bottom="0.3cm"/>
      <style:text-properties fo:font-size="24pt" style:font-size-asian="24pt" style:font-size-complex="24pt"/>
    </style:style>
    <style:style style:name="Master2-Layout8-objTx-タイトル付きの_a_コンテンツ-outline4" style:display-name="Master2-Layout8-objTx-タイトル付きの&#10;コンテンツ-outline4" style:family="presentation" style:parent-style-name="Master2-Layout8-objTx-タイトル付きの_a_コンテンツ-outline3">
      <style:paragraph-properties fo:margin-top="0cm" fo:margin-bottom="0.2cm"/>
      <style:text-properties fo:font-size="20pt" style:font-size-asian="20pt" style:font-size-complex="20pt"/>
    </style:style>
    <style:style style:name="Master2-Layout8-objTx-タイトル付きの_a_コンテンツ-outline5" style:display-name="Master2-Layout8-objTx-タイトル付きの&#10;コンテンツ-outline5" style:family="presentation" style:parent-style-name="Master2-Layout8-objTx-タイトル付きの_a_コンテンツ-outline4">
      <style:paragraph-properties fo:margin-top="0cm" fo:margin-bottom="0.1cm"/>
      <style:text-properties fo:font-size="20pt" style:font-size-asian="20pt" style:font-size-complex="20pt"/>
    </style:style>
    <style:style style:name="Master2-Layout8-objTx-タイトル付きの_a_コンテンツ-outline6" style:display-name="Master2-Layout8-objTx-タイトル付きの&#10;コンテンツ-outline6" style:family="presentation" style:parent-style-name="Master2-Layout8-objTx-タイトル付きの_a_コンテンツ-outline5">
      <style:paragraph-properties fo:margin-top="0cm" fo:margin-bottom="0.1cm"/>
      <style:text-properties fo:font-size="20pt" style:font-size-asian="20pt" style:font-size-complex="20pt"/>
    </style:style>
    <style:style style:name="Master2-Layout8-objTx-タイトル付きの_a_コンテンツ-outline7" style:display-name="Master2-Layout8-objTx-タイトル付きの&#10;コンテンツ-outline7" style:family="presentation" style:parent-style-name="Master2-Layout8-objTx-タイトル付きの_a_コンテンツ-outline6">
      <style:paragraph-properties fo:margin-top="0cm" fo:margin-bottom="0.1cm"/>
      <style:text-properties fo:font-size="20pt" style:font-size-asian="20pt" style:font-size-complex="20pt"/>
    </style:style>
    <style:style style:name="Master2-Layout8-objTx-タイトル付きの_a_コンテンツ-outline8" style:display-name="Master2-Layout8-objTx-タイトル付きの&#10;コンテンツ-outline8" style:family="presentation" style:parent-style-name="Master2-Layout8-objTx-タイトル付きの_a_コンテンツ-outline7">
      <style:paragraph-properties fo:margin-top="0cm" fo:margin-bottom="0.1cm"/>
      <style:text-properties fo:font-size="20pt" style:font-size-asian="20pt" style:font-size-complex="20pt"/>
    </style:style>
    <style:style style:name="Master2-Layout8-objTx-タイトル付きの_a_コンテンツ-outline9" style:display-name="Master2-Layout8-objTx-タイトル付きの&#10;コンテンツ-outline9" style:family="presentation" style:parent-style-name="Master2-Layout8-objTx-タイトル付きの_a_コンテンツ-outline8">
      <style:paragraph-properties fo:margin-top="0cm" fo:margin-bottom="0.1cm"/>
      <style:text-properties fo:font-size="20pt" style:font-size-asian="20pt" style:font-size-complex="20pt"/>
    </style:style>
    <style:style style:name="Master2-Layout8-objTx-タイトル付きの_a_コンテンツ-subtitle" style:display-name="Master2-Layout8-objTx-タイトル付きの&#10;コンテンツ-subtitle" style:family="presentation">
      <style:graphic-properties draw:stroke="none" draw:fill="none" draw:textarea-vertical-align="middle">
        <text:list-style style:name="Master2-Layout8-objTx-タイトル付きの_a_コンテンツ-subtitle" style:display-name="Master2-Layout8-objTx-タイトル付きの&#10;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タイトル付きの_a_コンテンツ-title" style:display-name="Master2-Layout8-objTx-タイトル付きの&#10;コンテンツ-title" style:family="presentation">
      <style:graphic-properties draw:stroke="none" draw:fill="none" draw:textarea-vertical-align="middle">
        <text:list-style style:name="Master2-Layout8-objTx-タイトル付きの_a_コンテンツ-title" style:display-name="Master2-Layout8-objTx-タイトル付きの&#10;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タイトル付きの図-background" style:family="presentation">
      <style:graphic-properties draw:stroke="none" draw:fill="solid" draw:fill-color="#ffffff"/>
      <style:text-properties style:letter-kerning="true"/>
    </style:style>
    <style:style style:name="Master2-Layout9-picTx-タイトル付きの図-backgroundobjects" style:family="presentation">
      <style:graphic-properties draw:textarea-horizontal-align="justify" draw:shadow="hidden" draw:shadow-offset-x="0.2cm" draw:shadow-offset-y="0.2cm" draw:shadow-color="#808080"/>
      <style:text-properties style:letter-kerning="true"/>
    </style:style>
    <style:style style:name="Master2-Layout9-picTx-タイトル付きの図-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タイトル付きの図-outline1" style:family="presentation">
      <style:graphic-properties draw:stroke="none" draw:fill="none" draw:auto-grow-height="false" draw:fit-to-size="shrink-to-fit">
        <text:list-style style:name="Master2-Layout9-picTx-タイトル付きの図-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タイトル付きの図-outline2" style:family="presentation" style:parent-style-name="Master2-Layout9-picTx-タイトル付きの図-outline1">
      <style:paragraph-properties fo:margin-top="0cm" fo:margin-bottom="0.4cm"/>
      <style:text-properties fo:font-size="28pt" style:font-size-asian="28pt" style:font-size-complex="28pt"/>
    </style:style>
    <style:style style:name="Master2-Layout9-picTx-タイトル付きの図-outline3" style:family="presentation" style:parent-style-name="Master2-Layout9-picTx-タイトル付きの図-outline2">
      <style:paragraph-properties fo:margin-top="0cm" fo:margin-bottom="0.3cm"/>
      <style:text-properties fo:font-size="24pt" style:font-size-asian="24pt" style:font-size-complex="24pt"/>
    </style:style>
    <style:style style:name="Master2-Layout9-picTx-タイトル付きの図-outline4" style:family="presentation" style:parent-style-name="Master2-Layout9-picTx-タイトル付きの図-outline3">
      <style:paragraph-properties fo:margin-top="0cm" fo:margin-bottom="0.2cm"/>
      <style:text-properties fo:font-size="20pt" style:font-size-asian="20pt" style:font-size-complex="20pt"/>
    </style:style>
    <style:style style:name="Master2-Layout9-picTx-タイトル付きの図-outline5" style:family="presentation" style:parent-style-name="Master2-Layout9-picTx-タイトル付きの図-outline4">
      <style:paragraph-properties fo:margin-top="0cm" fo:margin-bottom="0.1cm"/>
      <style:text-properties fo:font-size="20pt" style:font-size-asian="20pt" style:font-size-complex="20pt"/>
    </style:style>
    <style:style style:name="Master2-Layout9-picTx-タイトル付きの図-outline6" style:family="presentation" style:parent-style-name="Master2-Layout9-picTx-タイトル付きの図-outline5">
      <style:paragraph-properties fo:margin-top="0cm" fo:margin-bottom="0.1cm"/>
      <style:text-properties fo:font-size="20pt" style:font-size-asian="20pt" style:font-size-complex="20pt"/>
    </style:style>
    <style:style style:name="Master2-Layout9-picTx-タイトル付きの図-outline7" style:family="presentation" style:parent-style-name="Master2-Layout9-picTx-タイトル付きの図-outline6">
      <style:paragraph-properties fo:margin-top="0cm" fo:margin-bottom="0.1cm"/>
      <style:text-properties fo:font-size="20pt" style:font-size-asian="20pt" style:font-size-complex="20pt"/>
    </style:style>
    <style:style style:name="Master2-Layout9-picTx-タイトル付きの図-outline8" style:family="presentation" style:parent-style-name="Master2-Layout9-picTx-タイトル付きの図-outline7">
      <style:paragraph-properties fo:margin-top="0cm" fo:margin-bottom="0.1cm"/>
      <style:text-properties fo:font-size="20pt" style:font-size-asian="20pt" style:font-size-complex="20pt"/>
    </style:style>
    <style:style style:name="Master2-Layout9-picTx-タイトル付きの図-outline9" style:family="presentation" style:parent-style-name="Master2-Layout9-picTx-タイトル付きの図-outline8">
      <style:paragraph-properties fo:margin-top="0cm" fo:margin-bottom="0.1cm"/>
      <style:text-properties fo:font-size="20pt" style:font-size-asian="20pt" style:font-size-complex="20pt"/>
    </style:style>
    <style:style style:name="Master2-Layout9-picTx-タイトル付きの図-subtitle" style:family="presentation">
      <style:graphic-properties draw:stroke="none" draw:fill="none" draw:textarea-vertical-align="middle">
        <text:list-style style:name="Master2-Layout9-picTx-タイトル付きの図-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タイトル付きの図-title" style:family="presentation">
      <style:graphic-properties draw:stroke="none" draw:fill="none" draw:textarea-vertical-align="middle">
        <text:list-style style:name="Master2-Layout9-picTx-タイトル付きの図-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タイトルと_a_縦書きテキスト-background" style:display-name="Master2-Layout10-vertTx-タイトルと&#10;縦書きテキスト-background" style:family="presentation">
      <style:graphic-properties draw:stroke="none" draw:fill="solid" draw:fill-color="#ffffff"/>
      <style:text-properties style:letter-kerning="true"/>
    </style:style>
    <style:style style:name="Master2-Layout10-vertTx-タイトルと_a_縦書きテキスト-backgroundobjects" style:display-name="Master2-Layout10-vertTx-タイトルと&#10;縦書きテキスト-backgroundobjects" style:family="presentation">
      <style:graphic-properties draw:textarea-horizontal-align="justify" draw:shadow="hidden" draw:shadow-offset-x="0.2cm" draw:shadow-offset-y="0.2cm" draw:shadow-color="#808080"/>
      <style:text-properties style:letter-kerning="true"/>
    </style:style>
    <style:style style:name="Master2-Layout10-vertTx-タイトルと_a_縦書きテキスト-notes" style:display-name="Master2-Layout10-vertTx-タイトルと&#10;縦書きテキスト-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タイトルと_a_縦書きテキスト-outline1" style:display-name="Master2-Layout10-vertTx-タイトルと&#10;縦書きテキスト-outline1" style:family="presentation">
      <style:graphic-properties draw:stroke="none" draw:fill="none" draw:auto-grow-height="false" draw:fit-to-size="shrink-to-fit">
        <text:list-style style:name="Master2-Layout10-vertTx-タイトルと_a_縦書きテキスト-outline1" style:display-name="Master2-Layout10-vertTx-タイトルと&#10;縦書きテキスト-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タイトルと_a_縦書きテキスト-outline2" style:display-name="Master2-Layout10-vertTx-タイトルと&#10;縦書きテキスト-outline2" style:family="presentation" style:parent-style-name="Master2-Layout10-vertTx-タイトルと_a_縦書きテキスト-outline1">
      <style:paragraph-properties fo:margin-top="0cm" fo:margin-bottom="0.4cm"/>
      <style:text-properties fo:font-size="28pt" style:font-size-asian="28pt" style:font-size-complex="28pt"/>
    </style:style>
    <style:style style:name="Master2-Layout10-vertTx-タイトルと_a_縦書きテキスト-outline3" style:display-name="Master2-Layout10-vertTx-タイトルと&#10;縦書きテキスト-outline3" style:family="presentation" style:parent-style-name="Master2-Layout10-vertTx-タイトルと_a_縦書きテキスト-outline2">
      <style:paragraph-properties fo:margin-top="0cm" fo:margin-bottom="0.3cm"/>
      <style:text-properties fo:font-size="24pt" style:font-size-asian="24pt" style:font-size-complex="24pt"/>
    </style:style>
    <style:style style:name="Master2-Layout10-vertTx-タイトルと_a_縦書きテキスト-outline4" style:display-name="Master2-Layout10-vertTx-タイトルと&#10;縦書きテキスト-outline4" style:family="presentation" style:parent-style-name="Master2-Layout10-vertTx-タイトルと_a_縦書きテキスト-outline3">
      <style:paragraph-properties fo:margin-top="0cm" fo:margin-bottom="0.2cm"/>
      <style:text-properties fo:font-size="20pt" style:font-size-asian="20pt" style:font-size-complex="20pt"/>
    </style:style>
    <style:style style:name="Master2-Layout10-vertTx-タイトルと_a_縦書きテキスト-outline5" style:display-name="Master2-Layout10-vertTx-タイトルと&#10;縦書きテキスト-outline5" style:family="presentation" style:parent-style-name="Master2-Layout10-vertTx-タイトルと_a_縦書きテキスト-outline4">
      <style:paragraph-properties fo:margin-top="0cm" fo:margin-bottom="0.1cm"/>
      <style:text-properties fo:font-size="20pt" style:font-size-asian="20pt" style:font-size-complex="20pt"/>
    </style:style>
    <style:style style:name="Master2-Layout10-vertTx-タイトルと_a_縦書きテキスト-outline6" style:display-name="Master2-Layout10-vertTx-タイトルと&#10;縦書きテキスト-outline6" style:family="presentation" style:parent-style-name="Master2-Layout10-vertTx-タイトルと_a_縦書きテキスト-outline5">
      <style:paragraph-properties fo:margin-top="0cm" fo:margin-bottom="0.1cm"/>
      <style:text-properties fo:font-size="20pt" style:font-size-asian="20pt" style:font-size-complex="20pt"/>
    </style:style>
    <style:style style:name="Master2-Layout10-vertTx-タイトルと_a_縦書きテキスト-outline7" style:display-name="Master2-Layout10-vertTx-タイトルと&#10;縦書きテキスト-outline7" style:family="presentation" style:parent-style-name="Master2-Layout10-vertTx-タイトルと_a_縦書きテキスト-outline6">
      <style:paragraph-properties fo:margin-top="0cm" fo:margin-bottom="0.1cm"/>
      <style:text-properties fo:font-size="20pt" style:font-size-asian="20pt" style:font-size-complex="20pt"/>
    </style:style>
    <style:style style:name="Master2-Layout10-vertTx-タイトルと_a_縦書きテキスト-outline8" style:display-name="Master2-Layout10-vertTx-タイトルと&#10;縦書きテキスト-outline8" style:family="presentation" style:parent-style-name="Master2-Layout10-vertTx-タイトルと_a_縦書きテキスト-outline7">
      <style:paragraph-properties fo:margin-top="0cm" fo:margin-bottom="0.1cm"/>
      <style:text-properties fo:font-size="20pt" style:font-size-asian="20pt" style:font-size-complex="20pt"/>
    </style:style>
    <style:style style:name="Master2-Layout10-vertTx-タイトルと_a_縦書きテキスト-outline9" style:display-name="Master2-Layout10-vertTx-タイトルと&#10;縦書きテキスト-outline9" style:family="presentation" style:parent-style-name="Master2-Layout10-vertTx-タイトルと_a_縦書きテキスト-outline8">
      <style:paragraph-properties fo:margin-top="0cm" fo:margin-bottom="0.1cm"/>
      <style:text-properties fo:font-size="20pt" style:font-size-asian="20pt" style:font-size-complex="20pt"/>
    </style:style>
    <style:style style:name="Master2-Layout10-vertTx-タイトルと_a_縦書きテキスト-subtitle" style:display-name="Master2-Layout10-vertTx-タイトルと&#10;縦書きテキスト-subtitle" style:family="presentation">
      <style:graphic-properties draw:stroke="none" draw:fill="none" draw:textarea-vertical-align="middle">
        <text:list-style style:name="Master2-Layout10-vertTx-タイトルと_a_縦書きテキスト-subtitle" style:display-name="Master2-Layout10-vertTx-タイトルと&#10;縦書きテキスト-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タイトルと_a_縦書きテキスト-title" style:display-name="Master2-Layout10-vertTx-タイトルと&#10;縦書きテキスト-title" style:family="presentation">
      <style:graphic-properties draw:stroke="none" draw:fill="none" draw:textarea-vertical-align="middle">
        <text:list-style style:name="Master2-Layout10-vertTx-タイトルと_a_縦書きテキスト-title" style:display-name="Master2-Layout10-vertTx-タイトルと&#10;縦書きテキスト-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縦書きタイトルと_a_縦書きテキスト-background" style:display-name="Master2-Layout11-vertTitleAndTx-縦書きタイトルと&#10;縦書きテキスト-background" style:family="presentation">
      <style:graphic-properties draw:stroke="none" draw:fill="solid" draw:fill-color="#ffffff"/>
      <style:text-properties style:letter-kerning="true"/>
    </style:style>
    <style:style style:name="Master2-Layout11-vertTitleAndTx-縦書きタイトルと_a_縦書きテキスト-backgroundobjects" style:display-name="Master2-Layout11-vertTitleAndTx-縦書きタイトルと&#10;縦書きテキスト-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縦書きタイトルと_a_縦書きテキスト-notes" style:display-name="Master2-Layout11-vertTitleAndTx-縦書きタイトルと&#10;縦書きテキスト-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縦書きタイトルと_a_縦書きテキスト-outline1" style:display-name="Master2-Layout11-vertTitleAndTx-縦書きタイトルと&#10;縦書きテキスト-outline1" style:family="presentation">
      <style:graphic-properties draw:stroke="none" draw:fill="none" draw:auto-grow-height="false" draw:fit-to-size="shrink-to-fit">
        <text:list-style style:name="Master2-Layout11-vertTitleAndTx-縦書きタイトルと_a_縦書きテキスト-outline1" style:display-name="Master2-Layout11-vertTitleAndTx-縦書きタイトルと&#10;縦書きテキスト-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縦書きタイトルと_a_縦書きテキスト-outline2" style:display-name="Master2-Layout11-vertTitleAndTx-縦書きタイトルと&#10;縦書きテキスト-outline2" style:family="presentation" style:parent-style-name="Master2-Layout11-vertTitleAndTx-縦書きタイトルと_a_縦書きテキスト-outline1">
      <style:paragraph-properties fo:margin-top="0cm" fo:margin-bottom="0.4cm"/>
      <style:text-properties fo:font-size="28pt" style:font-size-asian="28pt" style:font-size-complex="28pt"/>
    </style:style>
    <style:style style:name="Master2-Layout11-vertTitleAndTx-縦書きタイトルと_a_縦書きテキスト-outline3" style:display-name="Master2-Layout11-vertTitleAndTx-縦書きタイトルと&#10;縦書きテキスト-outline3" style:family="presentation" style:parent-style-name="Master2-Layout11-vertTitleAndTx-縦書きタイトルと_a_縦書きテキスト-outline2">
      <style:paragraph-properties fo:margin-top="0cm" fo:margin-bottom="0.3cm"/>
      <style:text-properties fo:font-size="24pt" style:font-size-asian="24pt" style:font-size-complex="24pt"/>
    </style:style>
    <style:style style:name="Master2-Layout11-vertTitleAndTx-縦書きタイトルと_a_縦書きテキスト-outline4" style:display-name="Master2-Layout11-vertTitleAndTx-縦書きタイトルと&#10;縦書きテキスト-outline4" style:family="presentation" style:parent-style-name="Master2-Layout11-vertTitleAndTx-縦書きタイトルと_a_縦書きテキスト-outline3">
      <style:paragraph-properties fo:margin-top="0cm" fo:margin-bottom="0.2cm"/>
      <style:text-properties fo:font-size="20pt" style:font-size-asian="20pt" style:font-size-complex="20pt"/>
    </style:style>
    <style:style style:name="Master2-Layout11-vertTitleAndTx-縦書きタイトルと_a_縦書きテキスト-outline5" style:display-name="Master2-Layout11-vertTitleAndTx-縦書きタイトルと&#10;縦書きテキスト-outline5" style:family="presentation" style:parent-style-name="Master2-Layout11-vertTitleAndTx-縦書きタイトルと_a_縦書きテキスト-outline4">
      <style:paragraph-properties fo:margin-top="0cm" fo:margin-bottom="0.1cm"/>
      <style:text-properties fo:font-size="20pt" style:font-size-asian="20pt" style:font-size-complex="20pt"/>
    </style:style>
    <style:style style:name="Master2-Layout11-vertTitleAndTx-縦書きタイトルと_a_縦書きテキスト-outline6" style:display-name="Master2-Layout11-vertTitleAndTx-縦書きタイトルと&#10;縦書きテキスト-outline6" style:family="presentation" style:parent-style-name="Master2-Layout11-vertTitleAndTx-縦書きタイトルと_a_縦書きテキスト-outline5">
      <style:paragraph-properties fo:margin-top="0cm" fo:margin-bottom="0.1cm"/>
      <style:text-properties fo:font-size="20pt" style:font-size-asian="20pt" style:font-size-complex="20pt"/>
    </style:style>
    <style:style style:name="Master2-Layout11-vertTitleAndTx-縦書きタイトルと_a_縦書きテキスト-outline7" style:display-name="Master2-Layout11-vertTitleAndTx-縦書きタイトルと&#10;縦書きテキスト-outline7" style:family="presentation" style:parent-style-name="Master2-Layout11-vertTitleAndTx-縦書きタイトルと_a_縦書きテキスト-outline6">
      <style:paragraph-properties fo:margin-top="0cm" fo:margin-bottom="0.1cm"/>
      <style:text-properties fo:font-size="20pt" style:font-size-asian="20pt" style:font-size-complex="20pt"/>
    </style:style>
    <style:style style:name="Master2-Layout11-vertTitleAndTx-縦書きタイトルと_a_縦書きテキスト-outline8" style:display-name="Master2-Layout11-vertTitleAndTx-縦書きタイトルと&#10;縦書きテキスト-outline8" style:family="presentation" style:parent-style-name="Master2-Layout11-vertTitleAndTx-縦書きタイトルと_a_縦書きテキスト-outline7">
      <style:paragraph-properties fo:margin-top="0cm" fo:margin-bottom="0.1cm"/>
      <style:text-properties fo:font-size="20pt" style:font-size-asian="20pt" style:font-size-complex="20pt"/>
    </style:style>
    <style:style style:name="Master2-Layout11-vertTitleAndTx-縦書きタイトルと_a_縦書きテキスト-outline9" style:display-name="Master2-Layout11-vertTitleAndTx-縦書きタイトルと&#10;縦書きテキスト-outline9" style:family="presentation" style:parent-style-name="Master2-Layout11-vertTitleAndTx-縦書きタイトルと_a_縦書きテキスト-outline8">
      <style:paragraph-properties fo:margin-top="0cm" fo:margin-bottom="0.1cm"/>
      <style:text-properties fo:font-size="20pt" style:font-size-asian="20pt" style:font-size-complex="20pt"/>
    </style:style>
    <style:style style:name="Master2-Layout11-vertTitleAndTx-縦書きタイトルと_a_縦書きテキスト-subtitle" style:display-name="Master2-Layout11-vertTitleAndTx-縦書きタイトルと&#10;縦書きテキスト-subtitle" style:family="presentation">
      <style:graphic-properties draw:stroke="none" draw:fill="none" draw:textarea-vertical-align="middle">
        <text:list-style style:name="Master2-Layout11-vertTitleAndTx-縦書きタイトルと_a_縦書きテキスト-subtitle" style:display-name="Master2-Layout11-vertTitleAndTx-縦書きタイトルと&#10;縦書きテキスト-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縦書きタイトルと_a_縦書きテキスト-title" style:display-name="Master2-Layout11-vertTitleAndTx-縦書きタイトルと&#10;縦書きテキスト-title" style:family="presentation">
      <style:graphic-properties draw:stroke="none" draw:fill="none" draw:textarea-vertical-align="middle">
        <text:list-style style:name="Master2-Layout11-vertTitleAndTx-縦書きタイトルと_a_縦書きテキスト-title" style:display-name="Master2-Layout11-vertTitleAndTx-縦書きタイトルと&#10;縦書きテキスト-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pr1" style:family="presentation" style:parent-style-name="Master1-Office-テーマ-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 style:family="presentation" style:parent-style-name="Master1-Office-テーマ-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 style:family="presentation" style:parent-style-name="Master1-Office-テーマ-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Office-テーマ-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 style:family="presentation" style:parent-style-name="Master1-Office-テーマ-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Office-テーマ-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 style:family="presentation" style:parent-style-name="Master1-Office-テーマ-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 style:family="presentation" style:parent-style-name="Master1-Layout1-title-タイトル-スライド-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9" style:family="presentation" style:parent-style-name="Master1-Layout1-title-タイトル-スライド-subtitle">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10" style:family="presentation" style:parent-style-name="Master1-Layout1-title-タイトル-スライド-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1" style:family="presentation" style:parent-style-name="Master1-Layout1-title-タイトル-スライド-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2" style:family="presentation" style:parent-style-name="Master1-Layout1-title-タイトル-スライド-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 style:family="presentation" style:parent-style-name="Master1-Layout1-title-タイトル-スライド-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 style:family="presentation" style:parent-style-name="Master1-Layout1-title-タイトル-スライド-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5" style:family="presentation" style:parent-style-name="Master1-Layout2-obj-タイトルとコンテンツ-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6" style:family="presentation" style:parent-style-name="Master1-Layout2-obj-タイトルとコンテンツ-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7" style:family="presentation" style:parent-style-name="Master1-Layout2-obj-タイトルとコンテンツ-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8" style:family="presentation" style:parent-style-name="Master1-Layout2-obj-タイトルとコンテンツ-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9" style:family="presentation" style:parent-style-name="Master1-Layout2-obj-タイトルとコンテンツ-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 style:family="presentation" style:parent-style-name="Master1-Layout2-obj-タイトルとコンテンツ-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 style:family="presentation" style:parent-style-name="Master1-Layout2-obj-タイトルとコンテンツ-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2" style:family="presentation" style:parent-style-name="Master1-Layout3-secHead-セクション見出し-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3" style:family="presentation" style:parent-style-name="Master1-Layout3-secHead-セクション見出し-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4" style:family="presentation" style:parent-style-name="Master1-Layout3-secHead-セクション見出し-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5" style:family="presentation" style:parent-style-name="Master1-Layout3-secHead-セクション見出し-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6" style:family="presentation" style:parent-style-name="Master1-Layout3-secHead-セクション見出し-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7" style:family="presentation" style:parent-style-name="Master1-Layout3-secHead-セクション見出し-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3-secHead-セクション見出し-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9" style:family="presentation" style:parent-style-name="Master1-Layout4-twoObj-2-つのコンテンツ-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0" style:family="presentation" style:parent-style-name="Master1-Layout4-twoObj-2-つのコンテンツ-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1" style:family="presentation" style:parent-style-name="Master1-Layout4-twoObj-2-つのコンテンツ-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2" style:family="presentation" style:parent-style-name="Master1-Layout4-twoObj-2-つのコンテンツ-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3" style:family="presentation" style:parent-style-name="Master1-Layout4-twoObj-2-つのコンテンツ-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4" style:family="presentation" style:parent-style-name="Master1-Layout4-twoObj-2-つのコンテンツ-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4-twoObj-2-つのコンテンツ-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6" style:family="presentation" style:parent-style-name="Master1-Layout5-twoTxTwoObj-比較-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7" style:family="presentation" style:parent-style-name="Master1-Layout5-twoTxTwoObj-比較-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8" style:family="presentation" style:parent-style-name="Master1-Layout5-twoTxTwoObj-比較-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9" style:family="presentation" style:parent-style-name="Master1-Layout5-twoTxTwoObj-比較-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5-twoTxTwoObj-比較-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1" style:family="presentation" style:parent-style-name="Master1-Layout5-twoTxTwoObj-比較-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5-twoTxTwoObj-比較-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3" style:family="presentation" style:parent-style-name="Master1-Layout5-twoTxTwoObj-比較-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4" style:family="presentation" style:parent-style-name="Master1-Layout6-titleOnly-タイトルのみ-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5" style:family="presentation" style:parent-style-name="Master1-Layout6-titleOnly-タイトルのみ-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6" style:family="presentation" style:parent-style-name="Master1-Layout6-titleOnly-タイトルのみ-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7" style:family="presentation" style:parent-style-name="Master1-Layout6-titleOnly-タイトルのみ-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8" style:family="presentation" style:parent-style-name="Master1-Layout6-titleOnly-タイトルのみ-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9" style:family="presentation" style:parent-style-name="Master1-Layout6-titleOnly-タイトルのみ-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0" style:family="presentation" style:parent-style-name="Master1-Layout7-blank-白紙-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7-blank-白紙-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2" style:family="presentation" style:parent-style-name="Master1-Layout7-blank-白紙-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7-blank-白紙-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4" style:family="presentation" style:parent-style-name="Master1-Layout7-blank-白紙-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5" style:family="presentation" style:parent-style-name="Master1-Layout8-objTx-タイトル付きの_a_コンテンツ-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6" style:family="presentation" style:parent-style-name="Master1-Layout8-objTx-タイトル付きの_a_コンテンツ-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7" style:family="presentation" style:parent-style-name="Master1-Layout8-objTx-タイトル付きの_a_コンテンツ-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8" style:family="presentation" style:parent-style-name="Master1-Layout8-objTx-タイトル付きの_a_コンテンツ-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9" style:family="presentation" style:parent-style-name="Master1-Layout8-objTx-タイトル付きの_a_コンテンツ-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0" style:family="presentation" style:parent-style-name="Master1-Layout8-objTx-タイトル付きの_a_コンテンツ-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1" style:family="presentation" style:parent-style-name="Master1-Layout8-objTx-タイトル付きの_a_コンテンツ-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2" style:family="presentation" style:parent-style-name="Master1-Layout8-objTx-タイトル付きの_a_コンテンツ-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3" style:family="presentation" style:parent-style-name="Master1-Layout9-picTx-タイトル付きの図-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4" style:family="presentation" style:parent-style-name="Master1-Layout9-picTx-タイトル付きの図-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5" style:family="presentation" style:parent-style-name="Master1-Layout9-picTx-タイトル付きの図-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6" style:family="presentation" style:parent-style-name="Master1-Layout9-picTx-タイトル付きの図-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7" style:family="presentation" style:parent-style-name="Master1-Layout9-picTx-タイトル付きの図-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8" style:family="presentation" style:parent-style-name="Master1-Layout9-picTx-タイトル付きの図-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9" style:family="presentation" style:parent-style-name="Master1-Layout9-picTx-タイトル付きの図-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9-picTx-タイトル付きの図-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1" style:family="presentation" style:parent-style-name="Master1-Layout10-vertTx-タイトルと_a_縦書きテキスト-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2" style:family="presentation" style:parent-style-name="Master1-Layout10-vertTx-タイトルと_a_縦書きテキスト-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73" style:family="presentation" style:parent-style-name="Master1-Layout10-vertTx-タイトルと_a_縦書きテキスト-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4" style:family="presentation" style:parent-style-name="Master1-Layout10-vertTx-タイトルと_a_縦書きテキスト-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5" style:family="presentation" style:parent-style-name="Master1-Layout10-vertTx-タイトルと_a_縦書きテキスト-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6" style:family="presentation" style:parent-style-name="Master1-Layout10-vertTx-タイトルと_a_縦書きテキスト-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7" style:family="presentation" style:parent-style-name="Master1-Layout10-vertTx-タイトルと_a_縦書きテキスト-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8" style:family="presentation" style:parent-style-name="Master1-Layout11-vertTitleAndTx-縦書きタイトルと_a_縦書きテキスト-title">
      <style:graphic-properties draw:stroke="none" draw:fill="none" draw:textarea-horizontal-align="right" draw:textarea-vertical-align="middle" draw:auto-grow-height="false" draw:auto-grow-width="false" fo:min-width="13.319cm" fo:padding-top="0.127cm" fo:padding-bottom="0.127cm" fo:padding-left="0.254cm" fo:padding-right="0.254cm" fo:wrap-option="wrap"/>
      <style:paragraph-properties style:writing-mode="tb-rl"/>
    </style:style>
    <style:style style:name="Mpr79" style:family="presentation" style:parent-style-name="Master1-Layout11-vertTitleAndTx-縦書きタイトルと_a_縦書きテキスト-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80" style:family="presentation" style:parent-style-name="Master1-Layout11-vertTitleAndTx-縦書きタイトルと_a_縦書きテキスト-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1" style:family="presentation" style:parent-style-name="Master1-Layout11-vertTitleAndTx-縦書きタイトルと_a_縦書きテキスト-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2" style:family="presentation" style:parent-style-name="Master1-Layout11-vertTitleAndTx-縦書きタイトルと_a_縦書きテキスト-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3" style:family="presentation" style:parent-style-name="Master1-Layout11-vertTitleAndTx-縦書きタイトルと_a_縦書きテキスト-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4" style:family="presentation" style:parent-style-name="Master1-Layout11-vertTitleAndTx-縦書きタイトルと_a_縦書きテキスト-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5" style:family="presentation" style:parent-style-name="Master2-標準-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86" style:family="presentation" style:parent-style-name="Master2-標準-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7" style:family="presentation" style:parent-style-name="Master2-標準-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8" style:family="presentation" style:parent-style-name="Master2-標準-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9" style:family="presentation" style:parent-style-name="Master2-標準-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0" style:family="presentation" style:parent-style-name="Master2-標準-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1" style:family="presentation" style:parent-style-name="Master2-Layout1-title-タイトル-スライド-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92" style:family="presentation" style:parent-style-name="Master2-Layout1-title-タイトル-スライド-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3" style:family="presentation" style:parent-style-name="Master2-Layout1-title-タイトル-スライド-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4" style:family="presentation" style:parent-style-name="Master2-Layout1-title-タイトル-スライド-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5" style:family="presentation" style:parent-style-name="Master2-Layout1-title-タイトル-スライド-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6" style:family="presentation" style:parent-style-name="Master2-Layout1-title-タイトル-スライド-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7" style:family="presentation" style:parent-style-name="Master2-Layout2-obj-タイトルとコンテンツ-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98" style:family="presentation" style:parent-style-name="Master2-Layout2-obj-タイトルとコンテンツ-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9" style:family="presentation" style:parent-style-name="Master2-Layout2-obj-タイトルとコンテンツ-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0" style:family="presentation" style:parent-style-name="Master2-Layout2-obj-タイトルとコンテンツ-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01" style:family="presentation" style:parent-style-name="Master2-Layout2-obj-タイトルとコンテンツ-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2" style:family="presentation" style:parent-style-name="Master2-Layout2-obj-タイトルとコンテンツ-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3" style:family="presentation" style:parent-style-name="Master2-Layout3-secHead-セクション見出し-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04" style:family="presentation" style:parent-style-name="Master2-Layout3-secHead-セクション見出し-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5" style:family="presentation" style:parent-style-name="Master2-Layout3-secHead-セクション見出し-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6" style:family="presentation" style:parent-style-name="Master2-Layout3-secHead-セクション見出し-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07" style:family="presentation" style:parent-style-name="Master2-Layout3-secHead-セクション見出し-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8" style:family="presentation" style:parent-style-name="Master2-Layout3-secHead-セクション見出し-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9" style:family="presentation" style:parent-style-name="Master2-Layout4-twoObj-2-つのコンテンツ-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10" style:family="presentation" style:parent-style-name="Master2-Layout4-twoObj-2-つのコンテンツ-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1" style:family="presentation" style:parent-style-name="Master2-Layout4-twoObj-2-つのコンテンツ-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2" style:family="presentation" style:parent-style-name="Master2-Layout4-twoObj-2-つのコンテンツ-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3" style:family="presentation" style:parent-style-name="Master2-Layout4-twoObj-2-つのコンテンツ-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4" style:family="presentation" style:parent-style-name="Master2-Layout4-twoObj-2-つのコンテンツ-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5" style:family="presentation" style:parent-style-name="Master2-Layout5-twoTxTwoObj-比較-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16" style:family="presentation" style:parent-style-name="Master2-Layout5-twoTxTwoObj-比較-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7" style:family="presentation" style:parent-style-name="Master2-Layout5-twoTxTwoObj-比較-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8" style:family="presentation" style:parent-style-name="Master2-Layout5-twoTxTwoObj-比較-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9" style:family="presentation" style:parent-style-name="Master2-Layout5-twoTxTwoObj-比較-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20" style:family="presentation" style:parent-style-name="Master2-Layout5-twoTxTwoObj-比較-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1" style:family="presentation" style:parent-style-name="Master2-Layout5-twoTxTwoObj-比較-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2" style:family="presentation" style:parent-style-name="Master2-Layout6-titleOnly-タイトルのみ-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23" style:family="presentation" style:parent-style-name="Master2-Layout6-titleOnly-タイトルのみ-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4" style:family="presentation" style:parent-style-name="Master2-Layout6-titleOnly-タイトルのみ-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25" style:family="presentation" style:parent-style-name="Master2-Layout6-titleOnly-タイトルのみ-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6" style:family="presentation" style:parent-style-name="Master2-Layout6-titleOnly-タイトルのみ-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7" style:family="presentation" style:parent-style-name="Master2-Layout7-blank-白紙-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8" style:family="presentation" style:parent-style-name="Master2-Layout7-blank-白紙-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29" style:family="presentation" style:parent-style-name="Master2-Layout7-blank-白紙-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0" style:family="presentation" style:parent-style-name="Master2-Layout7-blank-白紙-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1" style:family="presentation" style:parent-style-name="Master2-Layout8-objTx-タイトル付きの_a_コンテンツ-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32" style:family="presentation" style:parent-style-name="Master2-Layout8-objTx-タイトル付きの_a_コンテンツ-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3" style:family="presentation" style:parent-style-name="Master2-Layout8-objTx-タイトル付きの_a_コンテンツ-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4" style:family="presentation" style:parent-style-name="Master2-Layout8-objTx-タイトル付きの_a_コンテンツ-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5" style:family="presentation" style:parent-style-name="Master2-Layout8-objTx-タイトル付きの_a_コンテンツ-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36" style:family="presentation" style:parent-style-name="Master2-Layout8-objTx-タイトル付きの_a_コンテンツ-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7" style:family="presentation" style:parent-style-name="Master2-Layout8-objTx-タイトル付きの_a_コンテンツ-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8" style:family="presentation" style:parent-style-name="Master2-Layout9-picTx-タイトル付きの図-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39" style:family="presentation" style:parent-style-name="Master2-Layout9-picTx-タイトル付きの図-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0" style:family="presentation" style:parent-style-name="Master2-Layout9-picTx-タイトル付きの図-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1" style:family="presentation" style:parent-style-name="Master2-Layout9-picTx-タイトル付きの図-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2" style:family="presentation" style:parent-style-name="Master2-Layout9-picTx-タイトル付きの図-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43" style:family="presentation" style:parent-style-name="Master2-Layout9-picTx-タイトル付きの図-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4" style:family="presentation" style:parent-style-name="Master2-Layout9-picTx-タイトル付きの図-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45" style:family="presentation" style:parent-style-name="Master2-Layout10-vertTx-タイトルと_a_縦書きテキスト-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6" style:family="presentation" style:parent-style-name="Master2-Layout10-vertTx-タイトルと_a_縦書きテキスト-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147" style:family="presentation" style:parent-style-name="Master2-Layout10-vertTx-タイトルと_a_縦書きテキスト-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8" style:family="presentation" style:parent-style-name="Master2-Layout10-vertTx-タイトルと_a_縦書きテキスト-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49" style:family="presentation" style:parent-style-name="Master2-Layout10-vertTx-タイトルと_a_縦書きテキスト-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0" style:family="presentation" style:parent-style-name="Master2-Layout10-vertTx-タイトルと_a_縦書きテキスト-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51" style:family="presentation" style:parent-style-name="Master2-Layout11-vertTitleAndTx-縦書きタイトルと_a_縦書きテキスト-title">
      <style:graphic-properties draw:stroke="none" draw:fill="none" draw:textarea-horizontal-align="center" draw:textarea-vertical-align="middle" draw:auto-grow-height="false" draw:auto-grow-width="false" fo:min-width="13.319cm" fo:padding-top="0cm" fo:padding-bottom="0cm" fo:padding-left="0cm" fo:padding-right="0cm" fo:wrap-option="wrap"/>
      <style:paragraph-properties style:writing-mode="tb-rl"/>
    </style:style>
    <style:style style:name="Mpr152" style:family="presentation" style:parent-style-name="Master2-Layout11-vertTitleAndTx-縦書きタイトルと_a_縦書きテキスト-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153" style:family="presentation" style:parent-style-name="Master2-Layout11-vertTitleAndTx-縦書きタイトルと_a_縦書きテキスト-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4" style:family="presentation" style:parent-style-name="Master2-Layout11-vertTitleAndTx-縦書きタイトルと_a_縦書きテキスト-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55" style:family="presentation" style:parent-style-name="Master2-Layout11-vertTitleAndTx-縦書きタイトルと_a_縦書きテキスト-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6" style:family="presentation" style:parent-style-name="Master2-Layout11-vertTitleAndTx-縦書きタイトルと_a_縦書きテキスト-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4" style:family="paragraph">
      <style:paragraph-properties style:writing-mode="lr-tb" style:font-independent-line-spacing="true"/>
    </style:style>
    <style:style style:name="MP5"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6"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2"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3"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14"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15" style:family="paragraph">
      <style:paragraph-properties style:writing-mode="tb-rl" style:font-independent-line-spacing="true"/>
    </style:style>
    <style:style style:name="MP16" style:family="paragraph">
      <style:paragraph-properties fo:margin-left="0cm" fo:margin-right="0cm" fo:margin-top="0cm" fo:margin-bottom="0.499cm" fo:line-height="100%" fo:text-indent="0cm" style:punctuation-wrap="simple" style:writing-mode="lr-tb">
        <style:tab-stops/>
      </style:paragraph-properties>
    </style:style>
    <style:style style:name="MP17"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8" style:family="paragraph">
      <style:paragraph-properties fo:margin-left="0cm" fo:margin-right="0cm" fo:margin-top="0cm" fo:margin-bottom="0.499cm" fo:line-height="100%" fo:text-align="center" fo:text-indent="0cm" style:punctuation-wrap="simple" style:writing-mode="lr-tb">
        <style:tab-stops/>
      </style:paragraph-properties>
    </style:style>
    <style:style style:name="MT1" style:family="text">
      <style:text-properties fo:font-variant="normal" fo:text-transform="none" fo:color="#000000" style:text-line-through-style="none" style:text-line-through-type="none" style:text-position="0% 100%" style:font-name="Arial" fo:font-size="14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14pt" style:font-style-asian="normal" style:font-weight-asian="normal" style:font-name-complex="Arial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Calibri Light1" fo:font-size="44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44pt" style:language-asian="ja" style:country-asian="JP"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28pt" style:language-asian="ja" style:country-asian="JP" style:font-style-asian="normal" style:font-weight-asian="normal" style:font-size-complex="2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24pt" style:language-asian="ja" style:country-asian="JP"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20pt" style:language-asian="ja" style:country-asian="JP"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18pt" style:language-asian="ja" style:country-asian="JP" style:font-style-asian="normal" style:font-weight-asian="normal" style:font-size-complex="18pt" style:font-style-complex="normal" style:font-weight-complex="normal"/>
    </style:style>
    <style:style style:name="MT7" style:family="text">
      <style:text-properties fo:font-variant="normal" fo:text-transform="none" fo:color="#898989"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12pt" style:language-asian="ja" style:country-asian="JP" style:font-style-asian="normal" style:font-weight-asian="normal" style:font-size-complex="12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Times New Roman" fo:font-size="14pt" fo:letter-spacing="normal" fo:language="en" fo:country="US" fo:font-style="normal" style:text-underline-style="none" fo:font-weight="normal" style:text-underline-mode="continuous" style:text-overline-mode="continuous" style:text-line-through-mode="continuous" style:letter-kerning="true" style:font-name-asian="ＭＳ Ｐ明朝2" style:font-size-asian="14pt" style:font-style-asian="normal" style:font-weight-asian="normal" style:font-name-complex="Tahoma1" style:font-size-complex="1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 Light1" fo:font-size="60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60pt" style:language-asian="ja" style:country-asian="JP" style:font-style-asian="normal" style:font-weight-asian="normal" style:font-size-complex="60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24pt" style:language-asian="ja" style:country-asian="JP" style:font-style-asian="normal" style:font-weight-asian="normal"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bold" style:text-underline-mode="continuous" style:text-overline-mode="continuous" style:text-line-through-mode="continuous" style:letter-kerning="true" style:font-name-asian="ＭＳ Ｐゴシック1" style:font-size-asian="24pt" style:language-asian="ja" style:country-asian="JP" style:font-style-asian="normal" style:font-weight-asian="bold"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 Light1" fo:font-size="32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32pt" style:language-asian="ja" style:country-asian="JP" style:font-style-asian="normal" style:font-weight-asian="normal" style:font-size-complex="32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alibri1" fo:font-size="32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32pt" style:language-asian="ja" style:country-asian="JP" style:font-style-asian="normal" style:font-weight-asian="normal" style:font-size-complex="32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1" fo:font-size="16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16pt" style:language-asian="ja" style:country-asian="JP" style:font-style-asian="normal" style:font-weight-asian="normal" style:font-size-complex="16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Arial" fo:font-size="32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32pt" style:language-asian="ja" style:country-asian="JP" style:font-style-asian="normal" style:font-weight-asian="normal" style:font-name-complex="Arial1" style:font-size-complex="32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Arial" fo:font-size="60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60pt" style:language-asian="ja" style:country-asian="JP" style:font-style-asian="normal" style:font-weight-asian="normal" style:font-name-complex="Arial1" style:font-size-complex="60pt" style:font-style-complex="normal" style:font-weight-complex="normal"/>
    </style:style>
    <style:style style:name="MT17" style:family="text">
      <style:text-properties fo:font-variant="normal" fo:text-transform="none" fo:color="#000000" style:text-line-through-style="none" style:text-line-through-type="none" style:text-position="0% 100%" style:font-name="Arial" fo:font-size="24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24pt" style:language-asian="ja" style:country-asian="JP" style:font-style-asian="normal" style:font-weight-asian="normal" style:font-name-complex="Arial1" style:font-size-complex="24pt" style:font-style-complex="normal" style:font-weight-complex="normal"/>
    </style:style>
    <style:style style:name="MT18" style:family="text">
      <style:text-properties fo:font-variant="normal" fo:text-transform="none" fo:color="#000000" style:text-line-through-style="none" style:text-line-through-type="none" style:text-position="0% 100%" style:font-name="Arial" fo:font-size="44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44pt" style:language-asian="ja" style:country-asian="JP" style:font-style-asian="normal" style:font-weight-asian="normal" style:font-name-complex="Arial1" style:font-size-complex="44pt" style:font-style-complex="normal" style:font-weight-complex="normal"/>
    </style:style>
    <style:style style:name="MT19" style:family="text">
      <style:text-properties fo:font-variant="normal" fo:text-transform="none" fo:color="#898989" style:text-line-through-style="none" style:text-line-through-type="none" style:text-position="0% 100%" style:font-name="Arial" fo:font-size="24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24pt" style:language-asian="ja" style:country-asian="JP" style:font-style-asian="normal" style:font-weight-asian="normal" style:font-name-complex="Arial1" style:font-size-complex="24pt" style:font-style-complex="normal" style:font-weight-complex="normal"/>
    </style:style>
    <style:style style:name="MT20" style:family="text">
      <style:text-properties fo:font-variant="normal" fo:text-transform="none" fo:color="#000000" style:text-line-through-style="none" style:text-line-through-type="none" style:text-position="0% 100%" style:font-name="Arial" fo:font-size="24pt" fo:letter-spacing="normal" fo:language="en" fo:country="US" fo:font-style="normal" style:text-underline-style="none" fo:font-weight="bold" style:text-underline-mode="continuous" style:text-overline-mode="continuous" style:text-line-through-mode="continuous" style:letter-kerning="true" style:font-name-asian="ＭＳ Ｐゴシック2" style:font-size-asian="24pt" style:language-asian="ja" style:country-asian="JP" style:font-style-asian="normal" style:font-weight-asian="bold" style:font-name-complex="Arial1" style:font-size-complex="24pt" style:font-style-complex="normal" style:font-weight-complex="bold"/>
    </style:style>
    <style:style style:name="MT21" style:family="text">
      <style:text-properties fo:font-variant="normal" fo:text-transform="none" fo:color="#000000" style:text-line-through-style="none" style:text-line-through-type="none" style:text-position="0% 100%" style:font-name="Arial" fo:font-size="16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16pt" style:language-asian="ja" style:country-asian="JP" style:font-style-asian="normal" style:font-weight-asian="normal" style:font-name-complex="Arial1"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 draw:name="Master2-bg"/>
    </draw:layer-set>
    <style:handout-master presentation:presentation-page-layout-name="AL0T26" style:page-layout-name="PM0" draw:style-name="Mdp2">
      <draw:frame draw:name="ヘッダー プレースホルダー 1" draw:style-name="Mgr1" draw:text-style-name="MP1" draw:layer="backgroundobjects" svg:width="9.113cm" svg:height="1.484cm" svg:x="0cm" svg:y="0cm" presentation:class="header">
        <draw:text-box>
          <text:p/>
        </draw:text-box>
      </draw:frame>
      <draw:frame draw:name="日付プレースホルダー 2" draw:style-name="Mgr1" draw:text-style-name="MP1" draw:layer="backgroundobjects" svg:width="9.113cm" svg:height="1.484cm" svg:x="11.886cm" svg:y="0cm" presentation:class="date-time">
        <draw:text-box>
          <text:p/>
        </draw:text-box>
      </draw:frame>
      <draw:frame draw:name="フッター プレースホルダー 3" draw:style-name="Mgr2" draw:text-style-name="MP1" draw:layer="backgroundobjects" svg:width="9.113cm" svg:height="1.484cm" svg:x="0cm" svg:y="28.215cm" presentation:class="footer">
        <draw:text-box>
          <text:p/>
        </draw:text-box>
      </draw:frame>
      <draw:frame draw:name="スライド番号プレースホルダー 4" draw:style-name="Mgr2" draw:text-style-name="MP1"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5.356cm" svg:height="7.576cm" svg:x="2.821cm" svg:y="2.484cm"/>
      <draw:page-thumbnail draw:layer="backgroundobjects" svg:width="5.356cm" svg:height="7.576cm" svg:x="2.821cm" svg:y="11.061cm"/>
      <draw:page-thumbnail draw:layer="backgroundobjects" svg:width="5.356cm" svg:height="7.576cm" svg:x="2.821cm" svg:y="19.638cm"/>
      <draw:page-thumbnail draw:layer="backgroundobjects" svg:width="5.356cm" svg:height="7.576cm" svg:x="12.82cm" svg:y="2.484cm"/>
      <draw:page-thumbnail draw:layer="backgroundobjects" svg:width="5.356cm" svg:height="7.576cm" svg:x="12.82cm" svg:y="11.061cm"/>
      <draw:page-thumbnail draw:layer="backgroundobjects" svg:width="5.356cm" svg:height="7.576cm" svg:x="12.82cm" svg:y="19.638cm"/>
    </style:handout-master>
    <style:master-page style:name="Master1-Office-テーマ" style:page-layout-name="PM1" draw:style-name="Mdp1">
      <draw:frame draw:name="タイトル プレースホルダー 1" presentation:style-name="Mpr1" draw:text-style-name="MP4" draw:layer="backgroundobjects" svg:width="12.762cm" svg:height="2.028cm" svg:x="1.019cm" svg:y="0.56cm" presentation:class="title">
        <draw:text-box>
          <text:p text:style-name="MP3"><text:span text:style-name="MT2">マスター タイトルの書式設定</text:span></text:p>
        </draw:text-box>
      </draw:frame>
      <draw:frame draw:name="テキスト プレースホルダー 2" presentation:style-name="Mpr2" draw:text-style-name="MP4" draw:layer="backgroundobjects" svg:width="12.762cm" svg:height="6.663cm" svg:x="1.019cm" svg:y="2.796cm" presentation:class="outline">
        <draw:text-box>
          <text:list text:style-name="ML3">
            <text:list-item>
              <text:p text:style-name="MP5"><text:span text:style-name="MT3">マスター テキストの書式設定</text:span></text:p>
              <text:list>
                <text:list-item>
                  <text:p text:style-name="MP6"><text:span text:style-name="MT4">第 </text:span><text:span text:style-name="MT4">2 </text:span><text:span text:style-name="MT4">レベル</text:span></text:p>
                  <text:list>
                    <text:list-item>
                      <text:p text:style-name="MP7"><text:span text:style-name="MT5">第 </text:span><text:span text:style-name="MT5">3 </text:span><text:span text:style-name="MT5">レベル</text:span></text:p>
                      <text:list>
                        <text:list-item>
                          <text:p text:style-name="MP8"><text:span text:style-name="MT6">第 </text:span><text:span text:style-name="MT6">4 </text:span><text:span text:style-name="MT6">レベル</text:span></text:p>
                          <text:list>
                            <text:list-item>
                              <text:p text:style-name="MP9"><text:span text:style-name="MT6">第 </text:span><text:span text:style-name="MT6">5 </text:span><text:span text:style-name="MT6">レベル</text:span></text:p>
                            </text:list-item>
                          </text:list>
                        </text:list-item>
                      </text:list>
                    </text:list-item>
                  </text:list>
                </text:list-item>
              </text:list>
            </text:list-item>
          </text:list>
        </draw:text-box>
      </draw:frame>
      <draw:frame draw:name="日付プレースホルダー 3" presentation:style-name="Mpr3" draw:text-style-name="MP4" draw:layer="backgroundobjects" svg:width="3.329cm" svg:height="0.56cm" svg:x="1.019cm" svg:y="9.732cm" presentation:class="date-time">
        <draw:text-box>
          <text:p text:style-name="MP10"><text:span text:style-name="MT7"><text:date style:data-style-name="D1" text:date-value="2016-07-30">7/30/16</text:date></text:span></text:p>
        </draw:text-box>
      </draw:frame>
      <draw:frame draw:name="フッター プレースホルダー 4" presentation:style-name="Mpr4" draw:text-style-name="MP4" draw:layer="backgroundobjects" svg:width="4.992cm" svg:height="0.56cm" svg:x="4.904cm" svg:y="9.732cm" presentation:class="footer">
        <draw:text-box>
          <text:p/>
        </draw:text-box>
      </draw:frame>
      <draw:frame draw:name="スライド番号プレースホルダー 5" presentation:style-name="Mpr3" draw:text-style-name="MP4" draw:layer="backgroundobjects" svg:width="3.329cm" svg:height="0.56cm" svg:x="10.451cm" svg:y="9.732cm" presentation:class="page-number">
        <draw:text-box>
          <text:p text:style-name="MP11"><text:span text:style-name="MT7"><text:page-number>&lt;番号&gt;</text:page-number></text:span></text:p>
        </draw:text-box>
      </draw:frame>
      <presentation:notes style:page-layout-name="PM0">
        <draw:page-thumbnail draw:name="スライド イメージ プレースホルダー 1" presentation:style-name="Master1-Office-テーマ-title" draw:layer="backgroundobjects" svg:width="14.848cm" svg:height="11.136cm" svg:x="3.075cm" svg:y="2.257cm" presentation:class="page"/>
        <draw:frame draw:name="ノート プレースホルダー 2" presentation:style-name="Mpr5" draw:text-style-name="MP4" draw:layer="backgroundobjects" svg:width="16.799cm" svg:height="13.364cm" svg:x="2.1cm" svg:y="14.107cm" presentation:class="notes">
          <draw:text-box>
            <text:p/>
          </draw:text-box>
        </draw:frame>
        <draw:frame draw:name="ヘッダー プレースホルダー 3" presentation:style-name="Mpr6" draw:text-style-name="MP4" draw:layer="backgroundobjects" svg:width="9.113cm" svg:height="1.484cm" svg:x="0cm" svg:y="0cm" presentation:class="header">
          <draw:text-box>
            <text:p/>
          </draw:text-box>
        </draw:frame>
        <draw:frame draw:name="日付プレースホルダー 4" presentation:style-name="Mpr6" draw:text-style-name="MP4" draw:layer="backgroundobjects" svg:width="9.113cm" svg:height="1.484cm" svg:x="11.886cm" svg:y="0cm" presentation:class="date-time">
          <draw:text-box>
            <text:p/>
          </draw:text-box>
        </draw:frame>
        <draw:frame draw:name="フッター プレースホルダー 5" presentation:style-name="Mpr7" draw:text-style-name="MP4" draw:layer="backgroundobjects" svg:width="9.113cm" svg:height="1.484cm" svg:x="0cm" svg:y="28.215cm" presentation:class="footer">
          <draw:text-box>
            <text:p/>
          </draw:text-box>
        </draw:frame>
        <draw:frame draw:name="スライド番号プレースホルダー 6" presentation:style-name="Mpr7"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style:master-page style:name="Master1-Layout1-title-タイトル-スライド" style:page-layout-name="PM1" draw:style-name="Mdp1">
      <draw:frame draw:name="タイトル 1" presentation:style-name="Mpr8" draw:text-style-name="MP4" draw:layer="backgroundobjects" svg:width="11.099cm" svg:height="3.656cm" svg:x="1.852cm" svg:y="1.72cm" presentation:class="title">
        <draw:text-box>
          <text:p text:style-name="MP12"><text:span text:style-name="MT9">マスター タイトルの書式設定</text:span></text:p>
        </draw:text-box>
      </draw:frame>
      <draw:frame draw:name="サブタイトル 2" presentation:style-name="Mpr9" draw:text-style-name="MP4" draw:layer="backgroundobjects" svg:width="11.099cm" svg:height="2.531cm" svg:x="1.852cm" svg:y="5.517cm" presentation:class="subtitle">
        <draw:text-box>
          <text:p text:style-name="MP13"><text:span text:style-name="MT4">マスター サブタイトルの書式設定</text:span></text:p>
        </draw:text-box>
      </draw:frame>
      <draw:frame draw:name="日付プレースホルダー 3" presentation:style-name="Mpr10" draw:text-style-name="MP4" draw:layer="backgroundobjects" svg:width="3.329cm" svg:height="0.56cm" svg:x="1.019cm" svg:y="9.732cm" presentation:class="date-time">
        <draw:text-box>
          <text:p text:style-name="MP10"><text:span text:style-name="MT7"><text:date style:data-style-name="D1" text:date-value="2016-07-30">7/30/16</text:date></text:span></text:p>
        </draw:text-box>
      </draw:frame>
      <draw:frame draw:name="フッター プレースホルダー 4" presentation:style-name="Mpr11" draw:text-style-name="MP4" draw:layer="backgroundobjects" svg:width="4.992cm" svg:height="0.56cm" svg:x="4.904cm" svg:y="9.732cm" presentation:class="footer">
        <draw:text-box>
          <text:p/>
        </draw:text-box>
      </draw:frame>
      <draw:frame draw:name="スライド番号プレースホルダー 5" presentation:style-name="Mpr10" draw:text-style-name="MP4" draw:layer="backgroundobjects" svg:width="3.329cm" svg:height="0.56cm" svg:x="10.451cm" svg:y="9.732cm" presentation:class="page-number">
        <draw:text-box>
          <text:p text:style-name="MP11"><text:span text:style-name="MT7"><text:page-number>&lt;番号&gt;</text:page-number></text:span></text:p>
        </draw:text-box>
      </draw:frame>
      <draw:frame presentation:style-name="Master1-Layout1-title-タイトル-スライド-outline1" draw:layer="backgroundobjects" svg:width="17.099cm" svg:height="16.064cm" svg:x="1.95cm" svg:y="7.481cm" presentation:class="outline" presentation:placeholder="true">
        <draw:text-box/>
      </draw:frame>
      <presentation:notes style:page-layout-name="PM0">
        <draw:page-thumbnail draw:name="スライド イメージ プレースホルダー 1" presentation:style-name="Master1-Layout1-title-タイトル-スライド-title" draw:layer="backgroundobjects" svg:width="14.848cm" svg:height="11.136cm" svg:x="3.075cm" svg:y="2.257cm" presentation:class="page"/>
        <draw:frame draw:name="ノート プレースホルダー 2" presentation:style-name="Mpr12" draw:text-style-name="MP4" draw:layer="backgroundobjects" svg:width="16.799cm" svg:height="13.364cm" svg:x="2.1cm" svg:y="14.107cm" presentation:class="notes">
          <draw:text-box>
            <text:p/>
          </draw:text-box>
        </draw:frame>
        <draw:frame draw:name="ヘッダー プレースホルダー 3" presentation:style-name="Mpr13" draw:text-style-name="MP4" draw:layer="backgroundobjects" svg:width="9.113cm" svg:height="1.484cm" svg:x="0cm" svg:y="0cm" presentation:class="header">
          <draw:text-box>
            <text:p/>
          </draw:text-box>
        </draw:frame>
        <draw:frame draw:name="日付プレースホルダー 4" presentation:style-name="Mpr13" draw:text-style-name="MP4" draw:layer="backgroundobjects" svg:width="9.113cm" svg:height="1.484cm" svg:x="11.886cm" svg:y="0cm" presentation:class="date-time">
          <draw:text-box>
            <text:p/>
          </draw:text-box>
        </draw:frame>
        <draw:frame draw:name="フッター プレースホルダー 5" presentation:style-name="Mpr14" draw:text-style-name="MP4" draw:layer="backgroundobjects" svg:width="9.113cm" svg:height="1.484cm" svg:x="0cm" svg:y="28.215cm" presentation:class="footer">
          <draw:text-box>
            <text:p/>
          </draw:text-box>
        </draw:frame>
        <draw:frame draw:name="スライド番号プレースホルダー 6" presentation:style-name="Mpr14"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style:master-page style:name="Master1-Layout2-obj-タイトルとコンテンツ" style:page-layout-name="PM1" draw:style-name="Mdp1">
      <draw:frame draw:name="タイトル 1" presentation:style-name="Mpr15" draw:text-style-name="MP4" draw:layer="backgroundobjects" svg:width="12.762cm" svg:height="2.028cm" svg:x="1.019cm" svg:y="0.56cm" presentation:class="title">
        <draw:text-box>
          <text:p text:style-name="MP3"><text:span text:style-name="MT2">マスター タイトルの書式設定</text:span></text:p>
        </draw:text-box>
      </draw:frame>
      <draw:frame draw:name="コンテンツ プレースホルダー 2" presentation:style-name="Mpr16" draw:text-style-name="MP4" draw:layer="backgroundobjects" svg:width="12.762cm" svg:height="6.663cm" svg:x="1.019cm" svg:y="2.796cm" presentation:class="title">
        <draw:text-box>
          <text:list text:style-name="ML3">
            <text:list-item>
              <text:p text:style-name="MP5"><text:span text:style-name="MT3">マスター テキストの書式設定</text:span><text:span text:style-name="MT3"><text:line-break/></text:span><text:span text:style-name="MT4">第 </text:span><text:span text:style-name="MT4">2 </text:span><text:span text:style-name="MT4">レベル</text:span><text:span text:style-name="MT4"><text:line-break/></text:span><text:span text:style-name="MT5">第 </text:span><text:span text:style-name="MT5">3 </text:span><text:span text:style-name="MT5">レベル</text:span><text:span text:style-name="MT5"><text:line-break/></text:span><text:span text:style-name="MT6">第 </text:span><text:span text:style-name="MT6">4 </text:span><text:span text:style-name="MT6">レベル</text:span><text:span text:style-name="MT6"><text:line-break/></text:span><text:span text:style-name="MT6">第 </text:span><text:span text:style-name="MT6">5 </text:span><text:span text:style-name="MT6">レベル</text:span></text:p>
            </text:list-item>
          </text:list>
        </draw:text-box>
      </draw:frame>
      <draw:frame draw:name="日付プレースホルダー 3" presentation:style-name="Mpr17" draw:text-style-name="MP4" draw:layer="backgroundobjects" svg:width="3.329cm" svg:height="0.56cm" svg:x="1.019cm" svg:y="9.732cm" presentation:class="date-time">
        <draw:text-box>
          <text:p text:style-name="MP10"><text:span text:style-name="MT7"><text:date style:data-style-name="D1" text:date-value="2016-07-30">7/30/16</text:date></text:span></text:p>
        </draw:text-box>
      </draw:frame>
      <draw:frame draw:name="フッター プレースホルダー 4" presentation:style-name="Mpr18" draw:text-style-name="MP4" draw:layer="backgroundobjects" svg:width="4.992cm" svg:height="0.56cm" svg:x="4.904cm" svg:y="9.732cm" presentation:class="footer">
        <draw:text-box>
          <text:p/>
        </draw:text-box>
      </draw:frame>
      <draw:frame draw:name="スライド番号プレースホルダー 5" presentation:style-name="Mpr17" draw:text-style-name="MP4" draw:layer="backgroundobjects" svg:width="3.329cm" svg:height="0.56cm" svg:x="10.451cm" svg:y="9.732cm" presentation:class="page-number">
        <draw:text-box>
          <text:p text:style-name="MP11"><text:span text:style-name="MT7"><text:page-number>&lt;番号&gt;</text:page-number></text:span></text:p>
        </draw:text-box>
      </draw:frame>
      <draw:frame presentation:style-name="Master1-Layout2-obj-タイトルとコンテンツ-outline1" draw:layer="backgroundobjects" svg:width="17.099cm" svg:height="16.064cm" svg:x="1.95cm" svg:y="7.481cm" presentation:class="outline" presentation:placeholder="true">
        <draw:text-box/>
      </draw:frame>
      <presentation:notes style:page-layout-name="PM0">
        <draw:page-thumbnail draw:name="スライド イメージ プレースホルダー 1" presentation:style-name="Master1-Layout2-obj-タイトルとコンテンツ-title" draw:layer="backgroundobjects" svg:width="14.848cm" svg:height="11.136cm" svg:x="3.075cm" svg:y="2.257cm" presentation:class="page"/>
        <draw:frame draw:name="ノート プレースホルダー 2" presentation:style-name="Mpr19" draw:text-style-name="MP4" draw:layer="backgroundobjects" svg:width="16.799cm" svg:height="13.364cm" svg:x="2.1cm" svg:y="14.107cm" presentation:class="notes">
          <draw:text-box>
            <text:p/>
          </draw:text-box>
        </draw:frame>
        <draw:frame draw:name="ヘッダー プレースホルダー 3" presentation:style-name="Mpr20" draw:text-style-name="MP4" draw:layer="backgroundobjects" svg:width="9.113cm" svg:height="1.484cm" svg:x="0cm" svg:y="0cm" presentation:class="header">
          <draw:text-box>
            <text:p/>
          </draw:text-box>
        </draw:frame>
        <draw:frame draw:name="日付プレースホルダー 4" presentation:style-name="Mpr20" draw:text-style-name="MP4" draw:layer="backgroundobjects" svg:width="9.113cm" svg:height="1.484cm" svg:x="11.886cm" svg:y="0cm" presentation:class="date-time">
          <draw:text-box>
            <text:p/>
          </draw:text-box>
        </draw:frame>
        <draw:frame draw:name="フッター プレースホルダー 5" presentation:style-name="Mpr21" draw:text-style-name="MP4" draw:layer="backgroundobjects" svg:width="9.113cm" svg:height="1.484cm" svg:x="0cm" svg:y="28.215cm" presentation:class="footer">
          <draw:text-box>
            <text:p/>
          </draw:text-box>
        </draw:frame>
        <draw:frame draw:name="スライド番号プレースホルダー 6" presentation:style-name="Mpr21"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style:master-page style:name="Master1-Layout3-secHead-セクション見出し" style:page-layout-name="PM1" draw:style-name="Mdp1">
      <draw:frame draw:name="タイトル 1" presentation:style-name="Mpr22" draw:text-style-name="MP4" draw:layer="backgroundobjects" svg:width="12.766cm" svg:height="4.366cm" svg:x="1.01cm" svg:y="2.619cm" presentation:class="title">
        <draw:text-box>
          <text:p text:style-name="MP3"><text:span text:style-name="MT9">マスター タイトルの書式設定</text:span></text:p>
        </draw:text-box>
      </draw:frame>
      <draw:frame draw:name="テキスト プレースホルダー 2" presentation:style-name="Mpr23" draw:text-style-name="MP4" draw:layer="backgroundobjects" svg:width="12.766cm" svg:height="2.297cm" svg:x="1.01cm" svg:y="7.025cm" presentation:class="outline">
        <draw:text-box>
          <text:list text:style-name="ML6">
            <text:list-item>
              <text:p text:style-name="MP14"><text:span text:style-name="MT10">マスター テキストの書式設定</text:span></text:p>
            </text:list-item>
          </text:list>
        </draw:text-box>
      </draw:frame>
      <draw:frame draw:name="日付プレースホルダー 3" presentation:style-name="Mpr24" draw:text-style-name="MP4" draw:layer="backgroundobjects" svg:width="3.329cm" svg:height="0.56cm" svg:x="1.019cm" svg:y="9.732cm" presentation:class="date-time">
        <draw:text-box>
          <text:p text:style-name="MP10"><text:span text:style-name="MT7"><text:date style:data-style-name="D1" text:date-value="2016-07-30">7/30/16</text:date></text:span></text:p>
        </draw:text-box>
      </draw:frame>
      <draw:frame draw:name="フッター プレースホルダー 4" presentation:style-name="Mpr25" draw:text-style-name="MP4" draw:layer="backgroundobjects" svg:width="4.992cm" svg:height="0.56cm" svg:x="4.904cm" svg:y="9.732cm" presentation:class="footer">
        <draw:text-box>
          <text:p/>
        </draw:text-box>
      </draw:frame>
      <draw:frame draw:name="スライド番号プレースホルダー 5" presentation:style-name="Mpr24" draw:text-style-name="MP4" draw:layer="backgroundobjects" svg:width="3.329cm" svg:height="0.56cm" svg:x="10.451cm" svg:y="9.732cm" presentation:class="page-number">
        <draw:text-box>
          <text:p text:style-name="MP11"><text:span text:style-name="MT7"><text:page-number>&lt;番号&gt;</text:page-number></text:span></text:p>
        </draw:text-box>
      </draw:frame>
      <presentation:notes style:page-layout-name="PM0">
        <draw:page-thumbnail draw:name="スライド イメージ プレースホルダー 1" presentation:style-name="Master1-Layout3-secHead-セクション見出し-title" draw:layer="backgroundobjects" svg:width="14.848cm" svg:height="11.136cm" svg:x="3.075cm" svg:y="2.257cm" presentation:class="page"/>
        <draw:frame draw:name="ノート プレースホルダー 2" presentation:style-name="Mpr26" draw:text-style-name="MP4" draw:layer="backgroundobjects" svg:width="16.799cm" svg:height="13.364cm" svg:x="2.1cm" svg:y="14.107cm" presentation:class="notes">
          <draw:text-box>
            <text:p/>
          </draw:text-box>
        </draw:frame>
        <draw:frame draw:name="ヘッダー プレースホルダー 3" presentation:style-name="Mpr27" draw:text-style-name="MP4" draw:layer="backgroundobjects" svg:width="9.113cm" svg:height="1.484cm" svg:x="0cm" svg:y="0cm" presentation:class="header">
          <draw:text-box>
            <text:p/>
          </draw:text-box>
        </draw:frame>
        <draw:frame draw:name="日付プレースホルダー 4" presentation:style-name="Mpr27" draw:text-style-name="MP4" draw:layer="backgroundobjects" svg:width="9.113cm" svg:height="1.484cm" svg:x="11.886cm" svg:y="0cm" presentation:class="date-time">
          <draw:text-box>
            <text:p/>
          </draw:text-box>
        </draw:frame>
        <draw:frame draw:name="フッター プレースホルダー 5" presentation:style-name="Mpr28" draw:text-style-name="MP4" draw:layer="backgroundobjects" svg:width="9.113cm" svg:height="1.484cm" svg:x="0cm" svg:y="28.215cm" presentation:class="footer">
          <draw:text-box>
            <text:p/>
          </draw:text-box>
        </draw:frame>
        <draw:frame draw:name="スライド番号プレースホルダー 6" presentation:style-name="Mpr28"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style:master-page style:name="Master1-Layout4-twoObj-2-つのコンテンツ" style:page-layout-name="PM1" draw:style-name="Mdp1">
      <draw:frame draw:name="タイトル 1" presentation:style-name="Mpr29" draw:text-style-name="MP4" draw:layer="backgroundobjects" svg:width="12.762cm" svg:height="2.028cm" svg:x="1.019cm" svg:y="0.56cm" presentation:class="title">
        <draw:text-box>
          <text:p text:style-name="MP3"><text:span text:style-name="MT2">マスター タイトルの書式設定</text:span></text:p>
        </draw:text-box>
      </draw:frame>
      <draw:frame draw:name="コンテンツ プレースホルダー 2" presentation:style-name="Mpr30" draw:text-style-name="MP4" draw:layer="backgroundobjects" svg:width="6.169cm" svg:height="6.663cm" svg:x="1.019cm" svg:y="2.796cm" presentation:class="title">
        <draw:text-box>
          <text:list text:style-name="ML3">
            <text:list-item>
              <text:p text:style-name="MP5"><text:span text:style-name="MT3">マスター テキストの書式設定</text:span><text:span text:style-name="MT3"><text:line-break/></text:span><text:span text:style-name="MT4">第 </text:span><text:span text:style-name="MT4">2 </text:span><text:span text:style-name="MT4">レベル</text:span><text:span text:style-name="MT4"><text:line-break/></text:span><text:span text:style-name="MT5">第 </text:span><text:span text:style-name="MT5">3 </text:span><text:span text:style-name="MT5">レベル</text:span><text:span text:style-name="MT5"><text:line-break/></text:span><text:span text:style-name="MT6">第 </text:span><text:span text:style-name="MT6">4 </text:span><text:span text:style-name="MT6">レベル</text:span><text:span text:style-name="MT6"><text:line-break/></text:span><text:span text:style-name="MT6">第 </text:span><text:span text:style-name="MT6">5 </text:span><text:span text:style-name="MT6">レベル</text:span></text:p>
            </text:list-item>
          </text:list>
        </draw:text-box>
      </draw:frame>
      <draw:frame draw:name="コンテンツ プレースホルダー 3" presentation:style-name="Mpr30" draw:text-style-name="MP4" draw:layer="backgroundobjects" svg:width="6.169cm" svg:height="6.663cm" svg:x="7.611cm" svg:y="2.796cm" presentation:class="title">
        <draw:text-box>
          <text:list text:style-name="ML3">
            <text:list-item>
              <text:p text:style-name="MP5"><text:span text:style-name="MT3">マスター テキストの書式設定</text:span><text:span text:style-name="MT3"><text:line-break/></text:span><text:span text:style-name="MT4">第 </text:span><text:span text:style-name="MT4">2 </text:span><text:span text:style-name="MT4">レベル</text:span><text:span text:style-name="MT4"><text:line-break/></text:span><text:span text:style-name="MT5">第 </text:span><text:span text:style-name="MT5">3 </text:span><text:span text:style-name="MT5">レベル</text:span><text:span text:style-name="MT5"><text:line-break/></text:span><text:span text:style-name="MT6">第 </text:span><text:span text:style-name="MT6">4 </text:span><text:span text:style-name="MT6">レベル</text:span><text:span text:style-name="MT6"><text:line-break/></text:span><text:span text:style-name="MT6">第 </text:span><text:span text:style-name="MT6">5 </text:span><text:span text:style-name="MT6">レベル</text:span></text:p>
            </text:list-item>
          </text:list>
        </draw:text-box>
      </draw:frame>
      <draw:frame draw:name="日付プレースホルダー 4" presentation:style-name="Mpr31" draw:text-style-name="MP4" draw:layer="backgroundobjects" svg:width="3.329cm" svg:height="0.56cm" svg:x="1.019cm" svg:y="9.732cm" presentation:class="date-time">
        <draw:text-box>
          <text:p text:style-name="MP10"><text:span text:style-name="MT7"><text:date style:data-style-name="D1" text:date-value="2016-07-30">7/30/16</text:date></text:span></text:p>
        </draw:text-box>
      </draw:frame>
      <draw:frame draw:name="フッター プレースホルダー 5" presentation:style-name="Mpr32" draw:text-style-name="MP4" draw:layer="backgroundobjects" svg:width="4.992cm" svg:height="0.56cm" svg:x="4.904cm" svg:y="9.732cm" presentation:class="footer">
        <draw:text-box>
          <text:p/>
        </draw:text-box>
      </draw:frame>
      <draw:frame draw:name="スライド番号プレースホルダー 6" presentation:style-name="Mpr31" draw:text-style-name="MP4" draw:layer="backgroundobjects" svg:width="3.329cm" svg:height="0.56cm" svg:x="10.451cm" svg:y="9.732cm" presentation:class="page-number">
        <draw:text-box>
          <text:p text:style-name="MP11"><text:span text:style-name="MT7"><text:page-number>&lt;番号&gt;</text:page-number></text:span></text:p>
        </draw:text-box>
      </draw:frame>
      <draw:frame presentation:style-name="Master1-Layout4-twoObj-2-つのコンテンツ-outline1" draw:layer="backgroundobjects" svg:width="17.099cm" svg:height="16.064cm" svg:x="1.95cm" svg:y="7.481cm" presentation:class="outline" presentation:placeholder="true">
        <draw:text-box/>
      </draw:frame>
      <presentation:notes style:page-layout-name="PM0">
        <draw:page-thumbnail draw:name="スライド イメージ プレースホルダー 1" presentation:style-name="Master1-Layout4-twoObj-2-つのコンテンツ-title" draw:layer="backgroundobjects" svg:width="14.848cm" svg:height="11.136cm" svg:x="3.075cm" svg:y="2.257cm" presentation:class="page"/>
        <draw:frame draw:name="ノート プレースホルダー 2" presentation:style-name="Mpr33" draw:text-style-name="MP4" draw:layer="backgroundobjects" svg:width="16.799cm" svg:height="13.364cm" svg:x="2.1cm" svg:y="14.107cm" presentation:class="notes">
          <draw:text-box>
            <text:p/>
          </draw:text-box>
        </draw:frame>
        <draw:frame draw:name="ヘッダー プレースホルダー 3" presentation:style-name="Mpr34" draw:text-style-name="MP4" draw:layer="backgroundobjects" svg:width="9.113cm" svg:height="1.484cm" svg:x="0cm" svg:y="0cm" presentation:class="header">
          <draw:text-box>
            <text:p/>
          </draw:text-box>
        </draw:frame>
        <draw:frame draw:name="日付プレースホルダー 4" presentation:style-name="Mpr34" draw:text-style-name="MP4" draw:layer="backgroundobjects" svg:width="9.113cm" svg:height="1.484cm" svg:x="11.886cm" svg:y="0cm" presentation:class="date-time">
          <draw:text-box>
            <text:p/>
          </draw:text-box>
        </draw:frame>
        <draw:frame draw:name="フッター プレースホルダー 5" presentation:style-name="Mpr35" draw:text-style-name="MP4" draw:layer="backgroundobjects" svg:width="9.113cm" svg:height="1.484cm" svg:x="0cm" svg:y="28.215cm" presentation:class="footer">
          <draw:text-box>
            <text:p/>
          </draw:text-box>
        </draw:frame>
        <draw:frame draw:name="スライド番号プレースホルダー 6" presentation:style-name="Mpr35"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style:master-page style:name="Master1-Layout5-twoTxTwoObj-比較" style:page-layout-name="PM1" draw:style-name="Mdp1">
      <draw:frame draw:name="タイトル 1" presentation:style-name="Mpr36" draw:text-style-name="MP4" draw:layer="backgroundobjects" svg:width="12.766cm" svg:height="2.028cm" svg:x="1.019cm" svg:y="0.56cm" presentation:class="title">
        <draw:text-box>
          <text:p text:style-name="MP3"><text:span text:style-name="MT2">マスター タイトルの書式設定</text:span></text:p>
        </draw:text-box>
      </draw:frame>
      <draw:frame draw:name="テキスト プレースホルダー 2" presentation:style-name="Mpr37" draw:text-style-name="MP4" draw:layer="backgroundobjects" svg:width="6.262cm" svg:height="1.261cm" svg:x="1.019cm" svg:y="2.575cm" presentation:class="outline">
        <draw:text-box>
          <text:list text:style-name="ML6">
            <text:list-item>
              <text:p text:style-name="MP14"><text:span text:style-name="MT11">マスター テキストの書式設定</text:span></text:p>
            </text:list-item>
          </text:list>
        </draw:text-box>
      </draw:frame>
      <draw:frame draw:name="コンテンツ プレースホルダー 3" presentation:style-name="Mpr38" draw:text-style-name="MP4" draw:layer="backgroundobjects" svg:width="6.262cm" svg:height="5.64cm" svg:x="1.019cm" svg:y="3.836cm" presentation:class="title">
        <draw:text-box>
          <text:list text:style-name="ML3">
            <text:list-item>
              <text:p text:style-name="MP5"><text:span text:style-name="MT3">マスター テキストの書式設定</text:span><text:span text:style-name="MT3"><text:line-break/></text:span><text:span text:style-name="MT4">第 </text:span><text:span text:style-name="MT4">2 </text:span><text:span text:style-name="MT4">レベル</text:span><text:span text:style-name="MT4"><text:line-break/></text:span><text:span text:style-name="MT5">第 </text:span><text:span text:style-name="MT5">3 </text:span><text:span text:style-name="MT5">レベル</text:span><text:span text:style-name="MT5"><text:line-break/></text:span><text:span text:style-name="MT6">第 </text:span><text:span text:style-name="MT6">4 </text:span><text:span text:style-name="MT6">レベル</text:span><text:span text:style-name="MT6"><text:line-break/></text:span><text:span text:style-name="MT6">第 </text:span><text:span text:style-name="MT6">5 </text:span><text:span text:style-name="MT6">レベル</text:span></text:p>
            </text:list-item>
          </text:list>
        </draw:text-box>
      </draw:frame>
      <draw:frame draw:name="テキスト プレースホルダー 4" presentation:style-name="Mpr37" draw:text-style-name="MP4" draw:layer="backgroundobjects" svg:width="6.293cm" svg:height="1.261cm" svg:x="7.492cm" svg:y="2.575cm" presentation:class="outline">
        <draw:text-box>
          <text:list text:style-name="ML6">
            <text:list-item>
              <text:p text:style-name="MP14"><text:span text:style-name="MT11">マスター テキストの書式設定</text:span></text:p>
            </text:list-item>
          </text:list>
        </draw:text-box>
      </draw:frame>
      <draw:frame draw:name="コンテンツ プレースホルダー 5" presentation:style-name="Mpr38" draw:text-style-name="MP4" draw:layer="backgroundobjects" svg:width="6.293cm" svg:height="5.64cm" svg:x="7.492cm" svg:y="3.836cm" presentation:class="title">
        <draw:text-box>
          <text:list text:style-name="ML3">
            <text:list-item>
              <text:p text:style-name="MP5"><text:span text:style-name="MT3">マスター テキストの書式設定</text:span><text:span text:style-name="MT3"><text:line-break/></text:span><text:span text:style-name="MT4">第 </text:span><text:span text:style-name="MT4">2 </text:span><text:span text:style-name="MT4">レベル</text:span><text:span text:style-name="MT4"><text:line-break/></text:span><text:span text:style-name="MT5">第 </text:span><text:span text:style-name="MT5">3 </text:span><text:span text:style-name="MT5">レベル</text:span><text:span text:style-name="MT5"><text:line-break/></text:span><text:span text:style-name="MT6">第 </text:span><text:span text:style-name="MT6">4 </text:span><text:span text:style-name="MT6">レベル</text:span><text:span text:style-name="MT6"><text:line-break/></text:span><text:span text:style-name="MT6">第 </text:span><text:span text:style-name="MT6">5 </text:span><text:span text:style-name="MT6">レベル</text:span></text:p>
            </text:list-item>
          </text:list>
        </draw:text-box>
      </draw:frame>
      <draw:frame draw:name="日付プレースホルダー 6" presentation:style-name="Mpr39" draw:text-style-name="MP4" draw:layer="backgroundobjects" svg:width="3.329cm" svg:height="0.56cm" svg:x="1.019cm" svg:y="9.732cm" presentation:class="date-time">
        <draw:text-box>
          <text:p text:style-name="MP10"><text:span text:style-name="MT7"><text:date style:data-style-name="D1" text:date-value="2016-07-30">7/30/16</text:date></text:span></text:p>
        </draw:text-box>
      </draw:frame>
      <draw:frame draw:name="フッター プレースホルダー 7" presentation:style-name="Mpr40" draw:text-style-name="MP4" draw:layer="backgroundobjects" svg:width="4.992cm" svg:height="0.56cm" svg:x="4.904cm" svg:y="9.732cm" presentation:class="footer">
        <draw:text-box>
          <text:p/>
        </draw:text-box>
      </draw:frame>
      <draw:frame draw:name="スライド番号プレースホルダー 8" presentation:style-name="Mpr39" draw:text-style-name="MP4" draw:layer="backgroundobjects" svg:width="3.329cm" svg:height="0.56cm" svg:x="10.451cm" svg:y="9.732cm" presentation:class="page-number">
        <draw:text-box>
          <text:p text:style-name="MP11"><text:span text:style-name="MT7"><text:page-number>&lt;番号&gt;</text:page-number></text:span></text:p>
        </draw:text-box>
      </draw:frame>
      <presentation:notes style:page-layout-name="PM0">
        <draw:page-thumbnail draw:name="スライド イメージ プレースホルダー 1" presentation:style-name="Master1-Layout5-twoTxTwoObj-比較-title" draw:layer="backgroundobjects" svg:width="14.848cm" svg:height="11.136cm" svg:x="3.075cm" svg:y="2.257cm" presentation:class="page"/>
        <draw:frame draw:name="ノート プレースホルダー 2" presentation:style-name="Mpr41" draw:text-style-name="MP4" draw:layer="backgroundobjects" svg:width="16.799cm" svg:height="13.364cm" svg:x="2.1cm" svg:y="14.107cm" presentation:class="notes">
          <draw:text-box>
            <text:p/>
          </draw:text-box>
        </draw:frame>
        <draw:frame draw:name="ヘッダー プレースホルダー 3" presentation:style-name="Mpr42" draw:text-style-name="MP4" draw:layer="backgroundobjects" svg:width="9.113cm" svg:height="1.484cm" svg:x="0cm" svg:y="0cm" presentation:class="header">
          <draw:text-box>
            <text:p/>
          </draw:text-box>
        </draw:frame>
        <draw:frame draw:name="日付プレースホルダー 4" presentation:style-name="Mpr42" draw:text-style-name="MP4" draw:layer="backgroundobjects" svg:width="9.113cm" svg:height="1.484cm" svg:x="11.886cm" svg:y="0cm" presentation:class="date-time">
          <draw:text-box>
            <text:p/>
          </draw:text-box>
        </draw:frame>
        <draw:frame draw:name="フッター プレースホルダー 5" presentation:style-name="Mpr43" draw:text-style-name="MP4" draw:layer="backgroundobjects" svg:width="9.113cm" svg:height="1.484cm" svg:x="0cm" svg:y="28.215cm" presentation:class="footer">
          <draw:text-box>
            <text:p/>
          </draw:text-box>
        </draw:frame>
        <draw:frame draw:name="スライド番号プレースホルダー 6" presentation:style-name="Mpr43"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style:master-page style:name="Master1-Layout6-titleOnly-タイトルのみ" style:page-layout-name="PM1" draw:style-name="Mdp1">
      <draw:frame draw:name="タイトル 1" presentation:style-name="Mpr44" draw:text-style-name="MP4" draw:layer="backgroundobjects" svg:width="12.762cm" svg:height="2.028cm" svg:x="1.019cm" svg:y="0.56cm" presentation:class="title">
        <draw:text-box>
          <text:p text:style-name="MP3"><text:span text:style-name="MT2">マスター タイトルの書式設定</text:span></text:p>
        </draw:text-box>
      </draw:frame>
      <draw:frame draw:name="日付プレースホルダー 2" presentation:style-name="Mpr45" draw:text-style-name="MP4" draw:layer="backgroundobjects" svg:width="3.329cm" svg:height="0.56cm" svg:x="1.019cm" svg:y="9.732cm" presentation:class="date-time">
        <draw:text-box>
          <text:p text:style-name="MP10"><text:span text:style-name="MT7"><text:date style:data-style-name="D1" text:date-value="2016-07-30">7/30/16</text:date></text:span></text:p>
        </draw:text-box>
      </draw:frame>
      <draw:frame draw:name="フッター プレースホルダー 3" presentation:style-name="Mpr46" draw:text-style-name="MP4" draw:layer="backgroundobjects" svg:width="4.992cm" svg:height="0.56cm" svg:x="4.904cm" svg:y="9.732cm" presentation:class="footer">
        <draw:text-box>
          <text:p/>
        </draw:text-box>
      </draw:frame>
      <draw:frame draw:name="スライド番号プレースホルダー 4" presentation:style-name="Mpr45" draw:text-style-name="MP4" draw:layer="backgroundobjects" svg:width="3.329cm" svg:height="0.56cm" svg:x="10.451cm" svg:y="9.732cm" presentation:class="page-number">
        <draw:text-box>
          <text:p text:style-name="MP11"><text:span text:style-name="MT7"><text:page-number>&lt;番号&gt;</text:page-number></text:span></text:p>
        </draw:text-box>
      </draw:frame>
      <draw:frame presentation:style-name="Master1-Layout6-titleOnly-タイトルのみ-outline1" draw:layer="backgroundobjects" svg:width="17.099cm" svg:height="16.064cm" svg:x="1.95cm" svg:y="7.481cm" presentation:class="outline" presentation:placeholder="true">
        <draw:text-box/>
      </draw:frame>
      <presentation:notes style:page-layout-name="PM0">
        <draw:page-thumbnail draw:name="スライド イメージ プレースホルダー 1" presentation:style-name="Master1-Layout6-titleOnly-タイトルのみ-title" draw:layer="backgroundobjects" svg:width="14.848cm" svg:height="11.136cm" svg:x="3.075cm" svg:y="2.257cm" presentation:class="page"/>
        <draw:frame draw:name="ノート プレースホルダー 2" presentation:style-name="Mpr47" draw:text-style-name="MP4" draw:layer="backgroundobjects" svg:width="16.799cm" svg:height="13.364cm" svg:x="2.1cm" svg:y="14.107cm" presentation:class="notes">
          <draw:text-box>
            <text:p/>
          </draw:text-box>
        </draw:frame>
        <draw:frame draw:name="ヘッダー プレースホルダー 3" presentation:style-name="Mpr48" draw:text-style-name="MP4" draw:layer="backgroundobjects" svg:width="9.113cm" svg:height="1.484cm" svg:x="0cm" svg:y="0cm" presentation:class="header">
          <draw:text-box>
            <text:p/>
          </draw:text-box>
        </draw:frame>
        <draw:frame draw:name="日付プレースホルダー 4" presentation:style-name="Mpr48" draw:text-style-name="MP4" draw:layer="backgroundobjects" svg:width="9.113cm" svg:height="1.484cm" svg:x="11.886cm" svg:y="0cm" presentation:class="date-time">
          <draw:text-box>
            <text:p/>
          </draw:text-box>
        </draw:frame>
        <draw:frame draw:name="フッター プレースホルダー 5" presentation:style-name="Mpr49" draw:text-style-name="MP4" draw:layer="backgroundobjects" svg:width="9.113cm" svg:height="1.484cm" svg:x="0cm" svg:y="28.215cm" presentation:class="footer">
          <draw:text-box>
            <text:p/>
          </draw:text-box>
        </draw:frame>
        <draw:frame draw:name="スライド番号プレースホルダー 6" presentation:style-name="Mpr49"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style:master-page style:name="Master1-Layout7-blank-白紙" style:page-layout-name="PM1" draw:style-name="Mdp1">
      <draw:frame draw:name="日付プレースホルダー 1" presentation:style-name="Mpr50" draw:text-style-name="MP4" draw:layer="backgroundobjects" svg:width="3.329cm" svg:height="0.56cm" svg:x="1.019cm" svg:y="9.732cm" presentation:class="date-time">
        <draw:text-box>
          <text:p text:style-name="MP10"><text:span text:style-name="MT7"><text:date style:data-style-name="D1" text:date-value="2016-07-30">7/30/16</text:date></text:span></text:p>
        </draw:text-box>
      </draw:frame>
      <draw:frame draw:name="フッター プレースホルダー 2" presentation:style-name="Mpr51" draw:text-style-name="MP4" draw:layer="backgroundobjects" svg:width="4.992cm" svg:height="0.56cm" svg:x="4.904cm" svg:y="9.732cm" presentation:class="footer">
        <draw:text-box>
          <text:p/>
        </draw:text-box>
      </draw:frame>
      <draw:frame draw:name="スライド番号プレースホルダー 3" presentation:style-name="Mpr50" draw:text-style-name="MP4" draw:layer="backgroundobjects" svg:width="3.329cm" svg:height="0.56cm" svg:x="10.451cm" svg:y="9.732cm" presentation:class="page-number">
        <draw:text-box>
          <text:p text:style-name="MP11"><text:span text:style-name="MT7"><text:page-number>&lt;番号&gt;</text:page-number></text:span></text:p>
        </draw:text-box>
      </draw:frame>
      <draw:frame presentation:style-name="Master1-Layout7-blank-白紙-title" draw:layer="backgroundobjects" svg:width="17.099cm" svg:height="4.624cm" svg:x="1.95cm" svg:y="2.105cm" presentation:class="title" presentation:placeholder="true">
        <draw:text-box/>
      </draw:frame>
      <draw:frame presentation:style-name="Master1-Layout7-blank-白紙-outline1" draw:layer="backgroundobjects" svg:width="17.099cm" svg:height="16.064cm" svg:x="1.95cm" svg:y="7.481cm" presentation:class="outline" presentation:placeholder="true">
        <draw:text-box/>
      </draw:frame>
      <presentation:notes style:page-layout-name="PM0">
        <draw:page-thumbnail draw:name="スライド イメージ プレースホルダー 1" presentation:style-name="Master1-Layout7-blank-白紙-title" draw:layer="backgroundobjects" svg:width="14.848cm" svg:height="11.136cm" svg:x="3.075cm" svg:y="2.257cm" presentation:class="page"/>
        <draw:frame draw:name="ノート プレースホルダー 2" presentation:style-name="Mpr52" draw:text-style-name="MP4" draw:layer="backgroundobjects" svg:width="16.799cm" svg:height="13.364cm" svg:x="2.1cm" svg:y="14.107cm" presentation:class="notes">
          <draw:text-box>
            <text:p/>
          </draw:text-box>
        </draw:frame>
        <draw:frame draw:name="ヘッダー プレースホルダー 3" presentation:style-name="Mpr53" draw:text-style-name="MP4" draw:layer="backgroundobjects" svg:width="9.113cm" svg:height="1.484cm" svg:x="0cm" svg:y="0cm" presentation:class="header">
          <draw:text-box>
            <text:p/>
          </draw:text-box>
        </draw:frame>
        <draw:frame draw:name="日付プレースホルダー 4" presentation:style-name="Mpr53" draw:text-style-name="MP4" draw:layer="backgroundobjects" svg:width="9.113cm" svg:height="1.484cm" svg:x="11.886cm" svg:y="0cm" presentation:class="date-time">
          <draw:text-box>
            <text:p/>
          </draw:text-box>
        </draw:frame>
        <draw:frame draw:name="フッター プレースホルダー 5" presentation:style-name="Mpr54" draw:text-style-name="MP4" draw:layer="backgroundobjects" svg:width="9.113cm" svg:height="1.484cm" svg:x="0cm" svg:y="28.215cm" presentation:class="footer">
          <draw:text-box>
            <text:p/>
          </draw:text-box>
        </draw:frame>
        <draw:frame draw:name="スライド番号プレースホルダー 6" presentation:style-name="Mpr54"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style:master-page style:name="Master1-Layout8-objTx-タイトル付きの_a_コンテンツ" style:display-name="Master1-Layout8-objTx-タイトル付きの&#10;コンテンツ" style:page-layout-name="PM1" draw:style-name="Mdp1">
      <draw:frame draw:name="タイトル 1" presentation:style-name="Mpr55" draw:text-style-name="MP4" draw:layer="backgroundobjects" svg:width="4.776cm" svg:height="2.447cm" svg:x="1.019cm" svg:y="0.701cm" presentation:class="title">
        <draw:text-box>
          <text:p text:style-name="MP3"><text:span text:style-name="MT12">マスター タイトルの書式設定</text:span></text:p>
        </draw:text-box>
      </draw:frame>
      <draw:frame draw:name="コンテンツ プレースホルダー 2" presentation:style-name="Mpr56" draw:text-style-name="MP4" draw:layer="backgroundobjects" svg:width="7.492cm" svg:height="7.461cm" svg:x="6.293cm" svg:y="1.513cm" presentation:class="title">
        <draw:text-box>
          <text:list text:style-name="ML3">
            <text:list-item>
              <text:p text:style-name="MP5"><text:span text:style-name="MT13">マスター テキストの書式設定</text:span><text:span text:style-name="MT13"><text:line-break/></text:span><text:span text:style-name="MT3">第 </text:span><text:span text:style-name="MT3">2 </text:span><text:span text:style-name="MT3">レベル</text:span><text:span text:style-name="MT3"><text:line-break/></text:span><text:span text:style-name="MT4">第 </text:span><text:span text:style-name="MT4">3 </text:span><text:span text:style-name="MT4">レベル</text:span><text:span text:style-name="MT4"><text:line-break/></text:span><text:span text:style-name="MT5">第 </text:span><text:span text:style-name="MT5">4 </text:span><text:span text:style-name="MT5">レベル</text:span><text:span text:style-name="MT5"><text:line-break/></text:span><text:span text:style-name="MT5">第 </text:span><text:span text:style-name="MT5">5 </text:span><text:span text:style-name="MT5">レベル</text:span></text:p>
            </text:list-item>
          </text:list>
        </draw:text-box>
      </draw:frame>
      <draw:frame draw:name="テキスト プレースホルダー 3" presentation:style-name="Mpr57" draw:text-style-name="MP4" draw:layer="backgroundobjects" svg:width="4.776cm" svg:height="5.838cm" svg:x="1.019cm" svg:y="3.149cm" presentation:class="outline">
        <draw:text-box>
          <text:list text:style-name="ML6">
            <text:list-item>
              <text:p text:style-name="MP14"><text:span text:style-name="MT14">マスター テキストの書式設定</text:span></text:p>
            </text:list-item>
          </text:list>
        </draw:text-box>
      </draw:frame>
      <draw:frame draw:name="日付プレースホルダー 4" presentation:style-name="Mpr58" draw:text-style-name="MP4" draw:layer="backgroundobjects" svg:width="3.329cm" svg:height="0.56cm" svg:x="1.019cm" svg:y="9.732cm" presentation:class="date-time">
        <draw:text-box>
          <text:p text:style-name="MP10"><text:span text:style-name="MT7"><text:date style:data-style-name="D1" text:date-value="2016-07-30">7/30/16</text:date></text:span></text:p>
        </draw:text-box>
      </draw:frame>
      <draw:frame draw:name="フッター プレースホルダー 5" presentation:style-name="Mpr59" draw:text-style-name="MP4" draw:layer="backgroundobjects" svg:width="4.992cm" svg:height="0.56cm" svg:x="4.904cm" svg:y="9.732cm" presentation:class="footer">
        <draw:text-box>
          <text:p/>
        </draw:text-box>
      </draw:frame>
      <draw:frame draw:name="スライド番号プレースホルダー 6" presentation:style-name="Mpr58" draw:text-style-name="MP4" draw:layer="backgroundobjects" svg:width="3.329cm" svg:height="0.56cm" svg:x="10.451cm" svg:y="9.732cm" presentation:class="page-number">
        <draw:text-box>
          <text:p text:style-name="MP11"><text:span text:style-name="MT7"><text:page-number>&lt;番号&gt;</text:page-number></text:span></text:p>
        </draw:text-box>
      </draw:frame>
      <presentation:notes style:page-layout-name="PM0">
        <draw:page-thumbnail draw:name="スライド イメージ プレースホルダー 1" presentation:style-name="Master1-Layout8-objTx-タイトル付きの_a_コンテンツ-title" draw:layer="backgroundobjects" svg:width="14.848cm" svg:height="11.136cm" svg:x="3.075cm" svg:y="2.257cm" presentation:class="page"/>
        <draw:frame draw:name="ノート プレースホルダー 2" presentation:style-name="Mpr60" draw:text-style-name="MP4" draw:layer="backgroundobjects" svg:width="16.799cm" svg:height="13.364cm" svg:x="2.1cm" svg:y="14.107cm" presentation:class="notes">
          <draw:text-box>
            <text:p/>
          </draw:text-box>
        </draw:frame>
        <draw:frame draw:name="ヘッダー プレースホルダー 3" presentation:style-name="Mpr61" draw:text-style-name="MP4" draw:layer="backgroundobjects" svg:width="9.113cm" svg:height="1.484cm" svg:x="0cm" svg:y="0cm" presentation:class="header">
          <draw:text-box>
            <text:p/>
          </draw:text-box>
        </draw:frame>
        <draw:frame draw:name="日付プレースホルダー 4" presentation:style-name="Mpr61" draw:text-style-name="MP4" draw:layer="backgroundobjects" svg:width="9.113cm" svg:height="1.484cm" svg:x="11.886cm" svg:y="0cm" presentation:class="date-time">
          <draw:text-box>
            <text:p/>
          </draw:text-box>
        </draw:frame>
        <draw:frame draw:name="フッター プレースホルダー 5" presentation:style-name="Mpr62" draw:text-style-name="MP4" draw:layer="backgroundobjects" svg:width="9.113cm" svg:height="1.484cm" svg:x="0cm" svg:y="28.215cm" presentation:class="footer">
          <draw:text-box>
            <text:p/>
          </draw:text-box>
        </draw:frame>
        <draw:frame draw:name="スライド番号プレースホルダー 6" presentation:style-name="Mpr62"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style:master-page style:name="Master1-Layout9-picTx-タイトル付きの図" style:page-layout-name="PM1" draw:style-name="Mdp1">
      <draw:frame draw:name="タイトル 1" presentation:style-name="Mpr63" draw:text-style-name="MP4" draw:layer="backgroundobjects" svg:width="4.776cm" svg:height="2.447cm" svg:x="1.019cm" svg:y="0.701cm" presentation:class="title">
        <draw:text-box>
          <text:p text:style-name="MP3"><text:span text:style-name="MT12">マスター タイトルの書式設定</text:span></text:p>
        </draw:text-box>
      </draw:frame>
      <draw:frame draw:name="図プレースホルダー 2" presentation:style-name="Mpr64" draw:text-style-name="MP4" draw:layer="backgroundobjects" svg:width="7.492cm" svg:height="7.461cm" svg:x="6.293cm" svg:y="1.513cm" presentation:class="title">
        <draw:text-box>
          <text:p/>
        </draw:text-box>
      </draw:frame>
      <draw:frame draw:name="テキスト プレースホルダー 3" presentation:style-name="Mpr65" draw:text-style-name="MP4" draw:layer="backgroundobjects" svg:width="4.776cm" svg:height="5.838cm" svg:x="1.019cm" svg:y="3.149cm" presentation:class="outline">
        <draw:text-box>
          <text:list text:style-name="ML6">
            <text:list-item>
              <text:p text:style-name="MP14"><text:span text:style-name="MT14">マスター テキストの書式設定</text:span></text:p>
            </text:list-item>
          </text:list>
        </draw:text-box>
      </draw:frame>
      <draw:frame draw:name="日付プレースホルダー 4" presentation:style-name="Mpr66" draw:text-style-name="MP4" draw:layer="backgroundobjects" svg:width="3.329cm" svg:height="0.56cm" svg:x="1.019cm" svg:y="9.732cm" presentation:class="date-time">
        <draw:text-box>
          <text:p text:style-name="MP10"><text:span text:style-name="MT7"><text:date style:data-style-name="D1" text:date-value="2016-07-30">7/30/16</text:date></text:span></text:p>
        </draw:text-box>
      </draw:frame>
      <draw:frame draw:name="フッター プレースホルダー 5" presentation:style-name="Mpr67" draw:text-style-name="MP4" draw:layer="backgroundobjects" svg:width="4.992cm" svg:height="0.56cm" svg:x="4.904cm" svg:y="9.732cm" presentation:class="footer">
        <draw:text-box>
          <text:p/>
        </draw:text-box>
      </draw:frame>
      <draw:frame draw:name="スライド番号プレースホルダー 6" presentation:style-name="Mpr66" draw:text-style-name="MP4" draw:layer="backgroundobjects" svg:width="3.329cm" svg:height="0.56cm" svg:x="10.451cm" svg:y="9.732cm" presentation:class="page-number">
        <draw:text-box>
          <text:p text:style-name="MP11"><text:span text:style-name="MT7"><text:page-number>&lt;番号&gt;</text:page-number></text:span></text:p>
        </draw:text-box>
      </draw:frame>
      <presentation:notes style:page-layout-name="PM0">
        <draw:page-thumbnail draw:name="スライド イメージ プレースホルダー 1" presentation:style-name="Master1-Layout9-picTx-タイトル付きの図-title" draw:layer="backgroundobjects" svg:width="14.848cm" svg:height="11.136cm" svg:x="3.075cm" svg:y="2.257cm" presentation:class="page"/>
        <draw:frame draw:name="ノート プレースホルダー 2" presentation:style-name="Mpr68" draw:text-style-name="MP4" draw:layer="backgroundobjects" svg:width="16.799cm" svg:height="13.364cm" svg:x="2.1cm" svg:y="14.107cm" presentation:class="notes">
          <draw:text-box>
            <text:p/>
          </draw:text-box>
        </draw:frame>
        <draw:frame draw:name="ヘッダー プレースホルダー 3" presentation:style-name="Mpr69" draw:text-style-name="MP4" draw:layer="backgroundobjects" svg:width="9.113cm" svg:height="1.484cm" svg:x="0cm" svg:y="0cm" presentation:class="header">
          <draw:text-box>
            <text:p/>
          </draw:text-box>
        </draw:frame>
        <draw:frame draw:name="日付プレースホルダー 4" presentation:style-name="Mpr69" draw:text-style-name="MP4" draw:layer="backgroundobjects" svg:width="9.113cm" svg:height="1.484cm" svg:x="11.886cm" svg:y="0cm" presentation:class="date-time">
          <draw:text-box>
            <text:p/>
          </draw:text-box>
        </draw:frame>
        <draw:frame draw:name="フッター プレースホルダー 5" presentation:style-name="Mpr70" draw:text-style-name="MP4" draw:layer="backgroundobjects" svg:width="9.113cm" svg:height="1.484cm" svg:x="0cm" svg:y="28.215cm" presentation:class="footer">
          <draw:text-box>
            <text:p/>
          </draw:text-box>
        </draw:frame>
        <draw:frame draw:name="スライド番号プレースホルダー 6" presentation:style-name="Mpr70"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style:master-page style:name="Master1-Layout10-vertTx-タイトルと_a_縦書きテキスト" style:display-name="Master1-Layout10-vertTx-タイトルと&#10;縦書きテキスト" style:page-layout-name="PM1" draw:style-name="Mdp1">
      <draw:frame draw:name="タイトル 1" presentation:style-name="Mpr71" draw:text-style-name="MP4" draw:layer="backgroundobjects" svg:width="12.762cm" svg:height="2.028cm" svg:x="1.019cm" svg:y="0.56cm" presentation:class="title">
        <draw:text-box>
          <text:p text:style-name="MP3"><text:span text:style-name="MT2">マスター タイトルの書式設定</text:span></text:p>
        </draw:text-box>
      </draw:frame>
      <draw:frame draw:name="縦書きテキスト プレースホルダー 2" presentation:style-name="Mpr72" draw:text-style-name="MP15" draw:layer="backgroundobjects" svg:width="12.762cm" svg:height="6.663cm" svg:x="1.019cm" svg:y="2.796cm" presentation:class="outline">
        <draw:text-box>
          <text:list text:style-name="ML3">
            <text:list-item>
              <text:p text:style-name="MP5"><text:span text:style-name="MT3">マスター テキストの書式設定</text:span></text:p>
              <text:list>
                <text:list-item>
                  <text:p text:style-name="MP6"><text:span text:style-name="MT4">第 </text:span><text:span text:style-name="MT4">2 </text:span><text:span text:style-name="MT4">レベル</text:span></text:p>
                  <text:list>
                    <text:list-item>
                      <text:p text:style-name="MP7"><text:span text:style-name="MT5">第 </text:span><text:span text:style-name="MT5">3 </text:span><text:span text:style-name="MT5">レベル</text:span></text:p>
                      <text:list>
                        <text:list-item>
                          <text:p text:style-name="MP8"><text:span text:style-name="MT6">第 </text:span><text:span text:style-name="MT6">4 </text:span><text:span text:style-name="MT6">レベル</text:span></text:p>
                          <text:list>
                            <text:list-item>
                              <text:p text:style-name="MP9"><text:span text:style-name="MT6">第 </text:span><text:span text:style-name="MT6">5 </text:span><text:span text:style-name="MT6">レベル</text:span></text:p>
                            </text:list-item>
                          </text:list>
                        </text:list-item>
                      </text:list>
                    </text:list-item>
                  </text:list>
                </text:list-item>
              </text:list>
            </text:list-item>
          </text:list>
        </draw:text-box>
      </draw:frame>
      <draw:frame draw:name="日付プレースホルダー 3" presentation:style-name="Mpr73" draw:text-style-name="MP4" draw:layer="backgroundobjects" svg:width="3.329cm" svg:height="0.56cm" svg:x="1.019cm" svg:y="9.732cm" presentation:class="date-time">
        <draw:text-box>
          <text:p text:style-name="MP10"><text:span text:style-name="MT7"><text:date style:data-style-name="D1" text:date-value="2016-07-30">7/30/16</text:date></text:span></text:p>
        </draw:text-box>
      </draw:frame>
      <draw:frame draw:name="フッター プレースホルダー 4" presentation:style-name="Mpr74" draw:text-style-name="MP4" draw:layer="backgroundobjects" svg:width="4.992cm" svg:height="0.56cm" svg:x="4.904cm" svg:y="9.732cm" presentation:class="footer">
        <draw:text-box>
          <text:p/>
        </draw:text-box>
      </draw:frame>
      <draw:frame draw:name="スライド番号プレースホルダー 5" presentation:style-name="Mpr73" draw:text-style-name="MP4" draw:layer="backgroundobjects" svg:width="3.329cm" svg:height="0.56cm" svg:x="10.451cm" svg:y="9.732cm" presentation:class="page-number">
        <draw:text-box>
          <text:p text:style-name="MP11"><text:span text:style-name="MT7"><text:page-number>&lt;番号&gt;</text:page-number></text:span></text:p>
        </draw:text-box>
      </draw:frame>
      <presentation:notes style:page-layout-name="PM0">
        <draw:page-thumbnail draw:name="スライド イメージ プレースホルダー 1" presentation:style-name="Master1-Layout10-vertTx-タイトルと_a_縦書きテキスト-title" draw:layer="backgroundobjects" svg:width="14.848cm" svg:height="11.136cm" svg:x="3.075cm" svg:y="2.257cm" presentation:class="page"/>
        <draw:frame draw:name="ノート プレースホルダー 2" presentation:style-name="Mpr75" draw:text-style-name="MP4" draw:layer="backgroundobjects" svg:width="16.799cm" svg:height="13.364cm" svg:x="2.1cm" svg:y="14.107cm" presentation:class="notes">
          <draw:text-box>
            <text:p/>
          </draw:text-box>
        </draw:frame>
        <draw:frame draw:name="ヘッダー プレースホルダー 3" presentation:style-name="Mpr76" draw:text-style-name="MP4" draw:layer="backgroundobjects" svg:width="9.113cm" svg:height="1.484cm" svg:x="0cm" svg:y="0cm" presentation:class="header">
          <draw:text-box>
            <text:p/>
          </draw:text-box>
        </draw:frame>
        <draw:frame draw:name="日付プレースホルダー 4" presentation:style-name="Mpr76" draw:text-style-name="MP4" draw:layer="backgroundobjects" svg:width="9.113cm" svg:height="1.484cm" svg:x="11.886cm" svg:y="0cm" presentation:class="date-time">
          <draw:text-box>
            <text:p/>
          </draw:text-box>
        </draw:frame>
        <draw:frame draw:name="フッター プレースホルダー 5" presentation:style-name="Mpr77" draw:text-style-name="MP4" draw:layer="backgroundobjects" svg:width="9.113cm" svg:height="1.484cm" svg:x="0cm" svg:y="28.215cm" presentation:class="footer">
          <draw:text-box>
            <text:p/>
          </draw:text-box>
        </draw:frame>
        <draw:frame draw:name="スライド番号プレースホルダー 6" presentation:style-name="Mpr77"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style:master-page style:name="Master1-Layout11-vertTitleAndTx-縦書きタイトルと_a_縦書きテキスト" style:display-name="Master1-Layout11-vertTitleAndTx-縦書きタイトルと&#10;縦書きテキスト" style:page-layout-name="PM1" draw:style-name="Mdp1">
      <draw:frame draw:name="縦書きタイトル 1" presentation:style-name="Mpr78" draw:text-style-name="MP15" draw:layer="backgroundobjects" svg:width="3.188cm" svg:height="8.899cm" svg:x="10.592cm" svg:y="0.56cm" presentation:class="title">
        <draw:text-box>
          <text:p text:style-name="MP3"><text:span text:style-name="MT2">マスター タイトルの書式設定</text:span></text:p>
        </draw:text-box>
      </draw:frame>
      <draw:frame draw:name="縦書きテキスト プレースホルダー 2" presentation:style-name="Mpr79" draw:text-style-name="MP15" draw:layer="backgroundobjects" svg:width="9.15cm" svg:height="8.899cm" svg:x="1.019cm" svg:y="0.56cm" presentation:class="outline">
        <draw:text-box>
          <text:list text:style-name="ML3">
            <text:list-item>
              <text:p text:style-name="MP5"><text:span text:style-name="MT3">マスター テキストの書式設定</text:span></text:p>
              <text:list>
                <text:list-item>
                  <text:p text:style-name="MP6"><text:span text:style-name="MT4">第 </text:span><text:span text:style-name="MT4">2 </text:span><text:span text:style-name="MT4">レベル</text:span></text:p>
                  <text:list>
                    <text:list-item>
                      <text:p text:style-name="MP7"><text:span text:style-name="MT5">第 </text:span><text:span text:style-name="MT5">3 </text:span><text:span text:style-name="MT5">レベル</text:span></text:p>
                      <text:list>
                        <text:list-item>
                          <text:p text:style-name="MP8"><text:span text:style-name="MT6">第 </text:span><text:span text:style-name="MT6">4 </text:span><text:span text:style-name="MT6">レベル</text:span></text:p>
                          <text:list>
                            <text:list-item>
                              <text:p text:style-name="MP9"><text:span text:style-name="MT6">第 </text:span><text:span text:style-name="MT6">5 </text:span><text:span text:style-name="MT6">レベル</text:span></text:p>
                            </text:list-item>
                          </text:list>
                        </text:list-item>
                      </text:list>
                    </text:list-item>
                  </text:list>
                </text:list-item>
              </text:list>
            </text:list-item>
          </text:list>
        </draw:text-box>
      </draw:frame>
      <draw:frame draw:name="日付プレースホルダー 3" presentation:style-name="Mpr80" draw:text-style-name="MP4" draw:layer="backgroundobjects" svg:width="3.329cm" svg:height="0.56cm" svg:x="1.019cm" svg:y="9.732cm" presentation:class="date-time">
        <draw:text-box>
          <text:p text:style-name="MP10"><text:span text:style-name="MT7"><text:date style:data-style-name="D1" text:date-value="2016-07-30">7/30/16</text:date></text:span></text:p>
        </draw:text-box>
      </draw:frame>
      <draw:frame draw:name="フッター プレースホルダー 4" presentation:style-name="Mpr81" draw:text-style-name="MP4" draw:layer="backgroundobjects" svg:width="4.992cm" svg:height="0.56cm" svg:x="4.904cm" svg:y="9.732cm" presentation:class="footer">
        <draw:text-box>
          <text:p/>
        </draw:text-box>
      </draw:frame>
      <draw:frame draw:name="スライド番号プレースホルダー 5" presentation:style-name="Mpr80" draw:text-style-name="MP4" draw:layer="backgroundobjects" svg:width="3.329cm" svg:height="0.56cm" svg:x="10.451cm" svg:y="9.732cm" presentation:class="page-number">
        <draw:text-box>
          <text:p text:style-name="MP11"><text:span text:style-name="MT7"><text:page-number>&lt;番号&gt;</text:page-number></text:span></text:p>
        </draw:text-box>
      </draw:frame>
      <presentation:notes style:page-layout-name="PM0">
        <draw:page-thumbnail draw:name="スライド イメージ プレースホルダー 1" presentation:style-name="Master1-Layout11-vertTitleAndTx-縦書きタイトルと_a_縦書きテキスト-title" draw:layer="backgroundobjects" svg:width="14.848cm" svg:height="11.136cm" svg:x="3.075cm" svg:y="2.257cm" presentation:class="page"/>
        <draw:frame draw:name="ノート プレースホルダー 2" presentation:style-name="Mpr82" draw:text-style-name="MP4" draw:layer="backgroundobjects" svg:width="16.799cm" svg:height="13.364cm" svg:x="2.1cm" svg:y="14.107cm" presentation:class="notes">
          <draw:text-box>
            <text:p/>
          </draw:text-box>
        </draw:frame>
        <draw:frame draw:name="ヘッダー プレースホルダー 3" presentation:style-name="Mpr83" draw:text-style-name="MP4" draw:layer="backgroundobjects" svg:width="9.113cm" svg:height="1.484cm" svg:x="0cm" svg:y="0cm" presentation:class="header">
          <draw:text-box>
            <text:p/>
          </draw:text-box>
        </draw:frame>
        <draw:frame draw:name="日付プレースホルダー 4" presentation:style-name="Mpr83" draw:text-style-name="MP4" draw:layer="backgroundobjects" svg:width="9.113cm" svg:height="1.484cm" svg:x="11.886cm" svg:y="0cm" presentation:class="date-time">
          <draw:text-box>
            <text:p/>
          </draw:text-box>
        </draw:frame>
        <draw:frame draw:name="フッター プレースホルダー 5" presentation:style-name="Mpr84" draw:text-style-name="MP4" draw:layer="backgroundobjects" svg:width="9.113cm" svg:height="1.484cm" svg:x="0cm" svg:y="28.215cm" presentation:class="footer">
          <draw:text-box>
            <text:p/>
          </draw:text-box>
        </draw:frame>
        <draw:frame draw:name="スライド番号プレースホルダー 6" presentation:style-name="Mpr84"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style:master-page style:name="Master2-標準" style:page-layout-name="PM1" draw:style-name="Mdp1">
      <draw:frame draw:name="タイトル プレースホルダー 1" presentation:style-name="Mpr85" draw:text-style-name="MP4" draw:layer="backgroundobjects" svg:width="13.318cm" svg:height="1.752cm" svg:x="0.739cm" svg:y="0.418cm" presentation:class="title">
        <draw:text-box>
          <text:p/>
        </draw:text-box>
      </draw:frame>
      <draw:frame draw:name="テキスト プレースホルダー 2" presentation:style-name="Mpr86" draw:text-style-name="MP4" draw:layer="backgroundobjects" svg:width="13.022cm" svg:height="8.041cm" svg:x="0.739cm" svg:y="2.457cm" presentation:class="outline">
        <draw:text-box>
          <text:list text:style-name="ML7">
            <text:list-item>
              <text:p text:style-name="MP16"><text:span text:style-name="MT15">マスター テキストの書式設定</text:span></text:p>
            </text:list-item>
          </text:list>
          <text:list text:style-name="ML3">
            <text:list-item>
              <text:list>
                <text:list-item>
                  <text:p text:style-name="MP6"><text:span text:style-name="MT4">第 </text:span><text:span text:style-name="MT4">2 </text:span><text:span text:style-name="MT4">レベル</text:span></text:p>
                  <text:list>
                    <text:list-item>
                      <text:p text:style-name="MP7"><text:span text:style-name="MT5">第 </text:span><text:span text:style-name="MT5">3 </text:span><text:span text:style-name="MT5">レベル</text:span></text:p>
                      <text:list>
                        <text:list-item>
                          <text:p text:style-name="MP8"><text:span text:style-name="MT6">第 </text:span><text:span text:style-name="MT6">4 </text:span><text:span text:style-name="MT6">レベル</text:span></text:p>
                          <text:list>
                            <text:list-item>
                              <text:p text:style-name="MP9"><text:span text:style-name="MT6">第 </text:span><text:span text:style-name="MT6">5 </text:span><text:span text:style-name="MT6">レベル</text:span></text:p>
                            </text:list-item>
                          </text:list>
                        </text:list-item>
                      </text:list>
                    </text:list-item>
                  </text:list>
                </text:list-item>
              </text:list>
            </text:list-item>
          </text:list>
        </draw:text-box>
      </draw:frame>
      <draw:frame draw:name="日付プレースホルダー 3" presentation:style-name="Mpr87" draw:text-style-name="MP4" draw:layer="backgroundobjects" svg:width="3.447cm" svg:height="0.723cm" svg:x="0.739cm" svg:y="9.565cm" presentation:class="date-time">
        <draw:text-box>
          <text:p/>
        </draw:text-box>
      </draw:frame>
      <draw:frame draw:name="フッター プレースホルダー 4" presentation:style-name="Mpr88" draw:text-style-name="MP4" draw:layer="backgroundobjects" svg:width="4.69cm" svg:height="0.723cm" svg:x="5.061cm" svg:y="9.565cm" presentation:class="footer">
        <draw:text-box>
          <text:p/>
        </draw:text-box>
      </draw:frame>
      <draw:frame draw:name="スライド番号プレースホルダー 5" presentation:style-name="Mpr87" draw:text-style-name="MP4" draw:layer="backgroundobjects" svg:width="3.447cm" svg:height="0.723cm" svg:x="10.61cm" svg:y="9.565cm" presentation:class="page-number">
        <draw:text-box>
          <text:p text:style-name="MP2"><text:span text:style-name="MT8"><text:page-number>&lt;番号&gt;</text:page-number></text:span></text:p>
        </draw:text-box>
      </draw:frame>
      <presentation:notes style:page-layout-name="PM0">
        <draw:page-thumbnail draw:name="スライド イメージ プレースホルダー 1" presentation:style-name="Master2-標準-title" draw:layer="backgroundobjects" svg:width="14.848cm" svg:height="11.136cm" svg:x="3.075cm" svg:y="2.257cm" presentation:class="page"/>
        <draw:frame draw:name="ノート プレースホルダー 2" presentation:style-name="Mpr89" draw:text-style-name="MP4" draw:layer="backgroundobjects" svg:width="16.799cm" svg:height="13.364cm" svg:x="2.1cm" svg:y="14.107cm" presentation:class="notes">
          <draw:text-box>
            <text:p/>
          </draw:text-box>
        </draw:frame>
        <draw:frame draw:name="ヘッダー プレースホルダー 3" presentation:style-name="Mpr87" draw:text-style-name="MP4" draw:layer="backgroundobjects" svg:width="9.113cm" svg:height="1.484cm" svg:x="0cm" svg:y="0cm" presentation:class="header">
          <draw:text-box>
            <text:p/>
          </draw:text-box>
        </draw:frame>
        <draw:frame draw:name="日付プレースホルダー 4" presentation:style-name="Mpr87" draw:text-style-name="MP4" draw:layer="backgroundobjects" svg:width="9.113cm" svg:height="1.484cm" svg:x="11.886cm" svg:y="0cm" presentation:class="date-time">
          <draw:text-box>
            <text:p/>
          </draw:text-box>
        </draw:frame>
        <draw:frame draw:name="フッター プレースホルダー 5" presentation:style-name="Mpr90" draw:text-style-name="MP4" draw:layer="backgroundobjects" svg:width="9.113cm" svg:height="1.484cm" svg:x="0cm" svg:y="28.215cm" presentation:class="footer">
          <draw:text-box>
            <text:p/>
          </draw:text-box>
        </draw:frame>
        <draw:frame draw:name="スライド番号プレースホルダー 6" presentation:style-name="Mpr90"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style:master-page style:name="Master2-Layout1-title-タイトル-スライド" style:page-layout-name="PM1" draw:style-name="Mdp1">
      <draw:frame draw:name="タイトル 1" presentation:style-name="Mpr91" draw:text-style-name="MP4" draw:layer="backgroundobjects" svg:width="11.099cm" svg:height="3.656cm" svg:x="1.852cm" svg:y="1.72cm" presentation:class="title">
        <draw:text-box>
          <text:p text:style-name="MP17"><text:span text:style-name="MT16">マスター タイトルの書式設定</text:span></text:p>
        </draw:text-box>
      </draw:frame>
      <draw:frame draw:name="サブタイトル 2" presentation:style-name="Mpr92" draw:text-style-name="MP4" draw:layer="backgroundobjects" svg:width="11.099cm" svg:height="2.531cm" svg:x="1.852cm" svg:y="5.517cm" presentation:class="subtitle">
        <draw:text-box>
          <text:p text:style-name="MP18"><text:span text:style-name="MT17">マスター サブタイトルの書式設定</text:span></text:p>
        </draw:text-box>
      </draw:frame>
      <draw:frame draw:name="日付プレースホルダー 3" presentation:style-name="Mpr93" draw:text-style-name="MP4" draw:layer="backgroundobjects" svg:width="3.447cm" svg:height="0.723cm" svg:x="0.739cm" svg:y="9.565cm" presentation:class="date-time">
        <draw:text-box>
          <text:p/>
        </draw:text-box>
      </draw:frame>
      <draw:frame draw:name="フッター プレースホルダー 4" presentation:style-name="Mpr94" draw:text-style-name="MP4" draw:layer="backgroundobjects" svg:width="4.69cm" svg:height="0.723cm" svg:x="5.061cm" svg:y="9.565cm" presentation:class="footer">
        <draw:text-box>
          <text:p/>
        </draw:text-box>
      </draw:frame>
      <draw:frame draw:name="スライド番号プレースホルダー 5" presentation:style-name="Mpr93" draw:text-style-name="MP4" draw:layer="backgroundobjects" svg:width="3.447cm" svg:height="0.723cm" svg:x="10.61cm" svg:y="9.565cm" presentation:class="page-number">
        <draw:text-box>
          <text:p text:style-name="MP2"><text:span text:style-name="MT8"><text:page-number>&lt;番号&gt;</text:page-number></text:span></text:p>
        </draw:text-box>
      </draw:frame>
      <draw:frame presentation:style-name="Master2-Layout1-title-タイトル-スライド-outline1" draw:layer="backgroundobjects" svg:width="17.099cm" svg:height="16.064cm" svg:x="1.95cm" svg:y="7.481cm" presentation:class="outline" presentation:placeholder="true">
        <draw:text-box/>
      </draw:frame>
      <presentation:notes style:page-layout-name="PM0">
        <draw:page-thumbnail draw:name="スライド イメージ プレースホルダー 1" presentation:style-name="Master2-Layout1-title-タイトル-スライド-title" draw:layer="backgroundobjects" svg:width="14.848cm" svg:height="11.136cm" svg:x="3.075cm" svg:y="2.257cm" presentation:class="page"/>
        <draw:frame draw:name="ノート プレースホルダー 2" presentation:style-name="Mpr95" draw:text-style-name="MP4" draw:layer="backgroundobjects" svg:width="16.799cm" svg:height="13.364cm" svg:x="2.1cm" svg:y="14.107cm" presentation:class="notes">
          <draw:text-box>
            <text:p/>
          </draw:text-box>
        </draw:frame>
        <draw:frame draw:name="ヘッダー プレースホルダー 3" presentation:style-name="Mpr93" draw:text-style-name="MP4" draw:layer="backgroundobjects" svg:width="9.113cm" svg:height="1.484cm" svg:x="0cm" svg:y="0cm" presentation:class="header">
          <draw:text-box>
            <text:p/>
          </draw:text-box>
        </draw:frame>
        <draw:frame draw:name="日付プレースホルダー 4" presentation:style-name="Mpr93" draw:text-style-name="MP4" draw:layer="backgroundobjects" svg:width="9.113cm" svg:height="1.484cm" svg:x="11.886cm" svg:y="0cm" presentation:class="date-time">
          <draw:text-box>
            <text:p/>
          </draw:text-box>
        </draw:frame>
        <draw:frame draw:name="フッター プレースホルダー 5" presentation:style-name="Mpr96" draw:text-style-name="MP4" draw:layer="backgroundobjects" svg:width="9.113cm" svg:height="1.484cm" svg:x="0cm" svg:y="28.215cm" presentation:class="footer">
          <draw:text-box>
            <text:p/>
          </draw:text-box>
        </draw:frame>
        <draw:frame draw:name="スライド番号プレースホルダー 6" presentation:style-name="Mpr96"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style:master-page style:name="Master2-Layout2-obj-タイトルとコンテンツ" style:page-layout-name="PM1" draw:style-name="Mdp1">
      <draw:frame draw:name="タイトル 1" presentation:style-name="Mpr97" draw:text-style-name="MP4" draw:layer="backgroundobjects" svg:width="13.318cm" svg:height="1.752cm" svg:x="0.739cm" svg:y="0.418cm" presentation:class="title">
        <draw:text-box>
          <text:p text:style-name="MP17"><text:span text:style-name="MT18">マスター タイトルの書式設定</text:span></text:p>
        </draw:text-box>
      </draw:frame>
      <draw:frame draw:name="コンテンツ プレースホルダー 2" presentation:style-name="Mpr98" draw:text-style-name="MP4" draw:layer="backgroundobjects" svg:width="13.022cm" svg:height="8.041cm" svg:x="0.739cm" svg:y="2.457cm" presentation:class="title">
        <draw:text-box>
          <text:p text:style-name="MP16"><text:span text:style-name="MT15">マスター テキストの書式設定</text:span><text:span text:style-name="MT15"><text:line-break/></text:span><text:span text:style-name="MT4">第 </text:span><text:span text:style-name="MT4">2 </text:span><text:span text:style-name="MT4">レベル</text:span><text:span text:style-name="MT4"><text:line-break/></text:span><text:span text:style-name="MT5">第 </text:span><text:span text:style-name="MT5">3 </text:span><text:span text:style-name="MT5">レベル</text:span><text:span text:style-name="MT5"><text:line-break/></text:span><text:span text:style-name="MT6">第 </text:span><text:span text:style-name="MT6">4 </text:span><text:span text:style-name="MT6">レベル</text:span><text:span text:style-name="MT6"><text:line-break/></text:span><text:span text:style-name="MT6">第 </text:span><text:span text:style-name="MT6">5 </text:span><text:span text:style-name="MT6">レベル</text:span></text:p>
        </draw:text-box>
      </draw:frame>
      <draw:frame draw:name="日付プレースホルダー 3" presentation:style-name="Mpr99" draw:text-style-name="MP4" draw:layer="backgroundobjects" svg:width="3.447cm" svg:height="0.723cm" svg:x="0.739cm" svg:y="9.565cm" presentation:class="date-time">
        <draw:text-box>
          <text:p/>
        </draw:text-box>
      </draw:frame>
      <draw:frame draw:name="フッター プレースホルダー 4" presentation:style-name="Mpr100" draw:text-style-name="MP4" draw:layer="backgroundobjects" svg:width="4.69cm" svg:height="0.723cm" svg:x="5.061cm" svg:y="9.565cm" presentation:class="footer">
        <draw:text-box>
          <text:p/>
        </draw:text-box>
      </draw:frame>
      <draw:frame draw:name="スライド番号プレースホルダー 5" presentation:style-name="Mpr99" draw:text-style-name="MP4" draw:layer="backgroundobjects" svg:width="3.447cm" svg:height="0.723cm" svg:x="10.61cm" svg:y="9.565cm" presentation:class="page-number">
        <draw:text-box>
          <text:p text:style-name="MP2"><text:span text:style-name="MT8"><text:page-number>&lt;番号&gt;</text:page-number></text:span></text:p>
        </draw:text-box>
      </draw:frame>
      <draw:frame presentation:style-name="Master2-Layout2-obj-タイトルとコンテンツ-outline1" draw:layer="backgroundobjects" svg:width="17.099cm" svg:height="16.064cm" svg:x="1.95cm" svg:y="7.481cm" presentation:class="outline" presentation:placeholder="true">
        <draw:text-box/>
      </draw:frame>
      <presentation:notes style:page-layout-name="PM0">
        <draw:page-thumbnail draw:name="スライド イメージ プレースホルダー 1" presentation:style-name="Master2-Layout2-obj-タイトルとコンテンツ-title" draw:layer="backgroundobjects" svg:width="14.848cm" svg:height="11.136cm" svg:x="3.075cm" svg:y="2.257cm" presentation:class="page"/>
        <draw:frame draw:name="ノート プレースホルダー 2" presentation:style-name="Mpr101" draw:text-style-name="MP4" draw:layer="backgroundobjects" svg:width="16.799cm" svg:height="13.364cm" svg:x="2.1cm" svg:y="14.107cm" presentation:class="notes">
          <draw:text-box>
            <text:p/>
          </draw:text-box>
        </draw:frame>
        <draw:frame draw:name="ヘッダー プレースホルダー 3" presentation:style-name="Mpr99" draw:text-style-name="MP4" draw:layer="backgroundobjects" svg:width="9.113cm" svg:height="1.484cm" svg:x="0cm" svg:y="0cm" presentation:class="header">
          <draw:text-box>
            <text:p/>
          </draw:text-box>
        </draw:frame>
        <draw:frame draw:name="日付プレースホルダー 4" presentation:style-name="Mpr99" draw:text-style-name="MP4" draw:layer="backgroundobjects" svg:width="9.113cm" svg:height="1.484cm" svg:x="11.886cm" svg:y="0cm" presentation:class="date-time">
          <draw:text-box>
            <text:p/>
          </draw:text-box>
        </draw:frame>
        <draw:frame draw:name="フッター プレースホルダー 5" presentation:style-name="Mpr102" draw:text-style-name="MP4" draw:layer="backgroundobjects" svg:width="9.113cm" svg:height="1.484cm" svg:x="0cm" svg:y="28.215cm" presentation:class="footer">
          <draw:text-box>
            <text:p/>
          </draw:text-box>
        </draw:frame>
        <draw:frame draw:name="スライド番号プレースホルダー 6" presentation:style-name="Mpr102"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style:master-page style:name="Master2-Layout3-secHead-セクション見出し" style:page-layout-name="PM1" draw:style-name="Mdp1">
      <draw:frame draw:name="タイトル 1" presentation:style-name="Mpr103" draw:text-style-name="MP4" draw:layer="backgroundobjects" svg:width="12.766cm" svg:height="4.366cm" svg:x="1.01cm" svg:y="2.619cm" presentation:class="title">
        <draw:text-box>
          <text:p text:style-name="MP17"><text:span text:style-name="MT16">マスター タイトルの書式設定</text:span></text:p>
        </draw:text-box>
      </draw:frame>
      <draw:frame draw:name="テキスト プレースホルダー 2" presentation:style-name="Mpr104" draw:text-style-name="MP4" draw:layer="backgroundobjects" svg:width="12.766cm" svg:height="2.297cm" svg:x="1.01cm" svg:y="7.025cm" presentation:class="outline">
        <draw:text-box>
          <text:list text:style-name="ML6">
            <text:list-item>
              <text:p text:style-name="MP16"><text:span text:style-name="MT19">マスター テキストの書式設定</text:span></text:p>
            </text:list-item>
          </text:list>
        </draw:text-box>
      </draw:frame>
      <draw:frame draw:name="日付プレースホルダー 3" presentation:style-name="Mpr105" draw:text-style-name="MP4" draw:layer="backgroundobjects" svg:width="3.447cm" svg:height="0.723cm" svg:x="0.739cm" svg:y="9.565cm" presentation:class="date-time">
        <draw:text-box>
          <text:p/>
        </draw:text-box>
      </draw:frame>
      <draw:frame draw:name="フッター プレースホルダー 4" presentation:style-name="Mpr106" draw:text-style-name="MP4" draw:layer="backgroundobjects" svg:width="4.69cm" svg:height="0.723cm" svg:x="5.061cm" svg:y="9.565cm" presentation:class="footer">
        <draw:text-box>
          <text:p/>
        </draw:text-box>
      </draw:frame>
      <draw:frame draw:name="スライド番号プレースホルダー 5" presentation:style-name="Mpr105" draw:text-style-name="MP4" draw:layer="backgroundobjects" svg:width="3.447cm" svg:height="0.723cm" svg:x="10.61cm" svg:y="9.565cm" presentation:class="page-number">
        <draw:text-box>
          <text:p text:style-name="MP2"><text:span text:style-name="MT8"><text:page-number>&lt;番号&gt;</text:page-number></text:span></text:p>
        </draw:text-box>
      </draw:frame>
      <presentation:notes style:page-layout-name="PM0">
        <draw:page-thumbnail draw:name="スライド イメージ プレースホルダー 1" presentation:style-name="Master2-Layout3-secHead-セクション見出し-title" draw:layer="backgroundobjects" svg:width="14.848cm" svg:height="11.136cm" svg:x="3.075cm" svg:y="2.257cm" presentation:class="page"/>
        <draw:frame draw:name="ノート プレースホルダー 2" presentation:style-name="Mpr107" draw:text-style-name="MP4" draw:layer="backgroundobjects" svg:width="16.799cm" svg:height="13.364cm" svg:x="2.1cm" svg:y="14.107cm" presentation:class="notes">
          <draw:text-box>
            <text:p/>
          </draw:text-box>
        </draw:frame>
        <draw:frame draw:name="ヘッダー プレースホルダー 3" presentation:style-name="Mpr105" draw:text-style-name="MP4" draw:layer="backgroundobjects" svg:width="9.113cm" svg:height="1.484cm" svg:x="0cm" svg:y="0cm" presentation:class="header">
          <draw:text-box>
            <text:p/>
          </draw:text-box>
        </draw:frame>
        <draw:frame draw:name="日付プレースホルダー 4" presentation:style-name="Mpr105" draw:text-style-name="MP4" draw:layer="backgroundobjects" svg:width="9.113cm" svg:height="1.484cm" svg:x="11.886cm" svg:y="0cm" presentation:class="date-time">
          <draw:text-box>
            <text:p/>
          </draw:text-box>
        </draw:frame>
        <draw:frame draw:name="フッター プレースホルダー 5" presentation:style-name="Mpr108" draw:text-style-name="MP4" draw:layer="backgroundobjects" svg:width="9.113cm" svg:height="1.484cm" svg:x="0cm" svg:y="28.215cm" presentation:class="footer">
          <draw:text-box>
            <text:p/>
          </draw:text-box>
        </draw:frame>
        <draw:frame draw:name="スライド番号プレースホルダー 6" presentation:style-name="Mpr108"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style:master-page style:name="Master2-Layout4-twoObj-2-つのコンテンツ" style:page-layout-name="PM1" draw:style-name="Mdp1">
      <draw:frame draw:name="タイトル 1" presentation:style-name="Mpr109" draw:text-style-name="MP4" draw:layer="backgroundobjects" svg:width="13.318cm" svg:height="1.752cm" svg:x="0.739cm" svg:y="0.418cm" presentation:class="title">
        <draw:text-box>
          <text:p text:style-name="MP17"><text:span text:style-name="MT18">マスター タイトルの書式設定</text:span></text:p>
        </draw:text-box>
      </draw:frame>
      <draw:frame draw:name="コンテンツ プレースホルダー 2" presentation:style-name="Mpr110" draw:text-style-name="MP4" draw:layer="backgroundobjects" svg:width="6.297cm" svg:height="8.043cm" svg:x="0.741cm" svg:y="2.456cm" presentation:class="title">
        <draw:text-box>
          <text:p text:style-name="MP16"><text:span text:style-name="MT15">マスター テキストの書式設定</text:span><text:span text:style-name="MT15"><text:line-break/></text:span><text:span text:style-name="MT4">第 </text:span><text:span text:style-name="MT4">2 </text:span><text:span text:style-name="MT4">レベル</text:span><text:span text:style-name="MT4"><text:line-break/></text:span><text:span text:style-name="MT5">第 </text:span><text:span text:style-name="MT5">3 </text:span><text:span text:style-name="MT5">レベル</text:span><text:span text:style-name="MT5"><text:line-break/></text:span><text:span text:style-name="MT6">第 </text:span><text:span text:style-name="MT6">4 </text:span><text:span text:style-name="MT6">レベル</text:span><text:span text:style-name="MT6"><text:line-break/></text:span><text:span text:style-name="MT6">第 </text:span><text:span text:style-name="MT6">5 </text:span><text:span text:style-name="MT6">レベル</text:span></text:p>
        </draw:text-box>
      </draw:frame>
      <draw:frame draw:name="コンテンツ プレースホルダー 3" presentation:style-name="Mpr110" draw:text-style-name="MP4" draw:layer="backgroundobjects" svg:width="6.301cm" svg:height="8.043cm" svg:x="7.461cm" svg:y="2.456cm" presentation:class="title">
        <draw:text-box>
          <text:p text:style-name="MP16"><text:span text:style-name="MT15">マスター テキストの書式設定</text:span><text:span text:style-name="MT15"><text:line-break/></text:span><text:span text:style-name="MT4">第 </text:span><text:span text:style-name="MT4">2 </text:span><text:span text:style-name="MT4">レベル</text:span><text:span text:style-name="MT4"><text:line-break/></text:span><text:span text:style-name="MT5">第 </text:span><text:span text:style-name="MT5">3 </text:span><text:span text:style-name="MT5">レベル</text:span><text:span text:style-name="MT5"><text:line-break/></text:span><text:span text:style-name="MT6">第 </text:span><text:span text:style-name="MT6">4 </text:span><text:span text:style-name="MT6">レベル</text:span><text:span text:style-name="MT6"><text:line-break/></text:span><text:span text:style-name="MT6">第 </text:span><text:span text:style-name="MT6">5 </text:span><text:span text:style-name="MT6">レベル</text:span></text:p>
        </draw:text-box>
      </draw:frame>
      <draw:frame draw:name="日付プレースホルダー 4" presentation:style-name="Mpr111" draw:text-style-name="MP4" draw:layer="backgroundobjects" svg:width="3.447cm" svg:height="0.723cm" svg:x="0.739cm" svg:y="9.565cm" presentation:class="date-time">
        <draw:text-box>
          <text:p/>
        </draw:text-box>
      </draw:frame>
      <draw:frame draw:name="フッター プレースホルダー 5" presentation:style-name="Mpr112" draw:text-style-name="MP4" draw:layer="backgroundobjects" svg:width="4.69cm" svg:height="0.723cm" svg:x="5.061cm" svg:y="9.565cm" presentation:class="footer">
        <draw:text-box>
          <text:p/>
        </draw:text-box>
      </draw:frame>
      <draw:frame draw:name="スライド番号プレースホルダー 6" presentation:style-name="Mpr111" draw:text-style-name="MP4" draw:layer="backgroundobjects" svg:width="3.447cm" svg:height="0.723cm" svg:x="10.61cm" svg:y="9.565cm" presentation:class="page-number">
        <draw:text-box>
          <text:p text:style-name="MP2"><text:span text:style-name="MT8"><text:page-number>&lt;番号&gt;</text:page-number></text:span></text:p>
        </draw:text-box>
      </draw:frame>
      <draw:frame presentation:style-name="Master2-Layout4-twoObj-2-つのコンテンツ-outline1" draw:layer="backgroundobjects" svg:width="17.099cm" svg:height="16.064cm" svg:x="1.95cm" svg:y="7.481cm" presentation:class="outline" presentation:placeholder="true">
        <draw:text-box/>
      </draw:frame>
      <presentation:notes style:page-layout-name="PM0">
        <draw:page-thumbnail draw:name="スライド イメージ プレースホルダー 1" presentation:style-name="Master2-Layout4-twoObj-2-つのコンテンツ-title" draw:layer="backgroundobjects" svg:width="14.848cm" svg:height="11.136cm" svg:x="3.075cm" svg:y="2.257cm" presentation:class="page"/>
        <draw:frame draw:name="ノート プレースホルダー 2" presentation:style-name="Mpr113" draw:text-style-name="MP4" draw:layer="backgroundobjects" svg:width="16.799cm" svg:height="13.364cm" svg:x="2.1cm" svg:y="14.107cm" presentation:class="notes">
          <draw:text-box>
            <text:p/>
          </draw:text-box>
        </draw:frame>
        <draw:frame draw:name="ヘッダー プレースホルダー 3" presentation:style-name="Mpr111" draw:text-style-name="MP4" draw:layer="backgroundobjects" svg:width="9.113cm" svg:height="1.484cm" svg:x="0cm" svg:y="0cm" presentation:class="header">
          <draw:text-box>
            <text:p/>
          </draw:text-box>
        </draw:frame>
        <draw:frame draw:name="日付プレースホルダー 4" presentation:style-name="Mpr111" draw:text-style-name="MP4" draw:layer="backgroundobjects" svg:width="9.113cm" svg:height="1.484cm" svg:x="11.886cm" svg:y="0cm" presentation:class="date-time">
          <draw:text-box>
            <text:p/>
          </draw:text-box>
        </draw:frame>
        <draw:frame draw:name="フッター プレースホルダー 5" presentation:style-name="Mpr114" draw:text-style-name="MP4" draw:layer="backgroundobjects" svg:width="9.113cm" svg:height="1.484cm" svg:x="0cm" svg:y="28.215cm" presentation:class="footer">
          <draw:text-box>
            <text:p/>
          </draw:text-box>
        </draw:frame>
        <draw:frame draw:name="スライド番号プレースホルダー 6" presentation:style-name="Mpr114"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style:master-page style:name="Master2-Layout5-twoTxTwoObj-比較" style:page-layout-name="PM1" draw:style-name="Mdp1">
      <draw:frame draw:name="タイトル 1" presentation:style-name="Mpr115" draw:text-style-name="MP4" draw:layer="backgroundobjects" svg:width="12.766cm" svg:height="2.028cm" svg:x="1.019cm" svg:y="0.56cm" presentation:class="title">
        <draw:text-box>
          <text:p text:style-name="MP17"><text:span text:style-name="MT18">マスター タイトルの書式設定</text:span></text:p>
        </draw:text-box>
      </draw:frame>
      <draw:frame draw:name="テキスト プレースホルダー 2" presentation:style-name="Mpr116" draw:text-style-name="MP4" draw:layer="backgroundobjects" svg:width="6.262cm" svg:height="1.261cm" svg:x="1.019cm" svg:y="2.575cm" presentation:class="outline">
        <draw:text-box>
          <text:list text:style-name="ML6">
            <text:list-item>
              <text:p text:style-name="MP16"><text:span text:style-name="MT20">マスター テキストの書式設定</text:span></text:p>
            </text:list-item>
          </text:list>
        </draw:text-box>
      </draw:frame>
      <draw:frame draw:name="コンテンツ プレースホルダー 3" presentation:style-name="Mpr117" draw:text-style-name="MP4" draw:layer="backgroundobjects" svg:width="6.262cm" svg:height="5.64cm" svg:x="1.019cm" svg:y="3.836cm" presentation:class="title">
        <draw:text-box>
          <text:p text:style-name="MP16"><text:span text:style-name="MT15">マスター テキストの書式設定</text:span><text:span text:style-name="MT15"><text:line-break/></text:span><text:span text:style-name="MT4">第 </text:span><text:span text:style-name="MT4">2 </text:span><text:span text:style-name="MT4">レベル</text:span><text:span text:style-name="MT4"><text:line-break/></text:span><text:span text:style-name="MT5">第 </text:span><text:span text:style-name="MT5">3 </text:span><text:span text:style-name="MT5">レベル</text:span><text:span text:style-name="MT5"><text:line-break/></text:span><text:span text:style-name="MT6">第 </text:span><text:span text:style-name="MT6">4 </text:span><text:span text:style-name="MT6">レベル</text:span><text:span text:style-name="MT6"><text:line-break/></text:span><text:span text:style-name="MT6">第 </text:span><text:span text:style-name="MT6">5 </text:span><text:span text:style-name="MT6">レベル</text:span></text:p>
        </draw:text-box>
      </draw:frame>
      <draw:frame draw:name="テキスト プレースホルダー 4" presentation:style-name="Mpr116" draw:text-style-name="MP4" draw:layer="backgroundobjects" svg:width="6.293cm" svg:height="1.261cm" svg:x="7.492cm" svg:y="2.575cm" presentation:class="outline">
        <draw:text-box>
          <text:list text:style-name="ML6">
            <text:list-item>
              <text:p text:style-name="MP16"><text:span text:style-name="MT20">マスター テキストの書式設定</text:span></text:p>
            </text:list-item>
          </text:list>
        </draw:text-box>
      </draw:frame>
      <draw:frame draw:name="コンテンツ プレースホルダー 5" presentation:style-name="Mpr117" draw:text-style-name="MP4" draw:layer="backgroundobjects" svg:width="6.293cm" svg:height="5.64cm" svg:x="7.492cm" svg:y="3.836cm" presentation:class="title">
        <draw:text-box>
          <text:p text:style-name="MP16"><text:span text:style-name="MT15">マスター テキストの書式設定</text:span><text:span text:style-name="MT15"><text:line-break/></text:span><text:span text:style-name="MT4">第 </text:span><text:span text:style-name="MT4">2 </text:span><text:span text:style-name="MT4">レベル</text:span><text:span text:style-name="MT4"><text:line-break/></text:span><text:span text:style-name="MT5">第 </text:span><text:span text:style-name="MT5">3 </text:span><text:span text:style-name="MT5">レベル</text:span><text:span text:style-name="MT5"><text:line-break/></text:span><text:span text:style-name="MT6">第 </text:span><text:span text:style-name="MT6">4 </text:span><text:span text:style-name="MT6">レベル</text:span><text:span text:style-name="MT6"><text:line-break/></text:span><text:span text:style-name="MT6">第 </text:span><text:span text:style-name="MT6">5 </text:span><text:span text:style-name="MT6">レベル</text:span></text:p>
        </draw:text-box>
      </draw:frame>
      <draw:frame draw:name="日付プレースホルダー 6" presentation:style-name="Mpr118" draw:text-style-name="MP4" draw:layer="backgroundobjects" svg:width="3.447cm" svg:height="0.723cm" svg:x="0.739cm" svg:y="9.565cm" presentation:class="date-time">
        <draw:text-box>
          <text:p/>
        </draw:text-box>
      </draw:frame>
      <draw:frame draw:name="フッター プレースホルダー 7" presentation:style-name="Mpr119" draw:text-style-name="MP4" draw:layer="backgroundobjects" svg:width="4.69cm" svg:height="0.723cm" svg:x="5.061cm" svg:y="9.565cm" presentation:class="footer">
        <draw:text-box>
          <text:p/>
        </draw:text-box>
      </draw:frame>
      <draw:frame draw:name="スライド番号プレースホルダー 8" presentation:style-name="Mpr118" draw:text-style-name="MP4" draw:layer="backgroundobjects" svg:width="3.447cm" svg:height="0.723cm" svg:x="10.61cm" svg:y="9.565cm" presentation:class="page-number">
        <draw:text-box>
          <text:p text:style-name="MP2"><text:span text:style-name="MT8"><text:page-number>&lt;番号&gt;</text:page-number></text:span></text:p>
        </draw:text-box>
      </draw:frame>
      <presentation:notes style:page-layout-name="PM0">
        <draw:page-thumbnail draw:name="スライド イメージ プレースホルダー 1" presentation:style-name="Master2-Layout5-twoTxTwoObj-比較-title" draw:layer="backgroundobjects" svg:width="14.848cm" svg:height="11.136cm" svg:x="3.075cm" svg:y="2.257cm" presentation:class="page"/>
        <draw:frame draw:name="ノート プレースホルダー 2" presentation:style-name="Mpr120" draw:text-style-name="MP4" draw:layer="backgroundobjects" svg:width="16.799cm" svg:height="13.364cm" svg:x="2.1cm" svg:y="14.107cm" presentation:class="notes">
          <draw:text-box>
            <text:p/>
          </draw:text-box>
        </draw:frame>
        <draw:frame draw:name="ヘッダー プレースホルダー 3" presentation:style-name="Mpr118" draw:text-style-name="MP4" draw:layer="backgroundobjects" svg:width="9.113cm" svg:height="1.484cm" svg:x="0cm" svg:y="0cm" presentation:class="header">
          <draw:text-box>
            <text:p/>
          </draw:text-box>
        </draw:frame>
        <draw:frame draw:name="日付プレースホルダー 4" presentation:style-name="Mpr118" draw:text-style-name="MP4" draw:layer="backgroundobjects" svg:width="9.113cm" svg:height="1.484cm" svg:x="11.886cm" svg:y="0cm" presentation:class="date-time">
          <draw:text-box>
            <text:p/>
          </draw:text-box>
        </draw:frame>
        <draw:frame draw:name="フッター プレースホルダー 5" presentation:style-name="Mpr121" draw:text-style-name="MP4" draw:layer="backgroundobjects" svg:width="9.113cm" svg:height="1.484cm" svg:x="0cm" svg:y="28.215cm" presentation:class="footer">
          <draw:text-box>
            <text:p/>
          </draw:text-box>
        </draw:frame>
        <draw:frame draw:name="スライド番号プレースホルダー 6" presentation:style-name="Mpr121"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style:master-page style:name="Master2-Layout6-titleOnly-タイトルのみ" style:page-layout-name="PM1" draw:style-name="Mdp1">
      <draw:frame draw:name="タイトル 1" presentation:style-name="Mpr122" draw:text-style-name="MP4" draw:layer="backgroundobjects" svg:width="13.318cm" svg:height="1.752cm" svg:x="0.739cm" svg:y="0.418cm" presentation:class="title">
        <draw:text-box>
          <text:p text:style-name="MP17"><text:span text:style-name="MT18">マスター タイトルの書式設定</text:span></text:p>
        </draw:text-box>
      </draw:frame>
      <draw:frame draw:name="日付プレースホルダー 2" presentation:style-name="Mpr123" draw:text-style-name="MP4" draw:layer="backgroundobjects" svg:width="3.447cm" svg:height="0.723cm" svg:x="0.739cm" svg:y="9.565cm" presentation:class="date-time">
        <draw:text-box>
          <text:p/>
        </draw:text-box>
      </draw:frame>
      <draw:frame draw:name="フッター プレースホルダー 3" presentation:style-name="Mpr124" draw:text-style-name="MP4" draw:layer="backgroundobjects" svg:width="4.69cm" svg:height="0.723cm" svg:x="5.061cm" svg:y="9.565cm" presentation:class="footer">
        <draw:text-box>
          <text:p/>
        </draw:text-box>
      </draw:frame>
      <draw:frame draw:name="スライド番号プレースホルダー 4" presentation:style-name="Mpr123" draw:text-style-name="MP4" draw:layer="backgroundobjects" svg:width="3.447cm" svg:height="0.723cm" svg:x="10.61cm" svg:y="9.565cm" presentation:class="page-number">
        <draw:text-box>
          <text:p text:style-name="MP2"><text:span text:style-name="MT8"><text:page-number>&lt;番号&gt;</text:page-number></text:span></text:p>
        </draw:text-box>
      </draw:frame>
      <draw:frame presentation:style-name="Master2-Layout6-titleOnly-タイトルのみ-outline1" draw:layer="backgroundobjects" svg:width="17.099cm" svg:height="16.064cm" svg:x="1.95cm" svg:y="7.481cm" presentation:class="outline" presentation:placeholder="true">
        <draw:text-box/>
      </draw:frame>
      <presentation:notes style:page-layout-name="PM0">
        <draw:page-thumbnail draw:name="スライド イメージ プレースホルダー 1" presentation:style-name="Master2-Layout6-titleOnly-タイトルのみ-title" draw:layer="backgroundobjects" svg:width="14.848cm" svg:height="11.136cm" svg:x="3.075cm" svg:y="2.257cm" presentation:class="page"/>
        <draw:frame draw:name="ノート プレースホルダー 2" presentation:style-name="Mpr125" draw:text-style-name="MP4" draw:layer="backgroundobjects" svg:width="16.799cm" svg:height="13.364cm" svg:x="2.1cm" svg:y="14.107cm" presentation:class="notes">
          <draw:text-box>
            <text:p/>
          </draw:text-box>
        </draw:frame>
        <draw:frame draw:name="ヘッダー プレースホルダー 3" presentation:style-name="Mpr123" draw:text-style-name="MP4" draw:layer="backgroundobjects" svg:width="9.113cm" svg:height="1.484cm" svg:x="0cm" svg:y="0cm" presentation:class="header">
          <draw:text-box>
            <text:p/>
          </draw:text-box>
        </draw:frame>
        <draw:frame draw:name="日付プレースホルダー 4" presentation:style-name="Mpr123" draw:text-style-name="MP4" draw:layer="backgroundobjects" svg:width="9.113cm" svg:height="1.484cm" svg:x="11.886cm" svg:y="0cm" presentation:class="date-time">
          <draw:text-box>
            <text:p/>
          </draw:text-box>
        </draw:frame>
        <draw:frame draw:name="フッター プレースホルダー 5" presentation:style-name="Mpr126" draw:text-style-name="MP4" draw:layer="backgroundobjects" svg:width="9.113cm" svg:height="1.484cm" svg:x="0cm" svg:y="28.215cm" presentation:class="footer">
          <draw:text-box>
            <text:p/>
          </draw:text-box>
        </draw:frame>
        <draw:frame draw:name="スライド番号プレースホルダー 6" presentation:style-name="Mpr126"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style:master-page style:name="Master2-Layout7-blank-白紙" style:page-layout-name="PM1" draw:style-name="Mdp1">
      <draw:frame draw:name="日付プレースホルダー 1" presentation:style-name="Mpr127" draw:text-style-name="MP4" draw:layer="backgroundobjects" svg:width="3.447cm" svg:height="0.723cm" svg:x="0.739cm" svg:y="9.565cm" presentation:class="date-time">
        <draw:text-box>
          <text:p/>
        </draw:text-box>
      </draw:frame>
      <draw:frame draw:name="フッター プレースホルダー 2" presentation:style-name="Mpr128" draw:text-style-name="MP4" draw:layer="backgroundobjects" svg:width="4.69cm" svg:height="0.723cm" svg:x="5.061cm" svg:y="9.565cm" presentation:class="footer">
        <draw:text-box>
          <text:p/>
        </draw:text-box>
      </draw:frame>
      <draw:frame draw:name="スライド番号プレースホルダー 3" presentation:style-name="Mpr127" draw:text-style-name="MP4" draw:layer="backgroundobjects" svg:width="3.447cm" svg:height="0.723cm" svg:x="10.61cm" svg:y="9.565cm" presentation:class="page-number">
        <draw:text-box>
          <text:p text:style-name="MP2"><text:span text:style-name="MT8"><text:page-number>&lt;番号&gt;</text:page-number></text:span></text:p>
        </draw:text-box>
      </draw:frame>
      <draw:frame presentation:style-name="Master2-Layout7-blank-白紙-title" draw:layer="backgroundobjects" svg:width="13.318cm" svg:height="1.752cm" svg:x="0.739cm" svg:y="0.418cm" presentation:class="title" presentation:placeholder="true">
        <draw:text-box/>
      </draw:frame>
      <draw:frame presentation:style-name="Master2-Layout7-blank-白紙-outline1" draw:layer="backgroundobjects" svg:width="13.318cm" svg:height="6.089cm" svg:x="0.739cm" svg:y="2.457cm" presentation:class="outline" presentation:placeholder="true">
        <draw:text-box/>
      </draw:frame>
      <presentation:notes style:page-layout-name="PM0">
        <draw:page-thumbnail draw:name="スライド イメージ プレースホルダー 1" presentation:style-name="Master2-Layout7-blank-白紙-title" draw:layer="backgroundobjects" svg:width="14.848cm" svg:height="11.136cm" svg:x="3.075cm" svg:y="2.257cm" presentation:class="page"/>
        <draw:frame draw:name="ノート プレースホルダー 2" presentation:style-name="Mpr129" draw:text-style-name="MP4" draw:layer="backgroundobjects" svg:width="16.799cm" svg:height="13.364cm" svg:x="2.1cm" svg:y="14.107cm" presentation:class="notes">
          <draw:text-box>
            <text:p/>
          </draw:text-box>
        </draw:frame>
        <draw:frame draw:name="ヘッダー プレースホルダー 3" presentation:style-name="Mpr127" draw:text-style-name="MP4" draw:layer="backgroundobjects" svg:width="9.113cm" svg:height="1.484cm" svg:x="0cm" svg:y="0cm" presentation:class="header">
          <draw:text-box>
            <text:p/>
          </draw:text-box>
        </draw:frame>
        <draw:frame draw:name="日付プレースホルダー 4" presentation:style-name="Mpr127" draw:text-style-name="MP4" draw:layer="backgroundobjects" svg:width="9.113cm" svg:height="1.484cm" svg:x="11.886cm" svg:y="0cm" presentation:class="date-time">
          <draw:text-box>
            <text:p/>
          </draw:text-box>
        </draw:frame>
        <draw:frame draw:name="フッター プレースホルダー 5" presentation:style-name="Mpr130" draw:text-style-name="MP4" draw:layer="backgroundobjects" svg:width="9.113cm" svg:height="1.484cm" svg:x="0cm" svg:y="28.215cm" presentation:class="footer">
          <draw:text-box>
            <text:p/>
          </draw:text-box>
        </draw:frame>
        <draw:frame draw:name="スライド番号プレースホルダー 6" presentation:style-name="Mpr130"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style:master-page style:name="Master2-Layout8-objTx-タイトル付きの_a_コンテンツ" style:display-name="Master2-Layout8-objTx-タイトル付きの&#10;コンテンツ" style:page-layout-name="PM1" draw:style-name="Mdp1">
      <draw:frame draw:name="タイトル 1" presentation:style-name="Mpr131" draw:text-style-name="MP4" draw:layer="backgroundobjects" svg:width="4.776cm" svg:height="2.447cm" svg:x="1.019cm" svg:y="0.701cm" presentation:class="title">
        <draw:text-box>
          <text:p text:style-name="MP17"><text:span text:style-name="MT15">マスター タイトルの書式設定</text:span></text:p>
        </draw:text-box>
      </draw:frame>
      <draw:frame draw:name="コンテンツ プレースホルダー 2" presentation:style-name="Mpr132" draw:text-style-name="MP4" draw:layer="backgroundobjects" svg:width="7.492cm" svg:height="7.461cm" svg:x="6.293cm" svg:y="1.513cm" presentation:class="title">
        <draw:text-box>
          <text:p text:style-name="MP16"><text:span text:style-name="MT15">マスター テキストの書式設定</text:span><text:span text:style-name="MT15"><text:line-break/></text:span><text:span text:style-name="MT3">第 </text:span><text:span text:style-name="MT3">2 </text:span><text:span text:style-name="MT3">レベル</text:span><text:span text:style-name="MT3"><text:line-break/></text:span><text:span text:style-name="MT4">第 </text:span><text:span text:style-name="MT4">3 </text:span><text:span text:style-name="MT4">レベル</text:span><text:span text:style-name="MT4"><text:line-break/></text:span><text:span text:style-name="MT5">第 </text:span><text:span text:style-name="MT5">4 </text:span><text:span text:style-name="MT5">レベル</text:span><text:span text:style-name="MT5"><text:line-break/></text:span><text:span text:style-name="MT5">第 </text:span><text:span text:style-name="MT5">5 </text:span><text:span text:style-name="MT5">レベル</text:span></text:p>
        </draw:text-box>
      </draw:frame>
      <draw:frame draw:name="テキスト プレースホルダー 3" presentation:style-name="Mpr133" draw:text-style-name="MP4" draw:layer="backgroundobjects" svg:width="4.776cm" svg:height="5.838cm" svg:x="1.019cm" svg:y="3.149cm" presentation:class="outline">
        <draw:text-box>
          <text:list text:style-name="ML6">
            <text:list-item>
              <text:p text:style-name="MP16"><text:span text:style-name="MT21">マスター テキストの書式設定</text:span></text:p>
            </text:list-item>
          </text:list>
        </draw:text-box>
      </draw:frame>
      <draw:frame draw:name="日付プレースホルダー 4" presentation:style-name="Mpr134" draw:text-style-name="MP4" draw:layer="backgroundobjects" svg:width="3.447cm" svg:height="0.723cm" svg:x="0.739cm" svg:y="9.565cm" presentation:class="date-time">
        <draw:text-box>
          <text:p/>
        </draw:text-box>
      </draw:frame>
      <draw:frame draw:name="フッター プレースホルダー 5" presentation:style-name="Mpr135" draw:text-style-name="MP4" draw:layer="backgroundobjects" svg:width="4.69cm" svg:height="0.723cm" svg:x="5.061cm" svg:y="9.565cm" presentation:class="footer">
        <draw:text-box>
          <text:p/>
        </draw:text-box>
      </draw:frame>
      <draw:frame draw:name="スライド番号プレースホルダー 6" presentation:style-name="Mpr134" draw:text-style-name="MP4" draw:layer="backgroundobjects" svg:width="3.447cm" svg:height="0.723cm" svg:x="10.61cm" svg:y="9.565cm" presentation:class="page-number">
        <draw:text-box>
          <text:p text:style-name="MP2"><text:span text:style-name="MT8"><text:page-number>&lt;番号&gt;</text:page-number></text:span></text:p>
        </draw:text-box>
      </draw:frame>
      <presentation:notes style:page-layout-name="PM0">
        <draw:page-thumbnail draw:name="スライド イメージ プレースホルダー 1" presentation:style-name="Master2-Layout8-objTx-タイトル付きの_a_コンテンツ-title" draw:layer="backgroundobjects" svg:width="14.848cm" svg:height="11.136cm" svg:x="3.075cm" svg:y="2.257cm" presentation:class="page"/>
        <draw:frame draw:name="ノート プレースホルダー 2" presentation:style-name="Mpr136" draw:text-style-name="MP4" draw:layer="backgroundobjects" svg:width="16.799cm" svg:height="13.364cm" svg:x="2.1cm" svg:y="14.107cm" presentation:class="notes">
          <draw:text-box>
            <text:p/>
          </draw:text-box>
        </draw:frame>
        <draw:frame draw:name="ヘッダー プレースホルダー 3" presentation:style-name="Mpr134" draw:text-style-name="MP4" draw:layer="backgroundobjects" svg:width="9.113cm" svg:height="1.484cm" svg:x="0cm" svg:y="0cm" presentation:class="header">
          <draw:text-box>
            <text:p/>
          </draw:text-box>
        </draw:frame>
        <draw:frame draw:name="日付プレースホルダー 4" presentation:style-name="Mpr134" draw:text-style-name="MP4" draw:layer="backgroundobjects" svg:width="9.113cm" svg:height="1.484cm" svg:x="11.886cm" svg:y="0cm" presentation:class="date-time">
          <draw:text-box>
            <text:p/>
          </draw:text-box>
        </draw:frame>
        <draw:frame draw:name="フッター プレースホルダー 5" presentation:style-name="Mpr137" draw:text-style-name="MP4" draw:layer="backgroundobjects" svg:width="9.113cm" svg:height="1.484cm" svg:x="0cm" svg:y="28.215cm" presentation:class="footer">
          <draw:text-box>
            <text:p/>
          </draw:text-box>
        </draw:frame>
        <draw:frame draw:name="スライド番号プレースホルダー 6" presentation:style-name="Mpr137"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style:master-page style:name="Master2-Layout9-picTx-タイトル付きの図" style:page-layout-name="PM1" draw:style-name="Mdp1">
      <draw:frame draw:name="タイトル 1" presentation:style-name="Mpr138" draw:text-style-name="MP4" draw:layer="backgroundobjects" svg:width="4.776cm" svg:height="2.447cm" svg:x="1.019cm" svg:y="0.701cm" presentation:class="title">
        <draw:text-box>
          <text:p text:style-name="MP17"><text:span text:style-name="MT15">マスター タイトルの書式設定</text:span></text:p>
        </draw:text-box>
      </draw:frame>
      <draw:frame draw:name="図プレースホルダー 2" presentation:style-name="Mpr139" draw:text-style-name="MP4" draw:layer="backgroundobjects" svg:width="7.492cm" svg:height="7.461cm" svg:x="6.293cm" svg:y="1.513cm" presentation:class="title">
        <draw:text-box>
          <text:p/>
        </draw:text-box>
      </draw:frame>
      <draw:frame draw:name="テキスト プレースホルダー 3" presentation:style-name="Mpr140" draw:text-style-name="MP4" draw:layer="backgroundobjects" svg:width="4.776cm" svg:height="5.838cm" svg:x="1.019cm" svg:y="3.149cm" presentation:class="outline">
        <draw:text-box>
          <text:list text:style-name="ML6">
            <text:list-item>
              <text:p text:style-name="MP16"><text:span text:style-name="MT21">マスター テキストの書式設定</text:span></text:p>
            </text:list-item>
          </text:list>
        </draw:text-box>
      </draw:frame>
      <draw:frame draw:name="日付プレースホルダー 4" presentation:style-name="Mpr141" draw:text-style-name="MP4" draw:layer="backgroundobjects" svg:width="3.447cm" svg:height="0.723cm" svg:x="0.739cm" svg:y="9.565cm" presentation:class="date-time">
        <draw:text-box>
          <text:p/>
        </draw:text-box>
      </draw:frame>
      <draw:frame draw:name="フッター プレースホルダー 5" presentation:style-name="Mpr142" draw:text-style-name="MP4" draw:layer="backgroundobjects" svg:width="4.69cm" svg:height="0.723cm" svg:x="5.061cm" svg:y="9.565cm" presentation:class="footer">
        <draw:text-box>
          <text:p/>
        </draw:text-box>
      </draw:frame>
      <draw:frame draw:name="スライド番号プレースホルダー 6" presentation:style-name="Mpr141" draw:text-style-name="MP4" draw:layer="backgroundobjects" svg:width="3.447cm" svg:height="0.723cm" svg:x="10.61cm" svg:y="9.565cm" presentation:class="page-number">
        <draw:text-box>
          <text:p text:style-name="MP2"><text:span text:style-name="MT8"><text:page-number>&lt;番号&gt;</text:page-number></text:span></text:p>
        </draw:text-box>
      </draw:frame>
      <presentation:notes style:page-layout-name="PM0">
        <draw:page-thumbnail draw:name="スライド イメージ プレースホルダー 1" presentation:style-name="Master2-Layout9-picTx-タイトル付きの図-title" draw:layer="backgroundobjects" svg:width="14.848cm" svg:height="11.136cm" svg:x="3.075cm" svg:y="2.257cm" presentation:class="page"/>
        <draw:frame draw:name="ノート プレースホルダー 2" presentation:style-name="Mpr143" draw:text-style-name="MP4" draw:layer="backgroundobjects" svg:width="16.799cm" svg:height="13.364cm" svg:x="2.1cm" svg:y="14.107cm" presentation:class="notes">
          <draw:text-box>
            <text:p/>
          </draw:text-box>
        </draw:frame>
        <draw:frame draw:name="ヘッダー プレースホルダー 3" presentation:style-name="Mpr141" draw:text-style-name="MP4" draw:layer="backgroundobjects" svg:width="9.113cm" svg:height="1.484cm" svg:x="0cm" svg:y="0cm" presentation:class="header">
          <draw:text-box>
            <text:p/>
          </draw:text-box>
        </draw:frame>
        <draw:frame draw:name="日付プレースホルダー 4" presentation:style-name="Mpr141" draw:text-style-name="MP4" draw:layer="backgroundobjects" svg:width="9.113cm" svg:height="1.484cm" svg:x="11.886cm" svg:y="0cm" presentation:class="date-time">
          <draw:text-box>
            <text:p/>
          </draw:text-box>
        </draw:frame>
        <draw:frame draw:name="フッター プレースホルダー 5" presentation:style-name="Mpr144" draw:text-style-name="MP4" draw:layer="backgroundobjects" svg:width="9.113cm" svg:height="1.484cm" svg:x="0cm" svg:y="28.215cm" presentation:class="footer">
          <draw:text-box>
            <text:p/>
          </draw:text-box>
        </draw:frame>
        <draw:frame draw:name="スライド番号プレースホルダー 6" presentation:style-name="Mpr144"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style:master-page style:name="Master2-Layout10-vertTx-タイトルと_a_縦書きテキスト" style:display-name="Master2-Layout10-vertTx-タイトルと&#10;縦書きテキスト" style:page-layout-name="PM1" draw:style-name="Mdp1">
      <draw:frame draw:name="タイトル 1" presentation:style-name="Mpr145" draw:text-style-name="MP4" draw:layer="backgroundobjects" svg:width="13.318cm" svg:height="1.752cm" svg:x="0.739cm" svg:y="0.418cm" presentation:class="title">
        <draw:text-box>
          <text:p text:style-name="MP17"><text:span text:style-name="MT18">マスター タイトルの書式設定</text:span></text:p>
        </draw:text-box>
      </draw:frame>
      <draw:frame draw:name="縦書きテキスト プレースホルダー 2" presentation:style-name="Mpr146" draw:text-style-name="MP15" draw:layer="backgroundobjects" svg:width="13.022cm" svg:height="8.041cm" svg:x="0.739cm" svg:y="2.457cm" presentation:class="outline">
        <draw:text-box>
          <text:list text:style-name="ML7">
            <text:list-item>
              <text:p text:style-name="MP16"><text:span text:style-name="MT15">マスター テキストの書式設定</text:span></text:p>
            </text:list-item>
          </text:list>
          <text:list text:style-name="ML3">
            <text:list-item>
              <text:list>
                <text:list-item>
                  <text:p text:style-name="MP6"><text:span text:style-name="MT4">第 </text:span><text:span text:style-name="MT4">2 </text:span><text:span text:style-name="MT4">レベル</text:span></text:p>
                  <text:list>
                    <text:list-item>
                      <text:p text:style-name="MP7"><text:span text:style-name="MT5">第 </text:span><text:span text:style-name="MT5">3 </text:span><text:span text:style-name="MT5">レベル</text:span></text:p>
                      <text:list>
                        <text:list-item>
                          <text:p text:style-name="MP8"><text:span text:style-name="MT6">第 </text:span><text:span text:style-name="MT6">4 </text:span><text:span text:style-name="MT6">レベル</text:span></text:p>
                          <text:list>
                            <text:list-item>
                              <text:p text:style-name="MP9"><text:span text:style-name="MT6">第 </text:span><text:span text:style-name="MT6">5 </text:span><text:span text:style-name="MT6">レベル</text:span></text:p>
                            </text:list-item>
                          </text:list>
                        </text:list-item>
                      </text:list>
                    </text:list-item>
                  </text:list>
                </text:list-item>
              </text:list>
            </text:list-item>
          </text:list>
        </draw:text-box>
      </draw:frame>
      <draw:frame draw:name="日付プレースホルダー 3" presentation:style-name="Mpr147" draw:text-style-name="MP4" draw:layer="backgroundobjects" svg:width="3.447cm" svg:height="0.723cm" svg:x="0.739cm" svg:y="9.565cm" presentation:class="date-time">
        <draw:text-box>
          <text:p/>
        </draw:text-box>
      </draw:frame>
      <draw:frame draw:name="フッター プレースホルダー 4" presentation:style-name="Mpr148" draw:text-style-name="MP4" draw:layer="backgroundobjects" svg:width="4.69cm" svg:height="0.723cm" svg:x="5.061cm" svg:y="9.565cm" presentation:class="footer">
        <draw:text-box>
          <text:p/>
        </draw:text-box>
      </draw:frame>
      <draw:frame draw:name="スライド番号プレースホルダー 5" presentation:style-name="Mpr147" draw:text-style-name="MP4" draw:layer="backgroundobjects" svg:width="3.447cm" svg:height="0.723cm" svg:x="10.61cm" svg:y="9.565cm" presentation:class="page-number">
        <draw:text-box>
          <text:p text:style-name="MP2"><text:span text:style-name="MT8"><text:page-number>&lt;番号&gt;</text:page-number></text:span></text:p>
        </draw:text-box>
      </draw:frame>
      <presentation:notes style:page-layout-name="PM0">
        <draw:page-thumbnail draw:name="スライド イメージ プレースホルダー 1" presentation:style-name="Master2-Layout10-vertTx-タイトルと_a_縦書きテキスト-title" draw:layer="backgroundobjects" svg:width="14.848cm" svg:height="11.136cm" svg:x="3.075cm" svg:y="2.257cm" presentation:class="page"/>
        <draw:frame draw:name="ノート プレースホルダー 2" presentation:style-name="Mpr149" draw:text-style-name="MP4" draw:layer="backgroundobjects" svg:width="16.799cm" svg:height="13.364cm" svg:x="2.1cm" svg:y="14.107cm" presentation:class="notes">
          <draw:text-box>
            <text:p/>
          </draw:text-box>
        </draw:frame>
        <draw:frame draw:name="ヘッダー プレースホルダー 3" presentation:style-name="Mpr147" draw:text-style-name="MP4" draw:layer="backgroundobjects" svg:width="9.113cm" svg:height="1.484cm" svg:x="0cm" svg:y="0cm" presentation:class="header">
          <draw:text-box>
            <text:p/>
          </draw:text-box>
        </draw:frame>
        <draw:frame draw:name="日付プレースホルダー 4" presentation:style-name="Mpr147" draw:text-style-name="MP4" draw:layer="backgroundobjects" svg:width="9.113cm" svg:height="1.484cm" svg:x="11.886cm" svg:y="0cm" presentation:class="date-time">
          <draw:text-box>
            <text:p/>
          </draw:text-box>
        </draw:frame>
        <draw:frame draw:name="フッター プレースホルダー 5" presentation:style-name="Mpr150" draw:text-style-name="MP4" draw:layer="backgroundobjects" svg:width="9.113cm" svg:height="1.484cm" svg:x="0cm" svg:y="28.215cm" presentation:class="footer">
          <draw:text-box>
            <text:p/>
          </draw:text-box>
        </draw:frame>
        <draw:frame draw:name="スライド番号プレースホルダー 6" presentation:style-name="Mpr150"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style:master-page style:name="Master2-Layout11-vertTitleAndTx-縦書きタイトルと_a_縦書きテキスト" style:display-name="Master2-Layout11-vertTitleAndTx-縦書きタイトルと&#10;縦書きテキスト" style:page-layout-name="PM1" draw:style-name="Mdp1">
      <draw:frame draw:name="縦書きタイトル 1" presentation:style-name="Mpr151" draw:text-style-name="MP15" draw:layer="backgroundobjects" svg:width="3.329cm" svg:height="10.081cm" svg:x="10.729cm" svg:y="0.419cm" presentation:class="title">
        <draw:text-box>
          <text:p text:style-name="MP17"><text:span text:style-name="MT18">マスター タイトルの書式設定</text:span></text:p>
        </draw:text-box>
      </draw:frame>
      <draw:frame draw:name="縦書きテキスト プレースホルダー 2" presentation:style-name="Mpr152" draw:text-style-name="MP15" draw:layer="backgroundobjects" svg:width="9.565cm" svg:height="10.081cm" svg:x="0.741cm" svg:y="0.419cm" presentation:class="outline">
        <draw:text-box>
          <text:list text:style-name="ML7">
            <text:list-item>
              <text:p text:style-name="MP16"><text:span text:style-name="MT15">マスター テキストの書式設定</text:span></text:p>
            </text:list-item>
          </text:list>
          <text:list text:style-name="ML3">
            <text:list-item>
              <text:list>
                <text:list-item>
                  <text:p text:style-name="MP6"><text:span text:style-name="MT4">第 </text:span><text:span text:style-name="MT4">2 </text:span><text:span text:style-name="MT4">レベル</text:span></text:p>
                  <text:list>
                    <text:list-item>
                      <text:p text:style-name="MP7"><text:span text:style-name="MT5">第 </text:span><text:span text:style-name="MT5">3 </text:span><text:span text:style-name="MT5">レベル</text:span></text:p>
                      <text:list>
                        <text:list-item>
                          <text:p text:style-name="MP8"><text:span text:style-name="MT6">第 </text:span><text:span text:style-name="MT6">4 </text:span><text:span text:style-name="MT6">レベル</text:span></text:p>
                          <text:list>
                            <text:list-item>
                              <text:p text:style-name="MP9"><text:span text:style-name="MT6">第 </text:span><text:span text:style-name="MT6">5 </text:span><text:span text:style-name="MT6">レベル</text:span></text:p>
                            </text:list-item>
                          </text:list>
                        </text:list-item>
                      </text:list>
                    </text:list-item>
                  </text:list>
                </text:list-item>
              </text:list>
            </text:list-item>
          </text:list>
        </draw:text-box>
      </draw:frame>
      <draw:frame draw:name="日付プレースホルダー 3" presentation:style-name="Mpr153" draw:text-style-name="MP4" draw:layer="backgroundobjects" svg:width="3.447cm" svg:height="0.723cm" svg:x="0.739cm" svg:y="9.565cm" presentation:class="date-time">
        <draw:text-box>
          <text:p/>
        </draw:text-box>
      </draw:frame>
      <draw:frame draw:name="フッター プレースホルダー 4" presentation:style-name="Mpr154" draw:text-style-name="MP4" draw:layer="backgroundobjects" svg:width="4.69cm" svg:height="0.723cm" svg:x="5.061cm" svg:y="9.565cm" presentation:class="footer">
        <draw:text-box>
          <text:p/>
        </draw:text-box>
      </draw:frame>
      <draw:frame draw:name="スライド番号プレースホルダー 5" presentation:style-name="Mpr153" draw:text-style-name="MP4" draw:layer="backgroundobjects" svg:width="3.447cm" svg:height="0.723cm" svg:x="10.61cm" svg:y="9.565cm" presentation:class="page-number">
        <draw:text-box>
          <text:p text:style-name="MP2"><text:span text:style-name="MT8"><text:page-number>&lt;番号&gt;</text:page-number></text:span></text:p>
        </draw:text-box>
      </draw:frame>
      <presentation:notes style:page-layout-name="PM0">
        <draw:page-thumbnail draw:name="スライド イメージ プレースホルダー 1" presentation:style-name="Master2-Layout11-vertTitleAndTx-縦書きタイトルと_a_縦書きテキスト-title" draw:layer="backgroundobjects" svg:width="14.848cm" svg:height="11.136cm" svg:x="3.075cm" svg:y="2.257cm" presentation:class="page"/>
        <draw:frame draw:name="ノート プレースホルダー 2" presentation:style-name="Mpr155" draw:text-style-name="MP4" draw:layer="backgroundobjects" svg:width="16.799cm" svg:height="13.364cm" svg:x="2.1cm" svg:y="14.107cm" presentation:class="notes">
          <draw:text-box>
            <text:p/>
          </draw:text-box>
        </draw:frame>
        <draw:frame draw:name="ヘッダー プレースホルダー 3" presentation:style-name="Mpr153" draw:text-style-name="MP4" draw:layer="backgroundobjects" svg:width="9.113cm" svg:height="1.484cm" svg:x="0cm" svg:y="0cm" presentation:class="header">
          <draw:text-box>
            <text:p/>
          </draw:text-box>
        </draw:frame>
        <draw:frame draw:name="日付プレースホルダー 4" presentation:style-name="Mpr153" draw:text-style-name="MP4" draw:layer="backgroundobjects" svg:width="9.113cm" svg:height="1.484cm" svg:x="11.886cm" svg:y="0cm" presentation:class="date-time">
          <draw:text-box>
            <text:p/>
          </draw:text-box>
        </draw:frame>
        <draw:frame draw:name="フッター プレースホルダー 5" presentation:style-name="Mpr156" draw:text-style-name="MP4" draw:layer="backgroundobjects" svg:width="9.113cm" svg:height="1.484cm" svg:x="0cm" svg:y="28.215cm" presentation:class="footer">
          <draw:text-box>
            <text:p/>
          </draw:text-box>
        </draw:frame>
        <draw:frame draw:name="スライド番号プレースホルダー 6" presentation:style-name="Mpr156"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2.2$Windows_x86 LibreOffice_project/edfb5295ba211bd31ad47d0bad0118690f76407d</meta:generator>
    <dc:title>PowerPoint プレゼンテーション</dc:title>
    <meta:initial-creator>user</meta:initial-creator>
    <dc:date>2016-07-30T00:40:46.578000000</dc:date>
    <meta:editing-cycles>5</meta:editing-cycles>
    <meta:editing-duration>PT14M57S</meta:editing-duration>
    <meta:document-statistic meta:object-count="435"/>
  </office:meta>
</office:document-meta>
</file>